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2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2256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1929in"/>
    </style:style>
    <style:style style:name="co13" style:family="table-column">
      <style:table-column-properties fo:break-before="auto" style:column-width="0.8398in"/>
    </style:style>
    <style:style style:name="co14" style:family="table-column">
      <style:table-column-properties fo:break-before="auto" style:column-width="0.2173in"/>
    </style:style>
    <style:style style:name="co15" style:family="table-column">
      <style:table-column-properties fo:break-before="auto" style:column-width="0.25in"/>
    </style:style>
    <style:style style:name="co16" style:family="table-column">
      <style:table-column-properties fo:break-before="auto" style:column-width="0.1957in"/>
    </style:style>
    <style:style style:name="co17" style:family="table-column">
      <style:table-column-properties fo:break-before="auto" style:column-width="0.389in"/>
    </style:style>
    <style:style style:name="co18" style:family="table-column">
      <style:table-column-properties fo:break-before="auto" style:column-width="1.061in"/>
    </style:style>
    <style:style style:name="co19" style:family="table-column">
      <style:table-column-properties fo:break-before="auto" style:column-width="0.239in"/>
    </style:style>
    <style:style style:name="co20" style:family="table-column">
      <style:table-column-properties fo:break-before="auto" style:column-width="0.4319in"/>
    </style:style>
    <style:style style:name="co21" style:family="table-column">
      <style:table-column-properties fo:break-before="auto" style:column-width="0.889in"/>
    </style:style>
    <style:style style:name="co22" style:family="table-column">
      <style:table-column-properties fo:break-before="auto" style:column-width="0.3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akib_occlude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latitude</text:p>
          </table:table-cell>
          <table:table-cell office:value-type="string" calcext:value-type="string">
            <text:p>field.longitude</text:p>
          </table:table-cell>
          <table:table-cell office:value-type="string" calcext:value-type="string">
            <text:p>field.altitude</text:p>
          </table:table-cell>
          <table:table-cell office:value-type="string" calcext:value-type="string">
            <text:p>field.utm_easting</text:p>
          </table:table-cell>
          <table:table-cell office:value-type="string" calcext:value-type="string">
            <text:p>field.utm_northing</text:p>
          </table:table-cell>
          <table:table-cell office:value-type="string" calcext:value-type="string">
            <text:p>field.zone</text:p>
          </table:table-cell>
          <table:table-cell office:value-type="string" calcext:value-type="string">
            <text:p>field.letter</text:p>
          </table:table-cell>
          <table:table-cell office:value-type="string" calcext:value-type="string">
            <text:p>field.hdop</text:p>
          </table:table-cell>
          <table:table-cell office:value-type="string" calcext:value-type="string">
            <text:p>field.gpgga_read</text:p>
          </table:table-cell>
          <table:table-cell office:value-type="string" calcext:value-type="string">
            <text:p>field.current_time</text:p>
          </table:table-cell>
          <table:table-cell table:number-columns-repeated="7"/>
          <table:table-cell office:value-type="string" calcext:value-type="string">
            <text:p>actual.altitude</text:p>
          </table:table-cell>
          <table:table-cell table:number-columns-repeated="5"/>
        </table:table-row>
        <table:table-row table:style-name="ro1">
          <table:table-cell office:value-type="float" office:value="1.70671536328917E+018" calcext:value-type="float">
            <text:p>1.70671536328917E+018</text:p>
          </table:table-cell>
          <table:table-cell office:value-type="float" office:value="1" calcext:value-type="float">
            <text:p>1</text:p>
          </table:table-cell>
          <table:table-cell office:value-type="float" office:value="1.70671536328462E+018" calcext:value-type="float">
            <text:p>1.70671536328462E+018</text:p>
          </table:table-cell>
          <table:table-cell/>
          <table:table-cell office:value-type="float" office:value="42.0040618333333" calcext:value-type="float">
            <text:p>42.0040618333333</text:p>
          </table:table-cell>
          <table:table-cell office:value-type="float" office:value="-71.08728" calcext:value-type="float">
            <text:p>-71.08728</text:p>
          </table:table-cell>
          <table:table-cell office:value-type="float" office:value="0" calcext:value-type="float">
            <text:p>0</text:p>
          </table:table-cell>
          <table:table-cell office:value-type="float" office:value="327143.366534675" calcext:value-type="float">
            <text:p>327143.366534675</text:p>
          </table:table-cell>
          <table:table-cell office:value-type="float" office:value="4652334.6738853" calcext:value-type="float">
            <text:p>4652334.67388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3603" calcext:value-type="float">
            <text:p>153603</text:p>
          </table:table-cell>
          <table:table-cell office:value-type="float" office:value="4220.24371" calcext:value-type="float">
            <text:p>4220.24371</text:p>
          </table:table-cell>
          <table:table-cell office:value-type="string" calcext:value-type="string">
            <text:p>N</text:p>
          </table:table-cell>
          <table:table-cell office:value-type="float" office:value="7105.2368" calcext:value-type="float">
            <text:p>7105.236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363E+018" calcext:value-type="float">
            <text:p>1.706733363E+018</text:p>
          </table:table-cell>
          <table:table-cell table:number-columns-repeated="25"/>
        </table:table-row>
        <table:table-row table:style-name="ro1">
          <table:table-cell office:value-type="float" office:value="1.70671536429717E+018" calcext:value-type="float">
            <text:p>1.70671536429717E+018</text:p>
          </table:table-cell>
          <table:table-cell office:value-type="float" office:value="2" calcext:value-type="float">
            <text:p>2</text:p>
          </table:table-cell>
          <table:table-cell office:value-type="float" office:value="1.70671536429266E+018" calcext:value-type="float">
            <text:p>1.70671536429266E+018</text:p>
          </table:table-cell>
          <table:table-cell/>
          <table:table-cell office:value-type="float" office:value="42.0040615" calcext:value-type="float">
            <text:p>42.0040615</text:p>
          </table:table-cell>
          <table:table-cell office:value-type="float" office:value="-71.0872806666667" calcext:value-type="float">
            <text:p>-71.087280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3.310419852" calcext:value-type="float">
            <text:p>327143.310419852</text:p>
          </table:table-cell>
          <table:table-cell office:value-type="float" office:value="4652334.63821963" calcext:value-type="float">
            <text:p>4652334.638219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$GPGGA</text:p>
          </table:table-cell>
          <table:table-cell office:value-type="float" office:value="153604" calcext:value-type="float">
            <text:p>153604</text:p>
          </table:table-cell>
          <table:table-cell office:value-type="float" office:value="4220.24369" calcext:value-type="float">
            <text:p>4220.24369</text:p>
          </table:table-cell>
          <table:table-cell office:value-type="string" calcext:value-type="string">
            <text:p>N</text:p>
          </table:table-cell>
          <table:table-cell office:value-type="float" office:value="7105.23684" calcext:value-type="float">
            <text:p>7105.2368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8" calcext:value-type="float">
            <text:p>1.88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364E+018" calcext:value-type="float">
            <text:p>1.706733364E+018</text:p>
          </table:table-cell>
          <table:table-cell table:number-columns-repeated="25"/>
        </table:table-row>
        <table:table-row table:style-name="ro1">
          <table:table-cell office:value-type="float" office:value="1.70671536530521E+018" calcext:value-type="float">
            <text:p>1.70671536530521E+018</text:p>
          </table:table-cell>
          <table:table-cell office:value-type="float" office:value="3" calcext:value-type="float">
            <text:p>3</text:p>
          </table:table-cell>
          <table:table-cell office:value-type="float" office:value="1.70671536530074E+018" calcext:value-type="float">
            <text:p>1.70671536530074E+018</text:p>
          </table:table-cell>
          <table:table-cell/>
          <table:table-cell office:value-type="float" office:value="42.0040643333333" calcext:value-type="float">
            <text:p>42.0040643333333</text:p>
          </table:table-cell>
          <table:table-cell office:value-type="float" office:value="-71.08728" calcext:value-type="float">
            <text:p>-71.08728</text:p>
          </table:table-cell>
          <table:table-cell office:value-type="float" office:value="0" calcext:value-type="float">
            <text:p>0</text:p>
          </table:table-cell>
          <table:table-cell office:value-type="float" office:value="327143.373304903" calcext:value-type="float">
            <text:p>327143.373304903</text:p>
          </table:table-cell>
          <table:table-cell office:value-type="float" office:value="4652334.95147719" calcext:value-type="float">
            <text:p>4652334.951477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3605" calcext:value-type="float">
            <text:p>153605</text:p>
          </table:table-cell>
          <table:table-cell office:value-type="float" office:value="4220.24386" calcext:value-type="float">
            <text:p>4220.24386</text:p>
          </table:table-cell>
          <table:table-cell office:value-type="string" calcext:value-type="string">
            <text:p>N</text:p>
          </table:table-cell>
          <table:table-cell office:value-type="float" office:value="7105.2368" calcext:value-type="float">
            <text:p>7105.236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365E+018" calcext:value-type="float">
            <text:p>1.706733365E+018</text:p>
          </table:table-cell>
          <table:table-cell table:number-columns-repeated="25"/>
        </table:table-row>
        <table:table-row table:style-name="ro1">
          <table:table-cell office:value-type="float" office:value="1.70671536631312E+018" calcext:value-type="float">
            <text:p>1.70671536631312E+018</text:p>
          </table:table-cell>
          <table:table-cell office:value-type="float" office:value="4" calcext:value-type="float">
            <text:p>4</text:p>
          </table:table-cell>
          <table:table-cell office:value-type="float" office:value="1.70671536630871E+018" calcext:value-type="float">
            <text:p>1.70671536630871E+018</text:p>
          </table:table-cell>
          <table:table-cell/>
          <table:table-cell office:value-type="float" office:value="42.004068" calcext:value-type="float">
            <text:p>42.004068</text:p>
          </table:table-cell>
          <table:table-cell office:value-type="float" office:value="-71.0872775" calcext:value-type="float">
            <text:p>-71.0872775</text:p>
          </table:table-cell>
          <table:table-cell office:value-type="float" office:value="0" calcext:value-type="float">
            <text:p>0</text:p>
          </table:table-cell>
          <table:table-cell office:value-type="float" office:value="327143.590280018" calcext:value-type="float">
            <text:p>327143.590280018</text:p>
          </table:table-cell>
          <table:table-cell office:value-type="float" office:value="4652335.35356229" calcext:value-type="float">
            <text:p>4652335.353562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$GPGGA</text:p>
          </table:table-cell>
          <table:table-cell office:value-type="float" office:value="153606" calcext:value-type="float">
            <text:p>153606</text:p>
          </table:table-cell>
          <table:table-cell office:value-type="float" office:value="4220.24408" calcext:value-type="float">
            <text:p>4220.24408</text:p>
          </table:table-cell>
          <table:table-cell office:value-type="string" calcext:value-type="string">
            <text:p>N</text:p>
          </table:table-cell>
          <table:table-cell office:value-type="float" office:value="7105.23665" calcext:value-type="float">
            <text:p>7105.2366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366E+018" calcext:value-type="float">
            <text:p>1.706733366E+018</text:p>
          </table:table-cell>
          <table:table-cell table:number-columns-repeated="25"/>
        </table:table-row>
        <table:table-row table:style-name="ro1">
          <table:table-cell office:value-type="float" office:value="1.70671536732895E+018" calcext:value-type="float">
            <text:p>1.70671536732895E+018</text:p>
          </table:table-cell>
          <table:table-cell office:value-type="float" office:value="5" calcext:value-type="float">
            <text:p>5</text:p>
          </table:table-cell>
          <table:table-cell office:value-type="float" office:value="1.70671536731685E+018" calcext:value-type="float">
            <text:p>1.70671536731685E+018</text:p>
          </table:table-cell>
          <table:table-cell/>
          <table:table-cell office:value-type="float" office:value="42.0040673333333" calcext:value-type="float">
            <text:p>42.0040673333333</text:p>
          </table:table-cell>
          <table:table-cell office:value-type="float" office:value="-71.087278" calcext:value-type="float">
            <text:p>-71.087278</text:p>
          </table:table-cell>
          <table:table-cell office:value-type="float" office:value="0" calcext:value-type="float">
            <text:p>0</text:p>
          </table:table-cell>
          <table:table-cell office:value-type="float" office:value="327143.547065537" calcext:value-type="float">
            <text:p>327143.547065537</text:p>
          </table:table-cell>
          <table:table-cell office:value-type="float" office:value="4652335.28054772" calcext:value-type="float">
            <text:p>4652335.280547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07" calcext:value-type="float">
            <text:p>153607</text:p>
          </table:table-cell>
          <table:table-cell office:value-type="float" office:value="4220.24404" calcext:value-type="float">
            <text:p>4220.24404</text:p>
          </table:table-cell>
          <table:table-cell office:value-type="string" calcext:value-type="string">
            <text:p>N</text:p>
          </table:table-cell>
          <table:table-cell office:value-type="float" office:value="7105.23668" calcext:value-type="float">
            <text:p>7105.2366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367E+018" calcext:value-type="float">
            <text:p>1.706733367E+018</text:p>
          </table:table-cell>
          <table:table-cell table:number-columns-repeated="25"/>
        </table:table-row>
        <table:table-row table:style-name="ro1">
          <table:table-cell office:value-type="float" office:value="1.70671536832929E+018" calcext:value-type="float">
            <text:p>1.70671536832929E+018</text:p>
          </table:table-cell>
          <table:table-cell office:value-type="float" office:value="6" calcext:value-type="float">
            <text:p>6</text:p>
          </table:table-cell>
          <table:table-cell office:value-type="float" office:value="1.70671536832488E+018" calcext:value-type="float">
            <text:p>1.70671536832488E+018</text:p>
          </table:table-cell>
          <table:table-cell/>
          <table:table-cell office:value-type="float" office:value="42.0040708333333" calcext:value-type="float">
            <text:p>42.0040708333333</text:p>
          </table:table-cell>
          <table:table-cell office:value-type="float" office:value="-71.087276" calcext:value-type="float">
            <text:p>-71.087276</text:p>
          </table:table-cell>
          <table:table-cell office:value-type="float" office:value="0" calcext:value-type="float">
            <text:p>0</text:p>
          </table:table-cell>
          <table:table-cell office:value-type="float" office:value="327143.722180197" calcext:value-type="float">
            <text:p>327143.722180197</text:p>
          </table:table-cell>
          <table:table-cell office:value-type="float" office:value="4652335.66513663" calcext:value-type="float">
            <text:p>4652335.665136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3608" calcext:value-type="float">
            <text:p>153608</text:p>
          </table:table-cell>
          <table:table-cell office:value-type="float" office:value="4220.24425" calcext:value-type="float">
            <text:p>4220.24425</text:p>
          </table:table-cell>
          <table:table-cell office:value-type="string" calcext:value-type="string">
            <text:p>N</text:p>
          </table:table-cell>
          <table:table-cell office:value-type="float" office:value="7105.23656" calcext:value-type="float">
            <text:p>7105.2365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.05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368E+018" calcext:value-type="float">
            <text:p>1.706733368E+018</text:p>
          </table:table-cell>
          <table:table-cell table:number-columns-repeated="25"/>
        </table:table-row>
        <table:table-row table:style-name="ro1">
          <table:table-cell office:value-type="float" office:value="1.70671536933753E+018" calcext:value-type="float">
            <text:p>1.70671536933753E+018</text:p>
          </table:table-cell>
          <table:table-cell office:value-type="float" office:value="7" calcext:value-type="float">
            <text:p>7</text:p>
          </table:table-cell>
          <table:table-cell office:value-type="float" office:value="1.70671536933313E+018" calcext:value-type="float">
            <text:p>1.70671536933313E+018</text:p>
          </table:table-cell>
          <table:table-cell/>
          <table:table-cell office:value-type="float" office:value="42.0040738333333" calcext:value-type="float">
            <text:p>42.0040738333333</text:p>
          </table:table-cell>
          <table:table-cell office:value-type="float" office:value="-71.0872746666667" calcext:value-type="float">
            <text:p>-71.087274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3.840728685" calcext:value-type="float">
            <text:p>327143.840728685</text:p>
          </table:table-cell>
          <table:table-cell office:value-type="float" office:value="4652335.99555374" calcext:value-type="float">
            <text:p>4652335.995553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3609" calcext:value-type="float">
            <text:p>153609</text:p>
          </table:table-cell>
          <table:table-cell office:value-type="float" office:value="4220.24443" calcext:value-type="float">
            <text:p>4220.24443</text:p>
          </table:table-cell>
          <table:table-cell office:value-type="string" calcext:value-type="string">
            <text:p>N</text:p>
          </table:table-cell>
          <table:table-cell office:value-type="float" office:value="7105.23648" calcext:value-type="float">
            <text:p>7105.2364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.05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369E+018" calcext:value-type="float">
            <text:p>1.706733369E+018</text:p>
          </table:table-cell>
          <table:table-cell table:number-columns-repeated="25"/>
        </table:table-row>
        <table:table-row table:style-name="ro1">
          <table:table-cell office:value-type="float" office:value="1.70671537034559E+018" calcext:value-type="float">
            <text:p>1.70671537034559E+018</text:p>
          </table:table-cell>
          <table:table-cell office:value-type="float" office:value="8" calcext:value-type="float">
            <text:p>8</text:p>
          </table:table-cell>
          <table:table-cell office:value-type="float" office:value="1.70671537034113E+018" calcext:value-type="float">
            <text:p>1.70671537034113E+018</text:p>
          </table:table-cell>
          <table:table-cell/>
          <table:table-cell office:value-type="float" office:value="42.004073" calcext:value-type="float">
            <text:p>42.004073</text:p>
          </table:table-cell>
          <table:table-cell office:value-type="float" office:value="-71.0872756666667" calcext:value-type="float">
            <text:p>-71.087275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3.755653777" calcext:value-type="float">
            <text:p>327143.755653777</text:p>
          </table:table-cell>
          <table:table-cell office:value-type="float" office:value="4652335.90504297" calcext:value-type="float">
            <text:p>4652335.905042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10" calcext:value-type="float">
            <text:p>153610</text:p>
          </table:table-cell>
          <table:table-cell office:value-type="float" office:value="4220.24438" calcext:value-type="float">
            <text:p>4220.24438</text:p>
          </table:table-cell>
          <table:table-cell office:value-type="string" calcext:value-type="string">
            <text:p>N</text:p>
          </table:table-cell>
          <table:table-cell office:value-type="float" office:value="7105.23654" calcext:value-type="float">
            <text:p>7105.2365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5.6" calcext:value-type="float">
            <text:p>35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37E+018" calcext:value-type="float">
            <text:p>1.70673337E+018</text:p>
          </table:table-cell>
          <table:table-cell table:number-columns-repeated="25"/>
        </table:table-row>
        <table:table-row table:style-name="ro1">
          <table:table-cell office:value-type="float" office:value="1.70671537134814E+018" calcext:value-type="float">
            <text:p>1.70671537134814E+018</text:p>
          </table:table-cell>
          <table:table-cell office:value-type="float" office:value="9" calcext:value-type="float">
            <text:p>9</text:p>
          </table:table-cell>
          <table:table-cell office:value-type="float" office:value="1.70671537134545E+018" calcext:value-type="float">
            <text:p>1.70671537134545E+018</text:p>
          </table:table-cell>
          <table:table-cell/>
          <table:table-cell office:value-type="float" office:value="42.004076" calcext:value-type="float">
            <text:p>42.004076</text:p>
          </table:table-cell>
          <table:table-cell office:value-type="float" office:value="-71.0872751666667" calcext:value-type="float">
            <text:p>-71.087275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3.805187119" calcext:value-type="float">
            <text:p>327143.805187119</text:p>
          </table:table-cell>
          <table:table-cell office:value-type="float" office:value="4652336.2371433" calcext:value-type="float">
            <text:p>4652336.23714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3611" calcext:value-type="float">
            <text:p>153611</text:p>
          </table:table-cell>
          <table:table-cell office:value-type="float" office:value="4220.24456" calcext:value-type="float">
            <text:p>4220.24456</text:p>
          </table:table-cell>
          <table:table-cell office:value-type="string" calcext:value-type="string">
            <text:p>N</text:p>
          </table:table-cell>
          <table:table-cell office:value-type="float" office:value="7105.23651" calcext:value-type="float">
            <text:p>7105.2365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.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371E+018" calcext:value-type="float">
            <text:p>1.706733371E+018</text:p>
          </table:table-cell>
          <table:table-cell table:number-columns-repeated="25"/>
        </table:table-row>
        <table:table-row table:style-name="ro1">
          <table:table-cell office:value-type="float" office:value="1.70671537236546E+018" calcext:value-type="float">
            <text:p>1.70671537236546E+018</text:p>
          </table:table-cell>
          <table:table-cell office:value-type="float" office:value="10" calcext:value-type="float">
            <text:p>10</text:p>
          </table:table-cell>
          <table:table-cell office:value-type="float" office:value="1.70671537235342E+018" calcext:value-type="float">
            <text:p>1.70671537235342E+018</text:p>
          </table:table-cell>
          <table:table-cell/>
          <table:table-cell office:value-type="float" office:value="42.0040815" calcext:value-type="float">
            <text:p>42.0040815</text:p>
          </table:table-cell>
          <table:table-cell office:value-type="float" office:value="-71.0872725" calcext:value-type="float">
            <text:p>-71.0872725</text:p>
          </table:table-cell>
          <table:table-cell office:value-type="float" office:value="0" calcext:value-type="float">
            <text:p>0</text:p>
          </table:table-cell>
          <table:table-cell office:value-type="float" office:value="327144.04093002" calcext:value-type="float">
            <text:p>327144.04093002</text:p>
          </table:table-cell>
          <table:table-cell office:value-type="float" office:value="4652336.84245915" calcext:value-type="float">
            <text:p>4652336.842459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3612" calcext:value-type="float">
            <text:p>153612</text:p>
          </table:table-cell>
          <table:table-cell office:value-type="float" office:value="4220.24489" calcext:value-type="float">
            <text:p>4220.24489</text:p>
          </table:table-cell>
          <table:table-cell office:value-type="string" calcext:value-type="string">
            <text:p>N</text:p>
          </table:table-cell>
          <table:table-cell office:value-type="float" office:value="7105.23635" calcext:value-type="float">
            <text:p>7105.2363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372E+018" calcext:value-type="float">
            <text:p>1.706733372E+018</text:p>
          </table:table-cell>
          <table:table-cell table:number-columns-repeated="25"/>
        </table:table-row>
        <table:table-row table:style-name="ro1">
          <table:table-cell office:value-type="float" office:value="1.7067153733657E+018" calcext:value-type="float">
            <text:p>1.7067153733657E+018</text:p>
          </table:table-cell>
          <table:table-cell office:value-type="float" office:value="11" calcext:value-type="float">
            <text:p>11</text:p>
          </table:table-cell>
          <table:table-cell office:value-type="float" office:value="1.70671537336133E+018" calcext:value-type="float">
            <text:p>1.70671537336133E+018</text:p>
          </table:table-cell>
          <table:table-cell/>
          <table:table-cell office:value-type="float" office:value="42.0040875" calcext:value-type="float">
            <text:p>42.0040875</text:p>
          </table:table-cell>
          <table:table-cell office:value-type="float" office:value="-71.0872685" calcext:value-type="float">
            <text:p>-71.0872685</text:p>
          </table:table-cell>
          <table:table-cell office:value-type="float" office:value="0" calcext:value-type="float">
            <text:p>0</text:p>
          </table:table-cell>
          <table:table-cell office:value-type="float" office:value="327144.38845113" calcext:value-type="float">
            <text:p>327144.38845113</text:p>
          </table:table-cell>
          <table:table-cell office:value-type="float" office:value="4652337.50060025" calcext:value-type="float">
            <text:p>4652337.500600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$GPGGA</text:p>
          </table:table-cell>
          <table:table-cell office:value-type="float" office:value="153613" calcext:value-type="float">
            <text:p>153613</text:p>
          </table:table-cell>
          <table:table-cell office:value-type="float" office:value="4220.24525" calcext:value-type="float">
            <text:p>4220.24525</text:p>
          </table:table-cell>
          <table:table-cell office:value-type="string" calcext:value-type="string">
            <text:p>N</text:p>
          </table:table-cell>
          <table:table-cell office:value-type="float" office:value="7105.23611" calcext:value-type="float">
            <text:p>7105.2361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25" calcext:value-type="float">
            <text:p>1.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373E+018" calcext:value-type="float">
            <text:p>1.706733373E+018</text:p>
          </table:table-cell>
          <table:table-cell table:number-columns-repeated="25"/>
        </table:table-row>
        <table:table-row table:style-name="ro1">
          <table:table-cell office:value-type="float" office:value="1.70671537437433E+018" calcext:value-type="float">
            <text:p>1.70671537437433E+018</text:p>
          </table:table-cell>
          <table:table-cell office:value-type="float" office:value="12" calcext:value-type="float">
            <text:p>12</text:p>
          </table:table-cell>
          <table:table-cell office:value-type="float" office:value="1.70671537436966E+018" calcext:value-type="float">
            <text:p>1.70671537436966E+018</text:p>
          </table:table-cell>
          <table:table-cell/>
          <table:table-cell office:value-type="float" office:value="42.0040888333333" calcext:value-type="float">
            <text:p>42.0040888333333</text:p>
          </table:table-cell>
          <table:table-cell office:value-type="float" office:value="-71.0872675" calcext:value-type="float">
            <text:p>-71.0872675</text:p>
          </table:table-cell>
          <table:table-cell office:value-type="float" office:value="0" calcext:value-type="float">
            <text:p>0</text:p>
          </table:table-cell>
          <table:table-cell office:value-type="float" office:value="327144.47488005" calcext:value-type="float">
            <text:p>327144.47488005</text:p>
          </table:table-cell>
          <table:table-cell office:value-type="float" office:value="4652337.6466294" calcext:value-type="float">
            <text:p>4652337.64662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14" calcext:value-type="float">
            <text:p>153614</text:p>
          </table:table-cell>
          <table:table-cell office:value-type="float" office:value="4220.24533" calcext:value-type="float">
            <text:p>4220.24533</text:p>
          </table:table-cell>
          <table:table-cell office:value-type="string" calcext:value-type="string">
            <text:p>N</text:p>
          </table:table-cell>
          <table:table-cell office:value-type="float" office:value="7105.23605" calcext:value-type="float">
            <text:p>7105.2360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374E+018" calcext:value-type="float">
            <text:p>1.706733374E+018</text:p>
          </table:table-cell>
          <table:table-cell table:number-columns-repeated="25"/>
        </table:table-row>
        <table:table-row table:style-name="ro1">
          <table:table-cell office:value-type="float" office:value="1.70671537538195E+018" calcext:value-type="float">
            <text:p>1.70671537538195E+018</text:p>
          </table:table-cell>
          <table:table-cell office:value-type="float" office:value="13" calcext:value-type="float">
            <text:p>13</text:p>
          </table:table-cell>
          <table:table-cell office:value-type="float" office:value="1.70671537537737E+018" calcext:value-type="float">
            <text:p>1.70671537537737E+018</text:p>
          </table:table-cell>
          <table:table-cell/>
          <table:table-cell office:value-type="float" office:value="42.0040956666667" calcext:value-type="float">
            <text:p>42.0040956666667</text:p>
          </table:table-cell>
          <table:table-cell office:value-type="float" office:value="-71.087263" calcext:value-type="float">
            <text:p>-71.087263</text:p>
          </table:table-cell>
          <table:table-cell office:value-type="float" office:value="0" calcext:value-type="float">
            <text:p>0</text:p>
          </table:table-cell>
          <table:table-cell office:value-type="float" office:value="327144.866066883" calcext:value-type="float">
            <text:p>327144.866066883</text:p>
          </table:table-cell>
          <table:table-cell office:value-type="float" office:value="4652338.39629122" calcext:value-type="float">
            <text:p>4652338.396291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3615" calcext:value-type="float">
            <text:p>153615</text:p>
          </table:table-cell>
          <table:table-cell office:value-type="float" office:value="4220.24574" calcext:value-type="float">
            <text:p>4220.24574</text:p>
          </table:table-cell>
          <table:table-cell office:value-type="string" calcext:value-type="string">
            <text:p>N</text:p>
          </table:table-cell>
          <table:table-cell office:value-type="float" office:value="7105.23578" calcext:value-type="float">
            <text:p>7105.2357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05" calcext:value-type="float">
            <text:p>1.05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375E+018" calcext:value-type="float">
            <text:p>1.706733375E+018</text:p>
          </table:table-cell>
          <table:table-cell table:number-columns-repeated="25"/>
        </table:table-row>
        <table:table-row table:style-name="ro1">
          <table:table-cell office:value-type="float" office:value="1.70671537639049E+018" calcext:value-type="float">
            <text:p>1.70671537639049E+018</text:p>
          </table:table-cell>
          <table:table-cell office:value-type="float" office:value="14" calcext:value-type="float">
            <text:p>14</text:p>
          </table:table-cell>
          <table:table-cell office:value-type="float" office:value="1.70671537638591E+018" calcext:value-type="float">
            <text:p>1.70671537638591E+018</text:p>
          </table:table-cell>
          <table:table-cell/>
          <table:table-cell office:value-type="float" office:value="42.0040993333333" calcext:value-type="float">
            <text:p>42.0040993333333</text:p>
          </table:table-cell>
          <table:table-cell office:value-type="float" office:value="-71.0872596666667" calcext:value-type="float">
            <text:p>-71.087259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5.152056937" calcext:value-type="float">
            <text:p>327145.152056937</text:p>
          </table:table-cell>
          <table:table-cell office:value-type="float" office:value="4652338.79669316" calcext:value-type="float">
            <text:p>4652338.796693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$GPGGA</text:p>
          </table:table-cell>
          <table:table-cell office:value-type="float" office:value="153616" calcext:value-type="float">
            <text:p>153616</text:p>
          </table:table-cell>
          <table:table-cell office:value-type="float" office:value="4220.24596" calcext:value-type="float">
            <text:p>4220.24596</text:p>
          </table:table-cell>
          <table:table-cell office:value-type="string" calcext:value-type="string">
            <text:p>N</text:p>
          </table:table-cell>
          <table:table-cell office:value-type="float" office:value="7105.23558" calcext:value-type="float">
            <text:p>7105.2355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.4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376E+018" calcext:value-type="float">
            <text:p>1.706733376E+018</text:p>
          </table:table-cell>
          <table:table-cell table:number-columns-repeated="25"/>
        </table:table-row>
        <table:table-row table:style-name="ro1">
          <table:table-cell office:value-type="float" office:value="1.7067153774055E+018" calcext:value-type="float">
            <text:p>1.7067153774055E+018</text:p>
          </table:table-cell>
          <table:table-cell office:value-type="float" office:value="15" calcext:value-type="float">
            <text:p>15</text:p>
          </table:table-cell>
          <table:table-cell office:value-type="float" office:value="1.70671537739325E+018" calcext:value-type="float">
            <text:p>1.70671537739325E+018</text:p>
          </table:table-cell>
          <table:table-cell/>
          <table:table-cell office:value-type="float" office:value="42.0041025" calcext:value-type="float">
            <text:p>42.0041025</text:p>
          </table:table-cell>
          <table:table-cell office:value-type="float" office:value="-71.0872571666667" calcext:value-type="float">
            <text:p>-71.087257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5.367677818" calcext:value-type="float">
            <text:p>327145.367677818</text:p>
          </table:table-cell>
          <table:table-cell office:value-type="float" office:value="4652339.14325994" calcext:value-type="float">
            <text:p>4652339.1432599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17" calcext:value-type="float">
            <text:p>153617</text:p>
          </table:table-cell>
          <table:table-cell office:value-type="float" office:value="4220.24615" calcext:value-type="float">
            <text:p>4220.24615</text:p>
          </table:table-cell>
          <table:table-cell office:value-type="string" calcext:value-type="string">
            <text:p>N</text:p>
          </table:table-cell>
          <table:table-cell office:value-type="float" office:value="7105.23543" calcext:value-type="float">
            <text:p>7105.2354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377E+018" calcext:value-type="float">
            <text:p>1.706733377E+018</text:p>
          </table:table-cell>
          <table:table-cell table:number-columns-repeated="25"/>
        </table:table-row>
        <table:table-row table:style-name="ro1">
          <table:table-cell office:value-type="float" office:value="1.70671537840584E+018" calcext:value-type="float">
            <text:p>1.70671537840584E+018</text:p>
          </table:table-cell>
          <table:table-cell office:value-type="float" office:value="16" calcext:value-type="float">
            <text:p>16</text:p>
          </table:table-cell>
          <table:table-cell office:value-type="float" office:value="1.70671537840119E+018" calcext:value-type="float">
            <text:p>1.70671537840119E+018</text:p>
          </table:table-cell>
          <table:table-cell/>
          <table:table-cell office:value-type="float" office:value="42.0041063333333" calcext:value-type="float">
            <text:p>42.0041063333333</text:p>
          </table:table-cell>
          <table:table-cell office:value-type="float" office:value="-71.0872541666667" calcext:value-type="float">
            <text:p>-71.087254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5.626513114" calcext:value-type="float">
            <text:p>327145.626513114</text:p>
          </table:table-cell>
          <table:table-cell office:value-type="float" office:value="4652339.5628413" calcext:value-type="float">
            <text:p>4652339.56284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18" calcext:value-type="float">
            <text:p>153618</text:p>
          </table:table-cell>
          <table:table-cell office:value-type="float" office:value="4220.24638" calcext:value-type="float">
            <text:p>4220.24638</text:p>
          </table:table-cell>
          <table:table-cell office:value-type="string" calcext:value-type="string">
            <text:p>N</text:p>
          </table:table-cell>
          <table:table-cell office:value-type="float" office:value="7105.23525" calcext:value-type="float">
            <text:p>7105.2352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378E+018" calcext:value-type="float">
            <text:p>1.706733378E+018</text:p>
          </table:table-cell>
          <table:table-cell table:number-columns-repeated="25"/>
        </table:table-row>
        <table:table-row table:style-name="ro1">
          <table:table-cell office:value-type="float" office:value="1.7067153794138E+018" calcext:value-type="float">
            <text:p>1.7067153794138E+018</text:p>
          </table:table-cell>
          <table:table-cell office:value-type="float" office:value="17" calcext:value-type="float">
            <text:p>17</text:p>
          </table:table-cell>
          <table:table-cell office:value-type="float" office:value="1.70671537940923E+018" calcext:value-type="float">
            <text:p>1.70671537940923E+018</text:p>
          </table:table-cell>
          <table:table-cell/>
          <table:table-cell office:value-type="float" office:value="42.0041096666667" calcext:value-type="float">
            <text:p>42.0041096666667</text:p>
          </table:table-cell>
          <table:table-cell office:value-type="float" office:value="-71.087251" calcext:value-type="float">
            <text:p>-71.087251</text:p>
          </table:table-cell>
          <table:table-cell office:value-type="float" office:value="0" calcext:value-type="float">
            <text:p>0</text:p>
          </table:table-cell>
          <table:table-cell office:value-type="float" office:value="327145.897797374" calcext:value-type="float">
            <text:p>327145.897797374</text:p>
          </table:table-cell>
          <table:table-cell office:value-type="float" office:value="4652339.92656766" calcext:value-type="float">
            <text:p>4652339.926567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$GPGGA</text:p>
          </table:table-cell>
          <table:table-cell office:value-type="float" office:value="153619" calcext:value-type="float">
            <text:p>153619</text:p>
          </table:table-cell>
          <table:table-cell office:value-type="float" office:value="4220.24658" calcext:value-type="float">
            <text:p>4220.24658</text:p>
          </table:table-cell>
          <table:table-cell office:value-type="string" calcext:value-type="string">
            <text:p>N</text:p>
          </table:table-cell>
          <table:table-cell office:value-type="float" office:value="7105.23506" calcext:value-type="float">
            <text:p>7105.2350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.4" calcext:value-type="float">
            <text:p>3.4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379E+018" calcext:value-type="float">
            <text:p>1.706733379E+018</text:p>
          </table:table-cell>
          <table:table-cell table:number-columns-repeated="25"/>
        </table:table-row>
        <table:table-row table:style-name="ro1">
          <table:table-cell office:value-type="float" office:value="1.70671538042232E+018" calcext:value-type="float">
            <text:p>1.70671538042232E+018</text:p>
          </table:table-cell>
          <table:table-cell office:value-type="float" office:value="18" calcext:value-type="float">
            <text:p>18</text:p>
          </table:table-cell>
          <table:table-cell office:value-type="float" office:value="1.70671538041742E+018" calcext:value-type="float">
            <text:p>1.70671538041742E+018</text:p>
          </table:table-cell>
          <table:table-cell/>
          <table:table-cell office:value-type="float" office:value="42.3374466666667" calcext:value-type="float">
            <text:p>42.3374466666667</text:p>
          </table:table-cell>
          <table:table-cell office:value-type="float" office:value="-71.0872478333333" calcext:value-type="float">
            <text:p>-71.0872478333333</text:p>
          </table:table-cell>
          <table:table-cell office:value-type="float" office:value="0" calcext:value-type="float">
            <text:p>0</text:p>
          </table:table-cell>
          <table:table-cell office:value-type="float" office:value="328051.787669928" calcext:value-type="float">
            <text:p>328051.787669928</text:p>
          </table:table-cell>
          <table:table-cell office:value-type="float" office:value="4689353.51462467" calcext:value-type="float">
            <text:p>4689353.514624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20" calcext:value-type="float">
            <text:p>153620</text:p>
          </table:table-cell>
          <table:table-cell office:value-type="float" office:value="4220.2468" calcext:value-type="float">
            <text:p>4220.2468</text:p>
          </table:table-cell>
          <table:table-cell office:value-type="string" calcext:value-type="string">
            <text:p>N</text:p>
          </table:table-cell>
          <table:table-cell office:value-type="float" office:value="7105.23487" calcext:value-type="float">
            <text:p>7105.2348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38E+018" calcext:value-type="float">
            <text:p>1.70673338E+018</text:p>
          </table:table-cell>
          <table:table-cell table:number-columns-repeated="25"/>
        </table:table-row>
        <table:table-row table:style-name="ro1">
          <table:table-cell office:value-type="float" office:value="1.70671538142942E+018" calcext:value-type="float">
            <text:p>1.70671538142942E+018</text:p>
          </table:table-cell>
          <table:table-cell office:value-type="float" office:value="19" calcext:value-type="float">
            <text:p>19</text:p>
          </table:table-cell>
          <table:table-cell office:value-type="float" office:value="1.70671538142501E+018" calcext:value-type="float">
            <text:p>1.70671538142501E+018</text:p>
          </table:table-cell>
          <table:table-cell/>
          <table:table-cell office:value-type="float" office:value="42.0041168333333" calcext:value-type="float">
            <text:p>42.0041168333333</text:p>
          </table:table-cell>
          <table:table-cell office:value-type="float" office:value="-71.0872445" calcext:value-type="float">
            <text:p>-71.0872445</text:p>
          </table:table-cell>
          <table:table-cell office:value-type="float" office:value="0" calcext:value-type="float">
            <text:p>0</text:p>
          </table:table-cell>
          <table:table-cell office:value-type="float" office:value="327146.455522859" calcext:value-type="float">
            <text:p>327146.455522859</text:p>
          </table:table-cell>
          <table:table-cell office:value-type="float" office:value="4652340.70920214" calcext:value-type="float">
            <text:p>4652340.709202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21" calcext:value-type="float">
            <text:p>153621</text:p>
          </table:table-cell>
          <table:table-cell office:value-type="float" office:value="4220.24701" calcext:value-type="float">
            <text:p>4220.24701</text:p>
          </table:table-cell>
          <table:table-cell office:value-type="string" calcext:value-type="string">
            <text:p>N</text:p>
          </table:table-cell>
          <table:table-cell office:value-type="float" office:value="7105.23467" calcext:value-type="float">
            <text:p>7105.2346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381E+018" calcext:value-type="float">
            <text:p>1.706733381E+018</text:p>
          </table:table-cell>
          <table:table-cell table:number-columns-repeated="25"/>
        </table:table-row>
        <table:table-row table:style-name="ro1">
          <table:table-cell office:value-type="float" office:value="1.70671538243849E+018" calcext:value-type="float">
            <text:p>1.70671538243849E+018</text:p>
          </table:table-cell>
          <table:table-cell office:value-type="float" office:value="20" calcext:value-type="float">
            <text:p>20</text:p>
          </table:table-cell>
          <table:table-cell office:value-type="float" office:value="1.70671538243351E+018" calcext:value-type="float">
            <text:p>1.70671538243351E+018</text:p>
          </table:table-cell>
          <table:table-cell/>
          <table:table-cell office:value-type="float" office:value="42.0041196666667" calcext:value-type="float">
            <text:p>42.0041196666667</text:p>
          </table:table-cell>
          <table:table-cell office:value-type="float" office:value="-71.0872416666667" calcext:value-type="float">
            <text:p>-71.087241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6.697846977" calcext:value-type="float">
            <text:p>327146.697846977</text:p>
          </table:table-cell>
          <table:table-cell office:value-type="float" office:value="4652341.01808342" calcext:value-type="float">
            <text:p>4652341.018083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22" calcext:value-type="float">
            <text:p>153622</text:p>
          </table:table-cell>
          <table:table-cell office:value-type="float" office:value="4220.24718" calcext:value-type="float">
            <text:p>4220.24718</text:p>
          </table:table-cell>
          <table:table-cell office:value-type="string" calcext:value-type="string">
            <text:p>N</text:p>
          </table:table-cell>
          <table:table-cell office:value-type="float" office:value="7105.2345" calcext:value-type="float">
            <text:p>7105.234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382E+018" calcext:value-type="float">
            <text:p>1.706733382E+018</text:p>
          </table:table-cell>
          <table:table-cell table:number-columns-repeated="25"/>
        </table:table-row>
        <table:table-row table:style-name="ro1">
          <table:table-cell office:value-type="float" office:value="1.70671538344616E+018" calcext:value-type="float">
            <text:p>1.70671538344616E+018</text:p>
          </table:table-cell>
          <table:table-cell office:value-type="float" office:value="21" calcext:value-type="float">
            <text:p>21</text:p>
          </table:table-cell>
          <table:table-cell office:value-type="float" office:value="1.70671538344118E+018" calcext:value-type="float">
            <text:p>1.70671538344118E+018</text:p>
          </table:table-cell>
          <table:table-cell/>
          <table:table-cell office:value-type="float" office:value="42.0041188333333" calcext:value-type="float">
            <text:p>42.0041188333333</text:p>
          </table:table-cell>
          <table:table-cell office:value-type="float" office:value="-71.0872413333333" calcext:value-type="float">
            <text:p>-71.087241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6.72319631" calcext:value-type="float">
            <text:p>327146.72319631</text:p>
          </table:table-cell>
          <table:table-cell office:value-type="float" office:value="4652340.92487952" calcext:value-type="float">
            <text:p>4652340.924879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23" calcext:value-type="float">
            <text:p>153623</text:p>
          </table:table-cell>
          <table:table-cell office:value-type="float" office:value="4220.24713" calcext:value-type="float">
            <text:p>4220.24713</text:p>
          </table:table-cell>
          <table:table-cell office:value-type="string" calcext:value-type="string">
            <text:p>N</text:p>
          </table:table-cell>
          <table:table-cell office:value-type="float" office:value="7105.23448" calcext:value-type="float">
            <text:p>7105.2344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383E+018" calcext:value-type="float">
            <text:p>1.706733383E+018</text:p>
          </table:table-cell>
          <table:table-cell table:number-columns-repeated="25"/>
        </table:table-row>
        <table:table-row table:style-name="ro1">
          <table:table-cell office:value-type="float" office:value="1.70671538445372E+018" calcext:value-type="float">
            <text:p>1.70671538445372E+018</text:p>
          </table:table-cell>
          <table:table-cell office:value-type="float" office:value="22" calcext:value-type="float">
            <text:p>22</text:p>
          </table:table-cell>
          <table:table-cell office:value-type="float" office:value="1.70671538444892E+018" calcext:value-type="float">
            <text:p>1.70671538444892E+018</text:p>
          </table:table-cell>
          <table:table-cell/>
          <table:table-cell office:value-type="float" office:value="42.0041181666667" calcext:value-type="float">
            <text:p>42.0041181666667</text:p>
          </table:table-cell>
          <table:table-cell office:value-type="float" office:value="-71.0872406666667" calcext:value-type="float">
            <text:p>-71.087240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6.776603024" calcext:value-type="float">
            <text:p>327146.776603024</text:p>
          </table:table-cell>
          <table:table-cell office:value-type="float" office:value="4652340.84950846" calcext:value-type="float">
            <text:p>4652340.849508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24" calcext:value-type="float">
            <text:p>153624</text:p>
          </table:table-cell>
          <table:table-cell office:value-type="float" office:value="4220.24709" calcext:value-type="float">
            <text:p>4220.24709</text:p>
          </table:table-cell>
          <table:table-cell office:value-type="string" calcext:value-type="string">
            <text:p>N</text:p>
          </table:table-cell>
          <table:table-cell office:value-type="float" office:value="7105.23444" calcext:value-type="float">
            <text:p>7105.2344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384E+018" calcext:value-type="float">
            <text:p>1.706733384E+018</text:p>
          </table:table-cell>
          <table:table-cell table:number-columns-repeated="25"/>
        </table:table-row>
        <table:table-row table:style-name="ro1">
          <table:table-cell office:value-type="float" office:value="1.70671538546214E+018" calcext:value-type="float">
            <text:p>1.70671538546214E+018</text:p>
          </table:table-cell>
          <table:table-cell office:value-type="float" office:value="23" calcext:value-type="float">
            <text:p>23</text:p>
          </table:table-cell>
          <table:table-cell office:value-type="float" office:value="1.70671538545701E+018" calcext:value-type="float">
            <text:p>1.70671538545701E+018</text:p>
          </table:table-cell>
          <table:table-cell/>
          <table:table-cell office:value-type="float" office:value="45.6707833333333" calcext:value-type="float">
            <text:p>45.6707833333333</text:p>
          </table:table-cell>
          <table:table-cell office:value-type="float" office:value="-71.0872408333333" calcext:value-type="float">
            <text:p>-71.0872408333333</text:p>
          </table:table-cell>
          <table:table-cell office:value-type="float" office:value="0" calcext:value-type="float">
            <text:p>0</text:p>
          </table:table-cell>
          <table:table-cell office:value-type="float" office:value="337425.064358295" calcext:value-type="float">
            <text:p>337425.064358295</text:p>
          </table:table-cell>
          <table:table-cell office:value-type="float" office:value="5059589.06969234" calcext:value-type="float">
            <text:p>5059589.069692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25" calcext:value-type="float">
            <text:p>153625</text:p>
          </table:table-cell>
          <table:table-cell office:value-type="float" office:value="4220.247" calcext:value-type="float">
            <text:p>4220.247</text:p>
          </table:table-cell>
          <table:table-cell office:value-type="string" calcext:value-type="string">
            <text:p>N</text:p>
          </table:table-cell>
          <table:table-cell office:value-type="float" office:value="7105.23445" calcext:value-type="float">
            <text:p>7105.2344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385E+018" calcext:value-type="float">
            <text:p>1.706733385E+018</text:p>
          </table:table-cell>
          <table:table-cell table:number-columns-repeated="25"/>
        </table:table-row>
        <table:table-row table:style-name="ro1">
          <table:table-cell office:value-type="float" office:value="1.7067153864695E+018" calcext:value-type="float">
            <text:p>1.7067153864695E+018</text:p>
          </table:table-cell>
          <table:table-cell office:value-type="float" office:value="24" calcext:value-type="float">
            <text:p>24</text:p>
          </table:table-cell>
          <table:table-cell office:value-type="float" office:value="1.70671538646489E+018" calcext:value-type="float">
            <text:p>1.70671538646489E+018</text:p>
          </table:table-cell>
          <table:table-cell/>
          <table:table-cell office:value-type="float" office:value="42.3374483333333" calcext:value-type="float">
            <text:p>42.3374483333333</text:p>
          </table:table-cell>
          <table:table-cell office:value-type="float" office:value="-71.0872411666667" calcext:value-type="float">
            <text:p>-71.0872411666667</text:p>
          </table:table-cell>
          <table:table-cell office:value-type="float" office:value="0" calcext:value-type="float">
            <text:p>0</text:p>
          </table:table-cell>
          <table:table-cell office:value-type="float" office:value="328052.34143794" calcext:value-type="float">
            <text:p>328052.34143794</text:p>
          </table:table-cell>
          <table:table-cell office:value-type="float" office:value="4689353.68621406" calcext:value-type="float">
            <text:p>4689353.686214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26" calcext:value-type="float">
            <text:p>153626</text:p>
          </table:table-cell>
          <table:table-cell office:value-type="float" office:value="4220.2469" calcext:value-type="float">
            <text:p>4220.2469</text:p>
          </table:table-cell>
          <table:table-cell office:value-type="string" calcext:value-type="string">
            <text:p>N</text:p>
          </table:table-cell>
          <table:table-cell office:value-type="float" office:value="7105.23447" calcext:value-type="float">
            <text:p>7105.2344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386E+018" calcext:value-type="float">
            <text:p>1.706733386E+018</text:p>
          </table:table-cell>
          <table:table-cell table:number-columns-repeated="25"/>
        </table:table-row>
        <table:table-row table:style-name="ro1">
          <table:table-cell office:value-type="float" office:value="1.70671538747205E+018" calcext:value-type="float">
            <text:p>1.70671538747205E+018</text:p>
          </table:table-cell>
          <table:table-cell office:value-type="float" office:value="25" calcext:value-type="float">
            <text:p>25</text:p>
          </table:table-cell>
          <table:table-cell office:value-type="float" office:value="1.70671538746951E+018" calcext:value-type="float">
            <text:p>1.70671538746951E+018</text:p>
          </table:table-cell>
          <table:table-cell/>
          <table:table-cell office:value-type="float" office:value="42.0041175" calcext:value-type="float">
            <text:p>42.0041175</text:p>
          </table:table-cell>
          <table:table-cell office:value-type="float" office:value="-71.0872396666667" calcext:value-type="float">
            <text:p>-71.087239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6.857615776" calcext:value-type="float">
            <text:p>327146.857615776</text:p>
          </table:table-cell>
          <table:table-cell office:value-type="float" office:value="4652340.77346414" calcext:value-type="float">
            <text:p>4652340.773464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627" calcext:value-type="float">
            <text:p>153627</text:p>
          </table:table-cell>
          <table:table-cell office:value-type="float" office:value="4220.24705" calcext:value-type="float">
            <text:p>4220.24705</text:p>
          </table:table-cell>
          <table:table-cell office:value-type="string" calcext:value-type="string">
            <text:p>N</text:p>
          </table:table-cell>
          <table:table-cell office:value-type="float" office:value="7105.23438" calcext:value-type="float">
            <text:p>7105.2343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387E+018" calcext:value-type="float">
            <text:p>1.706733387E+018</text:p>
          </table:table-cell>
          <table:table-cell table:number-columns-repeated="25"/>
        </table:table-row>
        <table:table-row table:style-name="ro1">
          <table:table-cell office:value-type="float" office:value="1.70671538848226E+018" calcext:value-type="float">
            <text:p>1.70671538848226E+018</text:p>
          </table:table-cell>
          <table:table-cell office:value-type="float" office:value="26" calcext:value-type="float">
            <text:p>26</text:p>
          </table:table-cell>
          <table:table-cell office:value-type="float" office:value="1.7067153884774E+018" calcext:value-type="float">
            <text:p>1.7067153884774E+018</text:p>
          </table:table-cell>
          <table:table-cell/>
          <table:table-cell office:value-type="float" office:value="42.0041208333333" calcext:value-type="float">
            <text:p>42.0041208333333</text:p>
          </table:table-cell>
          <table:table-cell office:value-type="float" office:value="-71.087238" calcext:value-type="float">
            <text:p>-71.087238</text:p>
          </table:table-cell>
          <table:table-cell office:value-type="float" office:value="0" calcext:value-type="float">
            <text:p>0</text:p>
          </table:table-cell>
          <table:table-cell office:value-type="float" office:value="327147.004672767" calcext:value-type="float">
            <text:p>327147.004672767</text:p>
          </table:table-cell>
          <table:table-cell office:value-type="float" office:value="4652341.14022027" calcext:value-type="float">
            <text:p>4652341.140220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628" calcext:value-type="float">
            <text:p>153628</text:p>
          </table:table-cell>
          <table:table-cell office:value-type="float" office:value="4220.24725" calcext:value-type="float">
            <text:p>4220.24725</text:p>
          </table:table-cell>
          <table:table-cell office:value-type="string" calcext:value-type="string">
            <text:p>N</text:p>
          </table:table-cell>
          <table:table-cell office:value-type="float" office:value="7105.23428" calcext:value-type="float">
            <text:p>7105.2342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388E+018" calcext:value-type="float">
            <text:p>1.706733388E+018</text:p>
          </table:table-cell>
          <table:table-cell table:number-columns-repeated="25"/>
        </table:table-row>
        <table:table-row table:style-name="ro1">
          <table:table-cell office:value-type="float" office:value="1.70671538949734E+018" calcext:value-type="float">
            <text:p>1.70671538949734E+018</text:p>
          </table:table-cell>
          <table:table-cell office:value-type="float" office:value="27" calcext:value-type="float">
            <text:p>27</text:p>
          </table:table-cell>
          <table:table-cell office:value-type="float" office:value="1.7067153894851E+018" calcext:value-type="float">
            <text:p>1.7067153894851E+018</text:p>
          </table:table-cell>
          <table:table-cell/>
          <table:table-cell office:value-type="float" office:value="42.0041236666667" calcext:value-type="float">
            <text:p>42.0041236666667</text:p>
          </table:table-cell>
          <table:table-cell office:value-type="float" office:value="-71.0872363333333" calcext:value-type="float">
            <text:p>-71.087236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150375721" calcext:value-type="float">
            <text:p>327147.150375721</text:p>
          </table:table-cell>
          <table:table-cell office:value-type="float" office:value="4652341.45145803" calcext:value-type="float">
            <text:p>4652341.451458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629" calcext:value-type="float">
            <text:p>153629</text:p>
          </table:table-cell>
          <table:table-cell office:value-type="float" office:value="4220.24742" calcext:value-type="float">
            <text:p>4220.24742</text:p>
          </table:table-cell>
          <table:table-cell office:value-type="string" calcext:value-type="string">
            <text:p>N</text:p>
          </table:table-cell>
          <table:table-cell office:value-type="float" office:value="7105.23418" calcext:value-type="float">
            <text:p>7105.2341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389E+018" calcext:value-type="float">
            <text:p>1.706733389E+018</text:p>
          </table:table-cell>
          <table:table-cell table:number-columns-repeated="25"/>
        </table:table-row>
        <table:table-row table:style-name="ro1">
          <table:table-cell office:value-type="float" office:value="1.70671539049724E+018" calcext:value-type="float">
            <text:p>1.70671539049724E+018</text:p>
          </table:table-cell>
          <table:table-cell office:value-type="float" office:value="28" calcext:value-type="float">
            <text:p>28</text:p>
          </table:table-cell>
          <table:table-cell office:value-type="float" office:value="1.70671539049281E+018" calcext:value-type="float">
            <text:p>1.70671539049281E+018</text:p>
          </table:table-cell>
          <table:table-cell/>
          <table:table-cell office:value-type="float" office:value="42.0041251666667" calcext:value-type="float">
            <text:p>42.0041251666667</text:p>
          </table:table-cell>
          <table:table-cell office:value-type="float" office:value="-71.0872351666667" calcext:value-type="float">
            <text:p>-71.087235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251058901" calcext:value-type="float">
            <text:p>327147.251058901</text:p>
          </table:table-cell>
          <table:table-cell office:value-type="float" office:value="4652341.61565671" calcext:value-type="float">
            <text:p>4652341.615656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630" calcext:value-type="float">
            <text:p>153630</text:p>
          </table:table-cell>
          <table:table-cell office:value-type="float" office:value="4220.24751" calcext:value-type="float">
            <text:p>4220.24751</text:p>
          </table:table-cell>
          <table:table-cell office:value-type="string" calcext:value-type="string">
            <text:p>N</text:p>
          </table:table-cell>
          <table:table-cell office:value-type="float" office:value="7105.23411" calcext:value-type="float">
            <text:p>7105.2341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39E+018" calcext:value-type="float">
            <text:p>1.70673339E+018</text:p>
          </table:table-cell>
          <table:table-cell table:number-columns-repeated="25"/>
        </table:table-row>
        <table:table-row table:style-name="ro1">
          <table:table-cell office:value-type="float" office:value="1.70671539150239E+018" calcext:value-type="float">
            <text:p>1.70671539150239E+018</text:p>
          </table:table-cell>
          <table:table-cell office:value-type="float" office:value="29" calcext:value-type="float">
            <text:p>29</text:p>
          </table:table-cell>
          <table:table-cell office:value-type="float" office:value="1.70671539149912E+018" calcext:value-type="float">
            <text:p>1.70671539149912E+018</text:p>
          </table:table-cell>
          <table:table-cell/>
          <table:table-cell office:value-type="float" office:value="42.0041308333333" calcext:value-type="float">
            <text:p>42.0041308333333</text:p>
          </table:table-cell>
          <table:table-cell office:value-type="float" office:value="-71.0872316666667" calcext:value-type="float">
            <text:p>-71.087231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55626778" calcext:value-type="float">
            <text:p>327147.55626778</text:p>
          </table:table-cell>
          <table:table-cell office:value-type="float" office:value="4652342.23779561" calcext:value-type="float">
            <text:p>4652342.237795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$GPGGA</text:p>
          </table:table-cell>
          <table:table-cell office:value-type="float" office:value="153631" calcext:value-type="float">
            <text:p>153631</text:p>
          </table:table-cell>
          <table:table-cell office:value-type="float" office:value="4220.24785" calcext:value-type="float">
            <text:p>4220.24785</text:p>
          </table:table-cell>
          <table:table-cell office:value-type="string" calcext:value-type="string">
            <text:p>N</text:p>
          </table:table-cell>
          <table:table-cell office:value-type="float" office:value="7105.2339" calcext:value-type="float">
            <text:p>7105.233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1" calcext:value-type="float">
            <text:p>0.91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391E+018" calcext:value-type="float">
            <text:p>1.706733391E+018</text:p>
          </table:table-cell>
          <table:table-cell table:number-columns-repeated="25"/>
        </table:table-row>
        <table:table-row table:style-name="ro1">
          <table:table-cell office:value-type="float" office:value="1.70671539251063E+018" calcext:value-type="float">
            <text:p>1.70671539251063E+018</text:p>
          </table:table-cell>
          <table:table-cell office:value-type="float" office:value="30" calcext:value-type="float">
            <text:p>30</text:p>
          </table:table-cell>
          <table:table-cell office:value-type="float" office:value="1.70671539250777E+018" calcext:value-type="float">
            <text:p>1.70671539250777E+018</text:p>
          </table:table-cell>
          <table:table-cell/>
          <table:table-cell office:value-type="float" office:value="42.0041305" calcext:value-type="float">
            <text:p>42.0041305</text:p>
          </table:table-cell>
          <table:table-cell office:value-type="float" office:value="-71.0872315" calcext:value-type="float">
            <text:p>-71.0872315</text:p>
          </table:table-cell>
          <table:table-cell office:value-type="float" office:value="0" calcext:value-type="float">
            <text:p>0</text:p>
          </table:table-cell>
          <table:table-cell office:value-type="float" office:value="327147.569168119" calcext:value-type="float">
            <text:p>327147.569168119</text:p>
          </table:table-cell>
          <table:table-cell office:value-type="float" office:value="4652342.20044672" calcext:value-type="float">
            <text:p>4652342.200446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632" calcext:value-type="float">
            <text:p>153632</text:p>
          </table:table-cell>
          <table:table-cell office:value-type="float" office:value="4220.24783" calcext:value-type="float">
            <text:p>4220.24783</text:p>
          </table:table-cell>
          <table:table-cell office:value-type="string" calcext:value-type="string">
            <text:p>N</text:p>
          </table:table-cell>
          <table:table-cell office:value-type="float" office:value="7105.23389" calcext:value-type="float">
            <text:p>7105.2338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392E+018" calcext:value-type="float">
            <text:p>1.706733392E+018</text:p>
          </table:table-cell>
          <table:table-cell table:number-columns-repeated="25"/>
        </table:table-row>
        <table:table-row table:style-name="ro1">
          <table:table-cell office:value-type="float" office:value="1.70671539352197E+018" calcext:value-type="float">
            <text:p>1.70671539352197E+018</text:p>
          </table:table-cell>
          <table:table-cell office:value-type="float" office:value="31" calcext:value-type="float">
            <text:p>31</text:p>
          </table:table-cell>
          <table:table-cell office:value-type="float" office:value="1.70671539351602E+018" calcext:value-type="float">
            <text:p>1.70671539351602E+018</text:p>
          </table:table-cell>
          <table:table-cell/>
          <table:table-cell office:value-type="float" office:value="42.0041296666667" calcext:value-type="float">
            <text:p>42.0041296666667</text:p>
          </table:table-cell>
          <table:table-cell office:value-type="float" office:value="-71.0872313333333" calcext:value-type="float">
            <text:p>-71.087231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580714441" calcext:value-type="float">
            <text:p>327147.580714441</text:p>
          </table:table-cell>
          <table:table-cell office:value-type="float" office:value="4652342.10757945" calcext:value-type="float">
            <text:p>4652342.107579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633" calcext:value-type="float">
            <text:p>153633</text:p>
          </table:table-cell>
          <table:table-cell office:value-type="float" office:value="4220.24778" calcext:value-type="float">
            <text:p>4220.24778</text:p>
          </table:table-cell>
          <table:table-cell office:value-type="string" calcext:value-type="string">
            <text:p>N</text:p>
          </table:table-cell>
          <table:table-cell office:value-type="float" office:value="7105.23388" calcext:value-type="float">
            <text:p>7105.2338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office:value-type="float" office:value="33.6" calcext:value-type="float">
            <text:p>33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393E+018" calcext:value-type="float">
            <text:p>1.706733393E+018</text:p>
          </table:table-cell>
          <table:table-cell table:number-columns-repeated="25"/>
        </table:table-row>
        <table:table-row table:style-name="ro1">
          <table:table-cell office:value-type="float" office:value="1.70671539453678E+018" calcext:value-type="float">
            <text:p>1.70671539453678E+018</text:p>
          </table:table-cell>
          <table:table-cell office:value-type="float" office:value="32" calcext:value-type="float">
            <text:p>32</text:p>
          </table:table-cell>
          <table:table-cell office:value-type="float" office:value="1.70671539452462E+018" calcext:value-type="float">
            <text:p>1.70671539452462E+018</text:p>
          </table:table-cell>
          <table:table-cell/>
          <table:table-cell office:value-type="float" office:value="42.0041285" calcext:value-type="float">
            <text:p>42.0041285</text:p>
          </table:table-cell>
          <table:table-cell office:value-type="float" office:value="-71.0872318333333" calcext:value-type="float">
            <text:p>-71.087231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53614602" calcext:value-type="float">
            <text:p>327147.53614602</text:p>
          </table:table-cell>
          <table:table-cell office:value-type="float" office:value="4652341.97904648" calcext:value-type="float">
            <text:p>4652341.979046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634" calcext:value-type="float">
            <text:p>153634</text:p>
          </table:table-cell>
          <table:table-cell office:value-type="float" office:value="4220.24771" calcext:value-type="float">
            <text:p>4220.24771</text:p>
          </table:table-cell>
          <table:table-cell office:value-type="string" calcext:value-type="string">
            <text:p>N</text:p>
          </table:table-cell>
          <table:table-cell office:value-type="float" office:value="7105.23391" calcext:value-type="float">
            <text:p>7105.2339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394E+018" calcext:value-type="float">
            <text:p>1.706733394E+018</text:p>
          </table:table-cell>
          <table:table-cell table:number-columns-repeated="25"/>
        </table:table-row>
        <table:table-row table:style-name="ro1">
          <table:table-cell office:value-type="float" office:value="1.7067153955373E+018" calcext:value-type="float">
            <text:p>1.7067153955373E+018</text:p>
          </table:table-cell>
          <table:table-cell office:value-type="float" office:value="33" calcext:value-type="float">
            <text:p>33</text:p>
          </table:table-cell>
          <table:table-cell office:value-type="float" office:value="1.70671539553276E+018" calcext:value-type="float">
            <text:p>1.70671539553276E+018</text:p>
          </table:table-cell>
          <table:table-cell/>
          <table:table-cell office:value-type="float" office:value="42.3374633333333" calcext:value-type="float">
            <text:p>42.3374633333333</text:p>
          </table:table-cell>
          <table:table-cell office:value-type="float" office:value="-71.0872305" calcext:value-type="float">
            <text:p>-71.0872305</text:p>
          </table:table-cell>
          <table:table-cell office:value-type="float" office:value="0" calcext:value-type="float">
            <text:p>0</text:p>
          </table:table-cell>
          <table:table-cell office:value-type="float" office:value="328053.261082642" calcext:value-type="float">
            <text:p>328053.261082642</text:p>
          </table:table-cell>
          <table:table-cell office:value-type="float" office:value="4689355.33027976" calcext:value-type="float">
            <text:p>4689355.330279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$GPGGA</text:p>
          </table:table-cell>
          <table:table-cell office:value-type="float" office:value="153635" calcext:value-type="float">
            <text:p>153635</text:p>
          </table:table-cell>
          <table:table-cell office:value-type="float" office:value="4220.2478" calcext:value-type="float">
            <text:p>4220.2478</text:p>
          </table:table-cell>
          <table:table-cell office:value-type="string" calcext:value-type="string">
            <text:p>N</text:p>
          </table:table-cell>
          <table:table-cell office:value-type="float" office:value="7105.23383" calcext:value-type="float">
            <text:p>7105.2338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395E+018" calcext:value-type="float">
            <text:p>1.706733395E+018</text:p>
          </table:table-cell>
          <table:table-cell table:number-columns-repeated="25"/>
        </table:table-row>
        <table:table-row table:style-name="ro1">
          <table:table-cell office:value-type="float" office:value="1.70671539654633E+018" calcext:value-type="float">
            <text:p>1.70671539654633E+018</text:p>
          </table:table-cell>
          <table:table-cell office:value-type="float" office:value="34" calcext:value-type="float">
            <text:p>34</text:p>
          </table:table-cell>
          <table:table-cell office:value-type="float" office:value="1.70671539654164E+018" calcext:value-type="float">
            <text:p>1.70671539654164E+018</text:p>
          </table:table-cell>
          <table:table-cell/>
          <table:table-cell office:value-type="float" office:value="42.004131" calcext:value-type="float">
            <text:p>42.004131</text:p>
          </table:table-cell>
          <table:table-cell office:value-type="float" office:value="-71.0872291666667" calcext:value-type="float">
            <text:p>-71.087229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76376436" calcext:value-type="float">
            <text:p>327147.76376436</text:p>
          </table:table-cell>
          <table:table-cell office:value-type="float" office:value="4652342.25125219" calcext:value-type="float">
            <text:p>4652342.251252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636" calcext:value-type="float">
            <text:p>153636</text:p>
          </table:table-cell>
          <table:table-cell office:value-type="float" office:value="4220.24786" calcext:value-type="float">
            <text:p>4220.24786</text:p>
          </table:table-cell>
          <table:table-cell office:value-type="string" calcext:value-type="string">
            <text:p>N</text:p>
          </table:table-cell>
          <table:table-cell office:value-type="float" office:value="7105.23375" calcext:value-type="float">
            <text:p>7105.2337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396E+018" calcext:value-type="float">
            <text:p>1.706733396E+018</text:p>
          </table:table-cell>
          <table:table-cell table:number-columns-repeated="25"/>
        </table:table-row>
        <table:table-row table:style-name="ro1">
          <table:table-cell office:value-type="float" office:value="1.7067153975544E+018" calcext:value-type="float">
            <text:p>1.7067153975544E+018</text:p>
          </table:table-cell>
          <table:table-cell office:value-type="float" office:value="35" calcext:value-type="float">
            <text:p>35</text:p>
          </table:table-cell>
          <table:table-cell office:value-type="float" office:value="1.7067153975499E+018" calcext:value-type="float">
            <text:p>1.7067153975499E+018</text:p>
          </table:table-cell>
          <table:table-cell/>
          <table:table-cell office:value-type="float" office:value="42.0041303333333" calcext:value-type="float">
            <text:p>42.0041303333333</text:p>
          </table:table-cell>
          <table:table-cell office:value-type="float" office:value="-71.0872291666667" calcext:value-type="float">
            <text:p>-71.087229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761959007" calcext:value-type="float">
            <text:p>327147.761959007</text:p>
          </table:table-cell>
          <table:table-cell office:value-type="float" office:value="4652342.17722769" calcext:value-type="float">
            <text:p>4652342.177227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637" calcext:value-type="float">
            <text:p>153637</text:p>
          </table:table-cell>
          <table:table-cell office:value-type="float" office:value="4220.24782" calcext:value-type="float">
            <text:p>4220.24782</text:p>
          </table:table-cell>
          <table:table-cell office:value-type="string" calcext:value-type="string">
            <text:p>N</text:p>
          </table:table-cell>
          <table:table-cell office:value-type="float" office:value="7105.23375" calcext:value-type="float">
            <text:p>7105.2337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397E+018" calcext:value-type="float">
            <text:p>1.706733397E+018</text:p>
          </table:table-cell>
          <table:table-cell table:number-columns-repeated="25"/>
        </table:table-row>
        <table:table-row table:style-name="ro1">
          <table:table-cell office:value-type="float" office:value="1.70671539856136E+018" calcext:value-type="float">
            <text:p>1.70671539856136E+018</text:p>
          </table:table-cell>
          <table:table-cell office:value-type="float" office:value="36" calcext:value-type="float">
            <text:p>36</text:p>
          </table:table-cell>
          <table:table-cell office:value-type="float" office:value="1.70671539855692E+018" calcext:value-type="float">
            <text:p>1.70671539855692E+018</text:p>
          </table:table-cell>
          <table:table-cell/>
          <table:table-cell office:value-type="float" office:value="42.0041323333333" calcext:value-type="float">
            <text:p>42.0041323333333</text:p>
          </table:table-cell>
          <table:table-cell office:value-type="float" office:value="-71.0872271666667" calcext:value-type="float">
            <text:p>-71.087227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933011253" calcext:value-type="float">
            <text:p>327147.933011253</text:p>
          </table:table-cell>
          <table:table-cell office:value-type="float" office:value="4652342.39526156" calcext:value-type="float">
            <text:p>4652342.395261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638" calcext:value-type="float">
            <text:p>153638</text:p>
          </table:table-cell>
          <table:table-cell office:value-type="float" office:value="4220.24794" calcext:value-type="float">
            <text:p>4220.24794</text:p>
          </table:table-cell>
          <table:table-cell office:value-type="string" calcext:value-type="string">
            <text:p>N</text:p>
          </table:table-cell>
          <table:table-cell office:value-type="float" office:value="7105.23363" calcext:value-type="float">
            <text:p>7105.2336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398E+018" calcext:value-type="float">
            <text:p>1.706733398E+018</text:p>
          </table:table-cell>
          <table:table-cell table:number-columns-repeated="25"/>
        </table:table-row>
        <table:table-row table:style-name="ro1">
          <table:table-cell office:value-type="float" office:value="1.70671539956944E+018" calcext:value-type="float">
            <text:p>1.70671539956944E+018</text:p>
          </table:table-cell>
          <table:table-cell office:value-type="float" office:value="37" calcext:value-type="float">
            <text:p>37</text:p>
          </table:table-cell>
          <table:table-cell office:value-type="float" office:value="1.70671539956484E+018" calcext:value-type="float">
            <text:p>1.70671539956484E+018</text:p>
          </table:table-cell>
          <table:table-cell/>
          <table:table-cell office:value-type="float" office:value="42.004134" calcext:value-type="float">
            <text:p>42.004134</text:p>
          </table:table-cell>
          <table:table-cell office:value-type="float" office:value="-71.087226" calcext:value-type="float">
            <text:p>-71.087226</text:p>
          </table:table-cell>
          <table:table-cell office:value-type="float" office:value="0" calcext:value-type="float">
            <text:p>0</text:p>
          </table:table-cell>
          <table:table-cell office:value-type="float" office:value="327148.034145741" calcext:value-type="float">
            <text:p>327148.034145741</text:p>
          </table:table-cell>
          <table:table-cell office:value-type="float" office:value="4652342.57796637" calcext:value-type="float">
            <text:p>4652342.577966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639" calcext:value-type="float">
            <text:p>153639</text:p>
          </table:table-cell>
          <table:table-cell office:value-type="float" office:value="4220.24804" calcext:value-type="float">
            <text:p>4220.24804</text:p>
          </table:table-cell>
          <table:table-cell office:value-type="string" calcext:value-type="string">
            <text:p>N</text:p>
          </table:table-cell>
          <table:table-cell office:value-type="float" office:value="7105.23356" calcext:value-type="float">
            <text:p>7105.2335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399E+018" calcext:value-type="float">
            <text:p>1.706733399E+018</text:p>
          </table:table-cell>
          <table:table-cell table:number-columns-repeated="25"/>
        </table:table-row>
        <table:table-row table:style-name="ro1">
          <table:table-cell office:value-type="float" office:value="1.70671540057752E+018" calcext:value-type="float">
            <text:p>1.70671540057752E+018</text:p>
          </table:table-cell>
          <table:table-cell office:value-type="float" office:value="38" calcext:value-type="float">
            <text:p>38</text:p>
          </table:table-cell>
          <table:table-cell office:value-type="float" office:value="1.70671540057291E+018" calcext:value-type="float">
            <text:p>1.70671540057291E+018</text:p>
          </table:table-cell>
          <table:table-cell/>
          <table:table-cell office:value-type="float" office:value="42.0041351666667" calcext:value-type="float">
            <text:p>42.0041351666667</text:p>
          </table:table-cell>
          <table:table-cell office:value-type="float" office:value="-71.087224" calcext:value-type="float">
            <text:p>-71.087224</text:p>
          </table:table-cell>
          <table:table-cell office:value-type="float" office:value="0" calcext:value-type="float">
            <text:p>0</text:p>
          </table:table-cell>
          <table:table-cell office:value-type="float" office:value="327148.202941284" calcext:value-type="float">
            <text:p>327148.202941284</text:p>
          </table:table-cell>
          <table:table-cell office:value-type="float" office:value="4652342.70346963" calcext:value-type="float">
            <text:p>4652342.703469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2.61" calcext:value-type="float">
            <text:p>2.61</text:p>
          </table:table-cell>
          <table:table-cell office:value-type="string" calcext:value-type="string">
            <text:p>$GPGGA</text:p>
          </table:table-cell>
          <table:table-cell office:value-type="float" office:value="153640" calcext:value-type="float">
            <text:p>153640</text:p>
          </table:table-cell>
          <table:table-cell office:value-type="float" office:value="4220.24811" calcext:value-type="float">
            <text:p>4220.24811</text:p>
          </table:table-cell>
          <table:table-cell office:value-type="string" calcext:value-type="string">
            <text:p>N</text:p>
          </table:table-cell>
          <table:table-cell office:value-type="float" office:value="7105.23344" calcext:value-type="float">
            <text:p>7105.2334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.61" calcext:value-type="float">
            <text:p>2.61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4E+018" calcext:value-type="float">
            <text:p>1.7067334E+018</text:p>
          </table:table-cell>
          <table:table-cell table:number-columns-repeated="25"/>
        </table:table-row>
        <table:table-row table:style-name="ro1">
          <table:table-cell office:value-type="float" office:value="1.70671540158542E+018" calcext:value-type="float">
            <text:p>1.70671540158542E+018</text:p>
          </table:table-cell>
          <table:table-cell office:value-type="float" office:value="39" calcext:value-type="float">
            <text:p>39</text:p>
          </table:table-cell>
          <table:table-cell office:value-type="float" office:value="1.70671540158097E+018" calcext:value-type="float">
            <text:p>1.70671540158097E+018</text:p>
          </table:table-cell>
          <table:table-cell/>
          <table:table-cell office:value-type="float" office:value="42.0041325" calcext:value-type="float">
            <text:p>42.0041325</text:p>
          </table:table-cell>
          <table:table-cell office:value-type="float" office:value="-71.0872248333333" calcext:value-type="float">
            <text:p>-71.087224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126704812" calcext:value-type="float">
            <text:p>327148.126704812</text:p>
          </table:table-cell>
          <table:table-cell office:value-type="float" office:value="4652342.40905479" calcext:value-type="float">
            <text:p>4652342.409054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$GPGGA</text:p>
          </table:table-cell>
          <table:table-cell office:value-type="float" office:value="153641" calcext:value-type="float">
            <text:p>153641</text:p>
          </table:table-cell>
          <table:table-cell office:value-type="float" office:value="4220.24795" calcext:value-type="float">
            <text:p>4220.24795</text:p>
          </table:table-cell>
          <table:table-cell office:value-type="string" calcext:value-type="string">
            <text:p>N</text:p>
          </table:table-cell>
          <table:table-cell office:value-type="float" office:value="7105.23349" calcext:value-type="float">
            <text:p>7105.2334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96" calcext:value-type="float">
            <text:p>1.96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401E+018" calcext:value-type="float">
            <text:p>1.706733401E+018</text:p>
          </table:table-cell>
          <table:table-cell table:number-columns-repeated="25"/>
        </table:table-row>
        <table:table-row table:style-name="ro1">
          <table:table-cell office:value-type="float" office:value="1.70671540259331E+018" calcext:value-type="float">
            <text:p>1.70671540259331E+018</text:p>
          </table:table-cell>
          <table:table-cell office:value-type="float" office:value="40" calcext:value-type="float">
            <text:p>40</text:p>
          </table:table-cell>
          <table:table-cell office:value-type="float" office:value="1.70671540258877E+018" calcext:value-type="float">
            <text:p>1.70671540258877E+018</text:p>
          </table:table-cell>
          <table:table-cell/>
          <table:table-cell office:value-type="float" office:value="42.0041305" calcext:value-type="float">
            <text:p>42.0041305</text:p>
          </table:table-cell>
          <table:table-cell office:value-type="float" office:value="-71.0872253333333" calcext:value-type="float">
            <text:p>-71.087225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079879718" calcext:value-type="float">
            <text:p>327148.079879718</text:p>
          </table:table-cell>
          <table:table-cell office:value-type="float" office:value="4652342.18799119" calcext:value-type="float">
            <text:p>4652342.187991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42" calcext:value-type="float">
            <text:p>153642</text:p>
          </table:table-cell>
          <table:table-cell office:value-type="float" office:value="4220.24783" calcext:value-type="float">
            <text:p>4220.24783</text:p>
          </table:table-cell>
          <table:table-cell office:value-type="string" calcext:value-type="string">
            <text:p>N</text:p>
          </table:table-cell>
          <table:table-cell office:value-type="float" office:value="7105.23352" calcext:value-type="float">
            <text:p>7105.2335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7" calcext:value-type="float">
            <text:p>1.87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402E+018" calcext:value-type="float">
            <text:p>1.706733402E+018</text:p>
          </table:table-cell>
          <table:table-cell table:number-columns-repeated="25"/>
        </table:table-row>
        <table:table-row table:style-name="ro1">
          <table:table-cell office:value-type="float" office:value="1.70671540360138E+018" calcext:value-type="float">
            <text:p>1.70671540360138E+018</text:p>
          </table:table-cell>
          <table:table-cell office:value-type="float" office:value="41" calcext:value-type="float">
            <text:p>41</text:p>
          </table:table-cell>
          <table:table-cell office:value-type="float" office:value="1.7067154035969E+018" calcext:value-type="float">
            <text:p>1.7067154035969E+018</text:p>
          </table:table-cell>
          <table:table-cell/>
          <table:table-cell office:value-type="float" office:value="42.3374616666667" calcext:value-type="float">
            <text:p>42.3374616666667</text:p>
          </table:table-cell>
          <table:table-cell office:value-type="float" office:value="-71.0872258333333" calcext:value-type="float">
            <text:p>-71.0872258333333</text:p>
          </table:table-cell>
          <table:table-cell office:value-type="float" office:value="0" calcext:value-type="float">
            <text:p>0</text:p>
          </table:table-cell>
          <table:table-cell office:value-type="float" office:value="328053.640997562" calcext:value-type="float">
            <text:p>328053.640997562</text:p>
          </table:table-cell>
          <table:table-cell office:value-type="float" office:value="4689355.13577236" calcext:value-type="float">
            <text:p>4689355.135772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43" calcext:value-type="float">
            <text:p>153643</text:p>
          </table:table-cell>
          <table:table-cell office:value-type="float" office:value="4220.2477" calcext:value-type="float">
            <text:p>4220.2477</text:p>
          </table:table-cell>
          <table:table-cell office:value-type="string" calcext:value-type="string">
            <text:p>N</text:p>
          </table:table-cell>
          <table:table-cell office:value-type="float" office:value="7105.23355" calcext:value-type="float">
            <text:p>7105.233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7" calcext:value-type="float">
            <text:p>1.87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403E+018" calcext:value-type="float">
            <text:p>1.706733403E+018</text:p>
          </table:table-cell>
          <table:table-cell table:number-columns-repeated="25"/>
        </table:table-row>
        <table:table-row table:style-name="ro1">
          <table:table-cell office:value-type="float" office:value="1.70671540461045E+018" calcext:value-type="float">
            <text:p>1.70671540461045E+018</text:p>
          </table:table-cell>
          <table:table-cell office:value-type="float" office:value="42" calcext:value-type="float">
            <text:p>42</text:p>
          </table:table-cell>
          <table:table-cell office:value-type="float" office:value="1.70671540460511E+018" calcext:value-type="float">
            <text:p>1.70671540460511E+018</text:p>
          </table:table-cell>
          <table:table-cell/>
          <table:table-cell office:value-type="float" office:value="42.0041256666667" calcext:value-type="float">
            <text:p>42.0041256666667</text:p>
          </table:table-cell>
          <table:table-cell office:value-type="float" office:value="-71.0872265" calcext:value-type="float">
            <text:p>-71.0872265</text:p>
          </table:table-cell>
          <table:table-cell office:value-type="float" office:value="0" calcext:value-type="float">
            <text:p>0</text:p>
          </table:table-cell>
          <table:table-cell office:value-type="float" office:value="327147.970169815" calcext:value-type="float">
            <text:p>327147.970169815</text:p>
          </table:table-cell>
          <table:table-cell office:value-type="float" office:value="4652341.65367" calcext:value-type="float">
            <text:p>4652341.653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44" calcext:value-type="float">
            <text:p>153644</text:p>
          </table:table-cell>
          <table:table-cell office:value-type="float" office:value="4220.24754" calcext:value-type="float">
            <text:p>4220.24754</text:p>
          </table:table-cell>
          <table:table-cell office:value-type="string" calcext:value-type="string">
            <text:p>N</text:p>
          </table:table-cell>
          <table:table-cell office:value-type="float" office:value="7105.23359" calcext:value-type="float">
            <text:p>7105.2335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7" calcext:value-type="float">
            <text:p>1.87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404E+018" calcext:value-type="float">
            <text:p>1.706733404E+018</text:p>
          </table:table-cell>
          <table:table-cell table:number-columns-repeated="25"/>
        </table:table-row>
        <table:table-row table:style-name="ro1">
          <table:table-cell office:value-type="float" office:value="1.70671540562569E+018" calcext:value-type="float">
            <text:p>1.70671540562569E+018</text:p>
          </table:table-cell>
          <table:table-cell office:value-type="float" office:value="43" calcext:value-type="float">
            <text:p>43</text:p>
          </table:table-cell>
          <table:table-cell office:value-type="float" office:value="1.70671540561343E+018" calcext:value-type="float">
            <text:p>1.70671540561343E+018</text:p>
          </table:table-cell>
          <table:table-cell/>
          <table:table-cell office:value-type="float" office:value="42.0041221666667" calcext:value-type="float">
            <text:p>42.0041221666667</text:p>
          </table:table-cell>
          <table:table-cell office:value-type="float" office:value="-71.0872281666667" calcext:value-type="float">
            <text:p>-71.087228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822661549" calcext:value-type="float">
            <text:p>327147.822661549</text:p>
          </table:table-cell>
          <table:table-cell office:value-type="float" office:value="4652341.26840772" calcext:value-type="float">
            <text:p>4652341.268407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45" calcext:value-type="float">
            <text:p>153645</text:p>
          </table:table-cell>
          <table:table-cell office:value-type="float" office:value="4220.24733" calcext:value-type="float">
            <text:p>4220.24733</text:p>
          </table:table-cell>
          <table:table-cell office:value-type="string" calcext:value-type="string">
            <text:p>N</text:p>
          </table:table-cell>
          <table:table-cell office:value-type="float" office:value="7105.23369" calcext:value-type="float">
            <text:p>7105.2336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405E+018" calcext:value-type="float">
            <text:p>1.706733405E+018</text:p>
          </table:table-cell>
          <table:table-cell table:number-columns-repeated="25"/>
        </table:table-row>
        <table:table-row table:style-name="ro1">
          <table:table-cell office:value-type="float" office:value="1.70671540662533E+018" calcext:value-type="float">
            <text:p>1.70671540662533E+018</text:p>
          </table:table-cell>
          <table:table-cell office:value-type="float" office:value="44" calcext:value-type="float">
            <text:p>44</text:p>
          </table:table-cell>
          <table:table-cell office:value-type="float" office:value="1.70671540662079E+018" calcext:value-type="float">
            <text:p>1.70671540662079E+018</text:p>
          </table:table-cell>
          <table:table-cell/>
          <table:table-cell office:value-type="float" office:value="42.0041196666667" calcext:value-type="float">
            <text:p>42.0041196666667</text:p>
          </table:table-cell>
          <table:table-cell office:value-type="float" office:value="-71.0872288333333" calcext:value-type="float">
            <text:p>-71.087228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760679408" calcext:value-type="float">
            <text:p>327147.760679408</text:p>
          </table:table-cell>
          <table:table-cell office:value-type="float" office:value="4652340.99216238" calcext:value-type="float">
            <text:p>4652340.992162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$GPGGA</text:p>
          </table:table-cell>
          <table:table-cell office:value-type="float" office:value="153646" calcext:value-type="float">
            <text:p>153646</text:p>
          </table:table-cell>
          <table:table-cell office:value-type="float" office:value="4220.24718" calcext:value-type="float">
            <text:p>4220.24718</text:p>
          </table:table-cell>
          <table:table-cell office:value-type="string" calcext:value-type="string">
            <text:p>N</text:p>
          </table:table-cell>
          <table:table-cell office:value-type="float" office:value="7105.23373" calcext:value-type="float">
            <text:p>7105.2337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406E+018" calcext:value-type="float">
            <text:p>1.706733406E+018</text:p>
          </table:table-cell>
          <table:table-cell table:number-columns-repeated="25"/>
        </table:table-row>
        <table:table-row table:style-name="ro1">
          <table:table-cell office:value-type="float" office:value="1.70671540763334E+018" calcext:value-type="float">
            <text:p>1.70671540763334E+018</text:p>
          </table:table-cell>
          <table:table-cell office:value-type="float" office:value="45" calcext:value-type="float">
            <text:p>45</text:p>
          </table:table-cell>
          <table:table-cell office:value-type="float" office:value="1.70671540762885E+018" calcext:value-type="float">
            <text:p>1.70671540762885E+018</text:p>
          </table:table-cell>
          <table:table-cell/>
          <table:table-cell office:value-type="float" office:value="42.0041228333333" calcext:value-type="float">
            <text:p>42.0041228333333</text:p>
          </table:table-cell>
          <table:table-cell office:value-type="float" office:value="-71.0872268333333" calcext:value-type="float">
            <text:p>-71.087226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934891043" calcext:value-type="float">
            <text:p>327147.934891043</text:p>
          </table:table-cell>
          <table:table-cell office:value-type="float" office:value="4652341.33973913" calcext:value-type="float">
            <text:p>4652341.339739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647" calcext:value-type="float">
            <text:p>153647</text:p>
          </table:table-cell>
          <table:table-cell office:value-type="float" office:value="4220.24737" calcext:value-type="float">
            <text:p>4220.24737</text:p>
          </table:table-cell>
          <table:table-cell office:value-type="string" calcext:value-type="string">
            <text:p>N</text:p>
          </table:table-cell>
          <table:table-cell office:value-type="float" office:value="7105.23361" calcext:value-type="float">
            <text:p>7105.2336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407E+018" calcext:value-type="float">
            <text:p>1.706733407E+018</text:p>
          </table:table-cell>
          <table:table-cell table:number-columns-repeated="25"/>
        </table:table-row>
        <table:table-row table:style-name="ro1">
          <table:table-cell office:value-type="float" office:value="1.70671540864808E+018" calcext:value-type="float">
            <text:p>1.70671540864808E+018</text:p>
          </table:table-cell>
          <table:table-cell office:value-type="float" office:value="46" calcext:value-type="float">
            <text:p>46</text:p>
          </table:table-cell>
          <table:table-cell office:value-type="float" office:value="1.7067154086416E+018" calcext:value-type="float">
            <text:p>1.7067154086416E+018</text:p>
          </table:table-cell>
          <table:table-cell/>
          <table:table-cell office:value-type="float" office:value="42.0041211666667" calcext:value-type="float">
            <text:p>42.0041211666667</text:p>
          </table:table-cell>
          <table:table-cell office:value-type="float" office:value="-71.087227" calcext:value-type="float">
            <text:p>-71.087227</text:p>
          </table:table-cell>
          <table:table-cell office:value-type="float" office:value="0" calcext:value-type="float">
            <text:p>0</text:p>
          </table:table-cell>
          <table:table-cell office:value-type="float" office:value="327147.916574649" calcext:value-type="float">
            <text:p>327147.916574649</text:p>
          </table:table-cell>
          <table:table-cell office:value-type="float" office:value="4652341.15501451" calcext:value-type="float">
            <text:p>4652341.155014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$GPGGA</text:p>
          </table:table-cell>
          <table:table-cell office:value-type="float" office:value="153648" calcext:value-type="float">
            <text:p>153648</text:p>
          </table:table-cell>
          <table:table-cell office:value-type="float" office:value="4220.24727" calcext:value-type="float">
            <text:p>4220.24727</text:p>
          </table:table-cell>
          <table:table-cell office:value-type="string" calcext:value-type="string">
            <text:p>N</text:p>
          </table:table-cell>
          <table:table-cell office:value-type="float" office:value="7105.23362" calcext:value-type="float">
            <text:p>7105.2336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6" calcext:value-type="float">
            <text:p>1.86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408E+018" calcext:value-type="float">
            <text:p>1.706733408E+018</text:p>
          </table:table-cell>
          <table:table-cell table:number-columns-repeated="25"/>
        </table:table-row>
        <table:table-row table:style-name="ro1">
          <table:table-cell office:value-type="float" office:value="1.70671540965828E+018" calcext:value-type="float">
            <text:p>1.70671540965828E+018</text:p>
          </table:table-cell>
          <table:table-cell office:value-type="float" office:value="47" calcext:value-type="float">
            <text:p>47</text:p>
          </table:table-cell>
          <table:table-cell office:value-type="float" office:value="1.7067154096538E+018" calcext:value-type="float">
            <text:p>1.7067154096538E+018</text:p>
          </table:table-cell>
          <table:table-cell/>
          <table:table-cell office:value-type="float" office:value="42.3374533333333" calcext:value-type="float">
            <text:p>42.3374533333333</text:p>
          </table:table-cell>
          <table:table-cell office:value-type="float" office:value="-71.0872268333333" calcext:value-type="float">
            <text:p>-71.0872268333333</text:p>
          </table:table-cell>
          <table:table-cell office:value-type="float" office:value="0" calcext:value-type="float">
            <text:p>0</text:p>
          </table:table-cell>
          <table:table-cell office:value-type="float" office:value="328053.535900353" calcext:value-type="float">
            <text:p>328053.535900353</text:p>
          </table:table-cell>
          <table:table-cell office:value-type="float" office:value="4689354.21244143" calcext:value-type="float">
            <text:p>4689354.212441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$GPGGA</text:p>
          </table:table-cell>
          <table:table-cell office:value-type="float" office:value="153649" calcext:value-type="float">
            <text:p>153649</text:p>
          </table:table-cell>
          <table:table-cell office:value-type="float" office:value="4220.2472" calcext:value-type="float">
            <text:p>4220.2472</text:p>
          </table:table-cell>
          <table:table-cell office:value-type="string" calcext:value-type="string">
            <text:p>N</text:p>
          </table:table-cell>
          <table:table-cell office:value-type="float" office:value="7105.23361" calcext:value-type="float">
            <text:p>7105.2336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6" calcext:value-type="float">
            <text:p>1.86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409E+018" calcext:value-type="float">
            <text:p>1.706733409E+018</text:p>
          </table:table-cell>
          <table:table-cell table:number-columns-repeated="25"/>
        </table:table-row>
        <table:table-row table:style-name="ro1">
          <table:table-cell office:value-type="float" office:value="1.70671541066575E+018" calcext:value-type="float">
            <text:p>1.70671541066575E+018</text:p>
          </table:table-cell>
          <table:table-cell office:value-type="float" office:value="48" calcext:value-type="float">
            <text:p>48</text:p>
          </table:table-cell>
          <table:table-cell office:value-type="float" office:value="1.70671541066105E+018" calcext:value-type="float">
            <text:p>1.70671541066105E+018</text:p>
          </table:table-cell>
          <table:table-cell/>
          <table:table-cell office:value-type="float" office:value="42.0041195" calcext:value-type="float">
            <text:p>42.0041195</text:p>
          </table:table-cell>
          <table:table-cell office:value-type="float" office:value="-71.0872265" calcext:value-type="float">
            <text:p>-71.0872265</text:p>
          </table:table-cell>
          <table:table-cell office:value-type="float" office:value="0" calcext:value-type="float">
            <text:p>0</text:p>
          </table:table-cell>
          <table:table-cell office:value-type="float" office:value="327147.953470328" calcext:value-type="float">
            <text:p>327147.953470328</text:p>
          </table:table-cell>
          <table:table-cell office:value-type="float" office:value="4652340.96894335" calcext:value-type="float">
            <text:p>4652340.968943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$GPGGA</text:p>
          </table:table-cell>
          <table:table-cell office:value-type="float" office:value="153650" calcext:value-type="float">
            <text:p>153650</text:p>
          </table:table-cell>
          <table:table-cell office:value-type="float" office:value="4220.24717" calcext:value-type="float">
            <text:p>4220.24717</text:p>
          </table:table-cell>
          <table:table-cell office:value-type="string" calcext:value-type="string">
            <text:p>N</text:p>
          </table:table-cell>
          <table:table-cell office:value-type="float" office:value="7105.23359" calcext:value-type="float">
            <text:p>7105.2335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6" calcext:value-type="float">
            <text:p>1.86</text:p>
          </table:table-cell>
          <table:table-cell office:value-type="float" office:value="32.1" calcext:value-type="float">
            <text:p>3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41E+018" calcext:value-type="float">
            <text:p>1.70673341E+018</text:p>
          </table:table-cell>
          <table:table-cell table:number-columns-repeated="25"/>
        </table:table-row>
        <table:table-row table:style-name="ro1">
          <table:table-cell office:value-type="float" office:value="1.70671541167348E+018" calcext:value-type="float">
            <text:p>1.70671541167348E+018</text:p>
          </table:table-cell>
          <table:table-cell office:value-type="float" office:value="49" calcext:value-type="float">
            <text:p>49</text:p>
          </table:table-cell>
          <table:table-cell office:value-type="float" office:value="1.70671541166907E+018" calcext:value-type="float">
            <text:p>1.70671541166907E+018</text:p>
          </table:table-cell>
          <table:table-cell/>
          <table:table-cell office:value-type="float" office:value="42.0041198333333" calcext:value-type="float">
            <text:p>42.0041198333333</text:p>
          </table:table-cell>
          <table:table-cell office:value-type="float" office:value="-71.0872256666667" calcext:value-type="float">
            <text:p>-71.087225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023388096" calcext:value-type="float">
            <text:p>327148.023388096</text:p>
          </table:table-cell>
          <table:table-cell office:value-type="float" office:value="4652341.00427243" calcext:value-type="float">
            <text:p>4652341.004272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$GPGGA</text:p>
          </table:table-cell>
          <table:table-cell office:value-type="float" office:value="153651" calcext:value-type="float">
            <text:p>153651</text:p>
          </table:table-cell>
          <table:table-cell office:value-type="float" office:value="4220.24719" calcext:value-type="float">
            <text:p>4220.24719</text:p>
          </table:table-cell>
          <table:table-cell office:value-type="string" calcext:value-type="string">
            <text:p>N</text:p>
          </table:table-cell>
          <table:table-cell office:value-type="float" office:value="7105.23354" calcext:value-type="float">
            <text:p>7105.2335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6" calcext:value-type="float">
            <text:p>1.8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411E+018" calcext:value-type="float">
            <text:p>1.706733411E+018</text:p>
          </table:table-cell>
          <table:table-cell table:number-columns-repeated="25"/>
        </table:table-row>
        <table:table-row table:style-name="ro1">
          <table:table-cell office:value-type="float" office:value="1.70671541267933E+018" calcext:value-type="float">
            <text:p>1.70671541267933E+018</text:p>
          </table:table-cell>
          <table:table-cell office:value-type="float" office:value="50" calcext:value-type="float">
            <text:p>50</text:p>
          </table:table-cell>
          <table:table-cell office:value-type="float" office:value="1.70671541267537E+018" calcext:value-type="float">
            <text:p>1.70671541267537E+018</text:p>
          </table:table-cell>
          <table:table-cell/>
          <table:table-cell office:value-type="float" office:value="42.0041198333333" calcext:value-type="float">
            <text:p>42.0041198333333</text:p>
          </table:table-cell>
          <table:table-cell office:value-type="float" office:value="-71.087225" calcext:value-type="float">
            <text:p>-71.087225</text:p>
          </table:table-cell>
          <table:table-cell office:value-type="float" office:value="0" calcext:value-type="float">
            <text:p>0</text:p>
          </table:table-cell>
          <table:table-cell office:value-type="float" office:value="327148.078600169" calcext:value-type="float">
            <text:p>327148.078600169</text:p>
          </table:table-cell>
          <table:table-cell office:value-type="float" office:value="4652341.00292588" calcext:value-type="float">
            <text:p>4652341.002925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$GPGGA</text:p>
          </table:table-cell>
          <table:table-cell office:value-type="float" office:value="153652" calcext:value-type="float">
            <text:p>153652</text:p>
          </table:table-cell>
          <table:table-cell office:value-type="float" office:value="4220.24719" calcext:value-type="float">
            <text:p>4220.24719</text:p>
          </table:table-cell>
          <table:table-cell office:value-type="string" calcext:value-type="string">
            <text:p>N</text:p>
          </table:table-cell>
          <table:table-cell office:value-type="float" office:value="7105.2335" calcext:value-type="float">
            <text:p>7105.233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6" calcext:value-type="float">
            <text:p>1.86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412E+018" calcext:value-type="float">
            <text:p>1.706733412E+018</text:p>
          </table:table-cell>
          <table:table-cell table:number-columns-repeated="25"/>
        </table:table-row>
        <table:table-row table:style-name="ro1">
          <table:table-cell office:value-type="float" office:value="1.70671541369037E+018" calcext:value-type="float">
            <text:p>1.70671541369037E+018</text:p>
          </table:table-cell>
          <table:table-cell office:value-type="float" office:value="51" calcext:value-type="float">
            <text:p>51</text:p>
          </table:table-cell>
          <table:table-cell office:value-type="float" office:value="1.706715413685E+018" calcext:value-type="float">
            <text:p>1.706715413685E+018</text:p>
          </table:table-cell>
          <table:table-cell/>
          <table:table-cell office:value-type="float" office:value="42.0041223333333" calcext:value-type="float">
            <text:p>42.0041223333333</text:p>
          </table:table-cell>
          <table:table-cell office:value-type="float" office:value="-71.0872226666667" calcext:value-type="float">
            <text:p>-71.087222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278612478" calcext:value-type="float">
            <text:p>327148.278612478</text:p>
          </table:table-cell>
          <table:table-cell office:value-type="float" office:value="4652341.27580488" calcext:value-type="float">
            <text:p>4652341.275804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$GPGGA</text:p>
          </table:table-cell>
          <table:table-cell office:value-type="float" office:value="153653" calcext:value-type="float">
            <text:p>153653</text:p>
          </table:table-cell>
          <table:table-cell office:value-type="float" office:value="4220.24734" calcext:value-type="float">
            <text:p>4220.24734</text:p>
          </table:table-cell>
          <table:table-cell office:value-type="string" calcext:value-type="string">
            <text:p>N</text:p>
          </table:table-cell>
          <table:table-cell office:value-type="float" office:value="7105.23336" calcext:value-type="float">
            <text:p>7105.2333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6" calcext:value-type="float">
            <text:p>1.86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413E+018" calcext:value-type="float">
            <text:p>1.706733413E+018</text:p>
          </table:table-cell>
          <table:table-cell table:number-columns-repeated="25"/>
        </table:table-row>
        <table:table-row table:style-name="ro1">
          <table:table-cell office:value-type="float" office:value="1.70671541469163E+018" calcext:value-type="float">
            <text:p>1.70671541469163E+018</text:p>
          </table:table-cell>
          <table:table-cell office:value-type="float" office:value="52" calcext:value-type="float">
            <text:p>52</text:p>
          </table:table-cell>
          <table:table-cell office:value-type="float" office:value="1.70671541468925E+018" calcext:value-type="float">
            <text:p>1.70671541468925E+018</text:p>
          </table:table-cell>
          <table:table-cell/>
          <table:table-cell office:value-type="float" office:value="42.0041246666667" calcext:value-type="float">
            <text:p>42.0041246666667</text:p>
          </table:table-cell>
          <table:table-cell office:value-type="float" office:value="-71.0872203333333" calcext:value-type="float">
            <text:p>-71.087220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478173436" calcext:value-type="float">
            <text:p>327148.478173436</text:p>
          </table:table-cell>
          <table:table-cell office:value-type="float" office:value="4652341.53017775" calcext:value-type="float">
            <text:p>4652341.530177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$GPGGA</text:p>
          </table:table-cell>
          <table:table-cell office:value-type="float" office:value="153654" calcext:value-type="float">
            <text:p>153654</text:p>
          </table:table-cell>
          <table:table-cell office:value-type="float" office:value="4220.24748" calcext:value-type="float">
            <text:p>4220.24748</text:p>
          </table:table-cell>
          <table:table-cell office:value-type="string" calcext:value-type="string">
            <text:p>N</text:p>
          </table:table-cell>
          <table:table-cell office:value-type="float" office:value="7105.23322" calcext:value-type="float">
            <text:p>7105.2332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6" calcext:value-type="float">
            <text:p>1.86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414E+018" calcext:value-type="float">
            <text:p>1.706733414E+018</text:p>
          </table:table-cell>
          <table:table-cell table:number-columns-repeated="25"/>
        </table:table-row>
        <table:table-row table:style-name="ro1">
          <table:table-cell office:value-type="float" office:value="1.70671541570637E+018" calcext:value-type="float">
            <text:p>1.70671541570637E+018</text:p>
          </table:table-cell>
          <table:table-cell office:value-type="float" office:value="53" calcext:value-type="float">
            <text:p>53</text:p>
          </table:table-cell>
          <table:table-cell office:value-type="float" office:value="1.70671541569708E+018" calcext:value-type="float">
            <text:p>1.70671541569708E+018</text:p>
          </table:table-cell>
          <table:table-cell/>
          <table:table-cell office:value-type="float" office:value="42.0041253333333" calcext:value-type="float">
            <text:p>42.0041253333333</text:p>
          </table:table-cell>
          <table:table-cell office:value-type="float" office:value="-71.0872193333333" calcext:value-type="float">
            <text:p>-71.087219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562796885" calcext:value-type="float">
            <text:p>327148.562796885</text:p>
          </table:table-cell>
          <table:table-cell office:value-type="float" office:value="4652341.60218244" calcext:value-type="float">
            <text:p>4652341.602182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$GPGGA</text:p>
          </table:table-cell>
          <table:table-cell office:value-type="float" office:value="153655" calcext:value-type="float">
            <text:p>153655</text:p>
          </table:table-cell>
          <table:table-cell office:value-type="float" office:value="4220.24752" calcext:value-type="float">
            <text:p>4220.24752</text:p>
          </table:table-cell>
          <table:table-cell office:value-type="string" calcext:value-type="string">
            <text:p>N</text:p>
          </table:table-cell>
          <table:table-cell office:value-type="float" office:value="7105.23316" calcext:value-type="float">
            <text:p>7105.2331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.86" calcext:value-type="float">
            <text:p>1.86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415E+018" calcext:value-type="float">
            <text:p>1.706733415E+018</text:p>
          </table:table-cell>
          <table:table-cell table:number-columns-repeated="25"/>
        </table:table-row>
        <table:table-row table:style-name="ro1">
          <table:table-cell office:value-type="float" office:value="1.7067154167098E+018" calcext:value-type="float">
            <text:p>1.7067154167098E+018</text:p>
          </table:table-cell>
          <table:table-cell office:value-type="float" office:value="54" calcext:value-type="float">
            <text:p>54</text:p>
          </table:table-cell>
          <table:table-cell office:value-type="float" office:value="1.70671541670532E+018" calcext:value-type="float">
            <text:p>1.70671541670532E+018</text:p>
          </table:table-cell>
          <table:table-cell/>
          <table:table-cell office:value-type="float" office:value="42.0041255" calcext:value-type="float">
            <text:p>42.0041255</text:p>
          </table:table-cell>
          <table:table-cell office:value-type="float" office:value="-71.0872193333333" calcext:value-type="float">
            <text:p>-71.087219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563248221" calcext:value-type="float">
            <text:p>327148.563248221</text:p>
          </table:table-cell>
          <table:table-cell office:value-type="float" office:value="4652341.62068857" calcext:value-type="float">
            <text:p>4652341.620688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$GPGGA</text:p>
          </table:table-cell>
          <table:table-cell office:value-type="float" office:value="153656" calcext:value-type="float">
            <text:p>153656</text:p>
          </table:table-cell>
          <table:table-cell office:value-type="float" office:value="4220.24753" calcext:value-type="float">
            <text:p>4220.24753</text:p>
          </table:table-cell>
          <table:table-cell office:value-type="string" calcext:value-type="string">
            <text:p>N</text:p>
          </table:table-cell>
          <table:table-cell office:value-type="float" office:value="7105.23316" calcext:value-type="float">
            <text:p>7105.2331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6" calcext:value-type="float">
            <text:p>1.96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416E+018" calcext:value-type="float">
            <text:p>1.706733416E+018</text:p>
          </table:table-cell>
          <table:table-cell table:number-columns-repeated="25"/>
        </table:table-row>
        <table:table-row table:style-name="ro1">
          <table:table-cell office:value-type="float" office:value="1.70671541771754E+018" calcext:value-type="float">
            <text:p>1.70671541771754E+018</text:p>
          </table:table-cell>
          <table:table-cell office:value-type="float" office:value="55" calcext:value-type="float">
            <text:p>55</text:p>
          </table:table-cell>
          <table:table-cell office:value-type="float" office:value="1.70671541771318E+018" calcext:value-type="float">
            <text:p>1.70671541771318E+018</text:p>
          </table:table-cell>
          <table:table-cell/>
          <table:table-cell office:value-type="float" office:value="42.004126" calcext:value-type="float">
            <text:p>42.004126</text:p>
          </table:table-cell>
          <table:table-cell office:value-type="float" office:value="-71.0872186666667" calcext:value-type="float">
            <text:p>-71.087218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619814298" calcext:value-type="float">
            <text:p>327148.619814298</text:p>
          </table:table-cell>
          <table:table-cell office:value-type="float" office:value="4652341.67486041" calcext:value-type="float">
            <text:p>4652341.674860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$GPGGA</text:p>
          </table:table-cell>
          <table:table-cell office:value-type="float" office:value="153657" calcext:value-type="float">
            <text:p>153657</text:p>
          </table:table-cell>
          <table:table-cell office:value-type="float" office:value="4220.24756" calcext:value-type="float">
            <text:p>4220.24756</text:p>
          </table:table-cell>
          <table:table-cell office:value-type="string" calcext:value-type="string">
            <text:p>N</text:p>
          </table:table-cell>
          <table:table-cell office:value-type="float" office:value="7105.23312" calcext:value-type="float">
            <text:p>7105.2331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6" calcext:value-type="float">
            <text:p>1.86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417E+018" calcext:value-type="float">
            <text:p>1.706733417E+018</text:p>
          </table:table-cell>
          <table:table-cell table:number-columns-repeated="25"/>
        </table:table-row>
        <table:table-row table:style-name="ro1">
          <table:table-cell office:value-type="float" office:value="1.70671541872578E+018" calcext:value-type="float">
            <text:p>1.70671541872578E+018</text:p>
          </table:table-cell>
          <table:table-cell office:value-type="float" office:value="56" calcext:value-type="float">
            <text:p>56</text:p>
          </table:table-cell>
          <table:table-cell office:value-type="float" office:value="1.70671541872134E+018" calcext:value-type="float">
            <text:p>1.70671541872134E+018</text:p>
          </table:table-cell>
          <table:table-cell/>
          <table:table-cell office:value-type="float" office:value="42.0041315" calcext:value-type="float">
            <text:p>42.0041315</text:p>
          </table:table-cell>
          <table:table-cell office:value-type="float" office:value="-71.0872158333333" calcext:value-type="float">
            <text:p>-71.087215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869359652" calcext:value-type="float">
            <text:p>327148.869359652</text:p>
          </table:table-cell>
          <table:table-cell office:value-type="float" office:value="4652342.27983977" calcext:value-type="float">
            <text:p>4652342.279839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658" calcext:value-type="float">
            <text:p>153658</text:p>
          </table:table-cell>
          <table:table-cell office:value-type="float" office:value="4220.24789" calcext:value-type="float">
            <text:p>4220.24789</text:p>
          </table:table-cell>
          <table:table-cell office:value-type="string" calcext:value-type="string">
            <text:p>N</text:p>
          </table:table-cell>
          <table:table-cell office:value-type="float" office:value="7105.23295" calcext:value-type="float">
            <text:p>7105.2329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418E+018" calcext:value-type="float">
            <text:p>1.706733418E+018</text:p>
          </table:table-cell>
          <table:table-cell table:number-columns-repeated="25"/>
        </table:table-row>
        <table:table-row table:style-name="ro1">
          <table:table-cell office:value-type="float" office:value="1.70671541973377E+018" calcext:value-type="float">
            <text:p>1.70671541973377E+018</text:p>
          </table:table-cell>
          <table:table-cell office:value-type="float" office:value="57" calcext:value-type="float">
            <text:p>57</text:p>
          </table:table-cell>
          <table:table-cell office:value-type="float" office:value="1.70671541972944E+018" calcext:value-type="float">
            <text:p>1.70671541972944E+018</text:p>
          </table:table-cell>
          <table:table-cell/>
          <table:table-cell office:value-type="float" office:value="42.0041293333333" calcext:value-type="float">
            <text:p>42.0041293333333</text:p>
          </table:table-cell>
          <table:table-cell office:value-type="float" office:value="-71.0872176666667" calcext:value-type="float">
            <text:p>-71.087217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711659114" calcext:value-type="float">
            <text:p>327148.711659114</text:p>
          </table:table-cell>
          <table:table-cell office:value-type="float" office:value="4652342.04296311" calcext:value-type="float">
            <text:p>4652342.042963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$GPGGA</text:p>
          </table:table-cell>
          <table:table-cell office:value-type="float" office:value="153659" calcext:value-type="float">
            <text:p>153659</text:p>
          </table:table-cell>
          <table:table-cell office:value-type="float" office:value="4220.24776" calcext:value-type="float">
            <text:p>4220.24776</text:p>
          </table:table-cell>
          <table:table-cell office:value-type="string" calcext:value-type="string">
            <text:p>N</text:p>
          </table:table-cell>
          <table:table-cell office:value-type="float" office:value="7105.23306" calcext:value-type="float">
            <text:p>7105.2330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6" calcext:value-type="float">
            <text:p>1.96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419E+018" calcext:value-type="float">
            <text:p>1.706733419E+018</text:p>
          </table:table-cell>
          <table:table-cell table:number-columns-repeated="25"/>
        </table:table-row>
        <table:table-row table:style-name="ro1">
          <table:table-cell office:value-type="float" office:value="1.70671542074942E+018" calcext:value-type="float">
            <text:p>1.70671542074942E+018</text:p>
          </table:table-cell>
          <table:table-cell office:value-type="float" office:value="58" calcext:value-type="float">
            <text:p>58</text:p>
          </table:table-cell>
          <table:table-cell office:value-type="float" office:value="1.70671542073743E+018" calcext:value-type="float">
            <text:p>1.70671542073743E+018</text:p>
          </table:table-cell>
          <table:table-cell/>
          <table:table-cell office:value-type="float" office:value="42.0041315" calcext:value-type="float">
            <text:p>42.0041315</text:p>
          </table:table-cell>
          <table:table-cell office:value-type="float" office:value="-71.0872176666667" calcext:value-type="float">
            <text:p>-71.087217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717526478" calcext:value-type="float">
            <text:p>327148.717526478</text:p>
          </table:table-cell>
          <table:table-cell office:value-type="float" office:value="4652342.28354275" calcext:value-type="float">
            <text:p>4652342.283542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00" calcext:value-type="float">
            <text:p>153700</text:p>
          </table:table-cell>
          <table:table-cell office:value-type="float" office:value="4220.24789" calcext:value-type="float">
            <text:p>4220.24789</text:p>
          </table:table-cell>
          <table:table-cell office:value-type="string" calcext:value-type="string">
            <text:p>N</text:p>
          </table:table-cell>
          <table:table-cell office:value-type="float" office:value="7105.23306" calcext:value-type="float">
            <text:p>7105.2330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42E+018" calcext:value-type="float">
            <text:p>1.70673342E+018</text:p>
          </table:table-cell>
          <table:table-cell table:number-columns-repeated="25"/>
        </table:table-row>
        <table:table-row table:style-name="ro1">
          <table:table-cell office:value-type="float" office:value="1.70671542174601E+018" calcext:value-type="float">
            <text:p>1.70671542174601E+018</text:p>
          </table:table-cell>
          <table:table-cell office:value-type="float" office:value="59" calcext:value-type="float">
            <text:p>59</text:p>
          </table:table-cell>
          <table:table-cell office:value-type="float" office:value="1.70671542174251E+018" calcext:value-type="float">
            <text:p>1.70671542174251E+018</text:p>
          </table:table-cell>
          <table:table-cell/>
          <table:table-cell office:value-type="float" office:value="42.0041276666667" calcext:value-type="float">
            <text:p>42.0041276666667</text:p>
          </table:table-cell>
          <table:table-cell office:value-type="float" office:value="-71.0872206666667" calcext:value-type="float">
            <text:p>-71.087220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458691454" calcext:value-type="float">
            <text:p>327148.458691454</text:p>
          </table:table-cell>
          <table:table-cell office:value-type="float" office:value="4652341.86396128" calcext:value-type="float">
            <text:p>4652341.863961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$GPGGA</text:p>
          </table:table-cell>
          <table:table-cell office:value-type="float" office:value="153701" calcext:value-type="float">
            <text:p>153701</text:p>
          </table:table-cell>
          <table:table-cell office:value-type="float" office:value="4220.24766" calcext:value-type="float">
            <text:p>4220.24766</text:p>
          </table:table-cell>
          <table:table-cell office:value-type="string" calcext:value-type="string">
            <text:p>N</text:p>
          </table:table-cell>
          <table:table-cell office:value-type="float" office:value="7105.23324" calcext:value-type="float">
            <text:p>7105.2332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6" calcext:value-type="float">
            <text:p>1.96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421E+018" calcext:value-type="float">
            <text:p>1.706733421E+018</text:p>
          </table:table-cell>
          <table:table-cell table:number-columns-repeated="25"/>
        </table:table-row>
        <table:table-row table:style-name="ro1">
          <table:table-cell office:value-type="float" office:value="1.70671542275094E+018" calcext:value-type="float">
            <text:p>1.70671542275094E+018</text:p>
          </table:table-cell>
          <table:table-cell office:value-type="float" office:value="60" calcext:value-type="float">
            <text:p>60</text:p>
          </table:table-cell>
          <table:table-cell office:value-type="float" office:value="1.70671542274755E+018" calcext:value-type="float">
            <text:p>1.70671542274755E+018</text:p>
          </table:table-cell>
          <table:table-cell/>
          <table:table-cell office:value-type="float" office:value="42.3374616666667" calcext:value-type="float">
            <text:p>42.3374616666667</text:p>
          </table:table-cell>
          <table:table-cell office:value-type="float" office:value="-71.0872215" calcext:value-type="float">
            <text:p>-71.0872215</text:p>
          </table:table-cell>
          <table:table-cell office:value-type="float" office:value="0" calcext:value-type="float">
            <text:p>0</text:p>
          </table:table-cell>
          <table:table-cell office:value-type="float" office:value="328053.99799392" calcext:value-type="float">
            <text:p>328053.99799392</text:p>
          </table:table-cell>
          <table:table-cell office:value-type="float" office:value="4689355.12700965" calcext:value-type="float">
            <text:p>4689355.127009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02" calcext:value-type="float">
            <text:p>153702</text:p>
          </table:table-cell>
          <table:table-cell office:value-type="float" office:value="4220.2477" calcext:value-type="float">
            <text:p>4220.2477</text:p>
          </table:table-cell>
          <table:table-cell office:value-type="string" calcext:value-type="string">
            <text:p>N</text:p>
          </table:table-cell>
          <table:table-cell office:value-type="float" office:value="7105.23329" calcext:value-type="float">
            <text:p>7105.2332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422E+018" calcext:value-type="float">
            <text:p>1.706733422E+018</text:p>
          </table:table-cell>
          <table:table-cell table:number-columns-repeated="25"/>
        </table:table-row>
        <table:table-row table:style-name="ro1">
          <table:table-cell office:value-type="float" office:value="1.70671542375796E+018" calcext:value-type="float">
            <text:p>1.70671542375796E+018</text:p>
          </table:table-cell>
          <table:table-cell office:value-type="float" office:value="61" calcext:value-type="float">
            <text:p>61</text:p>
          </table:table-cell>
          <table:table-cell office:value-type="float" office:value="1.70671542375384E+018" calcext:value-type="float">
            <text:p>1.70671542375384E+018</text:p>
          </table:table-cell>
          <table:table-cell/>
          <table:table-cell office:value-type="float" office:value="42.0041245" calcext:value-type="float">
            <text:p>42.0041245</text:p>
          </table:table-cell>
          <table:table-cell office:value-type="float" office:value="-71.0872243333333" calcext:value-type="float">
            <text:p>-71.087224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146449681" calcext:value-type="float">
            <text:p>327148.146449681</text:p>
          </table:table-cell>
          <table:table-cell office:value-type="float" office:value="4652341.51975086" calcext:value-type="float">
            <text:p>4652341.519750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$GPGGA</text:p>
          </table:table-cell>
          <table:table-cell office:value-type="float" office:value="153703" calcext:value-type="float">
            <text:p>153703</text:p>
          </table:table-cell>
          <table:table-cell office:value-type="float" office:value="4220.24747" calcext:value-type="float">
            <text:p>4220.24747</text:p>
          </table:table-cell>
          <table:table-cell office:value-type="string" calcext:value-type="string">
            <text:p>N</text:p>
          </table:table-cell>
          <table:table-cell office:value-type="float" office:value="7105.23346" calcext:value-type="float">
            <text:p>7105.2334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6" calcext:value-type="float">
            <text:p>1.96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423E+018" calcext:value-type="float">
            <text:p>1.706733423E+018</text:p>
          </table:table-cell>
          <table:table-cell table:number-columns-repeated="25"/>
        </table:table-row>
        <table:table-row table:style-name="ro1">
          <table:table-cell office:value-type="float" office:value="1.70671542476533E+018" calcext:value-type="float">
            <text:p>1.70671542476533E+018</text:p>
          </table:table-cell>
          <table:table-cell office:value-type="float" office:value="62" calcext:value-type="float">
            <text:p>62</text:p>
          </table:table-cell>
          <table:table-cell office:value-type="float" office:value="1.70671542476089E+018" calcext:value-type="float">
            <text:p>1.70671542476089E+018</text:p>
          </table:table-cell>
          <table:table-cell/>
          <table:table-cell office:value-type="float" office:value="42.0041313333333" calcext:value-type="float">
            <text:p>42.0041313333333</text:p>
          </table:table-cell>
          <table:table-cell office:value-type="float" office:value="-71.087221" calcext:value-type="float">
            <text:p>-71.087221</text:p>
          </table:table-cell>
          <table:table-cell office:value-type="float" office:value="0" calcext:value-type="float">
            <text:p>0</text:p>
          </table:table-cell>
          <table:table-cell office:value-type="float" office:value="327148.441014821" calcext:value-type="float">
            <text:p>327148.441014821</text:p>
          </table:table-cell>
          <table:table-cell office:value-type="float" office:value="4652342.27176931" calcext:value-type="float">
            <text:p>4652342.271769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PGGA</text:p>
          </table:table-cell>
          <table:table-cell office:value-type="float" office:value="153704" calcext:value-type="float">
            <text:p>153704</text:p>
          </table:table-cell>
          <table:table-cell office:value-type="float" office:value="4220.24788" calcext:value-type="float">
            <text:p>4220.24788</text:p>
          </table:table-cell>
          <table:table-cell office:value-type="string" calcext:value-type="string">
            <text:p>N</text:p>
          </table:table-cell>
          <table:table-cell office:value-type="float" office:value="7105.23326" calcext:value-type="float">
            <text:p>7105.2332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424E+018" calcext:value-type="float">
            <text:p>1.706733424E+018</text:p>
          </table:table-cell>
          <table:table-cell table:number-columns-repeated="25"/>
        </table:table-row>
        <table:table-row table:style-name="ro1">
          <table:table-cell office:value-type="float" office:value="1.70671542577996E+018" calcext:value-type="float">
            <text:p>1.70671542577996E+018</text:p>
          </table:table-cell>
          <table:table-cell office:value-type="float" office:value="63" calcext:value-type="float">
            <text:p>63</text:p>
          </table:table-cell>
          <table:table-cell office:value-type="float" office:value="1.70671542576818E+018" calcext:value-type="float">
            <text:p>1.70671542576818E+018</text:p>
          </table:table-cell>
          <table:table-cell/>
          <table:table-cell office:value-type="float" office:value="42.0041371666667" calcext:value-type="float">
            <text:p>42.0041371666667</text:p>
          </table:table-cell>
          <table:table-cell office:value-type="float" office:value="-71.0872183333333" calcext:value-type="float">
            <text:p>-71.087218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677659831" calcext:value-type="float">
            <text:p>327148.677659831</text:p>
          </table:table-cell>
          <table:table-cell office:value-type="float" office:value="4652342.91409755" calcext:value-type="float">
            <text:p>4652342.914097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05" calcext:value-type="float">
            <text:p>153705</text:p>
          </table:table-cell>
          <table:table-cell office:value-type="float" office:value="4220.24823" calcext:value-type="float">
            <text:p>4220.24823</text:p>
          </table:table-cell>
          <table:table-cell office:value-type="string" calcext:value-type="string">
            <text:p>N</text:p>
          </table:table-cell>
          <table:table-cell office:value-type="float" office:value="7105.2331" calcext:value-type="float">
            <text:p>7105.233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4.1" calcext:value-type="float">
            <text:p>34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425E+018" calcext:value-type="float">
            <text:p>1.706733425E+018</text:p>
          </table:table-cell>
          <table:table-cell table:number-columns-repeated="25"/>
        </table:table-row>
        <table:table-row table:style-name="ro1">
          <table:table-cell office:value-type="float" office:value="1.70671542678012E+018" calcext:value-type="float">
            <text:p>1.70671542678012E+018</text:p>
          </table:table-cell>
          <table:table-cell office:value-type="float" office:value="64" calcext:value-type="float">
            <text:p>64</text:p>
          </table:table-cell>
          <table:table-cell office:value-type="float" office:value="1.70671542677563E+018" calcext:value-type="float">
            <text:p>1.70671542677563E+018</text:p>
          </table:table-cell>
          <table:table-cell/>
          <table:table-cell office:value-type="float" office:value="42.0041365" calcext:value-type="float">
            <text:p>42.0041365</text:p>
          </table:table-cell>
          <table:table-cell office:value-type="float" office:value="-71.087219" calcext:value-type="float">
            <text:p>-71.087219</text:p>
          </table:table-cell>
          <table:table-cell office:value-type="float" office:value="0" calcext:value-type="float">
            <text:p>0</text:p>
          </table:table-cell>
          <table:table-cell office:value-type="float" office:value="327148.620642429" calcext:value-type="float">
            <text:p>327148.620642429</text:p>
          </table:table-cell>
          <table:table-cell office:value-type="float" office:value="4652342.84141959" calcext:value-type="float">
            <text:p>4652342.841419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$GPGGA</text:p>
          </table:table-cell>
          <table:table-cell office:value-type="float" office:value="153706" calcext:value-type="float">
            <text:p>153706</text:p>
          </table:table-cell>
          <table:table-cell office:value-type="float" office:value="4220.24819" calcext:value-type="float">
            <text:p>4220.24819</text:p>
          </table:table-cell>
          <table:table-cell office:value-type="string" calcext:value-type="string">
            <text:p>N</text:p>
          </table:table-cell>
          <table:table-cell office:value-type="float" office:value="7105.23314" calcext:value-type="float">
            <text:p>7105.2331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6" calcext:value-type="float">
            <text:p>1.96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426E+018" calcext:value-type="float">
            <text:p>1.706733426E+018</text:p>
          </table:table-cell>
          <table:table-cell table:number-columns-repeated="25"/>
        </table:table-row>
        <table:table-row table:style-name="ro1">
          <table:table-cell office:value-type="float" office:value="1.70671542778434E+018" calcext:value-type="float">
            <text:p>1.70671542778434E+018</text:p>
          </table:table-cell>
          <table:table-cell office:value-type="float" office:value="65" calcext:value-type="float">
            <text:p>65</text:p>
          </table:table-cell>
          <table:table-cell office:value-type="float" office:value="1.706715427781E+018" calcext:value-type="float">
            <text:p>1.706715427781E+018</text:p>
          </table:table-cell>
          <table:table-cell/>
          <table:table-cell office:value-type="float" office:value="42.0041391666667" calcext:value-type="float">
            <text:p>42.0041391666667</text:p>
          </table:table-cell>
          <table:table-cell office:value-type="float" office:value="-71.0872181666667" calcext:value-type="float">
            <text:p>-71.087218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696878875" calcext:value-type="float">
            <text:p>327148.696878875</text:p>
          </table:table-cell>
          <table:table-cell office:value-type="float" office:value="4652343.13583443" calcext:value-type="float">
            <text:p>4652343.135834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07" calcext:value-type="float">
            <text:p>153707</text:p>
          </table:table-cell>
          <table:table-cell office:value-type="float" office:value="4220.24835" calcext:value-type="float">
            <text:p>4220.24835</text:p>
          </table:table-cell>
          <table:table-cell office:value-type="string" calcext:value-type="string">
            <text:p>N</text:p>
          </table:table-cell>
          <table:table-cell office:value-type="float" office:value="7105.23309" calcext:value-type="float">
            <text:p>7105.2330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427E+018" calcext:value-type="float">
            <text:p>1.706733427E+018</text:p>
          </table:table-cell>
          <table:table-cell table:number-columns-repeated="25"/>
        </table:table-row>
        <table:table-row table:style-name="ro1">
          <table:table-cell office:value-type="float" office:value="1.70671542879381E+018" calcext:value-type="float">
            <text:p>1.70671542879381E+018</text:p>
          </table:table-cell>
          <table:table-cell office:value-type="float" office:value="66" calcext:value-type="float">
            <text:p>66</text:p>
          </table:table-cell>
          <table:table-cell office:value-type="float" office:value="1.70671542878936E+018" calcext:value-type="float">
            <text:p>1.70671542878936E+018</text:p>
          </table:table-cell>
          <table:table-cell/>
          <table:table-cell office:value-type="float" office:value="42.0041408333333" calcext:value-type="float">
            <text:p>42.0041408333333</text:p>
          </table:table-cell>
          <table:table-cell office:value-type="float" office:value="-71.087218" calcext:value-type="float">
            <text:p>-71.087218</text:p>
          </table:table-cell>
          <table:table-cell office:value-type="float" office:value="0" calcext:value-type="float">
            <text:p>0</text:p>
          </table:table-cell>
          <table:table-cell office:value-type="float" office:value="327148.715195247" calcext:value-type="float">
            <text:p>327148.715195247</text:p>
          </table:table-cell>
          <table:table-cell office:value-type="float" office:value="4652343.32055905" calcext:value-type="float">
            <text:p>4652343.320559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08" calcext:value-type="float">
            <text:p>153708</text:p>
          </table:table-cell>
          <table:table-cell office:value-type="float" office:value="4220.24845" calcext:value-type="float">
            <text:p>4220.24845</text:p>
          </table:table-cell>
          <table:table-cell office:value-type="string" calcext:value-type="string">
            <text:p>N</text:p>
          </table:table-cell>
          <table:table-cell office:value-type="float" office:value="7105.23308" calcext:value-type="float">
            <text:p>7105.2330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428E+018" calcext:value-type="float">
            <text:p>1.706733428E+018</text:p>
          </table:table-cell>
          <table:table-cell table:number-columns-repeated="25"/>
        </table:table-row>
        <table:table-row table:style-name="ro1">
          <table:table-cell office:value-type="float" office:value="1.70671542980188E+018" calcext:value-type="float">
            <text:p>1.70671542980188E+018</text:p>
          </table:table-cell>
          <table:table-cell office:value-type="float" office:value="67" calcext:value-type="float">
            <text:p>67</text:p>
          </table:table-cell>
          <table:table-cell office:value-type="float" office:value="1.70671542979718E+018" calcext:value-type="float">
            <text:p>1.70671542979718E+018</text:p>
          </table:table-cell>
          <table:table-cell/>
          <table:table-cell office:value-type="float" office:value="42.0041473333333" calcext:value-type="float">
            <text:p>42.0041473333333</text:p>
          </table:table-cell>
          <table:table-cell office:value-type="float" office:value="-71.0872146666667" calcext:value-type="float">
            <text:p>-71.087214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9.008857596" calcext:value-type="float">
            <text:p>327149.008857596</text:p>
          </table:table-cell>
          <table:table-cell office:value-type="float" office:value="4652344.03556527" calcext:value-type="float">
            <text:p>4652344.035565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PGGA</text:p>
          </table:table-cell>
          <table:table-cell office:value-type="float" office:value="153709" calcext:value-type="float">
            <text:p>153709</text:p>
          </table:table-cell>
          <table:table-cell office:value-type="float" office:value="4220.24884" calcext:value-type="float">
            <text:p>4220.24884</text:p>
          </table:table-cell>
          <table:table-cell office:value-type="string" calcext:value-type="string">
            <text:p>N</text:p>
          </table:table-cell>
          <table:table-cell office:value-type="float" office:value="7105.23288" calcext:value-type="float">
            <text:p>7105.2328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429E+018" calcext:value-type="float">
            <text:p>1.706733429E+018</text:p>
          </table:table-cell>
          <table:table-cell table:number-columns-repeated="25"/>
        </table:table-row>
        <table:table-row table:style-name="ro1">
          <table:table-cell office:value-type="float" office:value="1.70671543081691E+018" calcext:value-type="float">
            <text:p>1.70671543081691E+018</text:p>
          </table:table-cell>
          <table:table-cell office:value-type="float" office:value="68" calcext:value-type="float">
            <text:p>68</text:p>
          </table:table-cell>
          <table:table-cell office:value-type="float" office:value="1.70671543080504E+018" calcext:value-type="float">
            <text:p>1.70671543080504E+018</text:p>
          </table:table-cell>
          <table:table-cell/>
          <table:table-cell office:value-type="float" office:value="42.3374866666667" calcext:value-type="float">
            <text:p>42.3374866666667</text:p>
          </table:table-cell>
          <table:table-cell office:value-type="float" office:value="-71.0872118333333" calcext:value-type="float">
            <text:p>-71.0872118333333</text:p>
          </table:table-cell>
          <table:table-cell office:value-type="float" office:value="0" calcext:value-type="float">
            <text:p>0</text:p>
          </table:table-cell>
          <table:table-cell office:value-type="float" office:value="328054.86251024" calcext:value-type="float">
            <text:p>328054.86251024</text:p>
          </table:table-cell>
          <table:table-cell office:value-type="float" office:value="4689357.88352143" calcext:value-type="float">
            <text:p>4689357.883521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10" calcext:value-type="float">
            <text:p>153710</text:p>
          </table:table-cell>
          <table:table-cell office:value-type="float" office:value="4220.2492" calcext:value-type="float">
            <text:p>4220.2492</text:p>
          </table:table-cell>
          <table:table-cell office:value-type="string" calcext:value-type="string">
            <text:p>N</text:p>
          </table:table-cell>
          <table:table-cell office:value-type="float" office:value="7105.23271" calcext:value-type="float">
            <text:p>7105.2327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43E+018" calcext:value-type="float">
            <text:p>1.70673343E+018</text:p>
          </table:table-cell>
          <table:table-cell table:number-columns-repeated="25"/>
        </table:table-row>
        <table:table-row table:style-name="ro1">
          <table:table-cell office:value-type="float" office:value="1.70671543181745E+018" calcext:value-type="float">
            <text:p>1.70671543181745E+018</text:p>
          </table:table-cell>
          <table:table-cell office:value-type="float" office:value="69" calcext:value-type="float">
            <text:p>69</text:p>
          </table:table-cell>
          <table:table-cell office:value-type="float" office:value="1.706715431813E+018" calcext:value-type="float">
            <text:p>1.706715431813E+018</text:p>
          </table:table-cell>
          <table:table-cell/>
          <table:table-cell office:value-type="float" office:value="42.0041598333333" calcext:value-type="float">
            <text:p>42.0041598333333</text:p>
          </table:table-cell>
          <table:table-cell office:value-type="float" office:value="-71.0872088333333" calcext:value-type="float">
            <text:p>-71.087208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9.525813081" calcext:value-type="float">
            <text:p>327149.525813081</text:p>
          </table:table-cell>
          <table:table-cell office:value-type="float" office:value="4652345.41174253" calcext:value-type="float">
            <text:p>4652345.411742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11" calcext:value-type="float">
            <text:p>153711</text:p>
          </table:table-cell>
          <table:table-cell office:value-type="float" office:value="4220.24959" calcext:value-type="float">
            <text:p>4220.24959</text:p>
          </table:table-cell>
          <table:table-cell office:value-type="string" calcext:value-type="string">
            <text:p>N</text:p>
          </table:table-cell>
          <table:table-cell office:value-type="float" office:value="7105.23253" calcext:value-type="float">
            <text:p>7105.2325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431E+018" calcext:value-type="float">
            <text:p>1.706733431E+018</text:p>
          </table:table-cell>
          <table:table-cell table:number-columns-repeated="25"/>
        </table:table-row>
        <table:table-row table:style-name="ro1">
          <table:table-cell office:value-type="float" office:value="1.70671543282529E+018" calcext:value-type="float">
            <text:p>1.70671543282529E+018</text:p>
          </table:table-cell>
          <table:table-cell office:value-type="float" office:value="70" calcext:value-type="float">
            <text:p>70</text:p>
          </table:table-cell>
          <table:table-cell office:value-type="float" office:value="1.70671543282086E+018" calcext:value-type="float">
            <text:p>1.70671543282086E+018</text:p>
          </table:table-cell>
          <table:table-cell/>
          <table:table-cell office:value-type="float" office:value="42.0041648333333" calcext:value-type="float">
            <text:p>42.0041648333333</text:p>
          </table:table-cell>
          <table:table-cell office:value-type="float" office:value="-71.0872065" calcext:value-type="float">
            <text:p>-71.0872065</text:p>
          </table:table-cell>
          <table:table-cell office:value-type="float" office:value="0" calcext:value-type="float">
            <text:p>0</text:p>
          </table:table-cell>
          <table:table-cell office:value-type="float" office:value="327149.732595224" calcext:value-type="float">
            <text:p>327149.732595224</text:p>
          </table:table-cell>
          <table:table-cell office:value-type="float" office:value="4652345.96221344" calcext:value-type="float">
            <text:p>4652345.962213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12" calcext:value-type="float">
            <text:p>153712</text:p>
          </table:table-cell>
          <table:table-cell office:value-type="float" office:value="4220.24989" calcext:value-type="float">
            <text:p>4220.24989</text:p>
          </table:table-cell>
          <table:table-cell office:value-type="string" calcext:value-type="string">
            <text:p>N</text:p>
          </table:table-cell>
          <table:table-cell office:value-type="float" office:value="7105.23239" calcext:value-type="float">
            <text:p>7105.2323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432E+018" calcext:value-type="float">
            <text:p>1.706733432E+018</text:p>
          </table:table-cell>
          <table:table-cell table:number-columns-repeated="25"/>
        </table:table-row>
        <table:table-row table:style-name="ro1">
          <table:table-cell office:value-type="float" office:value="1.70671543382883E+018" calcext:value-type="float">
            <text:p>1.70671543382883E+018</text:p>
          </table:table-cell>
          <table:table-cell office:value-type="float" office:value="71" calcext:value-type="float">
            <text:p>71</text:p>
          </table:table-cell>
          <table:table-cell office:value-type="float" office:value="1.7067154338266E+018" calcext:value-type="float">
            <text:p>1.7067154338266E+018</text:p>
          </table:table-cell>
          <table:table-cell/>
          <table:table-cell office:value-type="float" office:value="42.0041728333333" calcext:value-type="float">
            <text:p>42.0041728333333</text:p>
          </table:table-cell>
          <table:table-cell office:value-type="float" office:value="-71.087202" calcext:value-type="float">
            <text:p>-71.087202</text:p>
          </table:table-cell>
          <table:table-cell office:value-type="float" office:value="0" calcext:value-type="float">
            <text:p>0</text:p>
          </table:table-cell>
          <table:table-cell office:value-type="float" office:value="327150.126940425" calcext:value-type="float">
            <text:p>327150.126940425</text:p>
          </table:table-cell>
          <table:table-cell office:value-type="float" office:value="4652346.84141841" calcext:value-type="float">
            <text:p>4652346.841418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PGGA</text:p>
          </table:table-cell>
          <table:table-cell office:value-type="float" office:value="153713" calcext:value-type="float">
            <text:p>153713</text:p>
          </table:table-cell>
          <table:table-cell office:value-type="float" office:value="4220.25037" calcext:value-type="float">
            <text:p>4220.25037</text:p>
          </table:table-cell>
          <table:table-cell office:value-type="string" calcext:value-type="string">
            <text:p>N</text:p>
          </table:table-cell>
          <table:table-cell office:value-type="float" office:value="7105.23212" calcext:value-type="float">
            <text:p>7105.2321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433E+018" calcext:value-type="float">
            <text:p>1.706733433E+018</text:p>
          </table:table-cell>
          <table:table-cell table:number-columns-repeated="25"/>
        </table:table-row>
        <table:table-row table:style-name="ro1">
          <table:table-cell office:value-type="float" office:value="1.70671543483907E+018" calcext:value-type="float">
            <text:p>1.70671543483907E+018</text:p>
          </table:table-cell>
          <table:table-cell office:value-type="float" office:value="72" calcext:value-type="float">
            <text:p>72</text:p>
          </table:table-cell>
          <table:table-cell office:value-type="float" office:value="1.70671543483463E+018" calcext:value-type="float">
            <text:p>1.70671543483463E+018</text:p>
          </table:table-cell>
          <table:table-cell/>
          <table:table-cell office:value-type="float" office:value="42.3375116666667" calcext:value-type="float">
            <text:p>42.3375116666667</text:p>
          </table:table-cell>
          <table:table-cell office:value-type="float" office:value="-71.0871993333333" calcext:value-type="float">
            <text:p>-71.0871993333333</text:p>
          </table:table-cell>
          <table:table-cell office:value-type="float" office:value="0" calcext:value-type="float">
            <text:p>0</text:p>
          </table:table-cell>
          <table:table-cell office:value-type="float" office:value="328055.96044647" calcext:value-type="float">
            <text:p>328055.96044647</text:p>
          </table:table-cell>
          <table:table-cell office:value-type="float" office:value="4689360.6343039" calcext:value-type="float">
            <text:p>4689360.63430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14" calcext:value-type="float">
            <text:p>153714</text:p>
          </table:table-cell>
          <table:table-cell office:value-type="float" office:value="4220.2507" calcext:value-type="float">
            <text:p>4220.2507</text:p>
          </table:table-cell>
          <table:table-cell office:value-type="string" calcext:value-type="string">
            <text:p>N</text:p>
          </table:table-cell>
          <table:table-cell office:value-type="float" office:value="7105.23196" calcext:value-type="float">
            <text:p>7105.2319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434E+018" calcext:value-type="float">
            <text:p>1.706733434E+018</text:p>
          </table:table-cell>
          <table:table-cell table:number-columns-repeated="25"/>
        </table:table-row>
        <table:table-row table:style-name="ro1">
          <table:table-cell office:value-type="float" office:value="1.70671543585736E+018" calcext:value-type="float">
            <text:p>1.70671543585736E+018</text:p>
          </table:table-cell>
          <table:table-cell office:value-type="float" office:value="73" calcext:value-type="float">
            <text:p>73</text:p>
          </table:table-cell>
          <table:table-cell office:value-type="float" office:value="1.70671543585106E+018" calcext:value-type="float">
            <text:p>1.70671543585106E+018</text:p>
          </table:table-cell>
          <table:table-cell/>
          <table:table-cell office:value-type="float" office:value="42.0041828333333" calcext:value-type="float">
            <text:p>42.0041828333333</text:p>
          </table:table-cell>
          <table:table-cell office:value-type="float" office:value="-71.0871973333333" calcext:value-type="float">
            <text:p>-71.0871973333333</text:p>
          </table:table-cell>
          <table:table-cell office:value-type="float" office:value="0" calcext:value-type="float">
            <text:p>0</text:p>
          </table:table-cell>
          <table:table-cell office:value-type="float" office:value="327150.540504522" calcext:value-type="float">
            <text:p>327150.540504522</text:p>
          </table:table-cell>
          <table:table-cell office:value-type="float" office:value="4652347.94236028" calcext:value-type="float">
            <text:p>4652347.942360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15" calcext:value-type="float">
            <text:p>153715</text:p>
          </table:table-cell>
          <table:table-cell office:value-type="float" office:value="4220.25097" calcext:value-type="float">
            <text:p>4220.25097</text:p>
          </table:table-cell>
          <table:table-cell office:value-type="string" calcext:value-type="string">
            <text:p>N</text:p>
          </table:table-cell>
          <table:table-cell office:value-type="float" office:value="7105.23184" calcext:value-type="float">
            <text:p>7105.2318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435E+018" calcext:value-type="float">
            <text:p>1.706733435E+018</text:p>
          </table:table-cell>
          <table:table-cell table:number-columns-repeated="25"/>
        </table:table-row>
        <table:table-row table:style-name="ro1">
          <table:table-cell office:value-type="float" office:value="1.70671543686081E+018" calcext:value-type="float">
            <text:p>1.70671543686081E+018</text:p>
          </table:table-cell>
          <table:table-cell office:value-type="float" office:value="74" calcext:value-type="float">
            <text:p>74</text:p>
          </table:table-cell>
          <table:table-cell office:value-type="float" office:value="1.70671543685607E+018" calcext:value-type="float">
            <text:p>1.70671543685607E+018</text:p>
          </table:table-cell>
          <table:table-cell/>
          <table:table-cell office:value-type="float" office:value="42.004188" calcext:value-type="float">
            <text:p>42.004188</text:p>
          </table:table-cell>
          <table:table-cell office:value-type="float" office:value="-71.0871948333333" calcext:value-type="float">
            <text:p>-71.0871948333333</text:p>
          </table:table-cell>
          <table:table-cell office:value-type="float" office:value="0" calcext:value-type="float">
            <text:p>0</text:p>
          </table:table-cell>
          <table:table-cell office:value-type="float" office:value="327150.761540861" calcext:value-type="float">
            <text:p>327150.761540861</text:p>
          </table:table-cell>
          <table:table-cell office:value-type="float" office:value="4652348.51100072" calcext:value-type="float">
            <text:p>4652348.511000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16" calcext:value-type="float">
            <text:p>153716</text:p>
          </table:table-cell>
          <table:table-cell office:value-type="float" office:value="4220.25128" calcext:value-type="float">
            <text:p>4220.25128</text:p>
          </table:table-cell>
          <table:table-cell office:value-type="string" calcext:value-type="string">
            <text:p>N</text:p>
          </table:table-cell>
          <table:table-cell office:value-type="float" office:value="7105.23169" calcext:value-type="float">
            <text:p>7105.2316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7.3" calcext:value-type="float">
            <text:p>37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436E+018" calcext:value-type="float">
            <text:p>1.706733436E+018</text:p>
          </table:table-cell>
          <table:table-cell table:number-columns-repeated="25"/>
        </table:table-row>
        <table:table-row table:style-name="ro1">
          <table:table-cell office:value-type="float" office:value="1.70671543787985E+018" calcext:value-type="float">
            <text:p>1.70671543787985E+018</text:p>
          </table:table-cell>
          <table:table-cell office:value-type="float" office:value="75" calcext:value-type="float">
            <text:p>75</text:p>
          </table:table-cell>
          <table:table-cell office:value-type="float" office:value="1.70671543786887E+018" calcext:value-type="float">
            <text:p>1.70671543786887E+018</text:p>
          </table:table-cell>
          <table:table-cell/>
          <table:table-cell office:value-type="float" office:value="42.0041911666667" calcext:value-type="float">
            <text:p>42.0041911666667</text:p>
          </table:table-cell>
          <table:table-cell office:value-type="float" office:value="-71.0871936666667" calcext:value-type="float">
            <text:p>-71.0871936666667</text:p>
          </table:table-cell>
          <table:table-cell office:value-type="float" office:value="0" calcext:value-type="float">
            <text:p>0</text:p>
          </table:table-cell>
          <table:table-cell office:value-type="float" office:value="327150.866737176" calcext:value-type="float">
            <text:p>327150.866737176</text:p>
          </table:table-cell>
          <table:table-cell office:value-type="float" office:value="4652348.86026069" calcext:value-type="float">
            <text:p>4652348.860260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17" calcext:value-type="float">
            <text:p>153717</text:p>
          </table:table-cell>
          <table:table-cell office:value-type="float" office:value="4220.25147" calcext:value-type="float">
            <text:p>4220.25147</text:p>
          </table:table-cell>
          <table:table-cell office:value-type="string" calcext:value-type="string">
            <text:p>N</text:p>
          </table:table-cell>
          <table:table-cell office:value-type="float" office:value="7105.23162" calcext:value-type="float">
            <text:p>7105.2316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437E+018" calcext:value-type="float">
            <text:p>1.706733437E+018</text:p>
          </table:table-cell>
          <table:table-cell table:number-columns-repeated="25"/>
        </table:table-row>
        <table:table-row table:style-name="ro1">
          <table:table-cell office:value-type="float" office:value="1.70671543887832E+018" calcext:value-type="float">
            <text:p>1.70671543887832E+018</text:p>
          </table:table-cell>
          <table:table-cell office:value-type="float" office:value="76" calcext:value-type="float">
            <text:p>76</text:p>
          </table:table-cell>
          <table:table-cell office:value-type="float" office:value="1.70671543887487E+018" calcext:value-type="float">
            <text:p>1.70671543887487E+018</text:p>
          </table:table-cell>
          <table:table-cell/>
          <table:table-cell office:value-type="float" office:value="42.0041936666667" calcext:value-type="float">
            <text:p>42.0041936666667</text:p>
          </table:table-cell>
          <table:table-cell office:value-type="float" office:value="-71.087193" calcext:value-type="float">
            <text:p>-71.087193</text:p>
          </table:table-cell>
          <table:table-cell office:value-type="float" office:value="0" calcext:value-type="float">
            <text:p>0</text:p>
          </table:table-cell>
          <table:table-cell office:value-type="float" office:value="327150.928719152" calcext:value-type="float">
            <text:p>327150.928719152</text:p>
          </table:table-cell>
          <table:table-cell office:value-type="float" office:value="4652349.13650606" calcext:value-type="float">
            <text:p>4652349.136506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18" calcext:value-type="float">
            <text:p>153718</text:p>
          </table:table-cell>
          <table:table-cell office:value-type="float" office:value="4220.25162" calcext:value-type="float">
            <text:p>4220.25162</text:p>
          </table:table-cell>
          <table:table-cell office:value-type="string" calcext:value-type="string">
            <text:p>N</text:p>
          </table:table-cell>
          <table:table-cell office:value-type="float" office:value="7105.23158" calcext:value-type="float">
            <text:p>7105.2315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438E+018" calcext:value-type="float">
            <text:p>1.706733438E+018</text:p>
          </table:table-cell>
          <table:table-cell table:number-columns-repeated="25"/>
        </table:table-row>
        <table:table-row table:style-name="ro1">
          <table:table-cell office:value-type="float" office:value="1.70671543988103E+018" calcext:value-type="float">
            <text:p>1.70671543988103E+018</text:p>
          </table:table-cell>
          <table:table-cell office:value-type="float" office:value="77" calcext:value-type="float">
            <text:p>77</text:p>
          </table:table-cell>
          <table:table-cell office:value-type="float" office:value="1.7067154398789E+018" calcext:value-type="float">
            <text:p>1.7067154398789E+018</text:p>
          </table:table-cell>
          <table:table-cell/>
          <table:table-cell office:value-type="float" office:value="42.0041953333333" calcext:value-type="float">
            <text:p>42.0041953333333</text:p>
          </table:table-cell>
          <table:table-cell office:value-type="float" office:value="-71.0871926666667" calcext:value-type="float">
            <text:p>-71.0871926666667</text:p>
          </table:table-cell>
          <table:table-cell office:value-type="float" office:value="0" calcext:value-type="float">
            <text:p>0</text:p>
          </table:table-cell>
          <table:table-cell office:value-type="float" office:value="327150.960838464" calcext:value-type="float">
            <text:p>327150.960838464</text:p>
          </table:table-cell>
          <table:table-cell office:value-type="float" office:value="4652349.32089405" calcext:value-type="float">
            <text:p>4652349.320894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19" calcext:value-type="float">
            <text:p>153719</text:p>
          </table:table-cell>
          <table:table-cell office:value-type="float" office:value="4220.25172" calcext:value-type="float">
            <text:p>4220.25172</text:p>
          </table:table-cell>
          <table:table-cell office:value-type="string" calcext:value-type="string">
            <text:p>N</text:p>
          </table:table-cell>
          <table:table-cell office:value-type="float" office:value="7105.23156" calcext:value-type="float">
            <text:p>7105.2315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439E+018" calcext:value-type="float">
            <text:p>1.706733439E+018</text:p>
          </table:table-cell>
          <table:table-cell table:number-columns-repeated="25"/>
        </table:table-row>
        <table:table-row table:style-name="ro1">
          <table:table-cell office:value-type="float" office:value="1.70671544089149E+018" calcext:value-type="float">
            <text:p>1.70671544089149E+018</text:p>
          </table:table-cell>
          <table:table-cell office:value-type="float" office:value="78" calcext:value-type="float">
            <text:p>78</text:p>
          </table:table-cell>
          <table:table-cell office:value-type="float" office:value="1.70671544088672E+018" calcext:value-type="float">
            <text:p>1.70671544088672E+018</text:p>
          </table:table-cell>
          <table:table-cell/>
          <table:table-cell office:value-type="float" office:value="42.0041965" calcext:value-type="float">
            <text:p>42.0041965</text:p>
          </table:table-cell>
          <table:table-cell office:value-type="float" office:value="-71.0871925" calcext:value-type="float">
            <text:p>-71.0871925</text:p>
          </table:table-cell>
          <table:table-cell office:value-type="float" office:value="0" calcext:value-type="float">
            <text:p>0</text:p>
          </table:table-cell>
          <table:table-cell office:value-type="float" office:value="327150.977800781" calcext:value-type="float">
            <text:p>327150.977800781</text:p>
          </table:table-cell>
          <table:table-cell office:value-type="float" office:value="4652349.4501003" calcext:value-type="float">
            <text:p>4652349.45010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20" calcext:value-type="float">
            <text:p>153720</text:p>
          </table:table-cell>
          <table:table-cell office:value-type="float" office:value="4220.25179" calcext:value-type="float">
            <text:p>4220.25179</text:p>
          </table:table-cell>
          <table:table-cell office:value-type="string" calcext:value-type="string">
            <text:p>N</text:p>
          </table:table-cell>
          <table:table-cell office:value-type="float" office:value="7105.23155" calcext:value-type="float">
            <text:p>7105.231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44E+018" calcext:value-type="float">
            <text:p>1.70673344E+018</text:p>
          </table:table-cell>
          <table:table-cell table:number-columns-repeated="25"/>
        </table:table-row>
        <table:table-row table:style-name="ro1">
          <table:table-cell office:value-type="float" office:value="1.70671544190007E+018" calcext:value-type="float">
            <text:p>1.70671544190007E+018</text:p>
          </table:table-cell>
          <table:table-cell office:value-type="float" office:value="79" calcext:value-type="float">
            <text:p>79</text:p>
          </table:table-cell>
          <table:table-cell office:value-type="float" office:value="1.70671544189566E+018" calcext:value-type="float">
            <text:p>1.70671544189566E+018</text:p>
          </table:table-cell>
          <table:table-cell/>
          <table:table-cell office:value-type="float" office:value="42.0041951666667" calcext:value-type="float">
            <text:p>42.0041951666667</text:p>
          </table:table-cell>
          <table:table-cell office:value-type="float" office:value="-71.0871933333333" calcext:value-type="float">
            <text:p>-71.0871933333333</text:p>
          </table:table-cell>
          <table:table-cell office:value-type="float" office:value="0" calcext:value-type="float">
            <text:p>0</text:p>
          </table:table-cell>
          <table:table-cell office:value-type="float" office:value="327150.905175123" calcext:value-type="float">
            <text:p>327150.905175123</text:p>
          </table:table-cell>
          <table:table-cell office:value-type="float" office:value="4652349.30373445" calcext:value-type="float">
            <text:p>4652349.303734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21" calcext:value-type="float">
            <text:p>153721</text:p>
          </table:table-cell>
          <table:table-cell office:value-type="float" office:value="4220.25171" calcext:value-type="float">
            <text:p>4220.25171</text:p>
          </table:table-cell>
          <table:table-cell office:value-type="string" calcext:value-type="string">
            <text:p>N</text:p>
          </table:table-cell>
          <table:table-cell office:value-type="float" office:value="7105.2316" calcext:value-type="float">
            <text:p>7105.231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441E+018" calcext:value-type="float">
            <text:p>1.706733441E+018</text:p>
          </table:table-cell>
          <table:table-cell table:number-columns-repeated="25"/>
        </table:table-row>
        <table:table-row table:style-name="ro1">
          <table:table-cell office:value-type="float" office:value="1.70671544290838E+018" calcext:value-type="float">
            <text:p>1.70671544290838E+018</text:p>
          </table:table-cell>
          <table:table-cell office:value-type="float" office:value="80" calcext:value-type="float">
            <text:p>80</text:p>
          </table:table-cell>
          <table:table-cell office:value-type="float" office:value="1.70671544290363E+018" calcext:value-type="float">
            <text:p>1.70671544290363E+018</text:p>
          </table:table-cell>
          <table:table-cell/>
          <table:table-cell office:value-type="float" office:value="42.0041936666667" calcext:value-type="float">
            <text:p>42.0041936666667</text:p>
          </table:table-cell>
          <table:table-cell office:value-type="float" office:value="-71.0871943333333" calcext:value-type="float">
            <text:p>-71.0871943333333</text:p>
          </table:table-cell>
          <table:table-cell office:value-type="float" office:value="0" calcext:value-type="float">
            <text:p>0</text:p>
          </table:table-cell>
          <table:table-cell office:value-type="float" office:value="327150.81829513" calcext:value-type="float">
            <text:p>327150.81829513</text:p>
          </table:table-cell>
          <table:table-cell office:value-type="float" office:value="4652349.1391991" calcext:value-type="float">
            <text:p>4652349.13919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22" calcext:value-type="float">
            <text:p>153722</text:p>
          </table:table-cell>
          <table:table-cell office:value-type="float" office:value="4220.25162" calcext:value-type="float">
            <text:p>4220.25162</text:p>
          </table:table-cell>
          <table:table-cell office:value-type="string" calcext:value-type="string">
            <text:p>N</text:p>
          </table:table-cell>
          <table:table-cell office:value-type="float" office:value="7105.23166" calcext:value-type="float">
            <text:p>7105.2316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442E+018" calcext:value-type="float">
            <text:p>1.706733442E+018</text:p>
          </table:table-cell>
          <table:table-cell table:number-columns-repeated="25"/>
        </table:table-row>
        <table:table-row table:style-name="ro1">
          <table:table-cell office:value-type="float" office:value="1.7067154439163E+018" calcext:value-type="float">
            <text:p>1.7067154439163E+018</text:p>
          </table:table-cell>
          <table:table-cell office:value-type="float" office:value="81" calcext:value-type="float">
            <text:p>81</text:p>
          </table:table-cell>
          <table:table-cell office:value-type="float" office:value="1.70671544391175E+018" calcext:value-type="float">
            <text:p>1.70671544391175E+018</text:p>
          </table:table-cell>
          <table:table-cell/>
          <table:table-cell office:value-type="float" office:value="42.0041915" calcext:value-type="float">
            <text:p>42.0041915</text:p>
          </table:table-cell>
          <table:table-cell office:value-type="float" office:value="-71.0871956666667" calcext:value-type="float">
            <text:p>-71.0871956666667</text:p>
          </table:table-cell>
          <table:table-cell office:value-type="float" office:value="0" calcext:value-type="float">
            <text:p>0</text:p>
          </table:table-cell>
          <table:table-cell office:value-type="float" office:value="327150.702003801" calcext:value-type="float">
            <text:p>327150.702003801</text:p>
          </table:table-cell>
          <table:table-cell office:value-type="float" office:value="4652348.90131251" calcext:value-type="float">
            <text:p>4652348.901312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23" calcext:value-type="float">
            <text:p>153723</text:p>
          </table:table-cell>
          <table:table-cell office:value-type="float" office:value="4220.25149" calcext:value-type="float">
            <text:p>4220.25149</text:p>
          </table:table-cell>
          <table:table-cell office:value-type="string" calcext:value-type="string">
            <text:p>N</text:p>
          </table:table-cell>
          <table:table-cell office:value-type="float" office:value="7105.23174" calcext:value-type="float">
            <text:p>7105.2317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443E+018" calcext:value-type="float">
            <text:p>1.706733443E+018</text:p>
          </table:table-cell>
          <table:table-cell table:number-columns-repeated="25"/>
        </table:table-row>
        <table:table-row table:style-name="ro1">
          <table:table-cell office:value-type="float" office:value="1.70671544491819E+018" calcext:value-type="float">
            <text:p>1.70671544491819E+018</text:p>
          </table:table-cell>
          <table:table-cell office:value-type="float" office:value="82" calcext:value-type="float">
            <text:p>82</text:p>
          </table:table-cell>
          <table:table-cell office:value-type="float" office:value="1.70671544491589E+018" calcext:value-type="float">
            <text:p>1.70671544491589E+018</text:p>
          </table:table-cell>
          <table:table-cell/>
          <table:table-cell office:value-type="float" office:value="42.0041895" calcext:value-type="float">
            <text:p>42.0041895</text:p>
          </table:table-cell>
          <table:table-cell office:value-type="float" office:value="-71.0871968333333" calcext:value-type="float">
            <text:p>-71.0871968333333</text:p>
          </table:table-cell>
          <table:table-cell office:value-type="float" office:value="0" calcext:value-type="float">
            <text:p>0</text:p>
          </table:table-cell>
          <table:table-cell office:value-type="float" office:value="327150.599966801" calcext:value-type="float">
            <text:p>327150.599966801</text:p>
          </table:table-cell>
          <table:table-cell office:value-type="float" office:value="4652348.68159542" calcext:value-type="float">
            <text:p>4652348.681595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24" calcext:value-type="float">
            <text:p>153724</text:p>
          </table:table-cell>
          <table:table-cell office:value-type="float" office:value="4220.25137" calcext:value-type="float">
            <text:p>4220.25137</text:p>
          </table:table-cell>
          <table:table-cell office:value-type="string" calcext:value-type="string">
            <text:p>N</text:p>
          </table:table-cell>
          <table:table-cell office:value-type="float" office:value="7105.23181" calcext:value-type="float">
            <text:p>7105.2318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444E+018" calcext:value-type="float">
            <text:p>1.706733444E+018</text:p>
          </table:table-cell>
          <table:table-cell table:number-columns-repeated="25"/>
        </table:table-row>
        <table:table-row table:style-name="ro1">
          <table:table-cell office:value-type="float" office:value="1.70671544592857E+018" calcext:value-type="float">
            <text:p>1.70671544592857E+018</text:p>
          </table:table-cell>
          <table:table-cell office:value-type="float" office:value="83" calcext:value-type="float">
            <text:p>83</text:p>
          </table:table-cell>
          <table:table-cell office:value-type="float" office:value="1.70671544592395E+018" calcext:value-type="float">
            <text:p>1.70671544592395E+018</text:p>
          </table:table-cell>
          <table:table-cell/>
          <table:table-cell office:value-type="float" office:value="42.0041906666667" calcext:value-type="float">
            <text:p>42.0041906666667</text:p>
          </table:table-cell>
          <table:table-cell office:value-type="float" office:value="-71.0871956666667" calcext:value-type="float">
            <text:p>-71.0871956666667</text:p>
          </table:table-cell>
          <table:table-cell office:value-type="float" office:value="0" calcext:value-type="float">
            <text:p>0</text:p>
          </table:table-cell>
          <table:table-cell office:value-type="float" office:value="327150.699747144" calcext:value-type="float">
            <text:p>327150.699747144</text:p>
          </table:table-cell>
          <table:table-cell office:value-type="float" office:value="4652348.80878188" calcext:value-type="float">
            <text:p>4652348.808781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PGGA</text:p>
          </table:table-cell>
          <table:table-cell office:value-type="float" office:value="153725" calcext:value-type="float">
            <text:p>153725</text:p>
          </table:table-cell>
          <table:table-cell office:value-type="float" office:value="4220.25144" calcext:value-type="float">
            <text:p>4220.25144</text:p>
          </table:table-cell>
          <table:table-cell office:value-type="string" calcext:value-type="string">
            <text:p>N</text:p>
          </table:table-cell>
          <table:table-cell office:value-type="float" office:value="7105.23174" calcext:value-type="float">
            <text:p>7105.2317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445E+018" calcext:value-type="float">
            <text:p>1.706733445E+018</text:p>
          </table:table-cell>
          <table:table-cell table:number-columns-repeated="25"/>
        </table:table-row>
        <table:table-row table:style-name="ro1">
          <table:table-cell office:value-type="float" office:value="1.70671544693647E+018" calcext:value-type="float">
            <text:p>1.70671544693647E+018</text:p>
          </table:table-cell>
          <table:table-cell office:value-type="float" office:value="84" calcext:value-type="float">
            <text:p>84</text:p>
          </table:table-cell>
          <table:table-cell office:value-type="float" office:value="1.70671544693192E+018" calcext:value-type="float">
            <text:p>1.70671544693192E+018</text:p>
          </table:table-cell>
          <table:table-cell/>
          <table:table-cell office:value-type="float" office:value="42.0041901666667" calcext:value-type="float">
            <text:p>42.0041901666667</text:p>
          </table:table-cell>
          <table:table-cell office:value-type="float" office:value="-71.0871955" calcext:value-type="float">
            <text:p>-71.0871955</text:p>
          </table:table-cell>
          <table:table-cell office:value-type="float" office:value="0" calcext:value-type="float">
            <text:p>0</text:p>
          </table:table-cell>
          <table:table-cell office:value-type="float" office:value="327150.712196153" calcext:value-type="float">
            <text:p>327150.712196153</text:p>
          </table:table-cell>
          <table:table-cell office:value-type="float" office:value="4652348.75292687" calcext:value-type="float">
            <text:p>4652348.752926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26" calcext:value-type="float">
            <text:p>153726</text:p>
          </table:table-cell>
          <table:table-cell office:value-type="float" office:value="4220.25141" calcext:value-type="float">
            <text:p>4220.25141</text:p>
          </table:table-cell>
          <table:table-cell office:value-type="string" calcext:value-type="string">
            <text:p>N</text:p>
          </table:table-cell>
          <table:table-cell office:value-type="float" office:value="7105.23173" calcext:value-type="float">
            <text:p>7105.2317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446E+018" calcext:value-type="float">
            <text:p>1.706733446E+018</text:p>
          </table:table-cell>
          <table:table-cell table:number-columns-repeated="25"/>
        </table:table-row>
        <table:table-row table:style-name="ro1">
          <table:table-cell office:value-type="float" office:value="1.70671544794446E+018" calcext:value-type="float">
            <text:p>1.70671544794446E+018</text:p>
          </table:table-cell>
          <table:table-cell office:value-type="float" office:value="85" calcext:value-type="float">
            <text:p>85</text:p>
          </table:table-cell>
          <table:table-cell office:value-type="float" office:value="1.70671544793997E+018" calcext:value-type="float">
            <text:p>1.70671544793997E+018</text:p>
          </table:table-cell>
          <table:table-cell/>
          <table:table-cell office:value-type="float" office:value="42.0041893333333" calcext:value-type="float">
            <text:p>42.0041893333333</text:p>
          </table:table-cell>
          <table:table-cell office:value-type="float" office:value="-71.0871955" calcext:value-type="float">
            <text:p>-71.0871955</text:p>
          </table:table-cell>
          <table:table-cell office:value-type="float" office:value="0" calcext:value-type="float">
            <text:p>0</text:p>
          </table:table-cell>
          <table:table-cell office:value-type="float" office:value="327150.709939496" calcext:value-type="float">
            <text:p>327150.709939496</text:p>
          </table:table-cell>
          <table:table-cell office:value-type="float" office:value="4652348.66039624" calcext:value-type="float">
            <text:p>4652348.660396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27" calcext:value-type="float">
            <text:p>153727</text:p>
          </table:table-cell>
          <table:table-cell office:value-type="float" office:value="4220.25136" calcext:value-type="float">
            <text:p>4220.25136</text:p>
          </table:table-cell>
          <table:table-cell office:value-type="string" calcext:value-type="string">
            <text:p>N</text:p>
          </table:table-cell>
          <table:table-cell office:value-type="float" office:value="7105.23173" calcext:value-type="float">
            <text:p>7105.2317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447E+018" calcext:value-type="float">
            <text:p>1.706733447E+018</text:p>
          </table:table-cell>
          <table:table-cell table:number-columns-repeated="25"/>
        </table:table-row>
        <table:table-row table:style-name="ro1">
          <table:table-cell office:value-type="float" office:value="1.70671544895255E+018" calcext:value-type="float">
            <text:p>1.70671544895255E+018</text:p>
          </table:table-cell>
          <table:table-cell office:value-type="float" office:value="86" calcext:value-type="float">
            <text:p>86</text:p>
          </table:table-cell>
          <table:table-cell office:value-type="float" office:value="1.706715448948E+018" calcext:value-type="float">
            <text:p>1.706715448948E+018</text:p>
          </table:table-cell>
          <table:table-cell/>
          <table:table-cell office:value-type="float" office:value="42.0041876666667" calcext:value-type="float">
            <text:p>42.0041876666667</text:p>
          </table:table-cell>
          <table:table-cell office:value-type="float" office:value="-71.0871963333333" calcext:value-type="float">
            <text:p>-71.0871963333333</text:p>
          </table:table-cell>
          <table:table-cell office:value-type="float" office:value="0" calcext:value-type="float">
            <text:p>0</text:p>
          </table:table-cell>
          <table:table-cell office:value-type="float" office:value="327150.636411163" calcext:value-type="float">
            <text:p>327150.636411163</text:p>
          </table:table-cell>
          <table:table-cell office:value-type="float" office:value="4652348.47701814" calcext:value-type="float">
            <text:p>4652348.477018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28" calcext:value-type="float">
            <text:p>153728</text:p>
          </table:table-cell>
          <table:table-cell office:value-type="float" office:value="4220.25126" calcext:value-type="float">
            <text:p>4220.25126</text:p>
          </table:table-cell>
          <table:table-cell office:value-type="string" calcext:value-type="string">
            <text:p>N</text:p>
          </table:table-cell>
          <table:table-cell office:value-type="float" office:value="7105.23178" calcext:value-type="float">
            <text:p>7105.2317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448E+018" calcext:value-type="float">
            <text:p>1.706733448E+018</text:p>
          </table:table-cell>
          <table:table-cell table:number-columns-repeated="25"/>
        </table:table-row>
        <table:table-row table:style-name="ro1">
          <table:table-cell office:value-type="float" office:value="1.70671544996071E+018" calcext:value-type="float">
            <text:p>1.70671544996071E+018</text:p>
          </table:table-cell>
          <table:table-cell office:value-type="float" office:value="87" calcext:value-type="float">
            <text:p>87</text:p>
          </table:table-cell>
          <table:table-cell office:value-type="float" office:value="1.70671544995593E+018" calcext:value-type="float">
            <text:p>1.70671544995593E+018</text:p>
          </table:table-cell>
          <table:table-cell/>
          <table:table-cell office:value-type="float" office:value="42.004188" calcext:value-type="float">
            <text:p>42.004188</text:p>
          </table:table-cell>
          <table:table-cell office:value-type="float" office:value="-71.0871955" calcext:value-type="float">
            <text:p>-71.0871955</text:p>
          </table:table-cell>
          <table:table-cell office:value-type="float" office:value="0" calcext:value-type="float">
            <text:p>0</text:p>
          </table:table-cell>
          <table:table-cell office:value-type="float" office:value="327150.706328845" calcext:value-type="float">
            <text:p>327150.706328845</text:p>
          </table:table-cell>
          <table:table-cell office:value-type="float" office:value="4652348.51234724" calcext:value-type="float">
            <text:p>4652348.512347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PGGA</text:p>
          </table:table-cell>
          <table:table-cell office:value-type="float" office:value="153729" calcext:value-type="float">
            <text:p>153729</text:p>
          </table:table-cell>
          <table:table-cell office:value-type="float" office:value="4220.25128" calcext:value-type="float">
            <text:p>4220.25128</text:p>
          </table:table-cell>
          <table:table-cell office:value-type="string" calcext:value-type="string">
            <text:p>N</text:p>
          </table:table-cell>
          <table:table-cell office:value-type="float" office:value="7105.23173" calcext:value-type="float">
            <text:p>7105.2317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449E+018" calcext:value-type="float">
            <text:p>1.706733449E+018</text:p>
          </table:table-cell>
          <table:table-cell table:number-columns-repeated="25"/>
        </table:table-row>
        <table:table-row table:style-name="ro1">
          <table:table-cell office:value-type="float" office:value="1.70671545096851E+018" calcext:value-type="float">
            <text:p>1.70671545096851E+018</text:p>
          </table:table-cell>
          <table:table-cell office:value-type="float" office:value="88" calcext:value-type="float">
            <text:p>88</text:p>
          </table:table-cell>
          <table:table-cell office:value-type="float" office:value="1.70671545096396E+018" calcext:value-type="float">
            <text:p>1.70671545096396E+018</text:p>
          </table:table-cell>
          <table:table-cell/>
          <table:table-cell office:value-type="float" office:value="42.33752" calcext:value-type="float">
            <text:p>42.33752</text:p>
          </table:table-cell>
          <table:table-cell office:value-type="float" office:value="-71.0871958333333" calcext:value-type="float">
            <text:p>-71.0871958333333</text:p>
          </table:table-cell>
          <table:table-cell office:value-type="float" office:value="0" calcext:value-type="float">
            <text:p>0</text:p>
          </table:table-cell>
          <table:table-cell office:value-type="float" office:value="328056.271502574" calcext:value-type="float">
            <text:p>328056.271502574</text:p>
          </table:table-cell>
          <table:table-cell office:value-type="float" office:value="4689361.55257951" calcext:value-type="float">
            <text:p>4689361.552579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30" calcext:value-type="float">
            <text:p>153730</text:p>
          </table:table-cell>
          <table:table-cell office:value-type="float" office:value="4220.2512" calcext:value-type="float">
            <text:p>4220.2512</text:p>
          </table:table-cell>
          <table:table-cell office:value-type="string" calcext:value-type="string">
            <text:p>N</text:p>
          </table:table-cell>
          <table:table-cell office:value-type="float" office:value="7105.23175" calcext:value-type="float">
            <text:p>7105.2317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45E+018" calcext:value-type="float">
            <text:p>1.70673345E+018</text:p>
          </table:table-cell>
          <table:table-cell table:number-columns-repeated="25"/>
        </table:table-row>
        <table:table-row table:style-name="ro1">
          <table:table-cell office:value-type="float" office:value="1.70671545197641E+018" calcext:value-type="float">
            <text:p>1.70671545197641E+018</text:p>
          </table:table-cell>
          <table:table-cell office:value-type="float" office:value="89" calcext:value-type="float">
            <text:p>89</text:p>
          </table:table-cell>
          <table:table-cell office:value-type="float" office:value="1.70671545197188E+018" calcext:value-type="float">
            <text:p>1.70671545197188E+018</text:p>
          </table:table-cell>
          <table:table-cell/>
          <table:table-cell office:value-type="float" office:value="42.0041843333333" calcext:value-type="float">
            <text:p>42.0041843333333</text:p>
          </table:table-cell>
          <table:table-cell office:value-type="float" office:value="-71.0871966666667" calcext:value-type="float">
            <text:p>-71.0871966666667</text:p>
          </table:table-cell>
          <table:table-cell office:value-type="float" office:value="0" calcext:value-type="float">
            <text:p>0</text:p>
          </table:table-cell>
          <table:table-cell office:value-type="float" office:value="327150.599778524" calcext:value-type="float">
            <text:p>327150.599778524</text:p>
          </table:table-cell>
          <table:table-cell office:value-type="float" office:value="4652348.10756889" calcext:value-type="float">
            <text:p>4652348.107568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31" calcext:value-type="float">
            <text:p>153731</text:p>
          </table:table-cell>
          <table:table-cell office:value-type="float" office:value="4220.25106" calcext:value-type="float">
            <text:p>4220.25106</text:p>
          </table:table-cell>
          <table:table-cell office:value-type="string" calcext:value-type="string">
            <text:p>N</text:p>
          </table:table-cell>
          <table:table-cell office:value-type="float" office:value="7105.2318" calcext:value-type="float">
            <text:p>7105.231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451E+018" calcext:value-type="float">
            <text:p>1.706733451E+018</text:p>
          </table:table-cell>
          <table:table-cell table:number-columns-repeated="25"/>
        </table:table-row>
        <table:table-row table:style-name="ro1">
          <table:table-cell office:value-type="float" office:value="1.70671545298446E+018" calcext:value-type="float">
            <text:p>1.70671545298446E+018</text:p>
          </table:table-cell>
          <table:table-cell office:value-type="float" office:value="90" calcext:value-type="float">
            <text:p>90</text:p>
          </table:table-cell>
          <table:table-cell office:value-type="float" office:value="1.70671545297992E+018" calcext:value-type="float">
            <text:p>1.70671545297992E+018</text:p>
          </table:table-cell>
          <table:table-cell/>
          <table:table-cell office:value-type="float" office:value="42.0041813333333" calcext:value-type="float">
            <text:p>42.0041813333333</text:p>
          </table:table-cell>
          <table:table-cell office:value-type="float" office:value="-71.0871983333333" calcext:value-type="float">
            <text:p>-71.0871983333333</text:p>
          </table:table-cell>
          <table:table-cell office:value-type="float" office:value="0" calcext:value-type="float">
            <text:p>0</text:p>
          </table:table-cell>
          <table:table-cell office:value-type="float" office:value="327150.453624505" calcext:value-type="float">
            <text:p>327150.453624505</text:p>
          </table:table-cell>
          <table:table-cell office:value-type="float" office:value="4652347.77782493" calcext:value-type="float">
            <text:p>4652347.777824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32" calcext:value-type="float">
            <text:p>153732</text:p>
          </table:table-cell>
          <table:table-cell office:value-type="float" office:value="4220.25088" calcext:value-type="float">
            <text:p>4220.25088</text:p>
          </table:table-cell>
          <table:table-cell office:value-type="string" calcext:value-type="string">
            <text:p>N</text:p>
          </table:table-cell>
          <table:table-cell office:value-type="float" office:value="7105.2319" calcext:value-type="float">
            <text:p>7105.231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452E+018" calcext:value-type="float">
            <text:p>1.706733452E+018</text:p>
          </table:table-cell>
          <table:table-cell table:number-columns-repeated="25"/>
        </table:table-row>
        <table:table-row table:style-name="ro1">
          <table:table-cell office:value-type="float" office:value="1.70671545399263E+018" calcext:value-type="float">
            <text:p>1.70671545399263E+018</text:p>
          </table:table-cell>
          <table:table-cell office:value-type="float" office:value="91" calcext:value-type="float">
            <text:p>91</text:p>
          </table:table-cell>
          <table:table-cell office:value-type="float" office:value="1.70671545398809E+018" calcext:value-type="float">
            <text:p>1.70671545398809E+018</text:p>
          </table:table-cell>
          <table:table-cell/>
          <table:table-cell office:value-type="float" office:value="42.0041818333333" calcext:value-type="float">
            <text:p>42.0041818333333</text:p>
          </table:table-cell>
          <table:table-cell office:value-type="float" office:value="-71.0871975" calcext:value-type="float">
            <text:p>-71.0871975</text:p>
          </table:table-cell>
          <table:table-cell office:value-type="float" office:value="0" calcext:value-type="float">
            <text:p>0</text:p>
          </table:table-cell>
          <table:table-cell office:value-type="float" office:value="327150.523993527" calcext:value-type="float">
            <text:p>327150.523993527</text:p>
          </table:table-cell>
          <table:table-cell office:value-type="float" office:value="4652347.83166015" calcext:value-type="float">
            <text:p>4652347.83166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PGGA</text:p>
          </table:table-cell>
          <table:table-cell office:value-type="float" office:value="153733" calcext:value-type="float">
            <text:p>153733</text:p>
          </table:table-cell>
          <table:table-cell office:value-type="float" office:value="4220.25091" calcext:value-type="float">
            <text:p>4220.25091</text:p>
          </table:table-cell>
          <table:table-cell office:value-type="string" calcext:value-type="string">
            <text:p>N</text:p>
          </table:table-cell>
          <table:table-cell office:value-type="float" office:value="7105.23185" calcext:value-type="float">
            <text:p>7105.2318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453E+018" calcext:value-type="float">
            <text:p>1.706733453E+018</text:p>
          </table:table-cell>
          <table:table-cell table:number-columns-repeated="25"/>
        </table:table-row>
        <table:table-row table:style-name="ro1">
          <table:table-cell office:value-type="float" office:value="1.70671545500059E+018" calcext:value-type="float">
            <text:p>1.70671545500059E+018</text:p>
          </table:table-cell>
          <table:table-cell office:value-type="float" office:value="92" calcext:value-type="float">
            <text:p>92</text:p>
          </table:table-cell>
          <table:table-cell office:value-type="float" office:value="1.70671545499607E+018" calcext:value-type="float">
            <text:p>1.70671545499607E+018</text:p>
          </table:table-cell>
          <table:table-cell/>
          <table:table-cell office:value-type="float" office:value="42.0041805" calcext:value-type="float">
            <text:p>42.0041805</text:p>
          </table:table-cell>
          <table:table-cell office:value-type="float" office:value="-71.0871978333333" calcext:value-type="float">
            <text:p>-71.0871978333333</text:p>
          </table:table-cell>
          <table:table-cell office:value-type="float" office:value="0" calcext:value-type="float">
            <text:p>0</text:p>
          </table:table-cell>
          <table:table-cell office:value-type="float" office:value="327150.492776863" calcext:value-type="float">
            <text:p>327150.492776863</text:p>
          </table:table-cell>
          <table:table-cell office:value-type="float" office:value="4652347.68428441" calcext:value-type="float">
            <text:p>4652347.684284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34" calcext:value-type="float">
            <text:p>153734</text:p>
          </table:table-cell>
          <table:table-cell office:value-type="float" office:value="4220.25083" calcext:value-type="float">
            <text:p>4220.25083</text:p>
          </table:table-cell>
          <table:table-cell office:value-type="string" calcext:value-type="string">
            <text:p>N</text:p>
          </table:table-cell>
          <table:table-cell office:value-type="float" office:value="7105.23187" calcext:value-type="float">
            <text:p>7105.2318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454E+018" calcext:value-type="float">
            <text:p>1.706733454E+018</text:p>
          </table:table-cell>
          <table:table-cell table:number-columns-repeated="25"/>
        </table:table-row>
        <table:table-row table:style-name="ro1">
          <table:table-cell office:value-type="float" office:value="1.70671545601581E+018" calcext:value-type="float">
            <text:p>1.70671545601581E+018</text:p>
          </table:table-cell>
          <table:table-cell office:value-type="float" office:value="93" calcext:value-type="float">
            <text:p>93</text:p>
          </table:table-cell>
          <table:table-cell office:value-type="float" office:value="1.70671545600388E+018" calcext:value-type="float">
            <text:p>1.70671545600388E+018</text:p>
          </table:table-cell>
          <table:table-cell/>
          <table:table-cell office:value-type="float" office:value="42.0041775" calcext:value-type="float">
            <text:p>42.0041775</text:p>
          </table:table-cell>
          <table:table-cell office:value-type="float" office:value="-71.0871993333333" calcext:value-type="float">
            <text:p>-71.0871993333333</text:p>
          </table:table-cell>
          <table:table-cell office:value-type="float" office:value="0" calcext:value-type="float">
            <text:p>0</text:p>
          </table:table-cell>
          <table:table-cell office:value-type="float" office:value="327150.360425835" calcext:value-type="float">
            <text:p>327150.360425835</text:p>
          </table:table-cell>
          <table:table-cell office:value-type="float" office:value="4652347.35420383" calcext:value-type="float">
            <text:p>4652347.354203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35" calcext:value-type="float">
            <text:p>153735</text:p>
          </table:table-cell>
          <table:table-cell office:value-type="float" office:value="4220.25065" calcext:value-type="float">
            <text:p>4220.25065</text:p>
          </table:table-cell>
          <table:table-cell office:value-type="string" calcext:value-type="string">
            <text:p>N</text:p>
          </table:table-cell>
          <table:table-cell office:value-type="float" office:value="7105.23196" calcext:value-type="float">
            <text:p>7105.2319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455E+018" calcext:value-type="float">
            <text:p>1.706733455E+018</text:p>
          </table:table-cell>
          <table:table-cell table:number-columns-repeated="25"/>
        </table:table-row>
        <table:table-row table:style-name="ro1">
          <table:table-cell office:value-type="float" office:value="1.70671545701627E+018" calcext:value-type="float">
            <text:p>1.70671545701627E+018</text:p>
          </table:table-cell>
          <table:table-cell office:value-type="float" office:value="94" calcext:value-type="float">
            <text:p>94</text:p>
          </table:table-cell>
          <table:table-cell office:value-type="float" office:value="1.70671545701172E+018" calcext:value-type="float">
            <text:p>1.70671545701172E+018</text:p>
          </table:table-cell>
          <table:table-cell/>
          <table:table-cell office:value-type="float" office:value="42.0041736666667" calcext:value-type="float">
            <text:p>42.0041736666667</text:p>
          </table:table-cell>
          <table:table-cell office:value-type="float" office:value="-71.0872013333333" calcext:value-type="float">
            <text:p>-71.0872013333333</text:p>
          </table:table-cell>
          <table:table-cell office:value-type="float" office:value="0" calcext:value-type="float">
            <text:p>0</text:p>
          </table:table-cell>
          <table:table-cell office:value-type="float" office:value="327150.184409115" calcext:value-type="float">
            <text:p>327150.184409115</text:p>
          </table:table-cell>
          <table:table-cell office:value-type="float" office:value="4652346.93260251" calcext:value-type="float">
            <text:p>4652346.932602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36" calcext:value-type="float">
            <text:p>153736</text:p>
          </table:table-cell>
          <table:table-cell office:value-type="float" office:value="4220.25042" calcext:value-type="float">
            <text:p>4220.25042</text:p>
          </table:table-cell>
          <table:table-cell office:value-type="string" calcext:value-type="string">
            <text:p>N</text:p>
          </table:table-cell>
          <table:table-cell office:value-type="float" office:value="7105.23208" calcext:value-type="float">
            <text:p>7105.2320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456E+018" calcext:value-type="float">
            <text:p>1.706733456E+018</text:p>
          </table:table-cell>
          <table:table-cell table:number-columns-repeated="25"/>
        </table:table-row>
        <table:table-row table:style-name="ro1">
          <table:table-cell office:value-type="float" office:value="1.70671545802447E+018" calcext:value-type="float">
            <text:p>1.70671545802447E+018</text:p>
          </table:table-cell>
          <table:table-cell office:value-type="float" office:value="95" calcext:value-type="float">
            <text:p>95</text:p>
          </table:table-cell>
          <table:table-cell office:value-type="float" office:value="1.70671545801998E+018" calcext:value-type="float">
            <text:p>1.70671545801998E+018</text:p>
          </table:table-cell>
          <table:table-cell/>
          <table:table-cell office:value-type="float" office:value="42.0041718333333" calcext:value-type="float">
            <text:p>42.0041718333333</text:p>
          </table:table-cell>
          <table:table-cell office:value-type="float" office:value="-71.087202" calcext:value-type="float">
            <text:p>-71.087202</text:p>
          </table:table-cell>
          <table:table-cell office:value-type="float" office:value="0" calcext:value-type="float">
            <text:p>0</text:p>
          </table:table-cell>
          <table:table-cell office:value-type="float" office:value="327150.12423243" calcext:value-type="float">
            <text:p>327150.12423243</text:p>
          </table:table-cell>
          <table:table-cell office:value-type="float" office:value="4652346.73038166" calcext:value-type="float">
            <text:p>4652346.730381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PGGA</text:p>
          </table:table-cell>
          <table:table-cell office:value-type="float" office:value="153737" calcext:value-type="float">
            <text:p>153737</text:p>
          </table:table-cell>
          <table:table-cell office:value-type="float" office:value="4220.25031" calcext:value-type="float">
            <text:p>4220.25031</text:p>
          </table:table-cell>
          <table:table-cell office:value-type="string" calcext:value-type="string">
            <text:p>N</text:p>
          </table:table-cell>
          <table:table-cell office:value-type="float" office:value="7105.23212" calcext:value-type="float">
            <text:p>7105.2321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" calcext:value-type="float">
            <text:p>1.3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457E+018" calcext:value-type="float">
            <text:p>1.706733457E+018</text:p>
          </table:table-cell>
          <table:table-cell table:number-columns-repeated="25"/>
        </table:table-row>
        <table:table-row table:style-name="ro1">
          <table:table-cell office:value-type="float" office:value="1.70671545903264E+018" calcext:value-type="float">
            <text:p>1.70671545903264E+018</text:p>
          </table:table-cell>
          <table:table-cell office:value-type="float" office:value="96" calcext:value-type="float">
            <text:p>96</text:p>
          </table:table-cell>
          <table:table-cell office:value-type="float" office:value="1.70671545902803E+018" calcext:value-type="float">
            <text:p>1.70671545902803E+018</text:p>
          </table:table-cell>
          <table:table-cell/>
          <table:table-cell office:value-type="float" office:value="42.004169" calcext:value-type="float">
            <text:p>42.004169</text:p>
          </table:table-cell>
          <table:table-cell office:value-type="float" office:value="-71.0872033333333" calcext:value-type="float">
            <text:p>-71.0872033333333</text:p>
          </table:table-cell>
          <table:table-cell office:value-type="float" office:value="0" calcext:value-type="float">
            <text:p>0</text:p>
          </table:table-cell>
          <table:table-cell office:value-type="float" office:value="327150.006135711" calcext:value-type="float">
            <text:p>327150.006135711</text:p>
          </table:table-cell>
          <table:table-cell office:value-type="float" office:value="4652346.41847057" calcext:value-type="float">
            <text:p>4652346.418470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38" calcext:value-type="float">
            <text:p>153738</text:p>
          </table:table-cell>
          <table:table-cell office:value-type="float" office:value="4220.25014" calcext:value-type="float">
            <text:p>4220.25014</text:p>
          </table:table-cell>
          <table:table-cell office:value-type="string" calcext:value-type="string">
            <text:p>N</text:p>
          </table:table-cell>
          <table:table-cell office:value-type="float" office:value="7105.2322" calcext:value-type="float">
            <text:p>7105.232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458E+018" calcext:value-type="float">
            <text:p>1.706733458E+018</text:p>
          </table:table-cell>
          <table:table-cell table:number-columns-repeated="25"/>
        </table:table-row>
        <table:table-row table:style-name="ro1">
          <table:table-cell office:value-type="float" office:value="1.70671546004066E+018" calcext:value-type="float">
            <text:p>1.70671546004066E+018</text:p>
          </table:table-cell>
          <table:table-cell office:value-type="float" office:value="97" calcext:value-type="float">
            <text:p>97</text:p>
          </table:table-cell>
          <table:table-cell office:value-type="float" office:value="1.7067154600362E+018" calcext:value-type="float">
            <text:p>1.7067154600362E+018</text:p>
          </table:table-cell>
          <table:table-cell/>
          <table:table-cell office:value-type="float" office:value="42.0041646666667" calcext:value-type="float">
            <text:p>42.0041646666667</text:p>
          </table:table-cell>
          <table:table-cell office:value-type="float" office:value="-71.0872056666667" calcext:value-type="float">
            <text:p>-71.087205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9.801158935" calcext:value-type="float">
            <text:p>327149.801158935</text:p>
          </table:table-cell>
          <table:table-cell office:value-type="float" office:value="4652345.94202416" calcext:value-type="float">
            <text:p>4652345.942024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39" calcext:value-type="float">
            <text:p>153739</text:p>
          </table:table-cell>
          <table:table-cell office:value-type="float" office:value="4220.24988" calcext:value-type="float">
            <text:p>4220.24988</text:p>
          </table:table-cell>
          <table:table-cell office:value-type="string" calcext:value-type="string">
            <text:p>N</text:p>
          </table:table-cell>
          <table:table-cell office:value-type="float" office:value="7105.23234" calcext:value-type="float">
            <text:p>7105.2323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459E+018" calcext:value-type="float">
            <text:p>1.706733459E+018</text:p>
          </table:table-cell>
          <table:table-cell table:number-columns-repeated="25"/>
        </table:table-row>
        <table:table-row table:style-name="ro1">
          <table:table-cell office:value-type="float" office:value="1.7067154610487E+018" calcext:value-type="float">
            <text:p>1.7067154610487E+018</text:p>
          </table:table-cell>
          <table:table-cell office:value-type="float" office:value="98" calcext:value-type="float">
            <text:p>98</text:p>
          </table:table-cell>
          <table:table-cell office:value-type="float" office:value="1.7067154610443E+018" calcext:value-type="float">
            <text:p>1.7067154610443E+018</text:p>
          </table:table-cell>
          <table:table-cell/>
          <table:table-cell office:value-type="float" office:value="42.0041601666667" calcext:value-type="float">
            <text:p>42.0041601666667</text:p>
          </table:table-cell>
          <table:table-cell office:value-type="float" office:value="-71.087208" calcext:value-type="float">
            <text:p>-71.087208</text:p>
          </table:table-cell>
          <table:table-cell office:value-type="float" office:value="0" calcext:value-type="float">
            <text:p>0</text:p>
          </table:table-cell>
          <table:table-cell office:value-type="float" office:value="327149.595730796" calcext:value-type="float">
            <text:p>327149.595730796</text:p>
          </table:table-cell>
          <table:table-cell office:value-type="float" office:value="4652345.44707162" calcext:value-type="float">
            <text:p>4652345.447071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40" calcext:value-type="float">
            <text:p>153740</text:p>
          </table:table-cell>
          <table:table-cell office:value-type="float" office:value="4220.24961" calcext:value-type="float">
            <text:p>4220.24961</text:p>
          </table:table-cell>
          <table:table-cell office:value-type="string" calcext:value-type="string">
            <text:p>N</text:p>
          </table:table-cell>
          <table:table-cell office:value-type="float" office:value="7105.23248" calcext:value-type="float">
            <text:p>7105.2324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46E+018" calcext:value-type="float">
            <text:p>1.70673346E+018</text:p>
          </table:table-cell>
          <table:table-cell table:number-columns-repeated="25"/>
        </table:table-row>
        <table:table-row table:style-name="ro1">
          <table:table-cell office:value-type="float" office:value="1.70671546205697E+018" calcext:value-type="float">
            <text:p>1.70671546205697E+018</text:p>
          </table:table-cell>
          <table:table-cell office:value-type="float" office:value="99" calcext:value-type="float">
            <text:p>99</text:p>
          </table:table-cell>
          <table:table-cell office:value-type="float" office:value="1.70671546205249E+018" calcext:value-type="float">
            <text:p>1.70671546205249E+018</text:p>
          </table:table-cell>
          <table:table-cell/>
          <table:table-cell office:value-type="float" office:value="42.0041573333333" calcext:value-type="float">
            <text:p>42.0041573333333</text:p>
          </table:table-cell>
          <table:table-cell office:value-type="float" office:value="-71.0872095" calcext:value-type="float">
            <text:p>-71.0872095</text:p>
          </table:table-cell>
          <table:table-cell office:value-type="float" office:value="0" calcext:value-type="float">
            <text:p>0</text:p>
          </table:table-cell>
          <table:table-cell office:value-type="float" office:value="327149.463831031" calcext:value-type="float">
            <text:p>327149.463831031</text:p>
          </table:table-cell>
          <table:table-cell office:value-type="float" office:value="4652345.13549718" calcext:value-type="float">
            <text:p>4652345.135497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$GPGGA</text:p>
          </table:table-cell>
          <table:table-cell office:value-type="float" office:value="153741" calcext:value-type="float">
            <text:p>153741</text:p>
          </table:table-cell>
          <table:table-cell office:value-type="float" office:value="4220.24944" calcext:value-type="float">
            <text:p>4220.24944</text:p>
          </table:table-cell>
          <table:table-cell office:value-type="string" calcext:value-type="string">
            <text:p>N</text:p>
          </table:table-cell>
          <table:table-cell office:value-type="float" office:value="7105.23257" calcext:value-type="float">
            <text:p>7105.2325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3" calcext:value-type="float">
            <text:p>0.93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461E+018" calcext:value-type="float">
            <text:p>1.706733461E+018</text:p>
          </table:table-cell>
          <table:table-cell table:number-columns-repeated="25"/>
        </table:table-row>
        <table:table-row table:style-name="ro1">
          <table:table-cell office:value-type="float" office:value="1.70671546307239E+018" calcext:value-type="float">
            <text:p>1.70671546307239E+018</text:p>
          </table:table-cell>
          <table:table-cell office:value-type="float" office:value="100" calcext:value-type="float">
            <text:p>100</text:p>
          </table:table-cell>
          <table:table-cell office:value-type="float" office:value="1.70671546306051E+018" calcext:value-type="float">
            <text:p>1.70671546306051E+018</text:p>
          </table:table-cell>
          <table:table-cell/>
          <table:table-cell office:value-type="float" office:value="42.0041556666667" calcext:value-type="float">
            <text:p>42.0041556666667</text:p>
          </table:table-cell>
          <table:table-cell office:value-type="float" office:value="-71.0872098333333" calcext:value-type="float">
            <text:p>-71.087209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9.431711669" calcext:value-type="float">
            <text:p>327149.431711669</text:p>
          </table:table-cell>
          <table:table-cell office:value-type="float" office:value="4652344.95110919" calcext:value-type="float">
            <text:p>4652344.951109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$GPGGA</text:p>
          </table:table-cell>
          <table:table-cell office:value-type="float" office:value="153742" calcext:value-type="float">
            <text:p>153742</text:p>
          </table:table-cell>
          <table:table-cell office:value-type="float" office:value="4220.24934" calcext:value-type="float">
            <text:p>4220.24934</text:p>
          </table:table-cell>
          <table:table-cell office:value-type="string" calcext:value-type="string">
            <text:p>N</text:p>
          </table:table-cell>
          <table:table-cell office:value-type="float" office:value="7105.23259" calcext:value-type="float">
            <text:p>7105.2325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462E+018" calcext:value-type="float">
            <text:p>1.706733462E+018</text:p>
          </table:table-cell>
          <table:table-cell table:number-columns-repeated="25"/>
        </table:table-row>
        <table:table-row table:style-name="ro1">
          <table:table-cell office:value-type="float" office:value="1.70671546407309E+018" calcext:value-type="float">
            <text:p>1.70671546407309E+018</text:p>
          </table:table-cell>
          <table:table-cell office:value-type="float" office:value="101" calcext:value-type="float">
            <text:p>101</text:p>
          </table:table-cell>
          <table:table-cell office:value-type="float" office:value="1.70671546406847E+018" calcext:value-type="float">
            <text:p>1.70671546406847E+018</text:p>
          </table:table-cell>
          <table:table-cell/>
          <table:table-cell office:value-type="float" office:value="42.004156" calcext:value-type="float">
            <text:p>42.004156</text:p>
          </table:table-cell>
          <table:table-cell office:value-type="float" office:value="-71.087209" calcext:value-type="float">
            <text:p>-71.087209</text:p>
          </table:table-cell>
          <table:table-cell office:value-type="float" office:value="0" calcext:value-type="float">
            <text:p>0</text:p>
          </table:table-cell>
          <table:table-cell office:value-type="float" office:value="327149.501629389" calcext:value-type="float">
            <text:p>327149.501629389</text:p>
          </table:table-cell>
          <table:table-cell office:value-type="float" office:value="4652344.98643827" calcext:value-type="float">
            <text:p>4652344.986438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$GPGGA</text:p>
          </table:table-cell>
          <table:table-cell office:value-type="float" office:value="153743" calcext:value-type="float">
            <text:p>153743</text:p>
          </table:table-cell>
          <table:table-cell office:value-type="float" office:value="4220.24936" calcext:value-type="float">
            <text:p>4220.24936</text:p>
          </table:table-cell>
          <table:table-cell office:value-type="string" calcext:value-type="string">
            <text:p>N</text:p>
          </table:table-cell>
          <table:table-cell office:value-type="float" office:value="7105.23254" calcext:value-type="float">
            <text:p>7105.2325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3" calcext:value-type="float">
            <text:p>0.93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463E+018" calcext:value-type="float">
            <text:p>1.706733463E+018</text:p>
          </table:table-cell>
          <table:table-cell table:number-columns-repeated="25"/>
        </table:table-row>
        <table:table-row table:style-name="ro1">
          <table:table-cell office:value-type="float" office:value="1.70671546508148E+018" calcext:value-type="float">
            <text:p>1.70671546508148E+018</text:p>
          </table:table-cell>
          <table:table-cell office:value-type="float" office:value="102" calcext:value-type="float">
            <text:p>102</text:p>
          </table:table-cell>
          <table:table-cell office:value-type="float" office:value="1.70671546507682E+018" calcext:value-type="float">
            <text:p>1.70671546507682E+018</text:p>
          </table:table-cell>
          <table:table-cell/>
          <table:table-cell office:value-type="float" office:value="42.0041523333333" calcext:value-type="float">
            <text:p>42.0041523333333</text:p>
          </table:table-cell>
          <table:table-cell office:value-type="float" office:value="-71.0872106666667" calcext:value-type="float">
            <text:p>-71.087210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9.353669926" calcext:value-type="float">
            <text:p>327149.353669926</text:p>
          </table:table-cell>
          <table:table-cell office:value-type="float" office:value="4652344.58266984" calcext:value-type="float">
            <text:p>4652344.582669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44" calcext:value-type="float">
            <text:p>153744</text:p>
          </table:table-cell>
          <table:table-cell office:value-type="float" office:value="4220.24914" calcext:value-type="float">
            <text:p>4220.24914</text:p>
          </table:table-cell>
          <table:table-cell office:value-type="string" calcext:value-type="string">
            <text:p>N</text:p>
          </table:table-cell>
          <table:table-cell office:value-type="float" office:value="7105.23264" calcext:value-type="float">
            <text:p>7105.2326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464E+018" calcext:value-type="float">
            <text:p>1.706733464E+018</text:p>
          </table:table-cell>
          <table:table-cell table:number-columns-repeated="25"/>
        </table:table-row>
        <table:table-row table:style-name="ro1">
          <table:table-cell office:value-type="float" office:value="1.70671546608933E+018" calcext:value-type="float">
            <text:p>1.70671546608933E+018</text:p>
          </table:table-cell>
          <table:table-cell office:value-type="float" office:value="103" calcext:value-type="float">
            <text:p>103</text:p>
          </table:table-cell>
          <table:table-cell office:value-type="float" office:value="1.70671546608484E+018" calcext:value-type="float">
            <text:p>1.70671546608484E+018</text:p>
          </table:table-cell>
          <table:table-cell/>
          <table:table-cell office:value-type="float" office:value="42.0041473333333" calcext:value-type="float">
            <text:p>42.0041473333333</text:p>
          </table:table-cell>
          <table:table-cell office:value-type="float" office:value="-71.0872131666667" calcext:value-type="float">
            <text:p>-71.087213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9.133084709" calcext:value-type="float">
            <text:p>327149.133084709</text:p>
          </table:table-cell>
          <table:table-cell office:value-type="float" office:value="4652344.03253557" calcext:value-type="float">
            <text:p>4652344.032535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45" calcext:value-type="float">
            <text:p>153745</text:p>
          </table:table-cell>
          <table:table-cell office:value-type="float" office:value="4220.24884" calcext:value-type="float">
            <text:p>4220.24884</text:p>
          </table:table-cell>
          <table:table-cell office:value-type="string" calcext:value-type="string">
            <text:p>N</text:p>
          </table:table-cell>
          <table:table-cell office:value-type="float" office:value="7105.23279" calcext:value-type="float">
            <text:p>7105.2327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465E+018" calcext:value-type="float">
            <text:p>1.706733465E+018</text:p>
          </table:table-cell>
          <table:table-cell table:number-columns-repeated="25"/>
        </table:table-row>
        <table:table-row table:style-name="ro1">
          <table:table-cell office:value-type="float" office:value="1.70671546709742E+018" calcext:value-type="float">
            <text:p>1.70671546709742E+018</text:p>
          </table:table-cell>
          <table:table-cell office:value-type="float" office:value="104" calcext:value-type="float">
            <text:p>104</text:p>
          </table:table-cell>
          <table:table-cell office:value-type="float" office:value="1.70671546709291E+018" calcext:value-type="float">
            <text:p>1.70671546709291E+018</text:p>
          </table:table-cell>
          <table:table-cell/>
          <table:table-cell office:value-type="float" office:value="42.0041418333333" calcext:value-type="float">
            <text:p>42.0041418333333</text:p>
          </table:table-cell>
          <table:table-cell office:value-type="float" office:value="-71.087216" calcext:value-type="float">
            <text:p>-71.087216</text:p>
          </table:table-cell>
          <table:table-cell office:value-type="float" office:value="0" calcext:value-type="float">
            <text:p>0</text:p>
          </table:table-cell>
          <table:table-cell office:value-type="float" office:value="327148.883539428" calcext:value-type="float">
            <text:p>327148.883539428</text:p>
          </table:table-cell>
          <table:table-cell office:value-type="float" office:value="4652343.42755619" calcext:value-type="float">
            <text:p>4652343.427556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46" calcext:value-type="float">
            <text:p>153746</text:p>
          </table:table-cell>
          <table:table-cell office:value-type="float" office:value="4220.24851" calcext:value-type="float">
            <text:p>4220.24851</text:p>
          </table:table-cell>
          <table:table-cell office:value-type="string" calcext:value-type="string">
            <text:p>N</text:p>
          </table:table-cell>
          <table:table-cell office:value-type="float" office:value="7105.23296" calcext:value-type="float">
            <text:p>7105.2329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466E+018" calcext:value-type="float">
            <text:p>1.706733466E+018</text:p>
          </table:table-cell>
          <table:table-cell table:number-columns-repeated="25"/>
        </table:table-row>
        <table:table-row table:style-name="ro1">
          <table:table-cell office:value-type="float" office:value="1.70671546811309E+018" calcext:value-type="float">
            <text:p>1.70671546811309E+018</text:p>
          </table:table-cell>
          <table:table-cell office:value-type="float" office:value="105" calcext:value-type="float">
            <text:p>105</text:p>
          </table:table-cell>
          <table:table-cell office:value-type="float" office:value="1.70671546810102E+018" calcext:value-type="float">
            <text:p>1.70671546810102E+018</text:p>
          </table:table-cell>
          <table:table-cell/>
          <table:table-cell office:value-type="float" office:value="42.0041355" calcext:value-type="float">
            <text:p>42.0041355</text:p>
          </table:table-cell>
          <table:table-cell office:value-type="float" office:value="-71.0872195" calcext:value-type="float">
            <text:p>-71.0872195</text:p>
          </table:table-cell>
          <table:table-cell office:value-type="float" office:value="0" calcext:value-type="float">
            <text:p>0</text:p>
          </table:table-cell>
          <table:table-cell office:value-type="float" office:value="327148.576525367" calcext:value-type="float">
            <text:p>327148.576525367</text:p>
          </table:table-cell>
          <table:table-cell office:value-type="float" office:value="4652342.73139274" calcext:value-type="float">
            <text:p>4652342.731392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47" calcext:value-type="float">
            <text:p>153747</text:p>
          </table:table-cell>
          <table:table-cell office:value-type="float" office:value="4220.24813" calcext:value-type="float">
            <text:p>4220.24813</text:p>
          </table:table-cell>
          <table:table-cell office:value-type="string" calcext:value-type="string">
            <text:p>N</text:p>
          </table:table-cell>
          <table:table-cell office:value-type="float" office:value="7105.23317" calcext:value-type="float">
            <text:p>7105.2331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467E+018" calcext:value-type="float">
            <text:p>1.706733467E+018</text:p>
          </table:table-cell>
          <table:table-cell table:number-columns-repeated="25"/>
        </table:table-row>
        <table:table-row table:style-name="ro1">
          <table:table-cell office:value-type="float" office:value="1.70671546911339E+018" calcext:value-type="float">
            <text:p>1.70671546911339E+018</text:p>
          </table:table-cell>
          <table:table-cell office:value-type="float" office:value="106" calcext:value-type="float">
            <text:p>106</text:p>
          </table:table-cell>
          <table:table-cell office:value-type="float" office:value="1.70671546910892E+018" calcext:value-type="float">
            <text:p>1.70671546910892E+018</text:p>
          </table:table-cell>
          <table:table-cell/>
          <table:table-cell office:value-type="float" office:value="42.0041296666667" calcext:value-type="float">
            <text:p>42.0041296666667</text:p>
          </table:table-cell>
          <table:table-cell office:value-type="float" office:value="-71.0872225" calcext:value-type="float">
            <text:p>-71.0872225</text:p>
          </table:table-cell>
          <table:table-cell office:value-type="float" office:value="0" calcext:value-type="float">
            <text:p>0</text:p>
          </table:table-cell>
          <table:table-cell office:value-type="float" office:value="327148.312274309" calcext:value-type="float">
            <text:p>327148.312274309</text:p>
          </table:table-cell>
          <table:table-cell office:value-type="float" office:value="4652342.08973777" calcext:value-type="float">
            <text:p>4652342.089737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48" calcext:value-type="float">
            <text:p>153748</text:p>
          </table:table-cell>
          <table:table-cell office:value-type="float" office:value="4220.24778" calcext:value-type="float">
            <text:p>4220.24778</text:p>
          </table:table-cell>
          <table:table-cell office:value-type="string" calcext:value-type="string">
            <text:p>N</text:p>
          </table:table-cell>
          <table:table-cell office:value-type="float" office:value="7105.23335" calcext:value-type="float">
            <text:p>7105.2333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468E+018" calcext:value-type="float">
            <text:p>1.706733468E+018</text:p>
          </table:table-cell>
          <table:table-cell table:number-columns-repeated="25"/>
        </table:table-row>
        <table:table-row table:style-name="ro1">
          <table:table-cell office:value-type="float" office:value="1.70671547012133E+018" calcext:value-type="float">
            <text:p>1.70671547012133E+018</text:p>
          </table:table-cell>
          <table:table-cell office:value-type="float" office:value="107" calcext:value-type="float">
            <text:p>107</text:p>
          </table:table-cell>
          <table:table-cell office:value-type="float" office:value="1.70671547011693E+018" calcext:value-type="float">
            <text:p>1.70671547011693E+018</text:p>
          </table:table-cell>
          <table:table-cell/>
          <table:table-cell office:value-type="float" office:value="42.0041243333333" calcext:value-type="float">
            <text:p>42.0041243333333</text:p>
          </table:table-cell>
          <table:table-cell office:value-type="float" office:value="-71.0872251666667" calcext:value-type="float">
            <text:p>-71.087225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076983255" calcext:value-type="float">
            <text:p>327148.076983255</text:p>
          </table:table-cell>
          <table:table-cell office:value-type="float" office:value="4652341.50292791" calcext:value-type="float">
            <text:p>4652341.502927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49" calcext:value-type="float">
            <text:p>153749</text:p>
          </table:table-cell>
          <table:table-cell office:value-type="float" office:value="4220.24746" calcext:value-type="float">
            <text:p>4220.24746</text:p>
          </table:table-cell>
          <table:table-cell office:value-type="string" calcext:value-type="string">
            <text:p>N</text:p>
          </table:table-cell>
          <table:table-cell office:value-type="float" office:value="7105.23351" calcext:value-type="float">
            <text:p>7105.2335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469E+018" calcext:value-type="float">
            <text:p>1.706733469E+018</text:p>
          </table:table-cell>
          <table:table-cell table:number-columns-repeated="25"/>
        </table:table-row>
        <table:table-row table:style-name="ro1">
          <table:table-cell office:value-type="float" office:value="1.70671547112936E+018" calcext:value-type="float">
            <text:p>1.70671547112936E+018</text:p>
          </table:table-cell>
          <table:table-cell office:value-type="float" office:value="108" calcext:value-type="float">
            <text:p>108</text:p>
          </table:table-cell>
          <table:table-cell office:value-type="float" office:value="1.70671547112487E+018" calcext:value-type="float">
            <text:p>1.70671547112487E+018</text:p>
          </table:table-cell>
          <table:table-cell/>
          <table:table-cell office:value-type="float" office:value="42.3374566666667" calcext:value-type="float">
            <text:p>42.3374566666667</text:p>
          </table:table-cell>
          <table:table-cell office:value-type="float" office:value="-71.087225" calcext:value-type="float">
            <text:p>-71.087225</text:p>
          </table:table-cell>
          <table:table-cell office:value-type="float" office:value="0" calcext:value-type="float">
            <text:p>0</text:p>
          </table:table-cell>
          <table:table-cell office:value-type="float" office:value="328053.696022657" calcext:value-type="float">
            <text:p>328053.696022657</text:p>
          </table:table-cell>
          <table:table-cell office:value-type="float" office:value="4689354.57887536" calcext:value-type="float">
            <text:p>4689354.578875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$GPGGA</text:p>
          </table:table-cell>
          <table:table-cell office:value-type="float" office:value="153750" calcext:value-type="float">
            <text:p>153750</text:p>
          </table:table-cell>
          <table:table-cell office:value-type="float" office:value="4220.2474" calcext:value-type="float">
            <text:p>4220.2474</text:p>
          </table:table-cell>
          <table:table-cell office:value-type="string" calcext:value-type="string">
            <text:p>N</text:p>
          </table:table-cell>
          <table:table-cell office:value-type="float" office:value="7105.2335" calcext:value-type="float">
            <text:p>7105.233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2" calcext:value-type="float">
            <text:p>0.92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47E+018" calcext:value-type="float">
            <text:p>1.70673347E+018</text:p>
          </table:table-cell>
          <table:table-cell table:number-columns-repeated="25"/>
        </table:table-row>
        <table:table-row table:style-name="ro1">
          <table:table-cell office:value-type="float" office:value="1.7067154721374E+018" calcext:value-type="float">
            <text:p>1.7067154721374E+018</text:p>
          </table:table-cell>
          <table:table-cell office:value-type="float" office:value="109" calcext:value-type="float">
            <text:p>109</text:p>
          </table:table-cell>
          <table:table-cell office:value-type="float" office:value="1.70671547213294E+018" calcext:value-type="float">
            <text:p>1.70671547213294E+018</text:p>
          </table:table-cell>
          <table:table-cell/>
          <table:table-cell office:value-type="float" office:value="42.0041195" calcext:value-type="float">
            <text:p>42.0041195</text:p>
          </table:table-cell>
          <table:table-cell office:value-type="float" office:value="-71.0872268333333" calcext:value-type="float">
            <text:p>-71.087226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925864292" calcext:value-type="float">
            <text:p>327147.925864292</text:p>
          </table:table-cell>
          <table:table-cell office:value-type="float" office:value="4652340.96961662" calcext:value-type="float">
            <text:p>4652340.969616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51" calcext:value-type="float">
            <text:p>153751</text:p>
          </table:table-cell>
          <table:table-cell office:value-type="float" office:value="4220.24717" calcext:value-type="float">
            <text:p>4220.24717</text:p>
          </table:table-cell>
          <table:table-cell office:value-type="string" calcext:value-type="string">
            <text:p>N</text:p>
          </table:table-cell>
          <table:table-cell office:value-type="float" office:value="7105.23361" calcext:value-type="float">
            <text:p>7105.2336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471E+018" calcext:value-type="float">
            <text:p>1.706733471E+018</text:p>
          </table:table-cell>
          <table:table-cell table:number-columns-repeated="25"/>
        </table:table-row>
        <table:table-row table:style-name="ro1">
          <table:table-cell office:value-type="float" office:value="1.70671547315284E+018" calcext:value-type="float">
            <text:p>1.70671547315284E+018</text:p>
          </table:table-cell>
          <table:table-cell office:value-type="float" office:value="110" calcext:value-type="float">
            <text:p>110</text:p>
          </table:table-cell>
          <table:table-cell office:value-type="float" office:value="1.70671547314082E+018" calcext:value-type="float">
            <text:p>1.70671547314082E+018</text:p>
          </table:table-cell>
          <table:table-cell/>
          <table:table-cell office:value-type="float" office:value="42.004117" calcext:value-type="float">
            <text:p>42.004117</text:p>
          </table:table-cell>
          <table:table-cell office:value-type="float" office:value="-71.0872275" calcext:value-type="float">
            <text:p>-71.0872275</text:p>
          </table:table-cell>
          <table:table-cell office:value-type="float" office:value="0" calcext:value-type="float">
            <text:p>0</text:p>
          </table:table-cell>
          <table:table-cell office:value-type="float" office:value="327147.863882151" calcext:value-type="float">
            <text:p>327147.863882151</text:p>
          </table:table-cell>
          <table:table-cell office:value-type="float" office:value="4652340.69337128" calcext:value-type="float">
            <text:p>4652340.693371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52" calcext:value-type="float">
            <text:p>153752</text:p>
          </table:table-cell>
          <table:table-cell office:value-type="float" office:value="4220.24702" calcext:value-type="float">
            <text:p>4220.24702</text:p>
          </table:table-cell>
          <table:table-cell office:value-type="string" calcext:value-type="string">
            <text:p>N</text:p>
          </table:table-cell>
          <table:table-cell office:value-type="float" office:value="7105.23365" calcext:value-type="float">
            <text:p>7105.2336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472E+018" calcext:value-type="float">
            <text:p>1.706733472E+018</text:p>
          </table:table-cell>
          <table:table-cell table:number-columns-repeated="25"/>
        </table:table-row>
        <table:table-row table:style-name="ro1">
          <table:table-cell office:value-type="float" office:value="1.70671547415324E+018" calcext:value-type="float">
            <text:p>1.70671547415324E+018</text:p>
          </table:table-cell>
          <table:table-cell office:value-type="float" office:value="111" calcext:value-type="float">
            <text:p>111</text:p>
          </table:table-cell>
          <table:table-cell office:value-type="float" office:value="1.70671547414868E+018" calcext:value-type="float">
            <text:p>1.70671547414868E+018</text:p>
          </table:table-cell>
          <table:table-cell/>
          <table:table-cell office:value-type="float" office:value="42.0041146666667" calcext:value-type="float">
            <text:p>42.0041146666667</text:p>
          </table:table-cell>
          <table:table-cell office:value-type="float" office:value="-71.0872283333333" calcext:value-type="float">
            <text:p>-71.087228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788548328" calcext:value-type="float">
            <text:p>327147.788548328</text:p>
          </table:table-cell>
          <table:table-cell office:value-type="float" office:value="4652340.4359687" calcext:value-type="float">
            <text:p>4652340.43596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53" calcext:value-type="float">
            <text:p>153753</text:p>
          </table:table-cell>
          <table:table-cell office:value-type="float" office:value="4220.24688" calcext:value-type="float">
            <text:p>4220.24688</text:p>
          </table:table-cell>
          <table:table-cell office:value-type="string" calcext:value-type="string">
            <text:p>N</text:p>
          </table:table-cell>
          <table:table-cell office:value-type="float" office:value="7105.2337" calcext:value-type="float">
            <text:p>7105.233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473E+018" calcext:value-type="float">
            <text:p>1.706733473E+018</text:p>
          </table:table-cell>
          <table:table-cell table:number-columns-repeated="25"/>
        </table:table-row>
        <table:table-row table:style-name="ro1">
          <table:table-cell office:value-type="float" office:value="1.70671547516128E+018" calcext:value-type="float">
            <text:p>1.70671547516128E+018</text:p>
          </table:table-cell>
          <table:table-cell office:value-type="float" office:value="112" calcext:value-type="float">
            <text:p>112</text:p>
          </table:table-cell>
          <table:table-cell office:value-type="float" office:value="1.70671547515673E+018" calcext:value-type="float">
            <text:p>1.70671547515673E+018</text:p>
          </table:table-cell>
          <table:table-cell/>
          <table:table-cell office:value-type="float" office:value="42.0041156666667" calcext:value-type="float">
            <text:p>42.0041156666667</text:p>
          </table:table-cell>
          <table:table-cell office:value-type="float" office:value="-71.087227" calcext:value-type="float">
            <text:p>-71.087227</text:p>
          </table:table-cell>
          <table:table-cell office:value-type="float" office:value="0" calcext:value-type="float">
            <text:p>0</text:p>
          </table:table-cell>
          <table:table-cell office:value-type="float" office:value="327147.90168051" calcext:value-type="float">
            <text:p>327147.90168051</text:p>
          </table:table-cell>
          <table:table-cell office:value-type="float" office:value="4652340.54431237" calcext:value-type="float">
            <text:p>4652340.544312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$GPGGA</text:p>
          </table:table-cell>
          <table:table-cell office:value-type="float" office:value="153754" calcext:value-type="float">
            <text:p>153754</text:p>
          </table:table-cell>
          <table:table-cell office:value-type="float" office:value="4220.24694" calcext:value-type="float">
            <text:p>4220.24694</text:p>
          </table:table-cell>
          <table:table-cell office:value-type="string" calcext:value-type="string">
            <text:p>N</text:p>
          </table:table-cell>
          <table:table-cell office:value-type="float" office:value="7105.23362" calcext:value-type="float">
            <text:p>7105.2336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2" calcext:value-type="float">
            <text:p>0.92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474E+018" calcext:value-type="float">
            <text:p>1.706733474E+018</text:p>
          </table:table-cell>
          <table:table-cell table:number-columns-repeated="25"/>
        </table:table-row>
        <table:table-row table:style-name="ro1">
          <table:table-cell office:value-type="float" office:value="1.70671547616941E+018" calcext:value-type="float">
            <text:p>1.70671547616941E+018</text:p>
          </table:table-cell>
          <table:table-cell office:value-type="float" office:value="113" calcext:value-type="float">
            <text:p>113</text:p>
          </table:table-cell>
          <table:table-cell office:value-type="float" office:value="1.70671547616489E+018" calcext:value-type="float">
            <text:p>1.70671547616489E+018</text:p>
          </table:table-cell>
          <table:table-cell/>
          <table:table-cell office:value-type="float" office:value="42.0041155" calcext:value-type="float">
            <text:p>42.0041155</text:p>
          </table:table-cell>
          <table:table-cell office:value-type="float" office:value="-71.0872263333333" calcext:value-type="float">
            <text:p>-71.087226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956441251" calcext:value-type="float">
            <text:p>327147.956441251</text:p>
          </table:table-cell>
          <table:table-cell office:value-type="float" office:value="4652340.5244597" calcext:value-type="float">
            <text:p>4652340.52445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$GPGGA</text:p>
          </table:table-cell>
          <table:table-cell office:value-type="float" office:value="153755" calcext:value-type="float">
            <text:p>153755</text:p>
          </table:table-cell>
          <table:table-cell office:value-type="float" office:value="4220.24693" calcext:value-type="float">
            <text:p>4220.24693</text:p>
          </table:table-cell>
          <table:table-cell office:value-type="string" calcext:value-type="string">
            <text:p>N</text:p>
          </table:table-cell>
          <table:table-cell office:value-type="float" office:value="7105.23358" calcext:value-type="float">
            <text:p>7105.2335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2" calcext:value-type="float">
            <text:p>0.92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475E+018" calcext:value-type="float">
            <text:p>1.706733475E+018</text:p>
          </table:table-cell>
          <table:table-cell table:number-columns-repeated="25"/>
        </table:table-row>
        <table:table-row table:style-name="ro1">
          <table:table-cell office:value-type="float" office:value="1.70671547717746E+018" calcext:value-type="float">
            <text:p>1.70671547717746E+018</text:p>
          </table:table-cell>
          <table:table-cell office:value-type="float" office:value="114" calcext:value-type="float">
            <text:p>114</text:p>
          </table:table-cell>
          <table:table-cell office:value-type="float" office:value="1.70671547717291E+018" calcext:value-type="float">
            <text:p>1.70671547717291E+018</text:p>
          </table:table-cell>
          <table:table-cell/>
          <table:table-cell office:value-type="float" office:value="42.0041156666667" calcext:value-type="float">
            <text:p>42.0041156666667</text:p>
          </table:table-cell>
          <table:table-cell office:value-type="float" office:value="-71.0872255" calcext:value-type="float">
            <text:p>-71.0872255</text:p>
          </table:table-cell>
          <table:table-cell office:value-type="float" office:value="0" calcext:value-type="float">
            <text:p>0</text:p>
          </table:table-cell>
          <table:table-cell office:value-type="float" office:value="327148.025907684" calcext:value-type="float">
            <text:p>327148.025907684</text:p>
          </table:table-cell>
          <table:table-cell office:value-type="float" office:value="4652340.54128265" calcext:value-type="float">
            <text:p>4652340.541282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$GPGGA</text:p>
          </table:table-cell>
          <table:table-cell office:value-type="float" office:value="153756" calcext:value-type="float">
            <text:p>153756</text:p>
          </table:table-cell>
          <table:table-cell office:value-type="float" office:value="4220.24694" calcext:value-type="float">
            <text:p>4220.24694</text:p>
          </table:table-cell>
          <table:table-cell office:value-type="string" calcext:value-type="string">
            <text:p>N</text:p>
          </table:table-cell>
          <table:table-cell office:value-type="float" office:value="7105.23353" calcext:value-type="float">
            <text:p>7105.2335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2" calcext:value-type="float">
            <text:p>0.92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476E+018" calcext:value-type="float">
            <text:p>1.706733476E+018</text:p>
          </table:table-cell>
          <table:table-cell table:number-columns-repeated="25"/>
        </table:table-row>
        <table:table-row table:style-name="ro1">
          <table:table-cell office:value-type="float" office:value="1.70671547819263E+018" calcext:value-type="float">
            <text:p>1.70671547819263E+018</text:p>
          </table:table-cell>
          <table:table-cell office:value-type="float" office:value="115" calcext:value-type="float">
            <text:p>115</text:p>
          </table:table-cell>
          <table:table-cell office:value-type="float" office:value="1.70671547818082E+018" calcext:value-type="float">
            <text:p>1.70671547818082E+018</text:p>
          </table:table-cell>
          <table:table-cell/>
          <table:table-cell office:value-type="float" office:value="42.0041161666667" calcext:value-type="float">
            <text:p>42.0041161666667</text:p>
          </table:table-cell>
          <table:table-cell office:value-type="float" office:value="-71.0872245" calcext:value-type="float">
            <text:p>-71.0872245</text:p>
          </table:table-cell>
          <table:table-cell office:value-type="float" office:value="0" calcext:value-type="float">
            <text:p>0</text:p>
          </table:table-cell>
          <table:table-cell office:value-type="float" office:value="327148.110079809" calcext:value-type="float">
            <text:p>327148.110079809</text:p>
          </table:table-cell>
          <table:table-cell office:value-type="float" office:value="4652340.59478122" calcext:value-type="float">
            <text:p>4652340.594781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$GPGGA</text:p>
          </table:table-cell>
          <table:table-cell office:value-type="float" office:value="153757" calcext:value-type="float">
            <text:p>153757</text:p>
          </table:table-cell>
          <table:table-cell office:value-type="float" office:value="4220.24697" calcext:value-type="float">
            <text:p>4220.24697</text:p>
          </table:table-cell>
          <table:table-cell office:value-type="string" calcext:value-type="string">
            <text:p>N</text:p>
          </table:table-cell>
          <table:table-cell office:value-type="float" office:value="7105.23347" calcext:value-type="float">
            <text:p>7105.2334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2" calcext:value-type="float">
            <text:p>0.92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477E+018" calcext:value-type="float">
            <text:p>1.706733477E+018</text:p>
          </table:table-cell>
          <table:table-cell table:number-columns-repeated="25"/>
        </table:table-row>
        <table:table-row table:style-name="ro1">
          <table:table-cell office:value-type="float" office:value="1.70671547919333E+018" calcext:value-type="float">
            <text:p>1.70671547919333E+018</text:p>
          </table:table-cell>
          <table:table-cell office:value-type="float" office:value="116" calcext:value-type="float">
            <text:p>116</text:p>
          </table:table-cell>
          <table:table-cell office:value-type="float" office:value="1.70671547918878E+018" calcext:value-type="float">
            <text:p>1.70671547918878E+018</text:p>
          </table:table-cell>
          <table:table-cell/>
          <table:table-cell office:value-type="float" office:value="42.0041161666667" calcext:value-type="float">
            <text:p>42.0041161666667</text:p>
          </table:table-cell>
          <table:table-cell office:value-type="float" office:value="-71.0872238333333" calcext:value-type="float">
            <text:p>-71.087223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165291888" calcext:value-type="float">
            <text:p>327148.165291888</text:p>
          </table:table-cell>
          <table:table-cell office:value-type="float" office:value="4652340.59343467" calcext:value-type="float">
            <text:p>4652340.593434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$GPGGA</text:p>
          </table:table-cell>
          <table:table-cell office:value-type="float" office:value="153758" calcext:value-type="float">
            <text:p>153758</text:p>
          </table:table-cell>
          <table:table-cell office:value-type="float" office:value="4220.24697" calcext:value-type="float">
            <text:p>4220.24697</text:p>
          </table:table-cell>
          <table:table-cell office:value-type="string" calcext:value-type="string">
            <text:p>N</text:p>
          </table:table-cell>
          <table:table-cell office:value-type="float" office:value="7105.23343" calcext:value-type="float">
            <text:p>7105.2334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2" calcext:value-type="float">
            <text:p>0.92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478E+018" calcext:value-type="float">
            <text:p>1.706733478E+018</text:p>
          </table:table-cell>
          <table:table-cell table:number-columns-repeated="25"/>
        </table:table-row>
        <table:table-row table:style-name="ro1">
          <table:table-cell office:value-type="float" office:value="1.70671548020111E+018" calcext:value-type="float">
            <text:p>1.70671548020111E+018</text:p>
          </table:table-cell>
          <table:table-cell office:value-type="float" office:value="117" calcext:value-type="float">
            <text:p>117</text:p>
          </table:table-cell>
          <table:table-cell office:value-type="float" office:value="1.7067154801968E+018" calcext:value-type="float">
            <text:p>1.7067154801968E+018</text:p>
          </table:table-cell>
          <table:table-cell/>
          <table:table-cell office:value-type="float" office:value="42.0041138333333" calcext:value-type="float">
            <text:p>42.0041138333333</text:p>
          </table:table-cell>
          <table:table-cell office:value-type="float" office:value="-71.0872245" calcext:value-type="float">
            <text:p>-71.0872245</text:p>
          </table:table-cell>
          <table:table-cell office:value-type="float" office:value="0" calcext:value-type="float">
            <text:p>0</text:p>
          </table:table-cell>
          <table:table-cell office:value-type="float" office:value="327148.103761092" calcext:value-type="float">
            <text:p>327148.103761092</text:p>
          </table:table-cell>
          <table:table-cell office:value-type="float" office:value="4652340.33569546" calcext:value-type="float">
            <text:p>4652340.335695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759" calcext:value-type="float">
            <text:p>153759</text:p>
          </table:table-cell>
          <table:table-cell office:value-type="float" office:value="4220.24683" calcext:value-type="float">
            <text:p>4220.24683</text:p>
          </table:table-cell>
          <table:table-cell office:value-type="string" calcext:value-type="string">
            <text:p>N</text:p>
          </table:table-cell>
          <table:table-cell office:value-type="float" office:value="7105.23347" calcext:value-type="float">
            <text:p>7105.2334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479E+018" calcext:value-type="float">
            <text:p>1.706733479E+018</text:p>
          </table:table-cell>
          <table:table-cell table:number-columns-repeated="25"/>
        </table:table-row>
        <table:table-row table:style-name="ro1">
          <table:table-cell office:value-type="float" office:value="1.70671548120926E+018" calcext:value-type="float">
            <text:p>1.70671548120926E+018</text:p>
          </table:table-cell>
          <table:table-cell office:value-type="float" office:value="118" calcext:value-type="float">
            <text:p>118</text:p>
          </table:table-cell>
          <table:table-cell office:value-type="float" office:value="1.70671548120484E+018" calcext:value-type="float">
            <text:p>1.70671548120484E+018</text:p>
          </table:table-cell>
          <table:table-cell/>
          <table:table-cell office:value-type="float" office:value="42.0041115" calcext:value-type="float">
            <text:p>42.0041115</text:p>
          </table:table-cell>
          <table:table-cell office:value-type="float" office:value="-71.0872253333333" calcext:value-type="float">
            <text:p>-71.087225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028427274" calcext:value-type="float">
            <text:p>327148.028427274</text:p>
          </table:table-cell>
          <table:table-cell office:value-type="float" office:value="4652340.07829288" calcext:value-type="float">
            <text:p>4652340.078292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800" calcext:value-type="float">
            <text:p>153800</text:p>
          </table:table-cell>
          <table:table-cell office:value-type="float" office:value="4220.24669" calcext:value-type="float">
            <text:p>4220.24669</text:p>
          </table:table-cell>
          <table:table-cell office:value-type="string" calcext:value-type="string">
            <text:p>N</text:p>
          </table:table-cell>
          <table:table-cell office:value-type="float" office:value="7105.23352" calcext:value-type="float">
            <text:p>7105.2335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48E+018" calcext:value-type="float">
            <text:p>1.70673348E+018</text:p>
          </table:table-cell>
          <table:table-cell table:number-columns-repeated="25"/>
        </table:table-row>
        <table:table-row table:style-name="ro1">
          <table:table-cell office:value-type="float" office:value="1.70671548221753E+018" calcext:value-type="float">
            <text:p>1.70671548221753E+018</text:p>
          </table:table-cell>
          <table:table-cell office:value-type="float" office:value="119" calcext:value-type="float">
            <text:p>119</text:p>
          </table:table-cell>
          <table:table-cell office:value-type="float" office:value="1.70671548221313E+018" calcext:value-type="float">
            <text:p>1.70671548221313E+018</text:p>
          </table:table-cell>
          <table:table-cell/>
          <table:table-cell office:value-type="float" office:value="42.0041096666667" calcext:value-type="float">
            <text:p>42.0041096666667</text:p>
          </table:table-cell>
          <table:table-cell office:value-type="float" office:value="-71.087226" calcext:value-type="float">
            <text:p>-71.087226</text:p>
          </table:table-cell>
          <table:table-cell office:value-type="float" office:value="0" calcext:value-type="float">
            <text:p>0</text:p>
          </table:table-cell>
          <table:table-cell office:value-type="float" office:value="327147.968250484" calcext:value-type="float">
            <text:p>327147.968250484</text:p>
          </table:table-cell>
          <table:table-cell office:value-type="float" office:value="4652339.87607204" calcext:value-type="float">
            <text:p>4652339.876072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801" calcext:value-type="float">
            <text:p>153801</text:p>
          </table:table-cell>
          <table:table-cell office:value-type="float" office:value="4220.24658" calcext:value-type="float">
            <text:p>4220.24658</text:p>
          </table:table-cell>
          <table:table-cell office:value-type="string" calcext:value-type="string">
            <text:p>N</text:p>
          </table:table-cell>
          <table:table-cell office:value-type="float" office:value="7105.23356" calcext:value-type="float">
            <text:p>7105.2335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481E+018" calcext:value-type="float">
            <text:p>1.706733481E+018</text:p>
          </table:table-cell>
          <table:table-cell table:number-columns-repeated="25"/>
        </table:table-row>
        <table:table-row table:style-name="ro1">
          <table:table-cell office:value-type="float" office:value="1.70671548323305E+018" calcext:value-type="float">
            <text:p>1.70671548323305E+018</text:p>
          </table:table-cell>
          <table:table-cell office:value-type="float" office:value="120" calcext:value-type="float">
            <text:p>120</text:p>
          </table:table-cell>
          <table:table-cell office:value-type="float" office:value="1.70671548322108E+018" calcext:value-type="float">
            <text:p>1.70671548322108E+018</text:p>
          </table:table-cell>
          <table:table-cell/>
          <table:table-cell office:value-type="float" office:value="42.004108" calcext:value-type="float">
            <text:p>42.004108</text:p>
          </table:table-cell>
          <table:table-cell office:value-type="float" office:value="-71.0872265" calcext:value-type="float">
            <text:p>-71.0872265</text:p>
          </table:table-cell>
          <table:table-cell office:value-type="float" office:value="0" calcext:value-type="float">
            <text:p>0</text:p>
          </table:table-cell>
          <table:table-cell office:value-type="float" office:value="327147.922328047" calcext:value-type="float">
            <text:p>327147.922328047</text:p>
          </table:table-cell>
          <table:table-cell office:value-type="float" office:value="4652339.69202069" calcext:value-type="float">
            <text:p>4652339.692020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802" calcext:value-type="float">
            <text:p>153802</text:p>
          </table:table-cell>
          <table:table-cell office:value-type="float" office:value="4220.24648" calcext:value-type="float">
            <text:p>4220.24648</text:p>
          </table:table-cell>
          <table:table-cell office:value-type="string" calcext:value-type="string">
            <text:p>N</text:p>
          </table:table-cell>
          <table:table-cell office:value-type="float" office:value="7105.23359" calcext:value-type="float">
            <text:p>7105.2335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482E+018" calcext:value-type="float">
            <text:p>1.706733482E+018</text:p>
          </table:table-cell>
          <table:table-cell table:number-columns-repeated="25"/>
        </table:table-row>
        <table:table-row table:style-name="ro1">
          <table:table-cell office:value-type="float" office:value="1.70671548423346E+018" calcext:value-type="float">
            <text:p>1.70671548423346E+018</text:p>
          </table:table-cell>
          <table:table-cell office:value-type="float" office:value="121" calcext:value-type="float">
            <text:p>121</text:p>
          </table:table-cell>
          <table:table-cell office:value-type="float" office:value="1.70671548422885E+018" calcext:value-type="float">
            <text:p>1.70671548422885E+018</text:p>
          </table:table-cell>
          <table:table-cell/>
          <table:table-cell office:value-type="float" office:value="42.0041048333333" calcext:value-type="float">
            <text:p>42.0041048333333</text:p>
          </table:table-cell>
          <table:table-cell office:value-type="float" office:value="-71.0872283333333" calcext:value-type="float">
            <text:p>-71.087228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761919399" calcext:value-type="float">
            <text:p>327147.761919399</text:p>
          </table:table-cell>
          <table:table-cell office:value-type="float" office:value="4652339.3441073" calcext:value-type="float">
            <text:p>4652339.34410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803" calcext:value-type="float">
            <text:p>153803</text:p>
          </table:table-cell>
          <table:table-cell office:value-type="float" office:value="4220.24629" calcext:value-type="float">
            <text:p>4220.24629</text:p>
          </table:table-cell>
          <table:table-cell office:value-type="string" calcext:value-type="string">
            <text:p>N</text:p>
          </table:table-cell>
          <table:table-cell office:value-type="float" office:value="7105.2337" calcext:value-type="float">
            <text:p>7105.233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483E+018" calcext:value-type="float">
            <text:p>1.706733483E+018</text:p>
          </table:table-cell>
          <table:table-cell table:number-columns-repeated="25"/>
        </table:table-row>
        <table:table-row table:style-name="ro1">
          <table:table-cell office:value-type="float" office:value="1.70671548524132E+018" calcext:value-type="float">
            <text:p>1.70671548524132E+018</text:p>
          </table:table-cell>
          <table:table-cell office:value-type="float" office:value="122" calcext:value-type="float">
            <text:p>122</text:p>
          </table:table-cell>
          <table:table-cell office:value-type="float" office:value="1.70671548523676E+018" calcext:value-type="float">
            <text:p>1.70671548523676E+018</text:p>
          </table:table-cell>
          <table:table-cell/>
          <table:table-cell office:value-type="float" office:value="42.337435" calcext:value-type="float">
            <text:p>42.337435</text:p>
          </table:table-cell>
          <table:table-cell office:value-type="float" office:value="-71.0872301666667" calcext:value-type="float">
            <text:p>-71.0872301666667</text:p>
          </table:table-cell>
          <table:table-cell office:value-type="float" office:value="0" calcext:value-type="float">
            <text:p>0</text:p>
          </table:table-cell>
          <table:table-cell office:value-type="float" office:value="328053.211318113" calcext:value-type="float">
            <text:p>328053.211318113</text:p>
          </table:table-cell>
          <table:table-cell office:value-type="float" office:value="4689352.18340518" calcext:value-type="float">
            <text:p>4689352.183405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804" calcext:value-type="float">
            <text:p>153804</text:p>
          </table:table-cell>
          <table:table-cell office:value-type="float" office:value="4220.2461" calcext:value-type="float">
            <text:p>4220.2461</text:p>
          </table:table-cell>
          <table:table-cell office:value-type="string" calcext:value-type="string">
            <text:p>N</text:p>
          </table:table-cell>
          <table:table-cell office:value-type="float" office:value="7105.23381" calcext:value-type="float">
            <text:p>7105.2338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484E+018" calcext:value-type="float">
            <text:p>1.706733484E+018</text:p>
          </table:table-cell>
          <table:table-cell table:number-columns-repeated="25"/>
        </table:table-row>
        <table:table-row table:style-name="ro1">
          <table:table-cell office:value-type="float" office:value="1.70671548624928E+018" calcext:value-type="float">
            <text:p>1.70671548624928E+018</text:p>
          </table:table-cell>
          <table:table-cell office:value-type="float" office:value="123" calcext:value-type="float">
            <text:p>123</text:p>
          </table:table-cell>
          <table:table-cell office:value-type="float" office:value="1.7067154862447E+018" calcext:value-type="float">
            <text:p>1.7067154862447E+018</text:p>
          </table:table-cell>
          <table:table-cell/>
          <table:table-cell office:value-type="float" office:value="42.0040985" calcext:value-type="float">
            <text:p>42.0040985</text:p>
          </table:table-cell>
          <table:table-cell office:value-type="float" office:value="-71.0872321666667" calcext:value-type="float">
            <text:p>-71.087232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427299033" calcext:value-type="float">
            <text:p>327147.427299033</text:p>
          </table:table-cell>
          <table:table-cell office:value-type="float" office:value="4652338.64861716" calcext:value-type="float">
            <text:p>4652338.648617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805" calcext:value-type="float">
            <text:p>153805</text:p>
          </table:table-cell>
          <table:table-cell office:value-type="float" office:value="4220.24591" calcext:value-type="float">
            <text:p>4220.24591</text:p>
          </table:table-cell>
          <table:table-cell office:value-type="string" calcext:value-type="string">
            <text:p>N</text:p>
          </table:table-cell>
          <table:table-cell office:value-type="float" office:value="7105.23393" calcext:value-type="float">
            <text:p>7105.2339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2" calcext:value-type="float">
            <text:p>1.02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485E+018" calcext:value-type="float">
            <text:p>1.706733485E+018</text:p>
          </table:table-cell>
          <table:table-cell table:number-columns-repeated="25"/>
        </table:table-row>
        <table:table-row table:style-name="ro1">
          <table:table-cell office:value-type="float" office:value="1.70671548725824E+018" calcext:value-type="float">
            <text:p>1.70671548725824E+018</text:p>
          </table:table-cell>
          <table:table-cell office:value-type="float" office:value="124" calcext:value-type="float">
            <text:p>124</text:p>
          </table:table-cell>
          <table:table-cell office:value-type="float" office:value="1.70671548725319E+018" calcext:value-type="float">
            <text:p>1.70671548725319E+018</text:p>
          </table:table-cell>
          <table:table-cell/>
          <table:table-cell office:value-type="float" office:value="42.004096" calcext:value-type="float">
            <text:p>42.004096</text:p>
          </table:table-cell>
          <table:table-cell office:value-type="float" office:value="-71.0872336666667" calcext:value-type="float">
            <text:p>-71.087233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296301745" calcext:value-type="float">
            <text:p>327147.296301745</text:p>
          </table:table-cell>
          <table:table-cell office:value-type="float" office:value="4652338.374055" calcext:value-type="float">
            <text:p>4652338.3740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806" calcext:value-type="float">
            <text:p>153806</text:p>
          </table:table-cell>
          <table:table-cell office:value-type="float" office:value="4220.24576" calcext:value-type="float">
            <text:p>4220.24576</text:p>
          </table:table-cell>
          <table:table-cell office:value-type="string" calcext:value-type="string">
            <text:p>N</text:p>
          </table:table-cell>
          <table:table-cell office:value-type="float" office:value="7105.23402" calcext:value-type="float">
            <text:p>7105.2340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486E+018" calcext:value-type="float">
            <text:p>1.706733486E+018</text:p>
          </table:table-cell>
          <table:table-cell table:number-columns-repeated="25"/>
        </table:table-row>
        <table:table-row table:style-name="ro1">
          <table:table-cell office:value-type="float" office:value="1.7067154882735E+018" calcext:value-type="float">
            <text:p>1.7067154882735E+018</text:p>
          </table:table-cell>
          <table:table-cell office:value-type="float" office:value="125" calcext:value-type="float">
            <text:p>125</text:p>
          </table:table-cell>
          <table:table-cell office:value-type="float" office:value="1.70671548826156E+018" calcext:value-type="float">
            <text:p>1.70671548826156E+018</text:p>
          </table:table-cell>
          <table:table-cell/>
          <table:table-cell office:value-type="float" office:value="42.3374266666667" calcext:value-type="float">
            <text:p>42.3374266666667</text:p>
          </table:table-cell>
          <table:table-cell office:value-type="float" office:value="-71.0872353333333" calcext:value-type="float">
            <text:p>-71.0872353333333</text:p>
          </table:table-cell>
          <table:table-cell office:value-type="float" office:value="0" calcext:value-type="float">
            <text:p>0</text:p>
          </table:table-cell>
          <table:table-cell office:value-type="float" office:value="328052.762954916" calcext:value-type="float">
            <text:p>328052.762954916</text:p>
          </table:table-cell>
          <table:table-cell office:value-type="float" office:value="4689351.26849998" calcext:value-type="float">
            <text:p>4689351.268499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$GPGGA</text:p>
          </table:table-cell>
          <table:table-cell office:value-type="float" office:value="153807" calcext:value-type="float">
            <text:p>153807</text:p>
          </table:table-cell>
          <table:table-cell office:value-type="float" office:value="4220.2456" calcext:value-type="float">
            <text:p>4220.2456</text:p>
          </table:table-cell>
          <table:table-cell office:value-type="string" calcext:value-type="string">
            <text:p>N</text:p>
          </table:table-cell>
          <table:table-cell office:value-type="float" office:value="7105.23412" calcext:value-type="float">
            <text:p>7105.2341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2" calcext:value-type="float">
            <text:p>1.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487E+018" calcext:value-type="float">
            <text:p>1.706733487E+018</text:p>
          </table:table-cell>
          <table:table-cell table:number-columns-repeated="25"/>
        </table:table-row>
        <table:table-row table:style-name="ro1">
          <table:table-cell office:value-type="float" office:value="1.70671548927386E+018" calcext:value-type="float">
            <text:p>1.70671548927386E+018</text:p>
          </table:table-cell>
          <table:table-cell office:value-type="float" office:value="126" calcext:value-type="float">
            <text:p>126</text:p>
          </table:table-cell>
          <table:table-cell office:value-type="float" office:value="1.70671548926949E+018" calcext:value-type="float">
            <text:p>1.70671548926949E+018</text:p>
          </table:table-cell>
          <table:table-cell/>
          <table:table-cell office:value-type="float" office:value="42.0040913333333" calcext:value-type="float">
            <text:p>42.0040913333333</text:p>
          </table:table-cell>
          <table:table-cell office:value-type="float" office:value="-71.0872366666667" calcext:value-type="float">
            <text:p>-71.087236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035209811" calcext:value-type="float">
            <text:p>327147.035209811</text:p>
          </table:table-cell>
          <table:table-cell office:value-type="float" office:value="4652337.86194295" calcext:value-type="float">
            <text:p>4652337.861942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$GPGGA</text:p>
          </table:table-cell>
          <table:table-cell office:value-type="float" office:value="153808" calcext:value-type="float">
            <text:p>153808</text:p>
          </table:table-cell>
          <table:table-cell office:value-type="float" office:value="4220.24548" calcext:value-type="float">
            <text:p>4220.24548</text:p>
          </table:table-cell>
          <table:table-cell office:value-type="string" calcext:value-type="string">
            <text:p>N</text:p>
          </table:table-cell>
          <table:table-cell office:value-type="float" office:value="7105.2342" calcext:value-type="float">
            <text:p>7105.234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5" calcext:value-type="float">
            <text:p>1.9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488E+018" calcext:value-type="float">
            <text:p>1.706733488E+018</text:p>
          </table:table-cell>
          <table:table-cell table:number-columns-repeated="25"/>
        </table:table-row>
        <table:table-row table:style-name="ro1">
          <table:table-cell office:value-type="float" office:value="1.70671549028194E+018" calcext:value-type="float">
            <text:p>1.70671549028194E+018</text:p>
          </table:table-cell>
          <table:table-cell office:value-type="float" office:value="127" calcext:value-type="float">
            <text:p>127</text:p>
          </table:table-cell>
          <table:table-cell office:value-type="float" office:value="1.70671549027746E+018" calcext:value-type="float">
            <text:p>1.70671549027746E+018</text:p>
          </table:table-cell>
          <table:table-cell/>
          <table:table-cell office:value-type="float" office:value="42.0040891666667" calcext:value-type="float">
            <text:p>42.0040891666667</text:p>
          </table:table-cell>
          <table:table-cell office:value-type="float" office:value="-71.0872378333333" calcext:value-type="float">
            <text:p>-71.087237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6.932721225" calcext:value-type="float">
            <text:p>327146.932721225</text:p>
          </table:table-cell>
          <table:table-cell office:value-type="float" office:value="4652337.62371978" calcext:value-type="float">
            <text:p>4652337.623719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$GPGGA</text:p>
          </table:table-cell>
          <table:table-cell office:value-type="float" office:value="153809" calcext:value-type="float">
            <text:p>153809</text:p>
          </table:table-cell>
          <table:table-cell office:value-type="float" office:value="4220.24535" calcext:value-type="float">
            <text:p>4220.24535</text:p>
          </table:table-cell>
          <table:table-cell office:value-type="string" calcext:value-type="string">
            <text:p>N</text:p>
          </table:table-cell>
          <table:table-cell office:value-type="float" office:value="7105.23427" calcext:value-type="float">
            <text:p>7105.2342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5" calcext:value-type="float">
            <text:p>1.9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489E+018" calcext:value-type="float">
            <text:p>1.706733489E+018</text:p>
          </table:table-cell>
          <table:table-cell table:number-columns-repeated="25"/>
        </table:table-row>
        <table:table-row table:style-name="ro1">
          <table:table-cell office:value-type="float" office:value="1.7067154912891E+018" calcext:value-type="float">
            <text:p>1.7067154912891E+018</text:p>
          </table:table-cell>
          <table:table-cell office:value-type="float" office:value="128" calcext:value-type="float">
            <text:p>128</text:p>
          </table:table-cell>
          <table:table-cell office:value-type="float" office:value="1.70671549128465E+018" calcext:value-type="float">
            <text:p>1.70671549128465E+018</text:p>
          </table:table-cell>
          <table:table-cell/>
          <table:table-cell office:value-type="float" office:value="42.0040873333333" calcext:value-type="float">
            <text:p>42.0040873333333</text:p>
          </table:table-cell>
          <table:table-cell office:value-type="float" office:value="-71.0872391666667" calcext:value-type="float">
            <text:p>-71.087239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6.817332283" calcext:value-type="float">
            <text:p>327146.817332283</text:p>
          </table:table-cell>
          <table:table-cell office:value-type="float" office:value="4652337.4228455" calcext:value-type="float">
            <text:p>4652337.42284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$GPGGA</text:p>
          </table:table-cell>
          <table:table-cell office:value-type="float" office:value="153810" calcext:value-type="float">
            <text:p>153810</text:p>
          </table:table-cell>
          <table:table-cell office:value-type="float" office:value="4220.24524" calcext:value-type="float">
            <text:p>4220.24524</text:p>
          </table:table-cell>
          <table:table-cell office:value-type="string" calcext:value-type="string">
            <text:p>N</text:p>
          </table:table-cell>
          <table:table-cell office:value-type="float" office:value="7105.23435" calcext:value-type="float">
            <text:p>7105.2343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5" calcext:value-type="float">
            <text:p>1.9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49E+018" calcext:value-type="float">
            <text:p>1.70673349E+018</text:p>
          </table:table-cell>
          <table:table-cell table:number-columns-repeated="25"/>
        </table:table-row>
        <table:table-row table:style-name="ro1">
          <table:table-cell office:value-type="float" office:value="1.70671549229748E+018" calcext:value-type="float">
            <text:p>1.70671549229748E+018</text:p>
          </table:table-cell>
          <table:table-cell office:value-type="float" office:value="129" calcext:value-type="float">
            <text:p>129</text:p>
          </table:table-cell>
          <table:table-cell office:value-type="float" office:value="1.70671549229295E+018" calcext:value-type="float">
            <text:p>1.70671549229295E+018</text:p>
          </table:table-cell>
          <table:table-cell/>
          <table:table-cell office:value-type="float" office:value="42.0040848333333" calcext:value-type="float">
            <text:p>42.0040848333333</text:p>
          </table:table-cell>
          <table:table-cell office:value-type="float" office:value="-71.0872406666667" calcext:value-type="float">
            <text:p>-71.087240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6.68633495" calcext:value-type="float">
            <text:p>327146.68633495</text:p>
          </table:table-cell>
          <table:table-cell office:value-type="float" office:value="4652337.14828336" calcext:value-type="float">
            <text:p>4652337.148283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$GPGGA</text:p>
          </table:table-cell>
          <table:table-cell office:value-type="float" office:value="153811" calcext:value-type="float">
            <text:p>153811</text:p>
          </table:table-cell>
          <table:table-cell office:value-type="float" office:value="4220.24509" calcext:value-type="float">
            <text:p>4220.24509</text:p>
          </table:table-cell>
          <table:table-cell office:value-type="string" calcext:value-type="string">
            <text:p>N</text:p>
          </table:table-cell>
          <table:table-cell office:value-type="float" office:value="7105.23444" calcext:value-type="float">
            <text:p>7105.2344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5" calcext:value-type="float">
            <text:p>1.9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491E+018" calcext:value-type="float">
            <text:p>1.706733491E+018</text:p>
          </table:table-cell>
          <table:table-cell table:number-columns-repeated="25"/>
        </table:table-row>
        <table:table-row table:style-name="ro1">
          <table:table-cell office:value-type="float" office:value="1.70671549331283E+018" calcext:value-type="float">
            <text:p>1.70671549331283E+018</text:p>
          </table:table-cell>
          <table:table-cell office:value-type="float" office:value="130" calcext:value-type="float">
            <text:p>130</text:p>
          </table:table-cell>
          <table:table-cell office:value-type="float" office:value="1.70671549330082E+018" calcext:value-type="float">
            <text:p>1.70671549330082E+018</text:p>
          </table:table-cell>
          <table:table-cell/>
          <table:table-cell office:value-type="float" office:value="42.004082" calcext:value-type="float">
            <text:p>42.004082</text:p>
          </table:table-cell>
          <table:table-cell office:value-type="float" office:value="-71.0872423333333" calcext:value-type="float">
            <text:p>-71.087242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6.5406319" calcext:value-type="float">
            <text:p>327146.5406319</text:p>
          </table:table-cell>
          <table:table-cell office:value-type="float" office:value="4652336.8370456" calcext:value-type="float">
            <text:p>4652336.83704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$GPGGA</text:p>
          </table:table-cell>
          <table:table-cell office:value-type="float" office:value="153812" calcext:value-type="float">
            <text:p>153812</text:p>
          </table:table-cell>
          <table:table-cell office:value-type="float" office:value="4220.24492" calcext:value-type="float">
            <text:p>4220.24492</text:p>
          </table:table-cell>
          <table:table-cell office:value-type="string" calcext:value-type="string">
            <text:p>N</text:p>
          </table:table-cell>
          <table:table-cell office:value-type="float" office:value="7105.23454" calcext:value-type="float">
            <text:p>7105.2345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5" calcext:value-type="float">
            <text:p>1.9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492E+018" calcext:value-type="float">
            <text:p>1.706733492E+018</text:p>
          </table:table-cell>
          <table:table-cell table:number-columns-repeated="25"/>
        </table:table-row>
        <table:table-row table:style-name="ro1">
          <table:table-cell office:value-type="float" office:value="1.70671549431336E+018" calcext:value-type="float">
            <text:p>1.70671549431336E+018</text:p>
          </table:table-cell>
          <table:table-cell office:value-type="float" office:value="131" calcext:value-type="float">
            <text:p>131</text:p>
          </table:table-cell>
          <table:table-cell office:value-type="float" office:value="1.70671549430879E+018" calcext:value-type="float">
            <text:p>1.70671549430879E+018</text:p>
          </table:table-cell>
          <table:table-cell/>
          <table:table-cell office:value-type="float" office:value="42.0040786666667" calcext:value-type="float">
            <text:p>42.0040786666667</text:p>
          </table:table-cell>
          <table:table-cell office:value-type="float" office:value="-71.0872441666667" calcext:value-type="float">
            <text:p>-71.087244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6.379771786" calcext:value-type="float">
            <text:p>327146.379771786</text:p>
          </table:table-cell>
          <table:table-cell office:value-type="float" office:value="4652336.47062611" calcext:value-type="float">
            <text:p>4652336.470626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$GPGGA</text:p>
          </table:table-cell>
          <table:table-cell office:value-type="float" office:value="153813" calcext:value-type="float">
            <text:p>153813</text:p>
          </table:table-cell>
          <table:table-cell office:value-type="float" office:value="4220.24472" calcext:value-type="float">
            <text:p>4220.24472</text:p>
          </table:table-cell>
          <table:table-cell office:value-type="string" calcext:value-type="string">
            <text:p>N</text:p>
          </table:table-cell>
          <table:table-cell office:value-type="float" office:value="7105.23465" calcext:value-type="float">
            <text:p>7105.2346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4" calcext:value-type="float">
            <text:p>1.8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493E+018" calcext:value-type="float">
            <text:p>1.706733493E+018</text:p>
          </table:table-cell>
          <table:table-cell table:number-columns-repeated="25"/>
        </table:table-row>
        <table:table-row table:style-name="ro1">
          <table:table-cell office:value-type="float" office:value="1.70671549532276E+018" calcext:value-type="float">
            <text:p>1.70671549532276E+018</text:p>
          </table:table-cell>
          <table:table-cell office:value-type="float" office:value="132" calcext:value-type="float">
            <text:p>132</text:p>
          </table:table-cell>
          <table:table-cell office:value-type="float" office:value="1.70671549531714E+018" calcext:value-type="float">
            <text:p>1.70671549531714E+018</text:p>
          </table:table-cell>
          <table:table-cell/>
          <table:table-cell office:value-type="float" office:value="42.0040781666667" calcext:value-type="float">
            <text:p>42.0040781666667</text:p>
          </table:table-cell>
          <table:table-cell office:value-type="float" office:value="-71.0872438333333" calcext:value-type="float">
            <text:p>-71.087243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6.406023818" calcext:value-type="float">
            <text:p>327146.406023818</text:p>
          </table:table-cell>
          <table:table-cell office:value-type="float" office:value="4652336.41443446" calcext:value-type="float">
            <text:p>4652336.414434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$GPGGA</text:p>
          </table:table-cell>
          <table:table-cell office:value-type="float" office:value="153814" calcext:value-type="float">
            <text:p>153814</text:p>
          </table:table-cell>
          <table:table-cell office:value-type="float" office:value="4220.24469" calcext:value-type="float">
            <text:p>4220.24469</text:p>
          </table:table-cell>
          <table:table-cell office:value-type="string" calcext:value-type="string">
            <text:p>N</text:p>
          </table:table-cell>
          <table:table-cell office:value-type="float" office:value="7105.23463" calcext:value-type="float">
            <text:p>7105.2346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4" calcext:value-type="float">
            <text:p>1.84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494E+018" calcext:value-type="float">
            <text:p>1.706733494E+018</text:p>
          </table:table-cell>
          <table:table-cell table:number-columns-repeated="25"/>
        </table:table-row>
        <table:table-row table:style-name="ro1">
          <table:table-cell office:value-type="float" office:value="1.70671549633007E+018" calcext:value-type="float">
            <text:p>1.70671549633007E+018</text:p>
          </table:table-cell>
          <table:table-cell office:value-type="float" office:value="133" calcext:value-type="float">
            <text:p>133</text:p>
          </table:table-cell>
          <table:table-cell office:value-type="float" office:value="1.70671549632554E+018" calcext:value-type="float">
            <text:p>1.70671549632554E+018</text:p>
          </table:table-cell>
          <table:table-cell/>
          <table:table-cell office:value-type="float" office:value="42.0040775" calcext:value-type="float">
            <text:p>42.0040775</text:p>
          </table:table-cell>
          <table:table-cell office:value-type="float" office:value="-71.0872435" calcext:value-type="float">
            <text:p>-71.0872435</text:p>
          </table:table-cell>
          <table:table-cell office:value-type="float" office:value="0" calcext:value-type="float">
            <text:p>0</text:p>
          </table:table-cell>
          <table:table-cell office:value-type="float" office:value="327146.431824511" calcext:value-type="float">
            <text:p>327146.431824511</text:p>
          </table:table-cell>
          <table:table-cell office:value-type="float" office:value="4652336.33973668" calcext:value-type="float">
            <text:p>4652336.339736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15" calcext:value-type="float">
            <text:p>153815</text:p>
          </table:table-cell>
          <table:table-cell office:value-type="float" office:value="4220.24465" calcext:value-type="float">
            <text:p>4220.24465</text:p>
          </table:table-cell>
          <table:table-cell office:value-type="string" calcext:value-type="string">
            <text:p>N</text:p>
          </table:table-cell>
          <table:table-cell office:value-type="float" office:value="7105.23461" calcext:value-type="float">
            <text:p>7105.2346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495E+018" calcext:value-type="float">
            <text:p>1.706733495E+018</text:p>
          </table:table-cell>
          <table:table-cell table:number-columns-repeated="25"/>
        </table:table-row>
        <table:table-row table:style-name="ro1">
          <table:table-cell office:value-type="float" office:value="1.70671549733828E+018" calcext:value-type="float">
            <text:p>1.70671549733828E+018</text:p>
          </table:table-cell>
          <table:table-cell office:value-type="float" office:value="134" calcext:value-type="float">
            <text:p>134</text:p>
          </table:table-cell>
          <table:table-cell office:value-type="float" office:value="1.70671549733384E+018" calcext:value-type="float">
            <text:p>1.70671549733384E+018</text:p>
          </table:table-cell>
          <table:table-cell/>
          <table:table-cell office:value-type="float" office:value="42.0040775" calcext:value-type="float">
            <text:p>42.0040775</text:p>
          </table:table-cell>
          <table:table-cell office:value-type="float" office:value="-71.0872425" calcext:value-type="float">
            <text:p>-71.0872425</text:p>
          </table:table-cell>
          <table:table-cell office:value-type="float" office:value="0" calcext:value-type="float">
            <text:p>0</text:p>
          </table:table-cell>
          <table:table-cell office:value-type="float" office:value="327146.514642678" calcext:value-type="float">
            <text:p>327146.514642678</text:p>
          </table:table-cell>
          <table:table-cell office:value-type="float" office:value="4652336.33771685" calcext:value-type="float">
            <text:p>4652336.337716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16" calcext:value-type="float">
            <text:p>153816</text:p>
          </table:table-cell>
          <table:table-cell office:value-type="float" office:value="4220.24465" calcext:value-type="float">
            <text:p>4220.24465</text:p>
          </table:table-cell>
          <table:table-cell office:value-type="string" calcext:value-type="string">
            <text:p>N</text:p>
          </table:table-cell>
          <table:table-cell office:value-type="float" office:value="7105.23455" calcext:value-type="float">
            <text:p>7105.234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496E+018" calcext:value-type="float">
            <text:p>1.706733496E+018</text:p>
          </table:table-cell>
          <table:table-cell table:number-columns-repeated="25"/>
        </table:table-row>
        <table:table-row table:style-name="ro1">
          <table:table-cell office:value-type="float" office:value="1.70671549834785E+018" calcext:value-type="float">
            <text:p>1.70671549834785E+018</text:p>
          </table:table-cell>
          <table:table-cell office:value-type="float" office:value="135" calcext:value-type="float">
            <text:p>135</text:p>
          </table:table-cell>
          <table:table-cell office:value-type="float" office:value="1.70671549834336E+018" calcext:value-type="float">
            <text:p>1.70671549834336E+018</text:p>
          </table:table-cell>
          <table:table-cell/>
          <table:table-cell office:value-type="float" office:value="42.004079" calcext:value-type="float">
            <text:p>42.004079</text:p>
          </table:table-cell>
          <table:table-cell office:value-type="float" office:value="-71.0872406666667" calcext:value-type="float">
            <text:p>-71.087240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6.670538043" calcext:value-type="float">
            <text:p>327146.670538043</text:p>
          </table:table-cell>
          <table:table-cell office:value-type="float" office:value="4652336.50056897" calcext:value-type="float">
            <text:p>4652336.500568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817" calcext:value-type="float">
            <text:p>153817</text:p>
          </table:table-cell>
          <table:table-cell office:value-type="float" office:value="4220.24474" calcext:value-type="float">
            <text:p>4220.24474</text:p>
          </table:table-cell>
          <table:table-cell office:value-type="string" calcext:value-type="string">
            <text:p>N</text:p>
          </table:table-cell>
          <table:table-cell office:value-type="float" office:value="7105.23444" calcext:value-type="float">
            <text:p>7105.2344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497E+018" calcext:value-type="float">
            <text:p>1.706733497E+018</text:p>
          </table:table-cell>
          <table:table-cell table:number-columns-repeated="25"/>
        </table:table-row>
        <table:table-row table:style-name="ro1">
          <table:table-cell office:value-type="float" office:value="1.70671549936331E+018" calcext:value-type="float">
            <text:p>1.70671549936331E+018</text:p>
          </table:table-cell>
          <table:table-cell office:value-type="float" office:value="136" calcext:value-type="float">
            <text:p>136</text:p>
          </table:table-cell>
          <table:table-cell office:value-type="float" office:value="1.7067154993514E+018" calcext:value-type="float">
            <text:p>1.7067154993514E+018</text:p>
          </table:table-cell>
          <table:table-cell/>
          <table:table-cell office:value-type="float" office:value="42.3374133333333" calcext:value-type="float">
            <text:p>42.3374133333333</text:p>
          </table:table-cell>
          <table:table-cell office:value-type="float" office:value="-71.0872395" calcext:value-type="float">
            <text:p>-71.0872395</text:p>
          </table:table-cell>
          <table:table-cell office:value-type="float" office:value="0" calcext:value-type="float">
            <text:p>0</text:p>
          </table:table-cell>
          <table:table-cell office:value-type="float" office:value="328052.383347308" calcext:value-type="float">
            <text:p>328052.383347308</text:p>
          </table:table-cell>
          <table:table-cell office:value-type="float" office:value="4689349.79636077" calcext:value-type="float">
            <text:p>4689349.796360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18" calcext:value-type="float">
            <text:p>153818</text:p>
          </table:table-cell>
          <table:table-cell office:value-type="float" office:value="4220.2448" calcext:value-type="float">
            <text:p>4220.2448</text:p>
          </table:table-cell>
          <table:table-cell office:value-type="string" calcext:value-type="string">
            <text:p>N</text:p>
          </table:table-cell>
          <table:table-cell office:value-type="float" office:value="7105.23437" calcext:value-type="float">
            <text:p>7105.2343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498E+018" calcext:value-type="float">
            <text:p>1.706733498E+018</text:p>
          </table:table-cell>
          <table:table-cell table:number-columns-repeated="25"/>
        </table:table-row>
        <table:table-row table:style-name="ro1">
          <table:table-cell office:value-type="float" office:value="1.70671550036461E+018" calcext:value-type="float">
            <text:p>1.70671550036461E+018</text:p>
          </table:table-cell>
          <table:table-cell office:value-type="float" office:value="137" calcext:value-type="float">
            <text:p>137</text:p>
          </table:table-cell>
          <table:table-cell office:value-type="float" office:value="1.70671550035991E+018" calcext:value-type="float">
            <text:p>1.70671550035991E+018</text:p>
          </table:table-cell>
          <table:table-cell/>
          <table:table-cell office:value-type="float" office:value="42.0040821666667" calcext:value-type="float">
            <text:p>42.0040821666667</text:p>
          </table:table-cell>
          <table:table-cell office:value-type="float" office:value="-71.087237" calcext:value-type="float">
            <text:p>-71.087237</text:p>
          </table:table-cell>
          <table:table-cell office:value-type="float" office:value="0" calcext:value-type="float">
            <text:p>0</text:p>
          </table:table-cell>
          <table:table-cell office:value-type="float" office:value="327146.982780093" calcext:value-type="float">
            <text:p>327146.982780093</text:p>
          </table:table-cell>
          <table:table-cell office:value-type="float" office:value="4652336.84477933" calcext:value-type="float">
            <text:p>4652336.844779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819" calcext:value-type="float">
            <text:p>153819</text:p>
          </table:table-cell>
          <table:table-cell office:value-type="float" office:value="4220.24493" calcext:value-type="float">
            <text:p>4220.24493</text:p>
          </table:table-cell>
          <table:table-cell office:value-type="string" calcext:value-type="string">
            <text:p>N</text:p>
          </table:table-cell>
          <table:table-cell office:value-type="float" office:value="7105.23422" calcext:value-type="float">
            <text:p>7105.2342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9" calcext:value-type="float">
            <text:p>0.99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499E+018" calcext:value-type="float">
            <text:p>1.706733499E+018</text:p>
          </table:table-cell>
          <table:table-cell table:number-columns-repeated="25"/>
        </table:table-row>
        <table:table-row table:style-name="ro1">
          <table:table-cell office:value-type="float" office:value="1.70671550137298E+018" calcext:value-type="float">
            <text:p>1.70671550137298E+018</text:p>
          </table:table-cell>
          <table:table-cell office:value-type="float" office:value="138" calcext:value-type="float">
            <text:p>138</text:p>
          </table:table-cell>
          <table:table-cell office:value-type="float" office:value="1.70671550136841E+018" calcext:value-type="float">
            <text:p>1.70671550136841E+018</text:p>
          </table:table-cell>
          <table:table-cell/>
          <table:table-cell office:value-type="float" office:value="42.0040841666667" calcext:value-type="float">
            <text:p>42.0040841666667</text:p>
          </table:table-cell>
          <table:table-cell office:value-type="float" office:value="-71.0872345" calcext:value-type="float">
            <text:p>-71.0872345</text:p>
          </table:table-cell>
          <table:table-cell office:value-type="float" office:value="0" calcext:value-type="float">
            <text:p>0</text:p>
          </table:table-cell>
          <table:table-cell office:value-type="float" office:value="327147.195241559" calcext:value-type="float">
            <text:p>327147.195241559</text:p>
          </table:table-cell>
          <table:table-cell office:value-type="float" office:value="4652337.06180328" calcext:value-type="float">
            <text:p>4652337.061803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820" calcext:value-type="float">
            <text:p>153820</text:p>
          </table:table-cell>
          <table:table-cell office:value-type="float" office:value="4220.24505" calcext:value-type="float">
            <text:p>4220.24505</text:p>
          </table:table-cell>
          <table:table-cell office:value-type="string" calcext:value-type="string">
            <text:p>N</text:p>
          </table:table-cell>
          <table:table-cell office:value-type="float" office:value="7105.23407" calcext:value-type="float">
            <text:p>7105.2340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5E+018" calcext:value-type="float">
            <text:p>1.7067335E+018</text:p>
          </table:table-cell>
          <table:table-cell table:number-columns-repeated="25"/>
        </table:table-row>
        <table:table-row table:style-name="ro1">
          <table:table-cell office:value-type="float" office:value="1.70671550238139E+018" calcext:value-type="float">
            <text:p>1.70671550238139E+018</text:p>
          </table:table-cell>
          <table:table-cell office:value-type="float" office:value="139" calcext:value-type="float">
            <text:p>139</text:p>
          </table:table-cell>
          <table:table-cell office:value-type="float" office:value="1.70671550237683E+018" calcext:value-type="float">
            <text:p>1.70671550237683E+018</text:p>
          </table:table-cell>
          <table:table-cell/>
          <table:table-cell office:value-type="float" office:value="42.0040868333333" calcext:value-type="float">
            <text:p>42.0040868333333</text:p>
          </table:table-cell>
          <table:table-cell office:value-type="float" office:value="-71.0872315" calcext:value-type="float">
            <text:p>-71.0872315</text:p>
          </table:table-cell>
          <table:table-cell office:value-type="float" office:value="0" calcext:value-type="float">
            <text:p>0</text:p>
          </table:table-cell>
          <table:table-cell office:value-type="float" office:value="327147.450917445" calcext:value-type="float">
            <text:p>327147.450917445</text:p>
          </table:table-cell>
          <table:table-cell office:value-type="float" office:value="4652337.35184183" calcext:value-type="float">
            <text:p>4652337.351841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821" calcext:value-type="float">
            <text:p>153821</text:p>
          </table:table-cell>
          <table:table-cell office:value-type="float" office:value="4220.24521" calcext:value-type="float">
            <text:p>4220.24521</text:p>
          </table:table-cell>
          <table:table-cell office:value-type="string" calcext:value-type="string">
            <text:p>N</text:p>
          </table:table-cell>
          <table:table-cell office:value-type="float" office:value="7105.23389" calcext:value-type="float">
            <text:p>7105.2338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9" calcext:value-type="float">
            <text:p>0.99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501E+018" calcext:value-type="float">
            <text:p>1.706733501E+018</text:p>
          </table:table-cell>
          <table:table-cell table:number-columns-repeated="25"/>
        </table:table-row>
        <table:table-row table:style-name="ro1">
          <table:table-cell office:value-type="float" office:value="1.70671550338969E+018" calcext:value-type="float">
            <text:p>1.70671550338969E+018</text:p>
          </table:table-cell>
          <table:table-cell office:value-type="float" office:value="140" calcext:value-type="float">
            <text:p>140</text:p>
          </table:table-cell>
          <table:table-cell office:value-type="float" office:value="1.70671550338515E+018" calcext:value-type="float">
            <text:p>1.70671550338515E+018</text:p>
          </table:table-cell>
          <table:table-cell/>
          <table:table-cell office:value-type="float" office:value="42.0040888333333" calcext:value-type="float">
            <text:p>42.0040888333333</text:p>
          </table:table-cell>
          <table:table-cell office:value-type="float" office:value="-71.0872293333333" calcext:value-type="float">
            <text:p>-71.087229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63577283" calcext:value-type="float">
            <text:p>327147.63577283</text:p>
          </table:table-cell>
          <table:table-cell office:value-type="float" office:value="4652337.56953906" calcext:value-type="float">
            <text:p>4652337.569539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822" calcext:value-type="float">
            <text:p>153822</text:p>
          </table:table-cell>
          <table:table-cell office:value-type="float" office:value="4220.24533" calcext:value-type="float">
            <text:p>4220.24533</text:p>
          </table:table-cell>
          <table:table-cell office:value-type="string" calcext:value-type="string">
            <text:p>N</text:p>
          </table:table-cell>
          <table:table-cell office:value-type="float" office:value="7105.23376" calcext:value-type="float">
            <text:p>7105.2337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502E+018" calcext:value-type="float">
            <text:p>1.706733502E+018</text:p>
          </table:table-cell>
          <table:table-cell table:number-columns-repeated="25"/>
        </table:table-row>
        <table:table-row table:style-name="ro1">
          <table:table-cell office:value-type="float" office:value="1.70671550439744E+018" calcext:value-type="float">
            <text:p>1.70671550439744E+018</text:p>
          </table:table-cell>
          <table:table-cell office:value-type="float" office:value="141" calcext:value-type="float">
            <text:p>141</text:p>
          </table:table-cell>
          <table:table-cell office:value-type="float" office:value="1.70671550439305E+018" calcext:value-type="float">
            <text:p>1.70671550439305E+018</text:p>
          </table:table-cell>
          <table:table-cell/>
          <table:table-cell office:value-type="float" office:value="42.0040901666667" calcext:value-type="float">
            <text:p>42.0040901666667</text:p>
          </table:table-cell>
          <table:table-cell office:value-type="float" office:value="-71.0872271666667" calcext:value-type="float">
            <text:p>-71.087227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818822857" calcext:value-type="float">
            <text:p>327147.818822857</text:p>
          </table:table-cell>
          <table:table-cell office:value-type="float" office:value="4652337.7132118" calcext:value-type="float">
            <text:p>4652337.71321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823" calcext:value-type="float">
            <text:p>153823</text:p>
          </table:table-cell>
          <table:table-cell office:value-type="float" office:value="4220.24541" calcext:value-type="float">
            <text:p>4220.24541</text:p>
          </table:table-cell>
          <table:table-cell office:value-type="string" calcext:value-type="string">
            <text:p>N</text:p>
          </table:table-cell>
          <table:table-cell office:value-type="float" office:value="7105.23363" calcext:value-type="float">
            <text:p>7105.2336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9" calcext:value-type="float">
            <text:p>0.99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503E+018" calcext:value-type="float">
            <text:p>1.706733503E+018</text:p>
          </table:table-cell>
          <table:table-cell table:number-columns-repeated="25"/>
        </table:table-row>
        <table:table-row table:style-name="ro1">
          <table:table-cell office:value-type="float" office:value="1.70671550541295E+018" calcext:value-type="float">
            <text:p>1.70671550541295E+018</text:p>
          </table:table-cell>
          <table:table-cell office:value-type="float" office:value="142" calcext:value-type="float">
            <text:p>142</text:p>
          </table:table-cell>
          <table:table-cell office:value-type="float" office:value="1.70671550540102E+018" calcext:value-type="float">
            <text:p>1.70671550540102E+018</text:p>
          </table:table-cell>
          <table:table-cell/>
          <table:table-cell office:value-type="float" office:value="42.0040903333333" calcext:value-type="float">
            <text:p>42.0040903333333</text:p>
          </table:table-cell>
          <table:table-cell office:value-type="float" office:value="-71.0872258333333" calcext:value-type="float">
            <text:p>-71.087225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929698395" calcext:value-type="float">
            <text:p>327147.929698395</text:p>
          </table:table-cell>
          <table:table-cell office:value-type="float" office:value="4652337.72902484" calcext:value-type="float">
            <text:p>4652337.729024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24" calcext:value-type="float">
            <text:p>153824</text:p>
          </table:table-cell>
          <table:table-cell office:value-type="float" office:value="4220.24542" calcext:value-type="float">
            <text:p>4220.24542</text:p>
          </table:table-cell>
          <table:table-cell office:value-type="string" calcext:value-type="string">
            <text:p>N</text:p>
          </table:table-cell>
          <table:table-cell office:value-type="float" office:value="7105.23355" calcext:value-type="float">
            <text:p>7105.233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504E+018" calcext:value-type="float">
            <text:p>1.706733504E+018</text:p>
          </table:table-cell>
          <table:table-cell table:number-columns-repeated="25"/>
        </table:table-row>
        <table:table-row table:style-name="ro1">
          <table:table-cell office:value-type="float" office:value="1.70671550641376E+018" calcext:value-type="float">
            <text:p>1.70671550641376E+018</text:p>
          </table:table-cell>
          <table:table-cell office:value-type="float" office:value="143" calcext:value-type="float">
            <text:p>143</text:p>
          </table:table-cell>
          <table:table-cell office:value-type="float" office:value="1.70671550640923E+018" calcext:value-type="float">
            <text:p>1.70671550640923E+018</text:p>
          </table:table-cell>
          <table:table-cell/>
          <table:table-cell office:value-type="float" office:value="42.0040901666667" calcext:value-type="float">
            <text:p>42.0040901666667</text:p>
          </table:table-cell>
          <table:table-cell office:value-type="float" office:value="-71.0872248333333" calcext:value-type="float">
            <text:p>-71.087224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012065206" calcext:value-type="float">
            <text:p>327148.012065206</text:p>
          </table:table-cell>
          <table:table-cell office:value-type="float" office:value="4652337.70849891" calcext:value-type="float">
            <text:p>4652337.708498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25" calcext:value-type="float">
            <text:p>153825</text:p>
          </table:table-cell>
          <table:table-cell office:value-type="float" office:value="4220.24541" calcext:value-type="float">
            <text:p>4220.24541</text:p>
          </table:table-cell>
          <table:table-cell office:value-type="string" calcext:value-type="string">
            <text:p>N</text:p>
          </table:table-cell>
          <table:table-cell office:value-type="float" office:value="7105.23349" calcext:value-type="float">
            <text:p>7105.2334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.98" calcext:value-type="float">
            <text:p>0.98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505E+018" calcext:value-type="float">
            <text:p>1.706733505E+018</text:p>
          </table:table-cell>
          <table:table-cell table:number-columns-repeated="25"/>
        </table:table-row>
        <table:table-row table:style-name="ro1">
          <table:table-cell office:value-type="float" office:value="1.7067155074223E+018" calcext:value-type="float">
            <text:p>1.7067155074223E+018</text:p>
          </table:table-cell>
          <table:table-cell office:value-type="float" office:value="144" calcext:value-type="float">
            <text:p>144</text:p>
          </table:table-cell>
          <table:table-cell office:value-type="float" office:value="1.70671550741771E+018" calcext:value-type="float">
            <text:p>1.70671550741771E+018</text:p>
          </table:table-cell>
          <table:table-cell/>
          <table:table-cell office:value-type="float" office:value="42.0040893333333" calcext:value-type="float">
            <text:p>42.0040893333333</text:p>
          </table:table-cell>
          <table:table-cell office:value-type="float" office:value="-71.0872245" calcext:value-type="float">
            <text:p>-71.0872245</text:p>
          </table:table-cell>
          <table:table-cell office:value-type="float" office:value="0" calcext:value-type="float">
            <text:p>0</text:p>
          </table:table-cell>
          <table:table-cell office:value-type="float" office:value="327148.037414571" calcext:value-type="float">
            <text:p>327148.037414571</text:p>
          </table:table-cell>
          <table:table-cell office:value-type="float" office:value="4652337.61529501" calcext:value-type="float">
            <text:p>4652337.615295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26" calcext:value-type="float">
            <text:p>153826</text:p>
          </table:table-cell>
          <table:table-cell office:value-type="float" office:value="4220.24536" calcext:value-type="float">
            <text:p>4220.24536</text:p>
          </table:table-cell>
          <table:table-cell office:value-type="string" calcext:value-type="string">
            <text:p>N</text:p>
          </table:table-cell>
          <table:table-cell office:value-type="float" office:value="7105.23347" calcext:value-type="float">
            <text:p>7105.2334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506E+018" calcext:value-type="float">
            <text:p>1.706733506E+018</text:p>
          </table:table-cell>
          <table:table-cell table:number-columns-repeated="25"/>
        </table:table-row>
        <table:table-row table:style-name="ro1">
          <table:table-cell office:value-type="float" office:value="1.70671550843052E+018" calcext:value-type="float">
            <text:p>1.70671550843052E+018</text:p>
          </table:table-cell>
          <table:table-cell office:value-type="float" office:value="145" calcext:value-type="float">
            <text:p>145</text:p>
          </table:table-cell>
          <table:table-cell office:value-type="float" office:value="1.70671550842595E+018" calcext:value-type="float">
            <text:p>1.70671550842595E+018</text:p>
          </table:table-cell>
          <table:table-cell/>
          <table:table-cell office:value-type="float" office:value="42.0040871666667" calcext:value-type="float">
            <text:p>42.0040871666667</text:p>
          </table:table-cell>
          <table:table-cell office:value-type="float" office:value="-71.0872248333333" calcext:value-type="float">
            <text:p>-71.087224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003941143" calcext:value-type="float">
            <text:p>327148.003941143</text:p>
          </table:table-cell>
          <table:table-cell office:value-type="float" office:value="4652337.37538865" calcext:value-type="float">
            <text:p>4652337.375388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27" calcext:value-type="float">
            <text:p>153827</text:p>
          </table:table-cell>
          <table:table-cell office:value-type="float" office:value="4220.24523" calcext:value-type="float">
            <text:p>4220.24523</text:p>
          </table:table-cell>
          <table:table-cell office:value-type="string" calcext:value-type="string">
            <text:p>N</text:p>
          </table:table-cell>
          <table:table-cell office:value-type="float" office:value="7105.23349" calcext:value-type="float">
            <text:p>7105.2334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507E+018" calcext:value-type="float">
            <text:p>1.706733507E+018</text:p>
          </table:table-cell>
          <table:table-cell table:number-columns-repeated="25"/>
        </table:table-row>
        <table:table-row table:style-name="ro1">
          <table:table-cell office:value-type="float" office:value="1.70671550943888E+018" calcext:value-type="float">
            <text:p>1.70671550943888E+018</text:p>
          </table:table-cell>
          <table:table-cell office:value-type="float" office:value="146" calcext:value-type="float">
            <text:p>146</text:p>
          </table:table-cell>
          <table:table-cell office:value-type="float" office:value="1.70671550943402E+018" calcext:value-type="float">
            <text:p>1.70671550943402E+018</text:p>
          </table:table-cell>
          <table:table-cell/>
          <table:table-cell office:value-type="float" office:value="42.0040891666667" calcext:value-type="float">
            <text:p>42.0040891666667</text:p>
          </table:table-cell>
          <table:table-cell office:value-type="float" office:value="-71.0872223333333" calcext:value-type="float">
            <text:p>-71.087222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216402564" calcext:value-type="float">
            <text:p>327148.216402564</text:p>
          </table:table-cell>
          <table:table-cell office:value-type="float" office:value="4652337.59241263" calcext:value-type="float">
            <text:p>4652337.592412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$GPGGA</text:p>
          </table:table-cell>
          <table:table-cell office:value-type="float" office:value="153828" calcext:value-type="float">
            <text:p>153828</text:p>
          </table:table-cell>
          <table:table-cell office:value-type="float" office:value="4220.24535" calcext:value-type="float">
            <text:p>4220.24535</text:p>
          </table:table-cell>
          <table:table-cell office:value-type="string" calcext:value-type="string">
            <text:p>N</text:p>
          </table:table-cell>
          <table:table-cell office:value-type="float" office:value="7105.23334" calcext:value-type="float">
            <text:p>7105.2333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508E+018" calcext:value-type="float">
            <text:p>1.706733508E+018</text:p>
          </table:table-cell>
          <table:table-cell table:number-columns-repeated="25"/>
        </table:table-row>
        <table:table-row table:style-name="ro1">
          <table:table-cell office:value-type="float" office:value="1.70671551045492E+018" calcext:value-type="float">
            <text:p>1.70671551045492E+018</text:p>
          </table:table-cell>
          <table:table-cell office:value-type="float" office:value="147" calcext:value-type="float">
            <text:p>147</text:p>
          </table:table-cell>
          <table:table-cell office:value-type="float" office:value="1.70671551044264E+018" calcext:value-type="float">
            <text:p>1.70671551044264E+018</text:p>
          </table:table-cell>
          <table:table-cell/>
          <table:table-cell office:value-type="float" office:value="42.0040901666667" calcext:value-type="float">
            <text:p>42.0040901666667</text:p>
          </table:table-cell>
          <table:table-cell office:value-type="float" office:value="-71.0872206666667" calcext:value-type="float">
            <text:p>-71.087220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35714083" calcext:value-type="float">
            <text:p>327148.35714083</text:p>
          </table:table-cell>
          <table:table-cell office:value-type="float" office:value="4652337.70008303" calcext:value-type="float">
            <text:p>4652337.700083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29" calcext:value-type="float">
            <text:p>153829</text:p>
          </table:table-cell>
          <table:table-cell office:value-type="float" office:value="4220.24541" calcext:value-type="float">
            <text:p>4220.24541</text:p>
          </table:table-cell>
          <table:table-cell office:value-type="string" calcext:value-type="string">
            <text:p>N</text:p>
          </table:table-cell>
          <table:table-cell office:value-type="float" office:value="7105.23324" calcext:value-type="float">
            <text:p>7105.2332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509E+018" calcext:value-type="float">
            <text:p>1.706733509E+018</text:p>
          </table:table-cell>
          <table:table-cell table:number-columns-repeated="25"/>
        </table:table-row>
        <table:table-row table:style-name="ro1">
          <table:table-cell office:value-type="float" office:value="1.70671551145564E+018" calcext:value-type="float">
            <text:p>1.70671551145564E+018</text:p>
          </table:table-cell>
          <table:table-cell office:value-type="float" office:value="148" calcext:value-type="float">
            <text:p>148</text:p>
          </table:table-cell>
          <table:table-cell office:value-type="float" office:value="1.706715511451E+018" calcext:value-type="float">
            <text:p>1.706715511451E+018</text:p>
          </table:table-cell>
          <table:table-cell/>
          <table:table-cell office:value-type="float" office:value="42.0040903333333" calcext:value-type="float">
            <text:p>42.0040903333333</text:p>
          </table:table-cell>
          <table:table-cell office:value-type="float" office:value="-71.0872198333333" calcext:value-type="float">
            <text:p>-71.087219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426607289" calcext:value-type="float">
            <text:p>327148.426607289</text:p>
          </table:table-cell>
          <table:table-cell office:value-type="float" office:value="4652337.71690599" calcext:value-type="float">
            <text:p>4652337.716905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30" calcext:value-type="float">
            <text:p>153830</text:p>
          </table:table-cell>
          <table:table-cell office:value-type="float" office:value="4220.24542" calcext:value-type="float">
            <text:p>4220.24542</text:p>
          </table:table-cell>
          <table:table-cell office:value-type="string" calcext:value-type="string">
            <text:p>N</text:p>
          </table:table-cell>
          <table:table-cell office:value-type="float" office:value="7105.23319" calcext:value-type="float">
            <text:p>7105.2331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51E+018" calcext:value-type="float">
            <text:p>1.70673351E+018</text:p>
          </table:table-cell>
          <table:table-cell table:number-columns-repeated="25"/>
        </table:table-row>
        <table:table-row table:style-name="ro1">
          <table:table-cell office:value-type="float" office:value="1.70671551246364E+018" calcext:value-type="float">
            <text:p>1.70671551246364E+018</text:p>
          </table:table-cell>
          <table:table-cell office:value-type="float" office:value="149" calcext:value-type="float">
            <text:p>149</text:p>
          </table:table-cell>
          <table:table-cell office:value-type="float" office:value="1.70671551245926E+018" calcext:value-type="float">
            <text:p>1.70671551245926E+018</text:p>
          </table:table-cell>
          <table:table-cell/>
          <table:table-cell office:value-type="float" office:value="42.3374233333333" calcext:value-type="float">
            <text:p>42.3374233333333</text:p>
          </table:table-cell>
          <table:table-cell office:value-type="float" office:value="-71.0872188333333" calcext:value-type="float">
            <text:p>-71.0872188333333</text:p>
          </table:table-cell>
          <table:table-cell office:value-type="float" office:value="0" calcext:value-type="float">
            <text:p>0</text:p>
          </table:table-cell>
          <table:table-cell office:value-type="float" office:value="328054.11320262" calcext:value-type="float">
            <text:p>328054.11320262</text:p>
          </table:table-cell>
          <table:table-cell office:value-type="float" office:value="4689350.86499298" calcext:value-type="float">
            <text:p>4689350.8649929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31" calcext:value-type="float">
            <text:p>153831</text:p>
          </table:table-cell>
          <table:table-cell office:value-type="float" office:value="4220.2454" calcext:value-type="float">
            <text:p>4220.2454</text:p>
          </table:table-cell>
          <table:table-cell office:value-type="string" calcext:value-type="string">
            <text:p>N</text:p>
          </table:table-cell>
          <table:table-cell office:value-type="float" office:value="7105.23313" calcext:value-type="float">
            <text:p>7105.2331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511E+018" calcext:value-type="float">
            <text:p>1.706733511E+018</text:p>
          </table:table-cell>
          <table:table-cell table:number-columns-repeated="25"/>
        </table:table-row>
        <table:table-row table:style-name="ro1">
          <table:table-cell office:value-type="float" office:value="1.70671551347185E+018" calcext:value-type="float">
            <text:p>1.70671551347185E+018</text:p>
          </table:table-cell>
          <table:table-cell office:value-type="float" office:value="150" calcext:value-type="float">
            <text:p>150</text:p>
          </table:table-cell>
          <table:table-cell office:value-type="float" office:value="1.70671551346734E+018" calcext:value-type="float">
            <text:p>1.70671551346734E+018</text:p>
          </table:table-cell>
          <table:table-cell/>
          <table:table-cell office:value-type="float" office:value="42.0040885" calcext:value-type="float">
            <text:p>42.0040885</text:p>
          </table:table-cell>
          <table:table-cell office:value-type="float" office:value="-71.087219" calcext:value-type="float">
            <text:p>-71.087219</text:p>
          </table:table-cell>
          <table:table-cell office:value-type="float" office:value="0" calcext:value-type="float">
            <text:p>0</text:p>
          </table:table-cell>
          <table:table-cell office:value-type="float" office:value="327148.490657725" calcext:value-type="float">
            <text:p>327148.490657725</text:p>
          </table:table-cell>
          <table:table-cell office:value-type="float" office:value="4652337.51165544" calcext:value-type="float">
            <text:p>4652337.511655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32" calcext:value-type="float">
            <text:p>153832</text:p>
          </table:table-cell>
          <table:table-cell office:value-type="float" office:value="4220.24531" calcext:value-type="float">
            <text:p>4220.24531</text:p>
          </table:table-cell>
          <table:table-cell office:value-type="string" calcext:value-type="string">
            <text:p>N</text:p>
          </table:table-cell>
          <table:table-cell office:value-type="float" office:value="7105.23314" calcext:value-type="float">
            <text:p>7105.2331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512E+018" calcext:value-type="float">
            <text:p>1.706733512E+018</text:p>
          </table:table-cell>
          <table:table-cell table:number-columns-repeated="25"/>
        </table:table-row>
        <table:table-row table:style-name="ro1">
          <table:table-cell office:value-type="float" office:value="1.70671551447988E+018" calcext:value-type="float">
            <text:p>1.70671551447988E+018</text:p>
          </table:table-cell>
          <table:table-cell office:value-type="float" office:value="151" calcext:value-type="float">
            <text:p>151</text:p>
          </table:table-cell>
          <table:table-cell office:value-type="float" office:value="1.70671551447537E+018" calcext:value-type="float">
            <text:p>1.70671551447537E+018</text:p>
          </table:table-cell>
          <table:table-cell/>
          <table:table-cell office:value-type="float" office:value="42.0040896666667" calcext:value-type="float">
            <text:p>42.0040896666667</text:p>
          </table:table-cell>
          <table:table-cell office:value-type="float" office:value="-71.0872173333333" calcext:value-type="float">
            <text:p>-71.087217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631847323" calcext:value-type="float">
            <text:p>327148.631847323</text:p>
          </table:table-cell>
          <table:table-cell office:value-type="float" office:value="4652337.63783197" calcext:value-type="float">
            <text:p>4652337.637831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$GPGGA</text:p>
          </table:table-cell>
          <table:table-cell office:value-type="float" office:value="153833" calcext:value-type="float">
            <text:p>153833</text:p>
          </table:table-cell>
          <table:table-cell office:value-type="float" office:value="4220.24538" calcext:value-type="float">
            <text:p>4220.24538</text:p>
          </table:table-cell>
          <table:table-cell office:value-type="string" calcext:value-type="string">
            <text:p>N</text:p>
          </table:table-cell>
          <table:table-cell office:value-type="float" office:value="7105.23304" calcext:value-type="float">
            <text:p>7105.2330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513E+018" calcext:value-type="float">
            <text:p>1.706733513E+018</text:p>
          </table:table-cell>
          <table:table-cell table:number-columns-repeated="25"/>
        </table:table-row>
        <table:table-row table:style-name="ro1">
          <table:table-cell office:value-type="float" office:value="1.70671551549537E+018" calcext:value-type="float">
            <text:p>1.70671551549537E+018</text:p>
          </table:table-cell>
          <table:table-cell office:value-type="float" office:value="152" calcext:value-type="float">
            <text:p>152</text:p>
          </table:table-cell>
          <table:table-cell office:value-type="float" office:value="1.70671551548327E+018" calcext:value-type="float">
            <text:p>1.70671551548327E+018</text:p>
          </table:table-cell>
          <table:table-cell/>
          <table:table-cell office:value-type="float" office:value="42.0040896666667" calcext:value-type="float">
            <text:p>42.0040896666667</text:p>
          </table:table-cell>
          <table:table-cell office:value-type="float" office:value="-72.7538833333333" calcext:value-type="float">
            <text:p>-72.7538833333333</text:p>
          </table:table-cell>
          <table:table-cell office:value-type="float" office:value="0" calcext:value-type="float">
            <text:p>0</text:p>
          </table:table-cell>
          <table:table-cell office:value-type="float" office:value="686011.189114294" calcext:value-type="float">
            <text:p>686011.189114294</text:p>
          </table:table-cell>
          <table:table-cell office:value-type="float" office:value="4652670.81368001" calcext:value-type="float">
            <text:p>4652670.813680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34" calcext:value-type="float">
            <text:p>153834</text:p>
          </table:table-cell>
          <table:table-cell office:value-type="float" office:value="4220.24538" calcext:value-type="float">
            <text:p>4220.24538</text:p>
          </table:table-cell>
          <table:table-cell office:value-type="string" calcext:value-type="string">
            <text:p>N</text:p>
          </table:table-cell>
          <table:table-cell office:value-type="float" office:value="7105.233" calcext:value-type="float">
            <text:p>7105.23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514E+018" calcext:value-type="float">
            <text:p>1.706733514E+018</text:p>
          </table:table-cell>
          <table:table-cell table:number-columns-repeated="25"/>
        </table:table-row>
        <table:table-row table:style-name="ro1">
          <table:table-cell office:value-type="float" office:value="1.70671551649588E+018" calcext:value-type="float">
            <text:p>1.70671551649588E+018</text:p>
          </table:table-cell>
          <table:table-cell office:value-type="float" office:value="153" calcext:value-type="float">
            <text:p>153</text:p>
          </table:table-cell>
          <table:table-cell office:value-type="float" office:value="1.70671551649128E+018" calcext:value-type="float">
            <text:p>1.70671551649128E+018</text:p>
          </table:table-cell>
          <table:table-cell/>
          <table:table-cell office:value-type="float" office:value="42.0040893333333" calcext:value-type="float">
            <text:p>42.0040893333333</text:p>
          </table:table-cell>
          <table:table-cell office:value-type="float" office:value="-71.0872163333333" calcext:value-type="float">
            <text:p>-71.087216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713762804" calcext:value-type="float">
            <text:p>327148.713762804</text:p>
          </table:table-cell>
          <table:table-cell office:value-type="float" office:value="4652337.59879992" calcext:value-type="float">
            <text:p>4652337.598799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35" calcext:value-type="float">
            <text:p>153835</text:p>
          </table:table-cell>
          <table:table-cell office:value-type="float" office:value="4220.24536" calcext:value-type="float">
            <text:p>4220.24536</text:p>
          </table:table-cell>
          <table:table-cell office:value-type="string" calcext:value-type="string">
            <text:p>N</text:p>
          </table:table-cell>
          <table:table-cell office:value-type="float" office:value="7105.23298" calcext:value-type="float">
            <text:p>7105.2329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515E+018" calcext:value-type="float">
            <text:p>1.706733515E+018</text:p>
          </table:table-cell>
          <table:table-cell table:number-columns-repeated="25"/>
        </table:table-row>
        <table:table-row table:style-name="ro1">
          <table:table-cell office:value-type="float" office:value="1.70671551750397E+018" calcext:value-type="float">
            <text:p>1.70671551750397E+018</text:p>
          </table:table-cell>
          <table:table-cell office:value-type="float" office:value="154" calcext:value-type="float">
            <text:p>154</text:p>
          </table:table-cell>
          <table:table-cell office:value-type="float" office:value="1.70671551749946E+018" calcext:value-type="float">
            <text:p>1.70671551749946E+018</text:p>
          </table:table-cell>
          <table:table-cell/>
          <table:table-cell office:value-type="float" office:value="42.0040881666667" calcext:value-type="float">
            <text:p>42.0040881666667</text:p>
          </table:table-cell>
          <table:table-cell office:value-type="float" office:value="-72.7538833333333" calcext:value-type="float">
            <text:p>-72.7538833333333</text:p>
          </table:table-cell>
          <table:table-cell office:value-type="float" office:value="0" calcext:value-type="float">
            <text:p>0</text:p>
          </table:table-cell>
          <table:table-cell office:value-type="float" office:value="686011.193485907" calcext:value-type="float">
            <text:p>686011.193485907</text:p>
          </table:table-cell>
          <table:table-cell office:value-type="float" office:value="4652670.64712303" calcext:value-type="float">
            <text:p>4652670.647123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36" calcext:value-type="float">
            <text:p>153836</text:p>
          </table:table-cell>
          <table:table-cell office:value-type="float" office:value="4220.24529" calcext:value-type="float">
            <text:p>4220.24529</text:p>
          </table:table-cell>
          <table:table-cell office:value-type="string" calcext:value-type="string">
            <text:p>N</text:p>
          </table:table-cell>
          <table:table-cell office:value-type="float" office:value="7105.233" calcext:value-type="float">
            <text:p>7105.23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516E+018" calcext:value-type="float">
            <text:p>1.706733516E+018</text:p>
          </table:table-cell>
          <table:table-cell table:number-columns-repeated="25"/>
        </table:table-row>
        <table:table-row table:style-name="ro1">
          <table:table-cell office:value-type="float" office:value="1.70671551851192E+018" calcext:value-type="float">
            <text:p>1.70671551851192E+018</text:p>
          </table:table-cell>
          <table:table-cell office:value-type="float" office:value="155" calcext:value-type="float">
            <text:p>155</text:p>
          </table:table-cell>
          <table:table-cell office:value-type="float" office:value="1.70671551850745E+018" calcext:value-type="float">
            <text:p>1.70671551850745E+018</text:p>
          </table:table-cell>
          <table:table-cell/>
          <table:table-cell office:value-type="float" office:value="42.0040891666667" calcext:value-type="float">
            <text:p>42.0040891666667</text:p>
          </table:table-cell>
          <table:table-cell office:value-type="float" office:value="-71.0872156666667" calcext:value-type="float">
            <text:p>-71.087215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768523568" calcext:value-type="float">
            <text:p>327148.768523568</text:p>
          </table:table-cell>
          <table:table-cell office:value-type="float" office:value="4652337.57894726" calcext:value-type="float">
            <text:p>4652337.578947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$GPGGA</text:p>
          </table:table-cell>
          <table:table-cell office:value-type="float" office:value="153837" calcext:value-type="float">
            <text:p>153837</text:p>
          </table:table-cell>
          <table:table-cell office:value-type="float" office:value="4220.24535" calcext:value-type="float">
            <text:p>4220.24535</text:p>
          </table:table-cell>
          <table:table-cell office:value-type="string" calcext:value-type="string">
            <text:p>N</text:p>
          </table:table-cell>
          <table:table-cell office:value-type="float" office:value="7105.23294" calcext:value-type="float">
            <text:p>7105.2329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517E+018" calcext:value-type="float">
            <text:p>1.706733517E+018</text:p>
          </table:table-cell>
          <table:table-cell table:number-columns-repeated="25"/>
        </table:table-row>
        <table:table-row table:style-name="ro1">
          <table:table-cell office:value-type="float" office:value="1.70671551952039E+018" calcext:value-type="float">
            <text:p>1.70671551952039E+018</text:p>
          </table:table-cell>
          <table:table-cell office:value-type="float" office:value="156" calcext:value-type="float">
            <text:p>156</text:p>
          </table:table-cell>
          <table:table-cell office:value-type="float" office:value="1.70671551951598E+018" calcext:value-type="float">
            <text:p>1.70671551951598E+018</text:p>
          </table:table-cell>
          <table:table-cell/>
          <table:table-cell office:value-type="float" office:value="42.004089" calcext:value-type="float">
            <text:p>42.004089</text:p>
          </table:table-cell>
          <table:table-cell office:value-type="float" office:value="-71.0872156666667" calcext:value-type="float">
            <text:p>-71.087215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768072233" calcext:value-type="float">
            <text:p>327148.768072233</text:p>
          </table:table-cell>
          <table:table-cell office:value-type="float" office:value="4652337.56044113" calcext:value-type="float">
            <text:p>4652337.560441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38" calcext:value-type="float">
            <text:p>153838</text:p>
          </table:table-cell>
          <table:table-cell office:value-type="float" office:value="4220.24534" calcext:value-type="float">
            <text:p>4220.24534</text:p>
          </table:table-cell>
          <table:table-cell office:value-type="string" calcext:value-type="string">
            <text:p>N</text:p>
          </table:table-cell>
          <table:table-cell office:value-type="float" office:value="7105.23294" calcext:value-type="float">
            <text:p>7105.2329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518E+018" calcext:value-type="float">
            <text:p>1.706733518E+018</text:p>
          </table:table-cell>
          <table:table-cell table:number-columns-repeated="25"/>
        </table:table-row>
        <table:table-row table:style-name="ro1">
          <table:table-cell office:value-type="float" office:value="1.70671552053586E+018" calcext:value-type="float">
            <text:p>1.70671552053586E+018</text:p>
          </table:table-cell>
          <table:table-cell office:value-type="float" office:value="157" calcext:value-type="float">
            <text:p>157</text:p>
          </table:table-cell>
          <table:table-cell office:value-type="float" office:value="1.70671552052391E+018" calcext:value-type="float">
            <text:p>1.70671552052391E+018</text:p>
          </table:table-cell>
          <table:table-cell/>
          <table:table-cell office:value-type="float" office:value="42.0040881666667" calcext:value-type="float">
            <text:p>42.0040881666667</text:p>
          </table:table-cell>
          <table:table-cell office:value-type="float" office:value="-71.087216" calcext:value-type="float">
            <text:p>-71.087216</text:p>
          </table:table-cell>
          <table:table-cell office:value-type="float" office:value="0" calcext:value-type="float">
            <text:p>0</text:p>
          </table:table-cell>
          <table:table-cell office:value-type="float" office:value="327148.738209509" calcext:value-type="float">
            <text:p>327148.738209509</text:p>
          </table:table-cell>
          <table:table-cell office:value-type="float" office:value="4652337.46858377" calcext:value-type="float">
            <text:p>4652337.468583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39" calcext:value-type="float">
            <text:p>153839</text:p>
          </table:table-cell>
          <table:table-cell office:value-type="float" office:value="4220.24529" calcext:value-type="float">
            <text:p>4220.24529</text:p>
          </table:table-cell>
          <table:table-cell office:value-type="string" calcext:value-type="string">
            <text:p>N</text:p>
          </table:table-cell>
          <table:table-cell office:value-type="float" office:value="7105.23296" calcext:value-type="float">
            <text:p>7105.2329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519E+018" calcext:value-type="float">
            <text:p>1.706733519E+018</text:p>
          </table:table-cell>
          <table:table-cell table:number-columns-repeated="25"/>
        </table:table-row>
        <table:table-row table:style-name="ro1">
          <table:table-cell office:value-type="float" office:value="1.70671552153631E+018" calcext:value-type="float">
            <text:p>1.70671552153631E+018</text:p>
          </table:table-cell>
          <table:table-cell office:value-type="float" office:value="158" calcext:value-type="float">
            <text:p>158</text:p>
          </table:table-cell>
          <table:table-cell office:value-type="float" office:value="1.70671552153187E+018" calcext:value-type="float">
            <text:p>1.70671552153187E+018</text:p>
          </table:table-cell>
          <table:table-cell/>
          <table:table-cell office:value-type="float" office:value="42.0040868333333" calcext:value-type="float">
            <text:p>42.0040868333333</text:p>
          </table:table-cell>
          <table:table-cell office:value-type="float" office:value="-71.0872171666667" calcext:value-type="float">
            <text:p>-71.087217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63797765" calcext:value-type="float">
            <text:p>327148.63797765</text:p>
          </table:table-cell>
          <table:table-cell office:value-type="float" office:value="4652337.3228912" calcext:value-type="float">
            <text:p>4652337.32289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40" calcext:value-type="float">
            <text:p>153840</text:p>
          </table:table-cell>
          <table:table-cell office:value-type="float" office:value="4220.24521" calcext:value-type="float">
            <text:p>4220.24521</text:p>
          </table:table-cell>
          <table:table-cell office:value-type="string" calcext:value-type="string">
            <text:p>N</text:p>
          </table:table-cell>
          <table:table-cell office:value-type="float" office:value="7105.23303" calcext:value-type="float">
            <text:p>7105.2330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6.2" calcext:value-type="float">
            <text:p>36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52E+018" calcext:value-type="float">
            <text:p>1.70673352E+018</text:p>
          </table:table-cell>
          <table:table-cell table:number-columns-repeated="25"/>
        </table:table-row>
        <table:table-row table:style-name="ro1">
          <table:table-cell office:value-type="float" office:value="1.70671552254435E+018" calcext:value-type="float">
            <text:p>1.70671552254435E+018</text:p>
          </table:table-cell>
          <table:table-cell office:value-type="float" office:value="159" calcext:value-type="float">
            <text:p>159</text:p>
          </table:table-cell>
          <table:table-cell office:value-type="float" office:value="1.70671552253981E+018" calcext:value-type="float">
            <text:p>1.70671552253981E+018</text:p>
          </table:table-cell>
          <table:table-cell/>
          <table:table-cell office:value-type="float" office:value="42.0040841666667" calcext:value-type="float">
            <text:p>42.0040841666667</text:p>
          </table:table-cell>
          <table:table-cell office:value-type="float" office:value="-71.087219" calcext:value-type="float">
            <text:p>-71.087219</text:p>
          </table:table-cell>
          <table:table-cell office:value-type="float" office:value="0" calcext:value-type="float">
            <text:p>0</text:p>
          </table:table-cell>
          <table:table-cell office:value-type="float" office:value="327148.478923001" calcext:value-type="float">
            <text:p>327148.478923001</text:p>
          </table:table-cell>
          <table:table-cell office:value-type="float" office:value="4652337.03049617" calcext:value-type="float">
            <text:p>4652337.030496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41" calcext:value-type="float">
            <text:p>153841</text:p>
          </table:table-cell>
          <table:table-cell office:value-type="float" office:value="4220.24505" calcext:value-type="float">
            <text:p>4220.24505</text:p>
          </table:table-cell>
          <table:table-cell office:value-type="string" calcext:value-type="string">
            <text:p>N</text:p>
          </table:table-cell>
          <table:table-cell office:value-type="float" office:value="7105.23314" calcext:value-type="float">
            <text:p>7105.2331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521E+018" calcext:value-type="float">
            <text:p>1.706733521E+018</text:p>
          </table:table-cell>
          <table:table-cell table:number-columns-repeated="25"/>
        </table:table-row>
        <table:table-row table:style-name="ro1">
          <table:table-cell office:value-type="float" office:value="1.70671552355241E+018" calcext:value-type="float">
            <text:p>1.70671552355241E+018</text:p>
          </table:table-cell>
          <table:table-cell office:value-type="float" office:value="160" calcext:value-type="float">
            <text:p>160</text:p>
          </table:table-cell>
          <table:table-cell office:value-type="float" office:value="1.7067155235479E+018" calcext:value-type="float">
            <text:p>1.7067155235479E+018</text:p>
          </table:table-cell>
          <table:table-cell/>
          <table:table-cell office:value-type="float" office:value="42.0040846666667" calcext:value-type="float">
            <text:p>42.0040846666667</text:p>
          </table:table-cell>
          <table:table-cell office:value-type="float" office:value="-71.0872188333333" calcext:value-type="float">
            <text:p>-71.087218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494080033" calcext:value-type="float">
            <text:p>327148.494080033</text:p>
          </table:table-cell>
          <table:table-cell office:value-type="float" office:value="4652337.08567791" calcext:value-type="float">
            <text:p>4652337.085677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$GPGGA</text:p>
          </table:table-cell>
          <table:table-cell office:value-type="float" office:value="153842" calcext:value-type="float">
            <text:p>153842</text:p>
          </table:table-cell>
          <table:table-cell office:value-type="float" office:value="4220.24508" calcext:value-type="float">
            <text:p>4220.24508</text:p>
          </table:table-cell>
          <table:table-cell office:value-type="string" calcext:value-type="string">
            <text:p>N</text:p>
          </table:table-cell>
          <table:table-cell office:value-type="float" office:value="7105.23313" calcext:value-type="float">
            <text:p>7105.2331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522E+018" calcext:value-type="float">
            <text:p>1.706733522E+018</text:p>
          </table:table-cell>
          <table:table-cell table:number-columns-repeated="25"/>
        </table:table-row>
        <table:table-row table:style-name="ro1">
          <table:table-cell office:value-type="float" office:value="1.70671552456033E+018" calcext:value-type="float">
            <text:p>1.70671552456033E+018</text:p>
          </table:table-cell>
          <table:table-cell office:value-type="float" office:value="161" calcext:value-type="float">
            <text:p>161</text:p>
          </table:table-cell>
          <table:table-cell office:value-type="float" office:value="1.70671552455581E+018" calcext:value-type="float">
            <text:p>1.70671552455581E+018</text:p>
          </table:table-cell>
          <table:table-cell/>
          <table:table-cell office:value-type="float" office:value="42.0040845" calcext:value-type="float">
            <text:p>42.0040845</text:p>
          </table:table-cell>
          <table:table-cell office:value-type="float" office:value="-71.0872191666667" calcext:value-type="float">
            <text:p>-71.087219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466022644" calcext:value-type="float">
            <text:p>327148.466022644</text:p>
          </table:table-cell>
          <table:table-cell office:value-type="float" office:value="4652337.06784506" calcext:value-type="float">
            <text:p>4652337.067845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43" calcext:value-type="float">
            <text:p>153843</text:p>
          </table:table-cell>
          <table:table-cell office:value-type="float" office:value="4220.24507" calcext:value-type="float">
            <text:p>4220.24507</text:p>
          </table:table-cell>
          <table:table-cell office:value-type="string" calcext:value-type="string">
            <text:p>N</text:p>
          </table:table-cell>
          <table:table-cell office:value-type="float" office:value="7105.23315" calcext:value-type="float">
            <text:p>7105.2331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523E+018" calcext:value-type="float">
            <text:p>1.706733523E+018</text:p>
          </table:table-cell>
          <table:table-cell table:number-columns-repeated="25"/>
        </table:table-row>
        <table:table-row table:style-name="ro1">
          <table:table-cell office:value-type="float" office:value="1.70671552556824E+018" calcext:value-type="float">
            <text:p>1.70671552556824E+018</text:p>
          </table:table-cell>
          <table:table-cell office:value-type="float" office:value="162" calcext:value-type="float">
            <text:p>162</text:p>
          </table:table-cell>
          <table:table-cell office:value-type="float" office:value="1.70671552556378E+018" calcext:value-type="float">
            <text:p>1.70671552556378E+018</text:p>
          </table:table-cell>
          <table:table-cell/>
          <table:table-cell office:value-type="float" office:value="42.0040835" calcext:value-type="float">
            <text:p>42.0040835</text:p>
          </table:table-cell>
          <table:table-cell office:value-type="float" office:value="-71.0872201666667" calcext:value-type="float">
            <text:p>-71.087220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380496472" calcext:value-type="float">
            <text:p>327148.380496472</text:p>
          </table:table-cell>
          <table:table-cell office:value-type="float" office:value="4652336.95882811" calcext:value-type="float">
            <text:p>4652336.958828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844" calcext:value-type="float">
            <text:p>153844</text:p>
          </table:table-cell>
          <table:table-cell office:value-type="float" office:value="4220.24501" calcext:value-type="float">
            <text:p>4220.24501</text:p>
          </table:table-cell>
          <table:table-cell office:value-type="string" calcext:value-type="string">
            <text:p>N</text:p>
          </table:table-cell>
          <table:table-cell office:value-type="float" office:value="7105.23321" calcext:value-type="float">
            <text:p>7105.2332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524E+018" calcext:value-type="float">
            <text:p>1.706733524E+018</text:p>
          </table:table-cell>
          <table:table-cell table:number-columns-repeated="25"/>
        </table:table-row>
        <table:table-row table:style-name="ro1">
          <table:table-cell office:value-type="float" office:value="1.70671552657659E+018" calcext:value-type="float">
            <text:p>1.70671552657659E+018</text:p>
          </table:table-cell>
          <table:table-cell office:value-type="float" office:value="163" calcext:value-type="float">
            <text:p>163</text:p>
          </table:table-cell>
          <table:table-cell office:value-type="float" office:value="1.70671552657216E+018" calcext:value-type="float">
            <text:p>1.70671552657216E+018</text:p>
          </table:table-cell>
          <table:table-cell/>
          <table:table-cell office:value-type="float" office:value="42.0040825" calcext:value-type="float">
            <text:p>42.0040825</text:p>
          </table:table-cell>
          <table:table-cell office:value-type="float" office:value="-71.0872211666667" calcext:value-type="float">
            <text:p>-71.087221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294970299" calcext:value-type="float">
            <text:p>327148.294970299</text:p>
          </table:table-cell>
          <table:table-cell office:value-type="float" office:value="4652336.84981117" calcext:value-type="float">
            <text:p>4652336.849811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45" calcext:value-type="float">
            <text:p>153845</text:p>
          </table:table-cell>
          <table:table-cell office:value-type="float" office:value="4220.24495" calcext:value-type="float">
            <text:p>4220.24495</text:p>
          </table:table-cell>
          <table:table-cell office:value-type="string" calcext:value-type="string">
            <text:p>N</text:p>
          </table:table-cell>
          <table:table-cell office:value-type="float" office:value="7105.23327" calcext:value-type="float">
            <text:p>7105.2332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525E+018" calcext:value-type="float">
            <text:p>1.706733525E+018</text:p>
          </table:table-cell>
          <table:table-cell table:number-columns-repeated="25"/>
        </table:table-row>
        <table:table-row table:style-name="ro1">
          <table:table-cell office:value-type="float" office:value="1.70671552758457E+018" calcext:value-type="float">
            <text:p>1.70671552758457E+018</text:p>
          </table:table-cell>
          <table:table-cell office:value-type="float" office:value="164" calcext:value-type="float">
            <text:p>164</text:p>
          </table:table-cell>
          <table:table-cell office:value-type="float" office:value="1.70671552758003E+018" calcext:value-type="float">
            <text:p>1.70671552758003E+018</text:p>
          </table:table-cell>
          <table:table-cell/>
          <table:table-cell office:value-type="float" office:value="42.0040813333333" calcext:value-type="float">
            <text:p>42.0040813333333</text:p>
          </table:table-cell>
          <table:table-cell office:value-type="float" office:value="-71.0872223333333" calcext:value-type="float">
            <text:p>-71.087222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8.19518976" calcext:value-type="float">
            <text:p>327148.19518976</text:p>
          </table:table-cell>
          <table:table-cell office:value-type="float" office:value="4652336.72262473" calcext:value-type="float">
            <text:p>4652336.722624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46" calcext:value-type="float">
            <text:p>153846</text:p>
          </table:table-cell>
          <table:table-cell office:value-type="float" office:value="4220.24488" calcext:value-type="float">
            <text:p>4220.24488</text:p>
          </table:table-cell>
          <table:table-cell office:value-type="string" calcext:value-type="string">
            <text:p>N</text:p>
          </table:table-cell>
          <table:table-cell office:value-type="float" office:value="7105.23334" calcext:value-type="float">
            <text:p>7105.2333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526E+018" calcext:value-type="float">
            <text:p>1.706733526E+018</text:p>
          </table:table-cell>
          <table:table-cell table:number-columns-repeated="25"/>
        </table:table-row>
        <table:table-row table:style-name="ro1">
          <table:table-cell office:value-type="float" office:value="1.7067155286002E+018" calcext:value-type="float">
            <text:p>1.7067155286002E+018</text:p>
          </table:table-cell>
          <table:table-cell office:value-type="float" office:value="165" calcext:value-type="float">
            <text:p>165</text:p>
          </table:table-cell>
          <table:table-cell office:value-type="float" office:value="1.70671552858814E+018" calcext:value-type="float">
            <text:p>1.70671552858814E+018</text:p>
          </table:table-cell>
          <table:table-cell/>
          <table:table-cell office:value-type="float" office:value="42.0040798333333" calcext:value-type="float">
            <text:p>42.0040798333333</text:p>
          </table:table-cell>
          <table:table-cell office:value-type="float" office:value="-71.0872236666667" calcext:value-type="float">
            <text:p>-71.087223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8.080703517" calcext:value-type="float">
            <text:p>327148.080703517</text:p>
          </table:table-cell>
          <table:table-cell office:value-type="float" office:value="4652336.55876268" calcext:value-type="float">
            <text:p>4652336.558762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47" calcext:value-type="float">
            <text:p>153847</text:p>
          </table:table-cell>
          <table:table-cell office:value-type="float" office:value="4220.24479" calcext:value-type="float">
            <text:p>4220.24479</text:p>
          </table:table-cell>
          <table:table-cell office:value-type="string" calcext:value-type="string">
            <text:p>N</text:p>
          </table:table-cell>
          <table:table-cell office:value-type="float" office:value="7105.23342" calcext:value-type="float">
            <text:p>7105.2334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527E+018" calcext:value-type="float">
            <text:p>1.706733527E+018</text:p>
          </table:table-cell>
          <table:table-cell table:number-columns-repeated="25"/>
        </table:table-row>
        <table:table-row table:style-name="ro1">
          <table:table-cell office:value-type="float" office:value="1.70671552960042E+018" calcext:value-type="float">
            <text:p>1.70671552960042E+018</text:p>
          </table:table-cell>
          <table:table-cell office:value-type="float" office:value="166" calcext:value-type="float">
            <text:p>166</text:p>
          </table:table-cell>
          <table:table-cell office:value-type="float" office:value="1.7067155295959E+018" calcext:value-type="float">
            <text:p>1.7067155295959E+018</text:p>
          </table:table-cell>
          <table:table-cell/>
          <table:table-cell office:value-type="float" office:value="42.004079" calcext:value-type="float">
            <text:p>42.004079</text:p>
          </table:table-cell>
          <table:table-cell office:value-type="float" office:value="-71.0872246666667" calcext:value-type="float">
            <text:p>-71.087224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995628668" calcext:value-type="float">
            <text:p>327147.995628668</text:p>
          </table:table-cell>
          <table:table-cell office:value-type="float" office:value="4652336.46825187" calcext:value-type="float">
            <text:p>4652336.468251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48" calcext:value-type="float">
            <text:p>153848</text:p>
          </table:table-cell>
          <table:table-cell office:value-type="float" office:value="4220.24474" calcext:value-type="float">
            <text:p>4220.24474</text:p>
          </table:table-cell>
          <table:table-cell office:value-type="string" calcext:value-type="string">
            <text:p>N</text:p>
          </table:table-cell>
          <table:table-cell office:value-type="float" office:value="7105.23348" calcext:value-type="float">
            <text:p>7105.2334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7.3" calcext:value-type="float">
            <text:p>37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528E+018" calcext:value-type="float">
            <text:p>1.706733528E+018</text:p>
          </table:table-cell>
          <table:table-cell table:number-columns-repeated="25"/>
        </table:table-row>
        <table:table-row table:style-name="ro1">
          <table:table-cell office:value-type="float" office:value="1.70671553060848E+018" calcext:value-type="float">
            <text:p>1.70671553060848E+018</text:p>
          </table:table-cell>
          <table:table-cell office:value-type="float" office:value="167" calcext:value-type="float">
            <text:p>167</text:p>
          </table:table-cell>
          <table:table-cell office:value-type="float" office:value="1.70671553060391E+018" calcext:value-type="float">
            <text:p>1.70671553060391E+018</text:p>
          </table:table-cell>
          <table:table-cell/>
          <table:table-cell office:value-type="float" office:value="42.0040781666667" calcext:value-type="float">
            <text:p>42.0040781666667</text:p>
          </table:table-cell>
          <table:table-cell office:value-type="float" office:value="-71.0872255" calcext:value-type="float">
            <text:p>-71.0872255</text:p>
          </table:table-cell>
          <table:table-cell office:value-type="float" office:value="0" calcext:value-type="float">
            <text:p>0</text:p>
          </table:table-cell>
          <table:table-cell office:value-type="float" office:value="327147.924356848" calcext:value-type="float">
            <text:p>327147.924356848</text:p>
          </table:table-cell>
          <table:table-cell office:value-type="float" office:value="4652336.37740441" calcext:value-type="float">
            <text:p>4652336.377404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49" calcext:value-type="float">
            <text:p>153849</text:p>
          </table:table-cell>
          <table:table-cell office:value-type="float" office:value="4220.24469" calcext:value-type="float">
            <text:p>4220.24469</text:p>
          </table:table-cell>
          <table:table-cell office:value-type="string" calcext:value-type="string">
            <text:p>N</text:p>
          </table:table-cell>
          <table:table-cell office:value-type="float" office:value="7105.23353" calcext:value-type="float">
            <text:p>7105.2335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529E+018" calcext:value-type="float">
            <text:p>1.706733529E+018</text:p>
          </table:table-cell>
          <table:table-cell table:number-columns-repeated="25"/>
        </table:table-row>
        <table:table-row table:style-name="ro1">
          <table:table-cell office:value-type="float" office:value="1.70671553161548E+018" calcext:value-type="float">
            <text:p>1.70671553161548E+018</text:p>
          </table:table-cell>
          <table:table-cell office:value-type="float" office:value="168" calcext:value-type="float">
            <text:p>168</text:p>
          </table:table-cell>
          <table:table-cell office:value-type="float" office:value="1.70671553161151E+018" calcext:value-type="float">
            <text:p>1.70671553161151E+018</text:p>
          </table:table-cell>
          <table:table-cell/>
          <table:table-cell office:value-type="float" office:value="42.0040776666667" calcext:value-type="float">
            <text:p>42.0040776666667</text:p>
          </table:table-cell>
          <table:table-cell office:value-type="float" office:value="-71.0872265" calcext:value-type="float">
            <text:p>-71.0872265</text:p>
          </table:table-cell>
          <table:table-cell office:value-type="float" office:value="0" calcext:value-type="float">
            <text:p>0</text:p>
          </table:table-cell>
          <table:table-cell office:value-type="float" office:value="327147.840184671" calcext:value-type="float">
            <text:p>327147.840184671</text:p>
          </table:table-cell>
          <table:table-cell office:value-type="float" office:value="4652336.32390585" calcext:value-type="float">
            <text:p>4652336.323905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850" calcext:value-type="float">
            <text:p>153850</text:p>
          </table:table-cell>
          <table:table-cell office:value-type="float" office:value="4220.24466" calcext:value-type="float">
            <text:p>4220.24466</text:p>
          </table:table-cell>
          <table:table-cell office:value-type="string" calcext:value-type="string">
            <text:p>N</text:p>
          </table:table-cell>
          <table:table-cell office:value-type="float" office:value="7105.23359" calcext:value-type="float">
            <text:p>7105.2335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53E+018" calcext:value-type="float">
            <text:p>1.70673353E+018</text:p>
          </table:table-cell>
          <table:table-cell table:number-columns-repeated="25"/>
        </table:table-row>
        <table:table-row table:style-name="ro1">
          <table:table-cell office:value-type="float" office:value="1.70671553262406E+018" calcext:value-type="float">
            <text:p>1.70671553262406E+018</text:p>
          </table:table-cell>
          <table:table-cell office:value-type="float" office:value="169" calcext:value-type="float">
            <text:p>169</text:p>
          </table:table-cell>
          <table:table-cell office:value-type="float" office:value="1.70671553261975E+018" calcext:value-type="float">
            <text:p>1.70671553261975E+018</text:p>
          </table:table-cell>
          <table:table-cell/>
          <table:table-cell office:value-type="float" office:value="42.0040771666667" calcext:value-type="float">
            <text:p>42.0040771666667</text:p>
          </table:table-cell>
          <table:table-cell office:value-type="float" office:value="-71.0872275" calcext:value-type="float">
            <text:p>-71.0872275</text:p>
          </table:table-cell>
          <table:table-cell office:value-type="float" office:value="0" calcext:value-type="float">
            <text:p>0</text:p>
          </table:table-cell>
          <table:table-cell office:value-type="float" office:value="327147.756012493" calcext:value-type="float">
            <text:p>327147.756012493</text:p>
          </table:table-cell>
          <table:table-cell office:value-type="float" office:value="4652336.27040729" calcext:value-type="float">
            <text:p>4652336.270407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51" calcext:value-type="float">
            <text:p>153851</text:p>
          </table:table-cell>
          <table:table-cell office:value-type="float" office:value="4220.24463" calcext:value-type="float">
            <text:p>4220.24463</text:p>
          </table:table-cell>
          <table:table-cell office:value-type="string" calcext:value-type="string">
            <text:p>N</text:p>
          </table:table-cell>
          <table:table-cell office:value-type="float" office:value="7105.23365" calcext:value-type="float">
            <text:p>7105.2336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531E+018" calcext:value-type="float">
            <text:p>1.706733531E+018</text:p>
          </table:table-cell>
          <table:table-cell table:number-columns-repeated="25"/>
        </table:table-row>
        <table:table-row table:style-name="ro1">
          <table:table-cell office:value-type="float" office:value="1.70671553363996E+018" calcext:value-type="float">
            <text:p>1.70671553363996E+018</text:p>
          </table:table-cell>
          <table:table-cell office:value-type="float" office:value="170" calcext:value-type="float">
            <text:p>170</text:p>
          </table:table-cell>
          <table:table-cell office:value-type="float" office:value="1.70671553362789E+018" calcext:value-type="float">
            <text:p>1.70671553362789E+018</text:p>
          </table:table-cell>
          <table:table-cell/>
          <table:table-cell office:value-type="float" office:value="42.0040775" calcext:value-type="float">
            <text:p>42.0040775</text:p>
          </table:table-cell>
          <table:table-cell office:value-type="float" office:value="-71.0872278333333" calcext:value-type="float">
            <text:p>-71.087227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729309113" calcext:value-type="float">
            <text:p>327147.729309113</text:p>
          </table:table-cell>
          <table:table-cell office:value-type="float" office:value="4652336.30809281" calcext:value-type="float">
            <text:p>4652336.308092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52" calcext:value-type="float">
            <text:p>153852</text:p>
          </table:table-cell>
          <table:table-cell office:value-type="float" office:value="4220.24465" calcext:value-type="float">
            <text:p>4220.24465</text:p>
          </table:table-cell>
          <table:table-cell office:value-type="string" calcext:value-type="string">
            <text:p>N</text:p>
          </table:table-cell>
          <table:table-cell office:value-type="float" office:value="7105.23367" calcext:value-type="float">
            <text:p>7105.2336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532E+018" calcext:value-type="float">
            <text:p>1.706733532E+018</text:p>
          </table:table-cell>
          <table:table-cell table:number-columns-repeated="25"/>
        </table:table-row>
        <table:table-row table:style-name="ro1">
          <table:table-cell office:value-type="float" office:value="1.70671553464037E+018" calcext:value-type="float">
            <text:p>1.70671553464037E+018</text:p>
          </table:table-cell>
          <table:table-cell office:value-type="float" office:value="171" calcext:value-type="float">
            <text:p>171</text:p>
          </table:table-cell>
          <table:table-cell office:value-type="float" office:value="1.70671553463589E+018" calcext:value-type="float">
            <text:p>1.70671553463589E+018</text:p>
          </table:table-cell>
          <table:table-cell/>
          <table:table-cell office:value-type="float" office:value="42.0040776666667" calcext:value-type="float">
            <text:p>42.0040776666667</text:p>
          </table:table-cell>
          <table:table-cell office:value-type="float" office:value="-71.0872281666667" calcext:value-type="float">
            <text:p>-71.087228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702154396" calcext:value-type="float">
            <text:p>327147.702154396</text:p>
          </table:table-cell>
          <table:table-cell office:value-type="float" office:value="4652336.32727221" calcext:value-type="float">
            <text:p>4652336.327272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53" calcext:value-type="float">
            <text:p>153853</text:p>
          </table:table-cell>
          <table:table-cell office:value-type="float" office:value="4220.24466" calcext:value-type="float">
            <text:p>4220.24466</text:p>
          </table:table-cell>
          <table:table-cell office:value-type="string" calcext:value-type="string">
            <text:p>N</text:p>
          </table:table-cell>
          <table:table-cell office:value-type="float" office:value="7105.23369" calcext:value-type="float">
            <text:p>7105.2336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533E+018" calcext:value-type="float">
            <text:p>1.706733533E+018</text:p>
          </table:table-cell>
          <table:table-cell table:number-columns-repeated="25"/>
        </table:table-row>
        <table:table-row table:style-name="ro1">
          <table:table-cell office:value-type="float" office:value="1.70671553564859E+018" calcext:value-type="float">
            <text:p>1.70671553564859E+018</text:p>
          </table:table-cell>
          <table:table-cell office:value-type="float" office:value="172" calcext:value-type="float">
            <text:p>172</text:p>
          </table:table-cell>
          <table:table-cell office:value-type="float" office:value="1.70671553564402E+018" calcext:value-type="float">
            <text:p>1.70671553564402E+018</text:p>
          </table:table-cell>
          <table:table-cell/>
          <table:table-cell office:value-type="float" office:value="42.0040781666667" calcext:value-type="float">
            <text:p>42.0040781666667</text:p>
          </table:table-cell>
          <table:table-cell office:value-type="float" office:value="-71.0872283333333" calcext:value-type="float">
            <text:p>-71.087228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689705381" calcext:value-type="float">
            <text:p>327147.689705381</text:p>
          </table:table-cell>
          <table:table-cell office:value-type="float" office:value="4652336.38312722" calcext:value-type="float">
            <text:p>4652336.383127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54" calcext:value-type="float">
            <text:p>153854</text:p>
          </table:table-cell>
          <table:table-cell office:value-type="float" office:value="4220.24469" calcext:value-type="float">
            <text:p>4220.24469</text:p>
          </table:table-cell>
          <table:table-cell office:value-type="string" calcext:value-type="string">
            <text:p>N</text:p>
          </table:table-cell>
          <table:table-cell office:value-type="float" office:value="7105.2337" calcext:value-type="float">
            <text:p>7105.233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534E+018" calcext:value-type="float">
            <text:p>1.706733534E+018</text:p>
          </table:table-cell>
          <table:table-cell table:number-columns-repeated="25"/>
        </table:table-row>
        <table:table-row table:style-name="ro1">
          <table:table-cell office:value-type="float" office:value="1.70671553665658E+018" calcext:value-type="float">
            <text:p>1.70671553665658E+018</text:p>
          </table:table-cell>
          <table:table-cell office:value-type="float" office:value="173" calcext:value-type="float">
            <text:p>173</text:p>
          </table:table-cell>
          <table:table-cell office:value-type="float" office:value="1.7067155366521E+018" calcext:value-type="float">
            <text:p>1.7067155366521E+018</text:p>
          </table:table-cell>
          <table:table-cell/>
          <table:table-cell office:value-type="float" office:value="42.0040785" calcext:value-type="float">
            <text:p>42.0040785</text:p>
          </table:table-cell>
          <table:table-cell office:value-type="float" office:value="-71.0872285" calcext:value-type="float">
            <text:p>-71.0872285</text:p>
          </table:table-cell>
          <table:table-cell office:value-type="float" office:value="0" calcext:value-type="float">
            <text:p>0</text:p>
          </table:table-cell>
          <table:table-cell office:value-type="float" office:value="327147.676805029" calcext:value-type="float">
            <text:p>327147.676805029</text:p>
          </table:table-cell>
          <table:table-cell office:value-type="float" office:value="4652336.4204761" calcext:value-type="float">
            <text:p>4652336.42047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855" calcext:value-type="float">
            <text:p>153855</text:p>
          </table:table-cell>
          <table:table-cell office:value-type="float" office:value="4220.24471" calcext:value-type="float">
            <text:p>4220.24471</text:p>
          </table:table-cell>
          <table:table-cell office:value-type="string" calcext:value-type="string">
            <text:p>N</text:p>
          </table:table-cell>
          <table:table-cell office:value-type="float" office:value="7105.23371" calcext:value-type="float">
            <text:p>7105.2337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38.3" calcext:value-type="float">
            <text:p>38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535E+018" calcext:value-type="float">
            <text:p>1.706733535E+018</text:p>
          </table:table-cell>
          <table:table-cell table:number-columns-repeated="25"/>
        </table:table-row>
        <table:table-row table:style-name="ro1">
          <table:table-cell office:value-type="float" office:value="1.70671553766452E+018" calcext:value-type="float">
            <text:p>1.70671553766452E+018</text:p>
          </table:table-cell>
          <table:table-cell office:value-type="float" office:value="174" calcext:value-type="float">
            <text:p>174</text:p>
          </table:table-cell>
          <table:table-cell office:value-type="float" office:value="1.70671553766004E+018" calcext:value-type="float">
            <text:p>1.70671553766004E+018</text:p>
          </table:table-cell>
          <table:table-cell/>
          <table:table-cell office:value-type="float" office:value="42.004079" calcext:value-type="float">
            <text:p>42.004079</text:p>
          </table:table-cell>
          <table:table-cell office:value-type="float" office:value="-71.0872285" calcext:value-type="float">
            <text:p>-71.0872285</text:p>
          </table:table-cell>
          <table:table-cell office:value-type="float" office:value="0" calcext:value-type="float">
            <text:p>0</text:p>
          </table:table-cell>
          <table:table-cell office:value-type="float" office:value="327147.678159041" calcext:value-type="float">
            <text:p>327147.678159041</text:p>
          </table:table-cell>
          <table:table-cell office:value-type="float" office:value="4652336.47599448" calcext:value-type="float">
            <text:p>4652336.475994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$GPGGA</text:p>
          </table:table-cell>
          <table:table-cell office:value-type="float" office:value="153856" calcext:value-type="float">
            <text:p>153856</text:p>
          </table:table-cell>
          <table:table-cell office:value-type="float" office:value="4220.24474" calcext:value-type="float">
            <text:p>4220.24474</text:p>
          </table:table-cell>
          <table:table-cell office:value-type="string" calcext:value-type="string">
            <text:p>N</text:p>
          </table:table-cell>
          <table:table-cell office:value-type="float" office:value="7105.23371" calcext:value-type="float">
            <text:p>7105.2337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8" calcext:value-type="float">
            <text:p>0.98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536E+018" calcext:value-type="float">
            <text:p>1.706733536E+018</text:p>
          </table:table-cell>
          <table:table-cell table:number-columns-repeated="25"/>
        </table:table-row>
        <table:table-row table:style-name="ro1">
          <table:table-cell office:value-type="float" office:value="1.7067155386798E+018" calcext:value-type="float">
            <text:p>1.7067155386798E+018</text:p>
          </table:table-cell>
          <table:table-cell office:value-type="float" office:value="175" calcext:value-type="float">
            <text:p>175</text:p>
          </table:table-cell>
          <table:table-cell office:value-type="float" office:value="1.7067155386679E+018" calcext:value-type="float">
            <text:p>1.7067155386679E+018</text:p>
          </table:table-cell>
          <table:table-cell/>
          <table:table-cell office:value-type="float" office:value="42.0040786666667" calcext:value-type="float">
            <text:p>42.0040786666667</text:p>
          </table:table-cell>
          <table:table-cell office:value-type="float" office:value="-71.0872291666667" calcext:value-type="float">
            <text:p>-71.087229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622044256" calcext:value-type="float">
            <text:p>327147.622044256</text:p>
          </table:table-cell>
          <table:table-cell office:value-type="float" office:value="4652336.44032877" calcext:value-type="float">
            <text:p>4652336.440328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857" calcext:value-type="float">
            <text:p>153857</text:p>
          </table:table-cell>
          <table:table-cell office:value-type="float" office:value="4220.24472" calcext:value-type="float">
            <text:p>4220.24472</text:p>
          </table:table-cell>
          <table:table-cell office:value-type="string" calcext:value-type="string">
            <text:p>N</text:p>
          </table:table-cell>
          <table:table-cell office:value-type="float" office:value="7105.23375" calcext:value-type="float">
            <text:p>7105.2337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537E+018" calcext:value-type="float">
            <text:p>1.706733537E+018</text:p>
          </table:table-cell>
          <table:table-cell table:number-columns-repeated="25"/>
        </table:table-row>
        <table:table-row table:style-name="ro1">
          <table:table-cell office:value-type="float" office:value="1.70671553968045E+018" calcext:value-type="float">
            <text:p>1.70671553968045E+018</text:p>
          </table:table-cell>
          <table:table-cell office:value-type="float" office:value="176" calcext:value-type="float">
            <text:p>176</text:p>
          </table:table-cell>
          <table:table-cell office:value-type="float" office:value="1.70671553967592E+018" calcext:value-type="float">
            <text:p>1.70671553967592E+018</text:p>
          </table:table-cell>
          <table:table-cell/>
          <table:table-cell office:value-type="float" office:value="42.0040793333333" calcext:value-type="float">
            <text:p>42.0040793333333</text:p>
          </table:table-cell>
          <table:table-cell office:value-type="float" office:value="-71.087229" calcext:value-type="float">
            <text:p>-71.087229</text:p>
          </table:table-cell>
          <table:table-cell office:value-type="float" office:value="0" calcext:value-type="float">
            <text:p>0</text:p>
          </table:table-cell>
          <table:table-cell office:value-type="float" office:value="327147.637652635" calcext:value-type="float">
            <text:p>327147.637652635</text:p>
          </table:table-cell>
          <table:table-cell office:value-type="float" office:value="4652336.51401664" calcext:value-type="float">
            <text:p>4652336.514016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858" calcext:value-type="float">
            <text:p>153858</text:p>
          </table:table-cell>
          <table:table-cell office:value-type="float" office:value="4220.24476" calcext:value-type="float">
            <text:p>4220.24476</text:p>
          </table:table-cell>
          <table:table-cell office:value-type="string" calcext:value-type="string">
            <text:p>N</text:p>
          </table:table-cell>
          <table:table-cell office:value-type="float" office:value="7105.23374" calcext:value-type="float">
            <text:p>7105.2337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538E+018" calcext:value-type="float">
            <text:p>1.706733538E+018</text:p>
          </table:table-cell>
          <table:table-cell table:number-columns-repeated="25"/>
        </table:table-row>
        <table:table-row table:style-name="ro1">
          <table:table-cell office:value-type="float" office:value="1.70671554068833E+018" calcext:value-type="float">
            <text:p>1.70671554068833E+018</text:p>
          </table:table-cell>
          <table:table-cell office:value-type="float" office:value="177" calcext:value-type="float">
            <text:p>177</text:p>
          </table:table-cell>
          <table:table-cell office:value-type="float" office:value="1.70671554068392E+018" calcext:value-type="float">
            <text:p>1.70671554068392E+018</text:p>
          </table:table-cell>
          <table:table-cell/>
          <table:table-cell office:value-type="float" office:value="42.0040798333333" calcext:value-type="float">
            <text:p>42.0040798333333</text:p>
          </table:table-cell>
          <table:table-cell office:value-type="float" office:value="-71.0872291666667" calcext:value-type="float">
            <text:p>-71.087229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625203619" calcext:value-type="float">
            <text:p>327147.625203619</text:p>
          </table:table-cell>
          <table:table-cell office:value-type="float" office:value="4652336.56987165" calcext:value-type="float">
            <text:p>4652336.569871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859" calcext:value-type="float">
            <text:p>153859</text:p>
          </table:table-cell>
          <table:table-cell office:value-type="float" office:value="4220.24479" calcext:value-type="float">
            <text:p>4220.24479</text:p>
          </table:table-cell>
          <table:table-cell office:value-type="string" calcext:value-type="string">
            <text:p>N</text:p>
          </table:table-cell>
          <table:table-cell office:value-type="float" office:value="7105.23375" calcext:value-type="float">
            <text:p>7105.2337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539E+018" calcext:value-type="float">
            <text:p>1.706733539E+018</text:p>
          </table:table-cell>
          <table:table-cell table:number-columns-repeated="25"/>
        </table:table-row>
        <table:table-row table:style-name="ro1">
          <table:table-cell office:value-type="float" office:value="1.70671554169635E+018" calcext:value-type="float">
            <text:p>1.70671554169635E+018</text:p>
          </table:table-cell>
          <table:table-cell office:value-type="float" office:value="178" calcext:value-type="float">
            <text:p>178</text:p>
          </table:table-cell>
          <table:table-cell office:value-type="float" office:value="1.70671554169187E+018" calcext:value-type="float">
            <text:p>1.70671554169187E+018</text:p>
          </table:table-cell>
          <table:table-cell/>
          <table:table-cell office:value-type="float" office:value="42.0040803333333" calcext:value-type="float">
            <text:p>42.0040803333333</text:p>
          </table:table-cell>
          <table:table-cell office:value-type="float" office:value="-71.0872295" calcext:value-type="float">
            <text:p>-71.0872295</text:p>
          </table:table-cell>
          <table:table-cell office:value-type="float" office:value="0" calcext:value-type="float">
            <text:p>0</text:p>
          </table:table-cell>
          <table:table-cell office:value-type="float" office:value="327147.598951577" calcext:value-type="float">
            <text:p>327147.598951577</text:p>
          </table:table-cell>
          <table:table-cell office:value-type="float" office:value="4652336.6260633" calcext:value-type="float">
            <text:p>4652336.62606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900" calcext:value-type="float">
            <text:p>153900</text:p>
          </table:table-cell>
          <table:table-cell office:value-type="float" office:value="4220.24482" calcext:value-type="float">
            <text:p>4220.24482</text:p>
          </table:table-cell>
          <table:table-cell office:value-type="string" calcext:value-type="string">
            <text:p>N</text:p>
          </table:table-cell>
          <table:table-cell office:value-type="float" office:value="7105.23377" calcext:value-type="float">
            <text:p>7105.2337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54E+018" calcext:value-type="float">
            <text:p>1.70673354E+018</text:p>
          </table:table-cell>
          <table:table-cell table:number-columns-repeated="25"/>
        </table:table-row>
        <table:table-row table:style-name="ro1">
          <table:table-cell office:value-type="float" office:value="1.70671554270433E+018" calcext:value-type="float">
            <text:p>1.70671554270433E+018</text:p>
          </table:table-cell>
          <table:table-cell office:value-type="float" office:value="179" calcext:value-type="float">
            <text:p>179</text:p>
          </table:table-cell>
          <table:table-cell office:value-type="float" office:value="1.70671554269991E+018" calcext:value-type="float">
            <text:p>1.70671554269991E+018</text:p>
          </table:table-cell>
          <table:table-cell/>
          <table:table-cell office:value-type="float" office:value="42.0040808333333" calcext:value-type="float">
            <text:p>42.0040808333333</text:p>
          </table:table-cell>
          <table:table-cell office:value-type="float" office:value="-71.0872296666667" calcext:value-type="float">
            <text:p>-71.087229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7.586502563" calcext:value-type="float">
            <text:p>327147.586502563</text:p>
          </table:table-cell>
          <table:table-cell office:value-type="float" office:value="4652336.68191831" calcext:value-type="float">
            <text:p>4652336.681918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901" calcext:value-type="float">
            <text:p>153901</text:p>
          </table:table-cell>
          <table:table-cell office:value-type="float" office:value="4220.24485" calcext:value-type="float">
            <text:p>4220.24485</text:p>
          </table:table-cell>
          <table:table-cell office:value-type="string" calcext:value-type="string">
            <text:p>N</text:p>
          </table:table-cell>
          <table:table-cell office:value-type="float" office:value="7105.23378" calcext:value-type="float">
            <text:p>7105.2337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541E+018" calcext:value-type="float">
            <text:p>1.706733541E+018</text:p>
          </table:table-cell>
          <table:table-cell table:number-columns-repeated="25"/>
        </table:table-row>
        <table:table-row table:style-name="ro1">
          <table:table-cell office:value-type="float" office:value="1.70671554371968E+018" calcext:value-type="float">
            <text:p>1.70671554371968E+018</text:p>
          </table:table-cell>
          <table:table-cell office:value-type="float" office:value="180" calcext:value-type="float">
            <text:p>180</text:p>
          </table:table-cell>
          <table:table-cell office:value-type="float" office:value="1.70671554370767E+018" calcext:value-type="float">
            <text:p>1.70671554370767E+018</text:p>
          </table:table-cell>
          <table:table-cell/>
          <table:table-cell office:value-type="float" office:value="42.0040813333333" calcext:value-type="float">
            <text:p>42.0040813333333</text:p>
          </table:table-cell>
          <table:table-cell office:value-type="float" office:value="-71.0872298333333" calcext:value-type="float">
            <text:p>-71.087229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57405355" calcext:value-type="float">
            <text:p>327147.57405355</text:p>
          </table:table-cell>
          <table:table-cell office:value-type="float" office:value="4652336.73777332" calcext:value-type="float">
            <text:p>4652336.737773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902" calcext:value-type="float">
            <text:p>153902</text:p>
          </table:table-cell>
          <table:table-cell office:value-type="float" office:value="4220.24488" calcext:value-type="float">
            <text:p>4220.24488</text:p>
          </table:table-cell>
          <table:table-cell office:value-type="string" calcext:value-type="string">
            <text:p>N</text:p>
          </table:table-cell>
          <table:table-cell office:value-type="float" office:value="7105.23379" calcext:value-type="float">
            <text:p>7105.2337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542E+018" calcext:value-type="float">
            <text:p>1.706733542E+018</text:p>
          </table:table-cell>
          <table:table-cell table:number-columns-repeated="25"/>
        </table:table-row>
        <table:table-row table:style-name="ro1">
          <table:table-cell office:value-type="float" office:value="1.70671554472061E+018" calcext:value-type="float">
            <text:p>1.70671554472061E+018</text:p>
          </table:table-cell>
          <table:table-cell office:value-type="float" office:value="181" calcext:value-type="float">
            <text:p>181</text:p>
          </table:table-cell>
          <table:table-cell office:value-type="float" office:value="1.7067155447156E+018" calcext:value-type="float">
            <text:p>1.7067155447156E+018</text:p>
          </table:table-cell>
          <table:table-cell/>
          <table:table-cell office:value-type="float" office:value="42.004082" calcext:value-type="float">
            <text:p>42.004082</text:p>
          </table:table-cell>
          <table:table-cell office:value-type="float" office:value="-71.08723" calcext:value-type="float">
            <text:p>-71.08723</text:p>
          </table:table-cell>
          <table:table-cell office:value-type="float" office:value="0" calcext:value-type="float">
            <text:p>0</text:p>
          </table:table-cell>
          <table:table-cell office:value-type="float" office:value="327147.562055875" calcext:value-type="float">
            <text:p>327147.562055875</text:p>
          </table:table-cell>
          <table:table-cell office:value-type="float" office:value="4652336.81213446" calcext:value-type="float">
            <text:p>4652336.812134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903" calcext:value-type="float">
            <text:p>153903</text:p>
          </table:table-cell>
          <table:table-cell office:value-type="float" office:value="4220.24492" calcext:value-type="float">
            <text:p>4220.24492</text:p>
          </table:table-cell>
          <table:table-cell office:value-type="string" calcext:value-type="string">
            <text:p>N</text:p>
          </table:table-cell>
          <table:table-cell office:value-type="float" office:value="7105.2338" calcext:value-type="float">
            <text:p>7105.233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543E+018" calcext:value-type="float">
            <text:p>1.706733543E+018</text:p>
          </table:table-cell>
          <table:table-cell table:number-columns-repeated="25"/>
        </table:table-row>
        <table:table-row table:style-name="ro1">
          <table:table-cell office:value-type="float" office:value="1.70671554572794E+018" calcext:value-type="float">
            <text:p>1.70671554572794E+018</text:p>
          </table:table-cell>
          <table:table-cell office:value-type="float" office:value="182" calcext:value-type="float">
            <text:p>182</text:p>
          </table:table-cell>
          <table:table-cell office:value-type="float" office:value="1.70671554572348E+018" calcext:value-type="float">
            <text:p>1.70671554572348E+018</text:p>
          </table:table-cell>
          <table:table-cell/>
          <table:table-cell office:value-type="float" office:value="42.0040825" calcext:value-type="float">
            <text:p>42.0040825</text:p>
          </table:table-cell>
          <table:table-cell office:value-type="float" office:value="-71.0872303333333" calcext:value-type="float">
            <text:p>-71.087230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535803836" calcext:value-type="float">
            <text:p>327147.535803836</text:p>
          </table:table-cell>
          <table:table-cell office:value-type="float" office:value="4652336.86832611" calcext:value-type="float">
            <text:p>4652336.868326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$GPGGA</text:p>
          </table:table-cell>
          <table:table-cell office:value-type="float" office:value="153904" calcext:value-type="float">
            <text:p>153904</text:p>
          </table:table-cell>
          <table:table-cell office:value-type="float" office:value="4220.24495" calcext:value-type="float">
            <text:p>4220.24495</text:p>
          </table:table-cell>
          <table:table-cell office:value-type="string" calcext:value-type="string">
            <text:p>N</text:p>
          </table:table-cell>
          <table:table-cell office:value-type="float" office:value="7105.23382" calcext:value-type="float">
            <text:p>7105.2338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544E+018" calcext:value-type="float">
            <text:p>1.706733544E+018</text:p>
          </table:table-cell>
          <table:table-cell table:number-columns-repeated="25"/>
        </table:table-row>
        <table:table-row table:style-name="ro1">
          <table:table-cell office:value-type="float" office:value="1.70671554673597E+018" calcext:value-type="float">
            <text:p>1.70671554673597E+018</text:p>
          </table:table-cell>
          <table:table-cell office:value-type="float" office:value="183" calcext:value-type="float">
            <text:p>183</text:p>
          </table:table-cell>
          <table:table-cell office:value-type="float" office:value="1.70671554673154E+018" calcext:value-type="float">
            <text:p>1.70671554673154E+018</text:p>
          </table:table-cell>
          <table:table-cell/>
          <table:table-cell office:value-type="float" office:value="42.0040826666667" calcext:value-type="float">
            <text:p>42.0040826666667</text:p>
          </table:table-cell>
          <table:table-cell office:value-type="float" office:value="-71.087231" calcext:value-type="float">
            <text:p>-71.087231</text:p>
          </table:table-cell>
          <table:table-cell office:value-type="float" office:value="0" calcext:value-type="float">
            <text:p>0</text:p>
          </table:table-cell>
          <table:table-cell office:value-type="float" office:value="327147.481043069" calcext:value-type="float">
            <text:p>327147.481043069</text:p>
          </table:table-cell>
          <table:table-cell office:value-type="float" office:value="4652336.88817878" calcext:value-type="float">
            <text:p>4652336.888178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3905" calcext:value-type="float">
            <text:p>153905</text:p>
          </table:table-cell>
          <table:table-cell office:value-type="float" office:value="4220.24496" calcext:value-type="float">
            <text:p>4220.24496</text:p>
          </table:table-cell>
          <table:table-cell office:value-type="string" calcext:value-type="string">
            <text:p>N</text:p>
          </table:table-cell>
          <table:table-cell office:value-type="float" office:value="7105.23386" calcext:value-type="float">
            <text:p>7105.2338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545E+018" calcext:value-type="float">
            <text:p>1.706733545E+018</text:p>
          </table:table-cell>
          <table:table-cell table:number-columns-repeated="25"/>
        </table:table-row>
        <table:table-row table:style-name="ro1">
          <table:table-cell office:value-type="float" office:value="1.70671554774384E+018" calcext:value-type="float">
            <text:p>1.70671554774384E+018</text:p>
          </table:table-cell>
          <table:table-cell office:value-type="float" office:value="184" calcext:value-type="float">
            <text:p>184</text:p>
          </table:table-cell>
          <table:table-cell office:value-type="float" office:value="1.70671554773937E+018" calcext:value-type="float">
            <text:p>1.70671554773937E+018</text:p>
          </table:table-cell>
          <table:table-cell/>
          <table:table-cell office:value-type="float" office:value="42.0040831666667" calcext:value-type="float">
            <text:p>42.0040831666667</text:p>
          </table:table-cell>
          <table:table-cell office:value-type="float" office:value="-71.0872315" calcext:value-type="float">
            <text:p>-71.0872315</text:p>
          </table:table-cell>
          <table:table-cell office:value-type="float" office:value="0" calcext:value-type="float">
            <text:p>0</text:p>
          </table:table-cell>
          <table:table-cell office:value-type="float" office:value="327147.440988003" calcext:value-type="float">
            <text:p>327147.440988003</text:p>
          </table:table-cell>
          <table:table-cell office:value-type="float" office:value="4652336.94470707" calcext:value-type="float">
            <text:p>4652336.944707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3906" calcext:value-type="float">
            <text:p>153906</text:p>
          </table:table-cell>
          <table:table-cell office:value-type="float" office:value="4220.24499" calcext:value-type="float">
            <text:p>4220.24499</text:p>
          </table:table-cell>
          <table:table-cell office:value-type="string" calcext:value-type="string">
            <text:p>N</text:p>
          </table:table-cell>
          <table:table-cell office:value-type="float" office:value="7105.23389" calcext:value-type="float">
            <text:p>7105.2338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546E+018" calcext:value-type="float">
            <text:p>1.706733546E+018</text:p>
          </table:table-cell>
          <table:table-cell table:number-columns-repeated="25"/>
        </table:table-row>
        <table:table-row table:style-name="ro1">
          <table:table-cell office:value-type="float" office:value="1.70671554875927E+018" calcext:value-type="float">
            <text:p>1.70671554875927E+018</text:p>
          </table:table-cell>
          <table:table-cell office:value-type="float" office:value="185" calcext:value-type="float">
            <text:p>185</text:p>
          </table:table-cell>
          <table:table-cell office:value-type="float" office:value="1.70671554874732E+018" calcext:value-type="float">
            <text:p>1.70671554874732E+018</text:p>
          </table:table-cell>
          <table:table-cell/>
          <table:table-cell office:value-type="float" office:value="42.0040836666667" calcext:value-type="float">
            <text:p>42.0040836666667</text:p>
          </table:table-cell>
          <table:table-cell office:value-type="float" office:value="-71.087232" calcext:value-type="float">
            <text:p>-71.087232</text:p>
          </table:table-cell>
          <table:table-cell office:value-type="float" office:value="0" calcext:value-type="float">
            <text:p>0</text:p>
          </table:table-cell>
          <table:table-cell office:value-type="float" office:value="327147.400932938" calcext:value-type="float">
            <text:p>327147.400932938</text:p>
          </table:table-cell>
          <table:table-cell office:value-type="float" office:value="4652337.00123535" calcext:value-type="float">
            <text:p>4652337.001235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3907" calcext:value-type="float">
            <text:p>153907</text:p>
          </table:table-cell>
          <table:table-cell office:value-type="float" office:value="4220.24502" calcext:value-type="float">
            <text:p>4220.24502</text:p>
          </table:table-cell>
          <table:table-cell office:value-type="string" calcext:value-type="string">
            <text:p>N</text:p>
          </table:table-cell>
          <table:table-cell office:value-type="float" office:value="7105.23392" calcext:value-type="float">
            <text:p>7105.2339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547E+018" calcext:value-type="float">
            <text:p>1.706733547E+018</text:p>
          </table:table-cell>
          <table:table-cell table:number-columns-repeated="25"/>
        </table:table-row>
        <table:table-row table:style-name="ro1">
          <table:table-cell office:value-type="float" office:value="1.70671554975973E+018" calcext:value-type="float">
            <text:p>1.70671554975973E+018</text:p>
          </table:table-cell>
          <table:table-cell office:value-type="float" office:value="186" calcext:value-type="float">
            <text:p>186</text:p>
          </table:table-cell>
          <table:table-cell office:value-type="float" office:value="1.70671554975529E+018" calcext:value-type="float">
            <text:p>1.70671554975529E+018</text:p>
          </table:table-cell>
          <table:table-cell/>
          <table:table-cell office:value-type="float" office:value="42.004084" calcext:value-type="float">
            <text:p>42.004084</text:p>
          </table:table-cell>
          <table:table-cell office:value-type="float" office:value="-71.0872325" calcext:value-type="float">
            <text:p>-71.0872325</text:p>
          </table:table-cell>
          <table:table-cell office:value-type="float" office:value="0" calcext:value-type="float">
            <text:p>0</text:p>
          </table:table-cell>
          <table:table-cell office:value-type="float" office:value="327147.360426536" calcext:value-type="float">
            <text:p>327147.360426536</text:p>
          </table:table-cell>
          <table:table-cell office:value-type="float" office:value="4652337.03925751" calcext:value-type="float">
            <text:p>4652337.039257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3908" calcext:value-type="float">
            <text:p>153908</text:p>
          </table:table-cell>
          <table:table-cell office:value-type="float" office:value="4220.24504" calcext:value-type="float">
            <text:p>4220.24504</text:p>
          </table:table-cell>
          <table:table-cell office:value-type="string" calcext:value-type="string">
            <text:p>N</text:p>
          </table:table-cell>
          <table:table-cell office:value-type="float" office:value="7105.23395" calcext:value-type="float">
            <text:p>7105.2339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548E+018" calcext:value-type="float">
            <text:p>1.706733548E+018</text:p>
          </table:table-cell>
          <table:table-cell table:number-columns-repeated="25"/>
        </table:table-row>
        <table:table-row table:style-name="ro1">
          <table:table-cell office:value-type="float" office:value="1.70671555076757E+018" calcext:value-type="float">
            <text:p>1.70671555076757E+018</text:p>
          </table:table-cell>
          <table:table-cell office:value-type="float" office:value="187" calcext:value-type="float">
            <text:p>187</text:p>
          </table:table-cell>
          <table:table-cell office:value-type="float" office:value="1.70671555076318E+018" calcext:value-type="float">
            <text:p>1.70671555076318E+018</text:p>
          </table:table-cell>
          <table:table-cell/>
          <table:table-cell office:value-type="float" office:value="42.0040848333333" calcext:value-type="float">
            <text:p>42.0040848333333</text:p>
          </table:table-cell>
          <table:table-cell office:value-type="float" office:value="-71.0872328333333" calcext:value-type="float">
            <text:p>-71.087232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335077177" calcext:value-type="float">
            <text:p>327147.335077177</text:p>
          </table:table-cell>
          <table:table-cell office:value-type="float" office:value="4652337.13246141" calcext:value-type="float">
            <text:p>4652337.132461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3909" calcext:value-type="float">
            <text:p>153909</text:p>
          </table:table-cell>
          <table:table-cell office:value-type="float" office:value="4220.24509" calcext:value-type="float">
            <text:p>4220.24509</text:p>
          </table:table-cell>
          <table:table-cell office:value-type="string" calcext:value-type="string">
            <text:p>N</text:p>
          </table:table-cell>
          <table:table-cell office:value-type="float" office:value="7105.23397" calcext:value-type="float">
            <text:p>7105.2339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549E+018" calcext:value-type="float">
            <text:p>1.706733549E+018</text:p>
          </table:table-cell>
          <table:table-cell table:number-columns-repeated="25"/>
        </table:table-row>
        <table:table-row table:style-name="ro1">
          <table:table-cell office:value-type="float" office:value="1.70671555177585E+018" calcext:value-type="float">
            <text:p>1.70671555177585E+018</text:p>
          </table:table-cell>
          <table:table-cell office:value-type="float" office:value="188" calcext:value-type="float">
            <text:p>188</text:p>
          </table:table-cell>
          <table:table-cell office:value-type="float" office:value="1.70671555177101E+018" calcext:value-type="float">
            <text:p>1.70671555177101E+018</text:p>
          </table:table-cell>
          <table:table-cell/>
          <table:table-cell office:value-type="float" office:value="42.0040876666667" calcext:value-type="float">
            <text:p>42.0040876666667</text:p>
          </table:table-cell>
          <table:table-cell office:value-type="float" office:value="-71.0872325" calcext:value-type="float">
            <text:p>-71.0872325</text:p>
          </table:table-cell>
          <table:table-cell office:value-type="float" office:value="0" calcext:value-type="float">
            <text:p>0</text:p>
          </table:table-cell>
          <table:table-cell office:value-type="float" office:value="327147.370355983" calcext:value-type="float">
            <text:p>327147.370355983</text:p>
          </table:table-cell>
          <table:table-cell office:value-type="float" office:value="4652337.44639227" calcext:value-type="float">
            <text:p>4652337.446392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3910" calcext:value-type="float">
            <text:p>153910</text:p>
          </table:table-cell>
          <table:table-cell office:value-type="float" office:value="4220.24526" calcext:value-type="float">
            <text:p>4220.24526</text:p>
          </table:table-cell>
          <table:table-cell office:value-type="string" calcext:value-type="string">
            <text:p>N</text:p>
          </table:table-cell>
          <table:table-cell office:value-type="float" office:value="7105.23395" calcext:value-type="float">
            <text:p>7105.2339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55E+018" calcext:value-type="float">
            <text:p>1.70673355E+018</text:p>
          </table:table-cell>
          <table:table-cell table:number-columns-repeated="25"/>
        </table:table-row>
        <table:table-row table:style-name="ro1">
          <table:table-cell office:value-type="float" office:value="1.7067155527832E+018" calcext:value-type="float">
            <text:p>1.7067155527832E+018</text:p>
          </table:table-cell>
          <table:table-cell office:value-type="float" office:value="189" calcext:value-type="float">
            <text:p>189</text:p>
          </table:table-cell>
          <table:table-cell office:value-type="float" office:value="1.70671555277877E+018" calcext:value-type="float">
            <text:p>1.70671555277877E+018</text:p>
          </table:table-cell>
          <table:table-cell/>
          <table:table-cell office:value-type="float" office:value="42.0040885" calcext:value-type="float">
            <text:p>42.0040885</text:p>
          </table:table-cell>
          <table:table-cell office:value-type="float" office:value="-72.7539" calcext:value-type="float">
            <text:p>-72.7539</text:p>
          </table:table-cell>
          <table:table-cell office:value-type="float" office:value="0" calcext:value-type="float">
            <text:p>0</text:p>
          </table:table-cell>
          <table:table-cell office:value-type="float" office:value="686009.812196598" calcext:value-type="float">
            <text:p>686009.812196598</text:p>
          </table:table-cell>
          <table:table-cell office:value-type="float" office:value="4652670.64790669" calcext:value-type="float">
            <text:p>4652670.647906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3911" calcext:value-type="float">
            <text:p>153911</text:p>
          </table:table-cell>
          <table:table-cell office:value-type="float" office:value="4220.24531" calcext:value-type="float">
            <text:p>4220.24531</text:p>
          </table:table-cell>
          <table:table-cell office:value-type="string" calcext:value-type="string">
            <text:p>N</text:p>
          </table:table-cell>
          <table:table-cell office:value-type="float" office:value="7105.234" calcext:value-type="float">
            <text:p>7105.23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05" calcext:value-type="float">
            <text:p>1.05</text:p>
          </table:table-cell>
          <table:table-cell office:value-type="float" office:value="40.8" calcext:value-type="float">
            <text:p>40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551E+018" calcext:value-type="float">
            <text:p>1.706733551E+018</text:p>
          </table:table-cell>
          <table:table-cell table:number-columns-repeated="25"/>
        </table:table-row>
        <table:table-row table:style-name="ro1">
          <table:table-cell office:value-type="float" office:value="1.70671555379851E+018" calcext:value-type="float">
            <text:p>1.70671555379851E+018</text:p>
          </table:table-cell>
          <table:table-cell office:value-type="float" office:value="190" calcext:value-type="float">
            <text:p>190</text:p>
          </table:table-cell>
          <table:table-cell office:value-type="float" office:value="1.70671555378659E+018" calcext:value-type="float">
            <text:p>1.70671555378659E+018</text:p>
          </table:table-cell>
          <table:table-cell/>
          <table:table-cell office:value-type="float" office:value="42.0040865" calcext:value-type="float">
            <text:p>42.0040865</text:p>
          </table:table-cell>
          <table:table-cell office:value-type="float" office:value="-71.0872358333333" calcext:value-type="float">
            <text:p>-71.087235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7.091136098" calcext:value-type="float">
            <text:p>327147.091136098</text:p>
          </table:table-cell>
          <table:table-cell office:value-type="float" office:value="4652337.32358213" calcext:value-type="float">
            <text:p>4652337.323582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$GPGGA</text:p>
          </table:table-cell>
          <table:table-cell office:value-type="float" office:value="153912" calcext:value-type="float">
            <text:p>153912</text:p>
          </table:table-cell>
          <table:table-cell office:value-type="float" office:value="4220.24519" calcext:value-type="float">
            <text:p>4220.24519</text:p>
          </table:table-cell>
          <table:table-cell office:value-type="string" calcext:value-type="string">
            <text:p>N</text:p>
          </table:table-cell>
          <table:table-cell office:value-type="float" office:value="7105.23415" calcext:value-type="float">
            <text:p>7105.2341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84" calcext:value-type="float">
            <text:p>1.84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552E+018" calcext:value-type="float">
            <text:p>1.706733552E+018</text:p>
          </table:table-cell>
          <table:table-cell table:number-columns-repeated="25"/>
        </table:table-row>
        <table:table-row table:style-name="ro1">
          <table:table-cell office:value-type="float" office:value="1.70671555479907E+018" calcext:value-type="float">
            <text:p>1.70671555479907E+018</text:p>
          </table:table-cell>
          <table:table-cell office:value-type="float" office:value="191" calcext:value-type="float">
            <text:p>191</text:p>
          </table:table-cell>
          <table:table-cell office:value-type="float" office:value="1.70671555479458E+018" calcext:value-type="float">
            <text:p>1.70671555479458E+018</text:p>
          </table:table-cell>
          <table:table-cell/>
          <table:table-cell office:value-type="float" office:value="42.0040836666667" calcext:value-type="float">
            <text:p>42.0040836666667</text:p>
          </table:table-cell>
          <table:table-cell office:value-type="float" office:value="-71.0872386666667" calcext:value-type="float">
            <text:p>-71.087238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6.848811885" calcext:value-type="float">
            <text:p>327146.848811885</text:p>
          </table:table-cell>
          <table:table-cell office:value-type="float" office:value="4652337.01470083" calcext:value-type="float">
            <text:p>4652337.014700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$GPGGA</text:p>
          </table:table-cell>
          <table:table-cell office:value-type="float" office:value="153913" calcext:value-type="float">
            <text:p>153913</text:p>
          </table:table-cell>
          <table:table-cell office:value-type="float" office:value="4220.24502" calcext:value-type="float">
            <text:p>4220.24502</text:p>
          </table:table-cell>
          <table:table-cell office:value-type="string" calcext:value-type="string">
            <text:p>N</text:p>
          </table:table-cell>
          <table:table-cell office:value-type="float" office:value="7105.23432" calcext:value-type="float">
            <text:p>7105.2343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3" calcext:value-type="float">
            <text:p>1.83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553E+018" calcext:value-type="float">
            <text:p>1.706733553E+018</text:p>
          </table:table-cell>
          <table:table-cell table:number-columns-repeated="25"/>
        </table:table-row>
        <table:table-row table:style-name="ro1">
          <table:table-cell office:value-type="float" office:value="1.70671555580676E+018" calcext:value-type="float">
            <text:p>1.70671555580676E+018</text:p>
          </table:table-cell>
          <table:table-cell office:value-type="float" office:value="192" calcext:value-type="float">
            <text:p>192</text:p>
          </table:table-cell>
          <table:table-cell office:value-type="float" office:value="1.70671555580233E+018" calcext:value-type="float">
            <text:p>1.70671555580233E+018</text:p>
          </table:table-cell>
          <table:table-cell/>
          <table:table-cell office:value-type="float" office:value="42.0040823333333" calcext:value-type="float">
            <text:p>42.0040823333333</text:p>
          </table:table-cell>
          <table:table-cell office:value-type="float" office:value="-71.0872405" calcext:value-type="float">
            <text:p>-71.0872405</text:p>
          </table:table-cell>
          <table:table-cell office:value-type="float" office:value="0" calcext:value-type="float">
            <text:p>0</text:p>
          </table:table-cell>
          <table:table-cell office:value-type="float" office:value="327146.693367875" calcext:value-type="float">
            <text:p>327146.693367875</text:p>
          </table:table-cell>
          <table:table-cell office:value-type="float" office:value="4652336.87035484" calcext:value-type="float">
            <text:p>4652336.8703548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$GPGGA</text:p>
          </table:table-cell>
          <table:table-cell office:value-type="float" office:value="153914" calcext:value-type="float">
            <text:p>153914</text:p>
          </table:table-cell>
          <table:table-cell office:value-type="float" office:value="4220.24494" calcext:value-type="float">
            <text:p>4220.24494</text:p>
          </table:table-cell>
          <table:table-cell office:value-type="string" calcext:value-type="string">
            <text:p>N</text:p>
          </table:table-cell>
          <table:table-cell office:value-type="float" office:value="7105.23443" calcext:value-type="float">
            <text:p>7105.2344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3" calcext:value-type="float">
            <text:p>1.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554E+018" calcext:value-type="float">
            <text:p>1.706733554E+018</text:p>
          </table:table-cell>
          <table:table-cell table:number-columns-repeated="25"/>
        </table:table-row>
        <table:table-row table:style-name="ro1">
          <table:table-cell office:value-type="float" office:value="1.70671555681472E+018" calcext:value-type="float">
            <text:p>1.70671555681472E+018</text:p>
          </table:table-cell>
          <table:table-cell office:value-type="float" office:value="193" calcext:value-type="float">
            <text:p>193</text:p>
          </table:table-cell>
          <table:table-cell office:value-type="float" office:value="1.70671555681023E+018" calcext:value-type="float">
            <text:p>1.70671555681023E+018</text:p>
          </table:table-cell>
          <table:table-cell/>
          <table:table-cell office:value-type="float" office:value="42.0040795" calcext:value-type="float">
            <text:p>42.0040795</text:p>
          </table:table-cell>
          <table:table-cell office:value-type="float" office:value="-71.0872435" calcext:value-type="float">
            <text:p>-71.0872435</text:p>
          </table:table-cell>
          <table:table-cell office:value-type="float" office:value="0" calcext:value-type="float">
            <text:p>0</text:p>
          </table:table-cell>
          <table:table-cell office:value-type="float" office:value="327146.437240601" calcext:value-type="float">
            <text:p>327146.437240601</text:p>
          </table:table-cell>
          <table:table-cell office:value-type="float" office:value="4652336.56181019" calcext:value-type="float">
            <text:p>4652336.56181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$GPGGA</text:p>
          </table:table-cell>
          <table:table-cell office:value-type="float" office:value="153915" calcext:value-type="float">
            <text:p>153915</text:p>
          </table:table-cell>
          <table:table-cell office:value-type="float" office:value="4220.24477" calcext:value-type="float">
            <text:p>4220.24477</text:p>
          </table:table-cell>
          <table:table-cell office:value-type="string" calcext:value-type="string">
            <text:p>N</text:p>
          </table:table-cell>
          <table:table-cell office:value-type="float" office:value="7105.23461" calcext:value-type="float">
            <text:p>7105.2346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94" calcext:value-type="float">
            <text:p>1.94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555E+018" calcext:value-type="float">
            <text:p>1.706733555E+018</text:p>
          </table:table-cell>
          <table:table-cell table:number-columns-repeated="25"/>
        </table:table-row>
        <table:table-row table:style-name="ro1">
          <table:table-cell office:value-type="float" office:value="1.70671555782271E+018" calcext:value-type="float">
            <text:p>1.70671555782271E+018</text:p>
          </table:table-cell>
          <table:table-cell office:value-type="float" office:value="194" calcext:value-type="float">
            <text:p>194</text:p>
          </table:table-cell>
          <table:table-cell office:value-type="float" office:value="1.70671555781829E+018" calcext:value-type="float">
            <text:p>1.70671555781829E+018</text:p>
          </table:table-cell>
          <table:table-cell/>
          <table:table-cell office:value-type="float" office:value="42.004076" calcext:value-type="float">
            <text:p>42.004076</text:p>
          </table:table-cell>
          <table:table-cell office:value-type="float" office:value="-71.0872473333333" calcext:value-type="float">
            <text:p>-71.087247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6.110292801" calcext:value-type="float">
            <text:p>327146.110292801</text:p>
          </table:table-cell>
          <table:table-cell office:value-type="float" office:value="4652336.18092424" calcext:value-type="float">
            <text:p>4652336.180924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$GPGGA</text:p>
          </table:table-cell>
          <table:table-cell office:value-type="float" office:value="153916" calcext:value-type="float">
            <text:p>153916</text:p>
          </table:table-cell>
          <table:table-cell office:value-type="float" office:value="4220.24456" calcext:value-type="float">
            <text:p>4220.24456</text:p>
          </table:table-cell>
          <table:table-cell office:value-type="string" calcext:value-type="string">
            <text:p>N</text:p>
          </table:table-cell>
          <table:table-cell office:value-type="float" office:value="7105.23484" calcext:value-type="float">
            <text:p>7105.2348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3" calcext:value-type="float">
            <text:p>1.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556E+018" calcext:value-type="float">
            <text:p>1.706733556E+018</text:p>
          </table:table-cell>
          <table:table-cell table:number-columns-repeated="25"/>
        </table:table-row>
        <table:table-row table:style-name="ro1">
          <table:table-cell office:value-type="float" office:value="1.70671555883854E+018" calcext:value-type="float">
            <text:p>1.70671555883854E+018</text:p>
          </table:table-cell>
          <table:table-cell office:value-type="float" office:value="195" calcext:value-type="float">
            <text:p>195</text:p>
          </table:table-cell>
          <table:table-cell office:value-type="float" office:value="1.70671555882645E+018" calcext:value-type="float">
            <text:p>1.70671555882645E+018</text:p>
          </table:table-cell>
          <table:table-cell/>
          <table:table-cell office:value-type="float" office:value="42.0040743333333" calcext:value-type="float">
            <text:p>42.0040743333333</text:p>
          </table:table-cell>
          <table:table-cell office:value-type="float" office:value="-72.7539166666667" calcext:value-type="float">
            <text:p>-72.7539166666667</text:p>
          </table:table-cell>
          <table:table-cell office:value-type="float" office:value="0" calcext:value-type="float">
            <text:p>0</text:p>
          </table:table-cell>
          <table:table-cell office:value-type="float" office:value="686008.473165602" calcext:value-type="float">
            <text:p>686008.473165602</text:p>
          </table:table-cell>
          <table:table-cell office:value-type="float" office:value="4652669.03863984" calcext:value-type="float">
            <text:p>4652669.038639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17" calcext:value-type="float">
            <text:p>153917</text:p>
          </table:table-cell>
          <table:table-cell office:value-type="float" office:value="4220.24446" calcext:value-type="float">
            <text:p>4220.24446</text:p>
          </table:table-cell>
          <table:table-cell office:value-type="string" calcext:value-type="string">
            <text:p>N</text:p>
          </table:table-cell>
          <table:table-cell office:value-type="float" office:value="7105.235" calcext:value-type="float">
            <text:p>7105.23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557E+018" calcext:value-type="float">
            <text:p>1.706733557E+018</text:p>
          </table:table-cell>
          <table:table-cell table:number-columns-repeated="25"/>
        </table:table-row>
        <table:table-row table:style-name="ro1">
          <table:table-cell office:value-type="float" office:value="1.70671555983874E+018" calcext:value-type="float">
            <text:p>1.70671555983874E+018</text:p>
          </table:table-cell>
          <table:table-cell office:value-type="float" office:value="196" calcext:value-type="float">
            <text:p>196</text:p>
          </table:table-cell>
          <table:table-cell office:value-type="float" office:value="1.70671555983432E+018" calcext:value-type="float">
            <text:p>1.70671555983432E+018</text:p>
          </table:table-cell>
          <table:table-cell/>
          <table:table-cell office:value-type="float" office:value="42.0040738333333" calcext:value-type="float">
            <text:p>42.0040738333333</text:p>
          </table:table-cell>
          <table:table-cell office:value-type="float" office:value="-71.0872521666667" calcext:value-type="float">
            <text:p>-71.087252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5.704137532" calcext:value-type="float">
            <text:p>327145.704137532</text:p>
          </table:table-cell>
          <table:table-cell office:value-type="float" office:value="4652335.95010715" calcext:value-type="float">
            <text:p>4652335.950107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18" calcext:value-type="float">
            <text:p>153918</text:p>
          </table:table-cell>
          <table:table-cell office:value-type="float" office:value="4220.24443" calcext:value-type="float">
            <text:p>4220.24443</text:p>
          </table:table-cell>
          <table:table-cell office:value-type="string" calcext:value-type="string">
            <text:p>N</text:p>
          </table:table-cell>
          <table:table-cell office:value-type="float" office:value="7105.23513" calcext:value-type="float">
            <text:p>7105.2351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558E+018" calcext:value-type="float">
            <text:p>1.706733558E+018</text:p>
          </table:table-cell>
          <table:table-cell table:number-columns-repeated="25"/>
        </table:table-row>
        <table:table-row table:style-name="ro1">
          <table:table-cell office:value-type="float" office:value="1.70671556084685E+018" calcext:value-type="float">
            <text:p>1.70671556084685E+018</text:p>
          </table:table-cell>
          <table:table-cell office:value-type="float" office:value="197" calcext:value-type="float">
            <text:p>197</text:p>
          </table:table-cell>
          <table:table-cell office:value-type="float" office:value="1.70671556084226E+018" calcext:value-type="float">
            <text:p>1.70671556084226E+018</text:p>
          </table:table-cell>
          <table:table-cell/>
          <table:table-cell office:value-type="float" office:value="42.0040713333333" calcext:value-type="float">
            <text:p>42.0040713333333</text:p>
          </table:table-cell>
          <table:table-cell office:value-type="float" office:value="-71.0872551666667" calcext:value-type="float">
            <text:p>-71.087255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5.448912872" calcext:value-type="float">
            <text:p>327145.448912872</text:p>
          </table:table-cell>
          <table:table-cell office:value-type="float" office:value="4652335.67857478" calcext:value-type="float">
            <text:p>4652335.678574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$GPGGA</text:p>
          </table:table-cell>
          <table:table-cell office:value-type="float" office:value="153919" calcext:value-type="float">
            <text:p>153919</text:p>
          </table:table-cell>
          <table:table-cell office:value-type="float" office:value="4220.24428" calcext:value-type="float">
            <text:p>4220.24428</text:p>
          </table:table-cell>
          <table:table-cell office:value-type="string" calcext:value-type="string">
            <text:p>N</text:p>
          </table:table-cell>
          <table:table-cell office:value-type="float" office:value="7105.23531" calcext:value-type="float">
            <text:p>7105.2353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83" calcext:value-type="float">
            <text:p>1.83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559E+018" calcext:value-type="float">
            <text:p>1.706733559E+018</text:p>
          </table:table-cell>
          <table:table-cell table:number-columns-repeated="25"/>
        </table:table-row>
        <table:table-row table:style-name="ro1">
          <table:table-cell office:value-type="float" office:value="1.70671556185465E+018" calcext:value-type="float">
            <text:p>1.70671556185465E+018</text:p>
          </table:table-cell>
          <table:table-cell office:value-type="float" office:value="198" calcext:value-type="float">
            <text:p>198</text:p>
          </table:table-cell>
          <table:table-cell office:value-type="float" office:value="1.70671556185013E+018" calcext:value-type="float">
            <text:p>1.70671556185013E+018</text:p>
          </table:table-cell>
          <table:table-cell/>
          <table:table-cell office:value-type="float" office:value="42.3374033333333" calcext:value-type="float">
            <text:p>42.3374033333333</text:p>
          </table:table-cell>
          <table:table-cell office:value-type="float" office:value="-71.0872575" calcext:value-type="float">
            <text:p>-71.0872575</text:p>
          </table:table-cell>
          <table:table-cell office:value-type="float" office:value="0" calcext:value-type="float">
            <text:p>0</text:p>
          </table:table-cell>
          <table:table-cell office:value-type="float" office:value="328050.873181729" calcext:value-type="float">
            <text:p>328050.873181729</text:p>
          </table:table-cell>
          <table:table-cell office:value-type="float" office:value="4689348.72233644" calcext:value-type="float">
            <text:p>4689348.722336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20" calcext:value-type="float">
            <text:p>153920</text:p>
          </table:table-cell>
          <table:table-cell office:value-type="float" office:value="4220.2442" calcext:value-type="float">
            <text:p>4220.2442</text:p>
          </table:table-cell>
          <table:table-cell office:value-type="string" calcext:value-type="string">
            <text:p>N</text:p>
          </table:table-cell>
          <table:table-cell office:value-type="float" office:value="7105.23545" calcext:value-type="float">
            <text:p>7105.2354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56E+018" calcext:value-type="float">
            <text:p>1.70673356E+018</text:p>
          </table:table-cell>
          <table:table-cell table:number-columns-repeated="25"/>
        </table:table-row>
        <table:table-row table:style-name="ro1">
          <table:table-cell office:value-type="float" office:value="1.70671556285949E+018" calcext:value-type="float">
            <text:p>1.70671556285949E+018</text:p>
          </table:table-cell>
          <table:table-cell office:value-type="float" office:value="199" calcext:value-type="float">
            <text:p>199</text:p>
          </table:table-cell>
          <table:table-cell office:value-type="float" office:value="1.70671556285686E+018" calcext:value-type="float">
            <text:p>1.70671556285686E+018</text:p>
          </table:table-cell>
          <table:table-cell/>
          <table:table-cell office:value-type="float" office:value="42.0040668333333" calcext:value-type="float">
            <text:p>42.0040668333333</text:p>
          </table:table-cell>
          <table:table-cell office:value-type="float" office:value="-71.087261" calcext:value-type="float">
            <text:p>-71.087261</text:p>
          </table:table-cell>
          <table:table-cell office:value-type="float" office:value="0" calcext:value-type="float">
            <text:p>0</text:p>
          </table:table-cell>
          <table:table-cell office:value-type="float" office:value="327144.953620554" calcext:value-type="float">
            <text:p>327144.953620554</text:p>
          </table:table-cell>
          <table:table-cell office:value-type="float" office:value="4652335.19069181" calcext:value-type="float">
            <text:p>4652335.190691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$GPGGA</text:p>
          </table:table-cell>
          <table:table-cell office:value-type="float" office:value="153921" calcext:value-type="float">
            <text:p>153921</text:p>
          </table:table-cell>
          <table:table-cell office:value-type="float" office:value="4220.24401" calcext:value-type="float">
            <text:p>4220.24401</text:p>
          </table:table-cell>
          <table:table-cell office:value-type="string" calcext:value-type="string">
            <text:p>N</text:p>
          </table:table-cell>
          <table:table-cell office:value-type="float" office:value="7105.23566" calcext:value-type="float">
            <text:p>7105.2356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4" calcext:value-type="float">
            <text:p>1.94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561E+018" calcext:value-type="float">
            <text:p>1.706733561E+018</text:p>
          </table:table-cell>
          <table:table-cell table:number-columns-repeated="25"/>
        </table:table-row>
        <table:table-row table:style-name="ro1">
          <table:table-cell office:value-type="float" office:value="1.70671556386926E+018" calcext:value-type="float">
            <text:p>1.70671556386926E+018</text:p>
          </table:table-cell>
          <table:table-cell office:value-type="float" office:value="200" calcext:value-type="float">
            <text:p>200</text:p>
          </table:table-cell>
          <table:table-cell office:value-type="float" office:value="1.70671556386476E+018" calcext:value-type="float">
            <text:p>1.70671556386476E+018</text:p>
          </table:table-cell>
          <table:table-cell/>
          <table:table-cell office:value-type="float" office:value="42.0040655" calcext:value-type="float">
            <text:p>42.0040655</text:p>
          </table:table-cell>
          <table:table-cell office:value-type="float" office:value="-71.0872633333333" calcext:value-type="float">
            <text:p>-71.087263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4.756767374" calcext:value-type="float">
            <text:p>327144.756767374</text:p>
          </table:table-cell>
          <table:table-cell office:value-type="float" office:value="4652335.04735579" calcext:value-type="float">
            <text:p>4652335.047355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22" calcext:value-type="float">
            <text:p>153922</text:p>
          </table:table-cell>
          <table:table-cell office:value-type="float" office:value="4220.24393" calcext:value-type="float">
            <text:p>4220.24393</text:p>
          </table:table-cell>
          <table:table-cell office:value-type="string" calcext:value-type="string">
            <text:p>N</text:p>
          </table:table-cell>
          <table:table-cell office:value-type="float" office:value="7105.2358" calcext:value-type="float">
            <text:p>7105.235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562E+018" calcext:value-type="float">
            <text:p>1.706733562E+018</text:p>
          </table:table-cell>
          <table:table-cell table:number-columns-repeated="25"/>
        </table:table-row>
        <table:table-row table:style-name="ro1">
          <table:table-cell office:value-type="float" office:value="1.70671556487719E+018" calcext:value-type="float">
            <text:p>1.70671556487719E+018</text:p>
          </table:table-cell>
          <table:table-cell office:value-type="float" office:value="201" calcext:value-type="float">
            <text:p>201</text:p>
          </table:table-cell>
          <table:table-cell office:value-type="float" office:value="1.70671556487268E+018" calcext:value-type="float">
            <text:p>1.70671556487268E+018</text:p>
          </table:table-cell>
          <table:table-cell/>
          <table:table-cell office:value-type="float" office:value="42.0040645" calcext:value-type="float">
            <text:p>42.0040645</text:p>
          </table:table-cell>
          <table:table-cell office:value-type="float" office:value="-71.0872656666667" calcext:value-type="float">
            <text:p>-71.087265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4.560816877" calcext:value-type="float">
            <text:p>327144.560816877</text:p>
          </table:table-cell>
          <table:table-cell office:value-type="float" office:value="4652334.94103202" calcext:value-type="float">
            <text:p>4652334.941032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23" calcext:value-type="float">
            <text:p>153923</text:p>
          </table:table-cell>
          <table:table-cell office:value-type="float" office:value="4220.24387" calcext:value-type="float">
            <text:p>4220.24387</text:p>
          </table:table-cell>
          <table:table-cell office:value-type="string" calcext:value-type="string">
            <text:p>N</text:p>
          </table:table-cell>
          <table:table-cell office:value-type="float" office:value="7105.23594" calcext:value-type="float">
            <text:p>7105.2359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563E+018" calcext:value-type="float">
            <text:p>1.706733563E+018</text:p>
          </table:table-cell>
          <table:table-cell table:number-columns-repeated="25"/>
        </table:table-row>
        <table:table-row table:style-name="ro1">
          <table:table-cell office:value-type="float" office:value="1.70671556589077E+018" calcext:value-type="float">
            <text:p>1.70671556589077E+018</text:p>
          </table:table-cell>
          <table:table-cell office:value-type="float" office:value="202" calcext:value-type="float">
            <text:p>202</text:p>
          </table:table-cell>
          <table:table-cell office:value-type="float" office:value="1.70671556587957E+018" calcext:value-type="float">
            <text:p>1.70671556587957E+018</text:p>
          </table:table-cell>
          <table:table-cell/>
          <table:table-cell office:value-type="float" office:value="42.0040643333333" calcext:value-type="float">
            <text:p>42.0040643333333</text:p>
          </table:table-cell>
          <table:table-cell office:value-type="float" office:value="-71.0872675" calcext:value-type="float">
            <text:p>-71.0872675</text:p>
          </table:table-cell>
          <table:table-cell office:value-type="float" office:value="0" calcext:value-type="float">
            <text:p>0</text:p>
          </table:table-cell>
          <table:table-cell office:value-type="float" office:value="327144.408532194" calcext:value-type="float">
            <text:p>327144.408532194</text:p>
          </table:table-cell>
          <table:table-cell office:value-type="float" office:value="4652334.92622895" calcext:value-type="float">
            <text:p>4652334.926228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24" calcext:value-type="float">
            <text:p>153924</text:p>
          </table:table-cell>
          <table:table-cell office:value-type="float" office:value="4220.24386" calcext:value-type="float">
            <text:p>4220.24386</text:p>
          </table:table-cell>
          <table:table-cell office:value-type="string" calcext:value-type="string">
            <text:p>N</text:p>
          </table:table-cell>
          <table:table-cell office:value-type="float" office:value="7105.23605" calcext:value-type="float">
            <text:p>7105.2360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564E+018" calcext:value-type="float">
            <text:p>1.706733564E+018</text:p>
          </table:table-cell>
          <table:table-cell table:number-columns-repeated="25"/>
        </table:table-row>
        <table:table-row table:style-name="ro1">
          <table:table-cell office:value-type="float" office:value="1.70671556689211E+018" calcext:value-type="float">
            <text:p>1.70671556689211E+018</text:p>
          </table:table-cell>
          <table:table-cell office:value-type="float" office:value="203" calcext:value-type="float">
            <text:p>203</text:p>
          </table:table-cell>
          <table:table-cell office:value-type="float" office:value="1.70671556688759E+018" calcext:value-type="float">
            <text:p>1.70671556688759E+018</text:p>
          </table:table-cell>
          <table:table-cell/>
          <table:table-cell office:value-type="float" office:value="42.0040646666667" calcext:value-type="float">
            <text:p>42.0040646666667</text:p>
          </table:table-cell>
          <table:table-cell office:value-type="float" office:value="-71.0872688333333" calcext:value-type="float">
            <text:p>-71.087268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4.299010642" calcext:value-type="float">
            <text:p>327144.299010642</text:p>
          </table:table-cell>
          <table:table-cell office:value-type="float" office:value="4652334.96593434" calcext:value-type="float">
            <text:p>4652334.965934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25" calcext:value-type="float">
            <text:p>153925</text:p>
          </table:table-cell>
          <table:table-cell office:value-type="float" office:value="4220.24388" calcext:value-type="float">
            <text:p>4220.24388</text:p>
          </table:table-cell>
          <table:table-cell office:value-type="string" calcext:value-type="string">
            <text:p>N</text:p>
          </table:table-cell>
          <table:table-cell office:value-type="float" office:value="7105.23613" calcext:value-type="float">
            <text:p>7105.2361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565E+018" calcext:value-type="float">
            <text:p>1.706733565E+018</text:p>
          </table:table-cell>
          <table:table-cell table:number-columns-repeated="25"/>
        </table:table-row>
        <table:table-row table:style-name="ro1">
          <table:table-cell office:value-type="float" office:value="1.70671556789977E+018" calcext:value-type="float">
            <text:p>1.70671556789977E+018</text:p>
          </table:table-cell>
          <table:table-cell office:value-type="float" office:value="204" calcext:value-type="float">
            <text:p>204</text:p>
          </table:table-cell>
          <table:table-cell office:value-type="float" office:value="1.70671556789537E+018" calcext:value-type="float">
            <text:p>1.70671556789537E+018</text:p>
          </table:table-cell>
          <table:table-cell/>
          <table:table-cell office:value-type="float" office:value="42.0040628333333" calcext:value-type="float">
            <text:p>42.0040628333333</text:p>
          </table:table-cell>
          <table:table-cell office:value-type="float" office:value="-71.0872713333333" calcext:value-type="float">
            <text:p>-71.087271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4.087000374" calcext:value-type="float">
            <text:p>327144.087000374</text:p>
          </table:table-cell>
          <table:table-cell office:value-type="float" office:value="4652334.7674166" calcext:value-type="float">
            <text:p>4652334.76741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$GPGGA</text:p>
          </table:table-cell>
          <table:table-cell office:value-type="float" office:value="153926" calcext:value-type="float">
            <text:p>153926</text:p>
          </table:table-cell>
          <table:table-cell office:value-type="float" office:value="4220.24377" calcext:value-type="float">
            <text:p>4220.24377</text:p>
          </table:table-cell>
          <table:table-cell office:value-type="string" calcext:value-type="string">
            <text:p>N</text:p>
          </table:table-cell>
          <table:table-cell office:value-type="float" office:value="7105.23628" calcext:value-type="float">
            <text:p>7105.2362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4" calcext:value-type="float">
            <text:p>1.94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566E+018" calcext:value-type="float">
            <text:p>1.706733566E+018</text:p>
          </table:table-cell>
          <table:table-cell table:number-columns-repeated="25"/>
        </table:table-row>
        <table:table-row table:style-name="ro1">
          <table:table-cell office:value-type="float" office:value="1.70671556890772E+018" calcext:value-type="float">
            <text:p>1.70671556890772E+018</text:p>
          </table:table-cell>
          <table:table-cell office:value-type="float" office:value="205" calcext:value-type="float">
            <text:p>205</text:p>
          </table:table-cell>
          <table:table-cell office:value-type="float" office:value="1.70671556890327E+018" calcext:value-type="float">
            <text:p>1.70671556890327E+018</text:p>
          </table:table-cell>
          <table:table-cell/>
          <table:table-cell office:value-type="float" office:value="42.0040611666667" calcext:value-type="float">
            <text:p>42.0040611666667</text:p>
          </table:table-cell>
          <table:table-cell office:value-type="float" office:value="-71.0872735" calcext:value-type="float">
            <text:p>-71.0872735</text:p>
          </table:table-cell>
          <table:table-cell office:value-type="float" office:value="0" calcext:value-type="float">
            <text:p>0</text:p>
          </table:table-cell>
          <table:table-cell office:value-type="float" office:value="327143.903047501" calcext:value-type="float">
            <text:p>327143.903047501</text:p>
          </table:table-cell>
          <table:table-cell office:value-type="float" office:value="4652334.5867317" calcext:value-type="float">
            <text:p>4652334.58673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$GPGGA</text:p>
          </table:table-cell>
          <table:table-cell office:value-type="float" office:value="153927" calcext:value-type="float">
            <text:p>153927</text:p>
          </table:table-cell>
          <table:table-cell office:value-type="float" office:value="4220.24367" calcext:value-type="float">
            <text:p>4220.24367</text:p>
          </table:table-cell>
          <table:table-cell office:value-type="string" calcext:value-type="string">
            <text:p>N</text:p>
          </table:table-cell>
          <table:table-cell office:value-type="float" office:value="7105.23641" calcext:value-type="float">
            <text:p>7105.2364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4" calcext:value-type="float">
            <text:p>1.94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567E+018" calcext:value-type="float">
            <text:p>1.706733567E+018</text:p>
          </table:table-cell>
          <table:table-cell table:number-columns-repeated="25"/>
        </table:table-row>
        <table:table-row table:style-name="ro1">
          <table:table-cell office:value-type="float" office:value="1.70671556991599E+018" calcext:value-type="float">
            <text:p>1.70671556991599E+018</text:p>
          </table:table-cell>
          <table:table-cell office:value-type="float" office:value="206" calcext:value-type="float">
            <text:p>206</text:p>
          </table:table-cell>
          <table:table-cell office:value-type="float" office:value="1.70671556991103E+018" calcext:value-type="float">
            <text:p>1.70671556991103E+018</text:p>
          </table:table-cell>
          <table:table-cell/>
          <table:table-cell office:value-type="float" office:value="42.3373933333333" calcext:value-type="float">
            <text:p>42.3373933333333</text:p>
          </table:table-cell>
          <table:table-cell office:value-type="float" office:value="-71.0872755" calcext:value-type="float">
            <text:p>-71.0872755</text:p>
          </table:table-cell>
          <table:table-cell office:value-type="float" office:value="0" calcext:value-type="float">
            <text:p>0</text:p>
          </table:table-cell>
          <table:table-cell office:value-type="float" office:value="328049.363015686" calcext:value-type="float">
            <text:p>328049.363015686</text:p>
          </table:table-cell>
          <table:table-cell office:value-type="float" office:value="4689347.64831242" calcext:value-type="float">
            <text:p>4689347.648312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$GPGGA</text:p>
          </table:table-cell>
          <table:table-cell office:value-type="float" office:value="153928" calcext:value-type="float">
            <text:p>153928</text:p>
          </table:table-cell>
          <table:table-cell office:value-type="float" office:value="4220.2436" calcext:value-type="float">
            <text:p>4220.2436</text:p>
          </table:table-cell>
          <table:table-cell office:value-type="string" calcext:value-type="string">
            <text:p>N</text:p>
          </table:table-cell>
          <table:table-cell office:value-type="float" office:value="7105.23653" calcext:value-type="float">
            <text:p>7105.2365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4" calcext:value-type="float">
            <text:p>1.94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568E+018" calcext:value-type="float">
            <text:p>1.706733568E+018</text:p>
          </table:table-cell>
          <table:table-cell table:number-columns-repeated="25"/>
        </table:table-row>
        <table:table-row table:style-name="ro1">
          <table:table-cell office:value-type="float" office:value="1.70671557092775E+018" calcext:value-type="float">
            <text:p>1.70671557092775E+018</text:p>
          </table:table-cell>
          <table:table-cell office:value-type="float" office:value="207" calcext:value-type="float">
            <text:p>207</text:p>
          </table:table-cell>
          <table:table-cell office:value-type="float" office:value="1.70671557091638E+018" calcext:value-type="float">
            <text:p>1.70671557091638E+018</text:p>
          </table:table-cell>
          <table:table-cell/>
          <table:table-cell office:value-type="float" office:value="42.0040588333333" calcext:value-type="float">
            <text:p>42.0040588333333</text:p>
          </table:table-cell>
          <table:table-cell office:value-type="float" office:value="-71.0872775" calcext:value-type="float">
            <text:p>-71.0872775</text:p>
          </table:table-cell>
          <table:table-cell office:value-type="float" office:value="0" calcext:value-type="float">
            <text:p>0</text:p>
          </table:table-cell>
          <table:table-cell office:value-type="float" office:value="327143.565455877" calcext:value-type="float">
            <text:p>327143.565455877</text:p>
          </table:table-cell>
          <table:table-cell office:value-type="float" office:value="4652334.33572539" calcext:value-type="float">
            <text:p>4652334.335725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$GPGGA</text:p>
          </table:table-cell>
          <table:table-cell office:value-type="float" office:value="153929" calcext:value-type="float">
            <text:p>153929</text:p>
          </table:table-cell>
          <table:table-cell office:value-type="float" office:value="4220.24353" calcext:value-type="float">
            <text:p>4220.24353</text:p>
          </table:table-cell>
          <table:table-cell office:value-type="string" calcext:value-type="string">
            <text:p>N</text:p>
          </table:table-cell>
          <table:table-cell office:value-type="float" office:value="7105.23665" calcext:value-type="float">
            <text:p>7105.2366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4" calcext:value-type="float">
            <text:p>1.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569E+018" calcext:value-type="float">
            <text:p>1.706733569E+018</text:p>
          </table:table-cell>
          <table:table-cell table:number-columns-repeated="25"/>
        </table:table-row>
        <table:table-row table:style-name="ro1">
          <table:table-cell office:value-type="float" office:value="1.70671557192842E+018" calcext:value-type="float">
            <text:p>1.70671557192842E+018</text:p>
          </table:table-cell>
          <table:table-cell office:value-type="float" office:value="208" calcext:value-type="float">
            <text:p>208</text:p>
          </table:table-cell>
          <table:table-cell office:value-type="float" office:value="1.70671557192418E+018" calcext:value-type="float">
            <text:p>1.70671557192418E+018</text:p>
          </table:table-cell>
          <table:table-cell/>
          <table:table-cell office:value-type="float" office:value="42.0040581666667" calcext:value-type="float">
            <text:p>42.0040581666667</text:p>
          </table:table-cell>
          <table:table-cell office:value-type="float" office:value="-71.0872788333333" calcext:value-type="float">
            <text:p>-71.087278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3.453226231" calcext:value-type="float">
            <text:p>327143.453226231</text:p>
          </table:table-cell>
          <table:table-cell office:value-type="float" office:value="4652334.26439403" calcext:value-type="float">
            <text:p>4652334.264394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$GPGGA</text:p>
          </table:table-cell>
          <table:table-cell office:value-type="float" office:value="153930" calcext:value-type="float">
            <text:p>153930</text:p>
          </table:table-cell>
          <table:table-cell office:value-type="float" office:value="4220.24349" calcext:value-type="float">
            <text:p>4220.24349</text:p>
          </table:table-cell>
          <table:table-cell office:value-type="string" calcext:value-type="string">
            <text:p>N</text:p>
          </table:table-cell>
          <table:table-cell office:value-type="float" office:value="7105.23673" calcext:value-type="float">
            <text:p>7105.2367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94" calcext:value-type="float">
            <text:p>1.94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57E+018" calcext:value-type="float">
            <text:p>1.70673357E+018</text:p>
          </table:table-cell>
          <table:table-cell table:number-columns-repeated="25"/>
        </table:table-row>
        <table:table-row table:style-name="ro1">
          <table:table-cell office:value-type="float" office:value="1.70671557293631E+018" calcext:value-type="float">
            <text:p>1.70671557293631E+018</text:p>
          </table:table-cell>
          <table:table-cell office:value-type="float" office:value="209" calcext:value-type="float">
            <text:p>209</text:p>
          </table:table-cell>
          <table:table-cell office:value-type="float" office:value="1.70671557293195E+018" calcext:value-type="float">
            <text:p>1.70671557293195E+018</text:p>
          </table:table-cell>
          <table:table-cell/>
          <table:table-cell office:value-type="float" office:value="42.0040588333333" calcext:value-type="float">
            <text:p>42.0040588333333</text:p>
          </table:table-cell>
          <table:table-cell office:value-type="float" office:value="-71.0872793333333" calcext:value-type="float">
            <text:p>-71.087279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3.413622529" calcext:value-type="float">
            <text:p>327143.413622529</text:p>
          </table:table-cell>
          <table:table-cell office:value-type="float" office:value="4652334.33942847" calcext:value-type="float">
            <text:p>4652334.339428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31" calcext:value-type="float">
            <text:p>153931</text:p>
          </table:table-cell>
          <table:table-cell office:value-type="float" office:value="4220.24353" calcext:value-type="float">
            <text:p>4220.24353</text:p>
          </table:table-cell>
          <table:table-cell office:value-type="string" calcext:value-type="string">
            <text:p>N</text:p>
          </table:table-cell>
          <table:table-cell office:value-type="float" office:value="7105.23676" calcext:value-type="float">
            <text:p>7105.2367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571E+018" calcext:value-type="float">
            <text:p>1.706733571E+018</text:p>
          </table:table-cell>
          <table:table-cell table:number-columns-repeated="25"/>
        </table:table-row>
        <table:table-row table:style-name="ro1">
          <table:table-cell office:value-type="float" office:value="1.70671557394433E+018" calcext:value-type="float">
            <text:p>1.70671557394433E+018</text:p>
          </table:table-cell>
          <table:table-cell office:value-type="float" office:value="210" calcext:value-type="float">
            <text:p>210</text:p>
          </table:table-cell>
          <table:table-cell office:value-type="float" office:value="1.70671557393983E+018" calcext:value-type="float">
            <text:p>1.70671557393983E+018</text:p>
          </table:table-cell>
          <table:table-cell/>
          <table:table-cell office:value-type="float" office:value="42.0040595" calcext:value-type="float">
            <text:p>42.0040595</text:p>
          </table:table-cell>
          <table:table-cell office:value-type="float" office:value="-71.0872798333333" calcext:value-type="float">
            <text:p>-71.087279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3.374018827" calcext:value-type="float">
            <text:p>327143.374018827</text:p>
          </table:table-cell>
          <table:table-cell office:value-type="float" office:value="4652334.4144629" calcext:value-type="float">
            <text:p>4652334.41446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32" calcext:value-type="float">
            <text:p>153932</text:p>
          </table:table-cell>
          <table:table-cell office:value-type="float" office:value="4220.24357" calcext:value-type="float">
            <text:p>4220.24357</text:p>
          </table:table-cell>
          <table:table-cell office:value-type="string" calcext:value-type="string">
            <text:p>N</text:p>
          </table:table-cell>
          <table:table-cell office:value-type="float" office:value="7105.23679" calcext:value-type="float">
            <text:p>7105.2367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572E+018" calcext:value-type="float">
            <text:p>1.706733572E+018</text:p>
          </table:table-cell>
          <table:table-cell table:number-columns-repeated="25"/>
        </table:table-row>
        <table:table-row table:style-name="ro1">
          <table:table-cell office:value-type="float" office:value="1.70671557495217E+018" calcext:value-type="float">
            <text:p>1.70671557495217E+018</text:p>
          </table:table-cell>
          <table:table-cell office:value-type="float" office:value="211" calcext:value-type="float">
            <text:p>211</text:p>
          </table:table-cell>
          <table:table-cell office:value-type="float" office:value="1.70671557494769E+018" calcext:value-type="float">
            <text:p>1.70671557494769E+018</text:p>
          </table:table-cell>
          <table:table-cell/>
          <table:table-cell office:value-type="float" office:value="42.0040598333333" calcext:value-type="float">
            <text:p>42.0040598333333</text:p>
          </table:table-cell>
          <table:table-cell office:value-type="float" office:value="-71.0872806666667" calcext:value-type="float">
            <text:p>-71.087280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3.305906365" calcext:value-type="float">
            <text:p>327143.305906365</text:p>
          </table:table-cell>
          <table:table-cell office:value-type="float" office:value="4652334.45315837" calcext:value-type="float">
            <text:p>4652334.453158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33" calcext:value-type="float">
            <text:p>153933</text:p>
          </table:table-cell>
          <table:table-cell office:value-type="float" office:value="4220.24359" calcext:value-type="float">
            <text:p>4220.24359</text:p>
          </table:table-cell>
          <table:table-cell office:value-type="string" calcext:value-type="string">
            <text:p>N</text:p>
          </table:table-cell>
          <table:table-cell office:value-type="float" office:value="7105.23684" calcext:value-type="float">
            <text:p>7105.2368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573E+018" calcext:value-type="float">
            <text:p>1.706733573E+018</text:p>
          </table:table-cell>
          <table:table-cell table:number-columns-repeated="25"/>
        </table:table-row>
        <table:table-row table:style-name="ro1">
          <table:table-cell office:value-type="float" office:value="1.70671557596745E+018" calcext:value-type="float">
            <text:p>1.70671557596745E+018</text:p>
          </table:table-cell>
          <table:table-cell office:value-type="float" office:value="212" calcext:value-type="float">
            <text:p>212</text:p>
          </table:table-cell>
          <table:table-cell office:value-type="float" office:value="1.70671557595555E+018" calcext:value-type="float">
            <text:p>1.70671557595555E+018</text:p>
          </table:table-cell>
          <table:table-cell/>
          <table:table-cell office:value-type="float" office:value="42.0040605" calcext:value-type="float">
            <text:p>42.0040605</text:p>
          </table:table-cell>
          <table:table-cell office:value-type="float" office:value="-71.0872811666667" calcext:value-type="float">
            <text:p>-71.087281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3.266302667" calcext:value-type="float">
            <text:p>327143.266302667</text:p>
          </table:table-cell>
          <table:table-cell office:value-type="float" office:value="4652334.52819281" calcext:value-type="float">
            <text:p>4652334.5281928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34" calcext:value-type="float">
            <text:p>153934</text:p>
          </table:table-cell>
          <table:table-cell office:value-type="float" office:value="4220.24363" calcext:value-type="float">
            <text:p>4220.24363</text:p>
          </table:table-cell>
          <table:table-cell office:value-type="string" calcext:value-type="string">
            <text:p>N</text:p>
          </table:table-cell>
          <table:table-cell office:value-type="float" office:value="7105.23687" calcext:value-type="float">
            <text:p>7105.2368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574E+018" calcext:value-type="float">
            <text:p>1.706733574E+018</text:p>
          </table:table-cell>
          <table:table-cell table:number-columns-repeated="25"/>
        </table:table-row>
        <table:table-row table:style-name="ro1">
          <table:table-cell office:value-type="float" office:value="1.70671557696826E+018" calcext:value-type="float">
            <text:p>1.70671557696826E+018</text:p>
          </table:table-cell>
          <table:table-cell office:value-type="float" office:value="213" calcext:value-type="float">
            <text:p>213</text:p>
          </table:table-cell>
          <table:table-cell office:value-type="float" office:value="1.70671557696385E+018" calcext:value-type="float">
            <text:p>1.70671557696385E+018</text:p>
          </table:table-cell>
          <table:table-cell/>
          <table:table-cell office:value-type="float" office:value="42.0040613333333" calcext:value-type="float">
            <text:p>42.0040613333333</text:p>
          </table:table-cell>
          <table:table-cell office:value-type="float" office:value="-71.0872813333333" calcext:value-type="float">
            <text:p>-71.087281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3.254756378" calcext:value-type="float">
            <text:p>327143.254756378</text:p>
          </table:table-cell>
          <table:table-cell office:value-type="float" office:value="4652334.62106008" calcext:value-type="float">
            <text:p>4652334.621060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35" calcext:value-type="float">
            <text:p>153935</text:p>
          </table:table-cell>
          <table:table-cell office:value-type="float" office:value="4220.24368" calcext:value-type="float">
            <text:p>4220.24368</text:p>
          </table:table-cell>
          <table:table-cell office:value-type="string" calcext:value-type="string">
            <text:p>N</text:p>
          </table:table-cell>
          <table:table-cell office:value-type="float" office:value="7105.23688" calcext:value-type="float">
            <text:p>7105.2368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575E+018" calcext:value-type="float">
            <text:p>1.706733575E+018</text:p>
          </table:table-cell>
          <table:table-cell table:number-columns-repeated="25"/>
        </table:table-row>
        <table:table-row table:style-name="ro1">
          <table:table-cell office:value-type="float" office:value="1.7067155779762E+018" calcext:value-type="float">
            <text:p>1.7067155779762E+018</text:p>
          </table:table-cell>
          <table:table-cell office:value-type="float" office:value="214" calcext:value-type="float">
            <text:p>214</text:p>
          </table:table-cell>
          <table:table-cell office:value-type="float" office:value="1.70671557797171E+018" calcext:value-type="float">
            <text:p>1.70671557797171E+018</text:p>
          </table:table-cell>
          <table:table-cell/>
          <table:table-cell office:value-type="float" office:value="42.0040621666667" calcext:value-type="float">
            <text:p>42.0040621666667</text:p>
          </table:table-cell>
          <table:table-cell office:value-type="float" office:value="-71.0872816666667" calcext:value-type="float">
            <text:p>-71.087281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3.22940706" calcext:value-type="float">
            <text:p>327143.22940706</text:p>
          </table:table-cell>
          <table:table-cell office:value-type="float" office:value="4652334.714264" calcext:value-type="float">
            <text:p>4652334.7142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36" calcext:value-type="float">
            <text:p>153936</text:p>
          </table:table-cell>
          <table:table-cell office:value-type="float" office:value="4220.24373" calcext:value-type="float">
            <text:p>4220.24373</text:p>
          </table:table-cell>
          <table:table-cell office:value-type="string" calcext:value-type="string">
            <text:p>N</text:p>
          </table:table-cell>
          <table:table-cell office:value-type="float" office:value="7105.2369" calcext:value-type="float">
            <text:p>7105.236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576E+018" calcext:value-type="float">
            <text:p>1.706733576E+018</text:p>
          </table:table-cell>
          <table:table-cell table:number-columns-repeated="25"/>
        </table:table-row>
        <table:table-row table:style-name="ro1">
          <table:table-cell office:value-type="float" office:value="1.70671557898414E+018" calcext:value-type="float">
            <text:p>1.70671557898414E+018</text:p>
          </table:table-cell>
          <table:table-cell office:value-type="float" office:value="215" calcext:value-type="float">
            <text:p>215</text:p>
          </table:table-cell>
          <table:table-cell office:value-type="float" office:value="1.70671557897975E+018" calcext:value-type="float">
            <text:p>1.70671557897975E+018</text:p>
          </table:table-cell>
          <table:table-cell/>
          <table:table-cell office:value-type="float" office:value="42.0040625" calcext:value-type="float">
            <text:p>42.0040625</text:p>
          </table:table-cell>
          <table:table-cell office:value-type="float" office:value="-71.0872821666667" calcext:value-type="float">
            <text:p>-71.087282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3.188900666" calcext:value-type="float">
            <text:p>327143.188900666</text:p>
          </table:table-cell>
          <table:table-cell office:value-type="float" office:value="4652334.75228618" calcext:value-type="float">
            <text:p>4652334.752286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37" calcext:value-type="float">
            <text:p>153937</text:p>
          </table:table-cell>
          <table:table-cell office:value-type="float" office:value="4220.24375" calcext:value-type="float">
            <text:p>4220.24375</text:p>
          </table:table-cell>
          <table:table-cell office:value-type="string" calcext:value-type="string">
            <text:p>N</text:p>
          </table:table-cell>
          <table:table-cell office:value-type="float" office:value="7105.23693" calcext:value-type="float">
            <text:p>7105.2369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577E+018" calcext:value-type="float">
            <text:p>1.706733577E+018</text:p>
          </table:table-cell>
          <table:table-cell table:number-columns-repeated="25"/>
        </table:table-row>
        <table:table-row table:style-name="ro1">
          <table:table-cell office:value-type="float" office:value="1.7067155799921E+018" calcext:value-type="float">
            <text:p>1.7067155799921E+018</text:p>
          </table:table-cell>
          <table:table-cell office:value-type="float" office:value="216" calcext:value-type="float">
            <text:p>216</text:p>
          </table:table-cell>
          <table:table-cell office:value-type="float" office:value="1.70671557998765E+018" calcext:value-type="float">
            <text:p>1.70671557998765E+018</text:p>
          </table:table-cell>
          <table:table-cell/>
          <table:table-cell office:value-type="float" office:value="42.0040635" calcext:value-type="float">
            <text:p>42.0040635</text:p>
          </table:table-cell>
          <table:table-cell office:value-type="float" office:value="-71.0872821666667" calcext:value-type="float">
            <text:p>-71.087282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3.19160876" calcext:value-type="float">
            <text:p>327143.19160876</text:p>
          </table:table-cell>
          <table:table-cell office:value-type="float" office:value="4652334.86332293" calcext:value-type="float">
            <text:p>4652334.863322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38" calcext:value-type="float">
            <text:p>153938</text:p>
          </table:table-cell>
          <table:table-cell office:value-type="float" office:value="4220.24381" calcext:value-type="float">
            <text:p>4220.24381</text:p>
          </table:table-cell>
          <table:table-cell office:value-type="string" calcext:value-type="string">
            <text:p>N</text:p>
          </table:table-cell>
          <table:table-cell office:value-type="float" office:value="7105.23693" calcext:value-type="float">
            <text:p>7105.2369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578E+018" calcext:value-type="float">
            <text:p>1.706733578E+018</text:p>
          </table:table-cell>
          <table:table-cell table:number-columns-repeated="25"/>
        </table:table-row>
        <table:table-row table:style-name="ro1">
          <table:table-cell office:value-type="float" office:value="1.70671558100756E+018" calcext:value-type="float">
            <text:p>1.70671558100756E+018</text:p>
          </table:table-cell>
          <table:table-cell office:value-type="float" office:value="217" calcext:value-type="float">
            <text:p>217</text:p>
          </table:table-cell>
          <table:table-cell office:value-type="float" office:value="1.70671558099551E+018" calcext:value-type="float">
            <text:p>1.70671558099551E+018</text:p>
          </table:table-cell>
          <table:table-cell/>
          <table:table-cell office:value-type="float" office:value="42.0040645" calcext:value-type="float">
            <text:p>42.0040645</text:p>
          </table:table-cell>
          <table:table-cell office:value-type="float" office:value="-71.0872823333333" calcext:value-type="float">
            <text:p>-71.087282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3.180513824" calcext:value-type="float">
            <text:p>327143.180513824</text:p>
          </table:table-cell>
          <table:table-cell office:value-type="float" office:value="4652334.97469633" calcext:value-type="float">
            <text:p>4652334.974696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39" calcext:value-type="float">
            <text:p>153939</text:p>
          </table:table-cell>
          <table:table-cell office:value-type="float" office:value="4220.24387" calcext:value-type="float">
            <text:p>4220.24387</text:p>
          </table:table-cell>
          <table:table-cell office:value-type="string" calcext:value-type="string">
            <text:p>N</text:p>
          </table:table-cell>
          <table:table-cell office:value-type="float" office:value="7105.23694" calcext:value-type="float">
            <text:p>7105.2369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1.5" calcext:value-type="float">
            <text:p>51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579E+018" calcext:value-type="float">
            <text:p>1.706733579E+018</text:p>
          </table:table-cell>
          <table:table-cell table:number-columns-repeated="25"/>
        </table:table-row>
        <table:table-row table:style-name="ro1">
          <table:table-cell office:value-type="float" office:value="1.7067155820079E+018" calcext:value-type="float">
            <text:p>1.7067155820079E+018</text:p>
          </table:table-cell>
          <table:table-cell office:value-type="float" office:value="218" calcext:value-type="float">
            <text:p>218</text:p>
          </table:table-cell>
          <table:table-cell office:value-type="float" office:value="1.70671558200344E+018" calcext:value-type="float">
            <text:p>1.70671558200344E+018</text:p>
          </table:table-cell>
          <table:table-cell/>
          <table:table-cell office:value-type="float" office:value="42.0040646666667" calcext:value-type="float">
            <text:p>42.0040646666667</text:p>
          </table:table-cell>
          <table:table-cell office:value-type="float" office:value="-71.0872828333333" calcext:value-type="float">
            <text:p>-71.087282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3.139556082" calcext:value-type="float">
            <text:p>327143.139556082</text:p>
          </table:table-cell>
          <table:table-cell office:value-type="float" office:value="4652334.99421239" calcext:value-type="float">
            <text:p>4652334.994212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40" calcext:value-type="float">
            <text:p>153940</text:p>
          </table:table-cell>
          <table:table-cell office:value-type="float" office:value="4220.24388" calcext:value-type="float">
            <text:p>4220.24388</text:p>
          </table:table-cell>
          <table:table-cell office:value-type="string" calcext:value-type="string">
            <text:p>N</text:p>
          </table:table-cell>
          <table:table-cell office:value-type="float" office:value="7105.23697" calcext:value-type="float">
            <text:p>7105.2369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1.7" calcext:value-type="float">
            <text:p>51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58E+018" calcext:value-type="float">
            <text:p>1.70673358E+018</text:p>
          </table:table-cell>
          <table:table-cell table:number-columns-repeated="25"/>
        </table:table-row>
        <table:table-row table:style-name="ro1">
          <table:table-cell office:value-type="float" office:value="1.70671558301587E+018" calcext:value-type="float">
            <text:p>1.70671558301587E+018</text:p>
          </table:table-cell>
          <table:table-cell office:value-type="float" office:value="219" calcext:value-type="float">
            <text:p>219</text:p>
          </table:table-cell>
          <table:table-cell office:value-type="float" office:value="1.70671558301142E+018" calcext:value-type="float">
            <text:p>1.70671558301142E+018</text:p>
          </table:table-cell>
          <table:table-cell/>
          <table:table-cell office:value-type="float" office:value="42.0040648333333" calcext:value-type="float">
            <text:p>42.0040648333333</text:p>
          </table:table-cell>
          <table:table-cell office:value-type="float" office:value="-72.75395" calcext:value-type="float">
            <text:p>-72.75395</text:p>
          </table:table-cell>
          <table:table-cell office:value-type="float" office:value="0" calcext:value-type="float">
            <text:p>0</text:p>
          </table:table-cell>
          <table:table-cell office:value-type="float" office:value="686005.74021537" calcext:value-type="float">
            <text:p>686005.74021537</text:p>
          </table:table-cell>
          <table:table-cell office:value-type="float" office:value="4652667.91132234" calcext:value-type="float">
            <text:p>4652667.911322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41" calcext:value-type="float">
            <text:p>153941</text:p>
          </table:table-cell>
          <table:table-cell office:value-type="float" office:value="4220.24389" calcext:value-type="float">
            <text:p>4220.24389</text:p>
          </table:table-cell>
          <table:table-cell office:value-type="string" calcext:value-type="string">
            <text:p>N</text:p>
          </table:table-cell>
          <table:table-cell office:value-type="float" office:value="7105.237" calcext:value-type="float">
            <text:p>7105.23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581E+018" calcext:value-type="float">
            <text:p>1.706733581E+018</text:p>
          </table:table-cell>
          <table:table-cell table:number-columns-repeated="25"/>
        </table:table-row>
        <table:table-row table:style-name="ro1">
          <table:table-cell office:value-type="float" office:value="1.706715584024E+018" calcext:value-type="float">
            <text:p>1.706715584024E+018</text:p>
          </table:table-cell>
          <table:table-cell office:value-type="float" office:value="220" calcext:value-type="float">
            <text:p>220</text:p>
          </table:table-cell>
          <table:table-cell office:value-type="float" office:value="1.70671558401957E+018" calcext:value-type="float">
            <text:p>1.70671558401957E+018</text:p>
          </table:table-cell>
          <table:table-cell/>
          <table:table-cell office:value-type="float" office:value="42.0040653333333" calcext:value-type="float">
            <text:p>42.0040653333333</text:p>
          </table:table-cell>
          <table:table-cell office:value-type="float" office:value="-71.0872838333333" calcext:value-type="float">
            <text:p>-71.087283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3.058543297" calcext:value-type="float">
            <text:p>327143.058543297</text:p>
          </table:table-cell>
          <table:table-cell office:value-type="float" office:value="4652335.07025676" calcext:value-type="float">
            <text:p>4652335.070256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42" calcext:value-type="float">
            <text:p>153942</text:p>
          </table:table-cell>
          <table:table-cell office:value-type="float" office:value="4220.24392" calcext:value-type="float">
            <text:p>4220.24392</text:p>
          </table:table-cell>
          <table:table-cell office:value-type="string" calcext:value-type="string">
            <text:p>N</text:p>
          </table:table-cell>
          <table:table-cell office:value-type="float" office:value="7105.23703" calcext:value-type="float">
            <text:p>7105.2370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582E+018" calcext:value-type="float">
            <text:p>1.706733582E+018</text:p>
          </table:table-cell>
          <table:table-cell table:number-columns-repeated="25"/>
        </table:table-row>
        <table:table-row table:style-name="ro1">
          <table:table-cell office:value-type="float" office:value="1.7067155850319E+018" calcext:value-type="float">
            <text:p>1.7067155850319E+018</text:p>
          </table:table-cell>
          <table:table-cell office:value-type="float" office:value="221" calcext:value-type="float">
            <text:p>221</text:p>
          </table:table-cell>
          <table:table-cell office:value-type="float" office:value="1.70671558502739E+018" calcext:value-type="float">
            <text:p>1.70671558502739E+018</text:p>
          </table:table-cell>
          <table:table-cell/>
          <table:table-cell office:value-type="float" office:value="42.0040653333333" calcext:value-type="float">
            <text:p>42.0040653333333</text:p>
          </table:table-cell>
          <table:table-cell office:value-type="float" office:value="-71.0872845" calcext:value-type="float">
            <text:p>-71.0872845</text:p>
          </table:table-cell>
          <table:table-cell office:value-type="float" office:value="0" calcext:value-type="float">
            <text:p>0</text:p>
          </table:table-cell>
          <table:table-cell office:value-type="float" office:value="327143.003331174" calcext:value-type="float">
            <text:p>327143.003331174</text:p>
          </table:table-cell>
          <table:table-cell office:value-type="float" office:value="4652335.07160334" calcext:value-type="float">
            <text:p>4652335.071603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43" calcext:value-type="float">
            <text:p>153943</text:p>
          </table:table-cell>
          <table:table-cell office:value-type="float" office:value="4220.24392" calcext:value-type="float">
            <text:p>4220.24392</text:p>
          </table:table-cell>
          <table:table-cell office:value-type="string" calcext:value-type="string">
            <text:p>N</text:p>
          </table:table-cell>
          <table:table-cell office:value-type="float" office:value="7105.23707" calcext:value-type="float">
            <text:p>7105.2370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583E+018" calcext:value-type="float">
            <text:p>1.706733583E+018</text:p>
          </table:table-cell>
          <table:table-cell table:number-columns-repeated="25"/>
        </table:table-row>
        <table:table-row table:style-name="ro1">
          <table:table-cell office:value-type="float" office:value="1.70671558604734E+018" calcext:value-type="float">
            <text:p>1.70671558604734E+018</text:p>
          </table:table-cell>
          <table:table-cell office:value-type="float" office:value="222" calcext:value-type="float">
            <text:p>222</text:p>
          </table:table-cell>
          <table:table-cell office:value-type="float" office:value="1.70671558603529E+018" calcext:value-type="float">
            <text:p>1.70671558603529E+018</text:p>
          </table:table-cell>
          <table:table-cell/>
          <table:table-cell office:value-type="float" office:value="42.0040656666667" calcext:value-type="float">
            <text:p>42.0040656666667</text:p>
          </table:table-cell>
          <table:table-cell office:value-type="float" office:value="-71.087285" calcext:value-type="float">
            <text:p>-71.087285</text:p>
          </table:table-cell>
          <table:table-cell office:value-type="float" office:value="0" calcext:value-type="float">
            <text:p>0</text:p>
          </table:table-cell>
          <table:table-cell office:value-type="float" office:value="327142.962824783" calcext:value-type="float">
            <text:p>327142.962824783</text:p>
          </table:table-cell>
          <table:table-cell office:value-type="float" office:value="4652335.10962552" calcext:value-type="float">
            <text:p>4652335.109625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3944" calcext:value-type="float">
            <text:p>153944</text:p>
          </table:table-cell>
          <table:table-cell office:value-type="float" office:value="4220.24394" calcext:value-type="float">
            <text:p>4220.24394</text:p>
          </table:table-cell>
          <table:table-cell office:value-type="string" calcext:value-type="string">
            <text:p>N</text:p>
          </table:table-cell>
          <table:table-cell office:value-type="float" office:value="7105.2371" calcext:value-type="float">
            <text:p>7105.237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2.6" calcext:value-type="float">
            <text:p>52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584E+018" calcext:value-type="float">
            <text:p>1.706733584E+018</text:p>
          </table:table-cell>
          <table:table-cell table:number-columns-repeated="25"/>
        </table:table-row>
        <table:table-row table:style-name="ro1">
          <table:table-cell office:value-type="float" office:value="1.70671558704788E+018" calcext:value-type="float">
            <text:p>1.70671558704788E+018</text:p>
          </table:table-cell>
          <table:table-cell office:value-type="float" office:value="223" calcext:value-type="float">
            <text:p>223</text:p>
          </table:table-cell>
          <table:table-cell office:value-type="float" office:value="1.70671558704339E+018" calcext:value-type="float">
            <text:p>1.70671558704339E+018</text:p>
          </table:table-cell>
          <table:table-cell/>
          <table:table-cell office:value-type="float" office:value="42.3373983333333" calcext:value-type="float">
            <text:p>42.3373983333333</text:p>
          </table:table-cell>
          <table:table-cell office:value-type="float" office:value="-71.0872861666667" calcext:value-type="float">
            <text:p>-71.0872861666667</text:p>
          </table:table-cell>
          <table:table-cell office:value-type="float" office:value="0" calcext:value-type="float">
            <text:p>0</text:p>
          </table:table-cell>
          <table:table-cell office:value-type="float" office:value="328048.497882898" calcext:value-type="float">
            <text:p>328048.497882898</text:p>
          </table:table-cell>
          <table:table-cell office:value-type="float" office:value="4689348.22509461" calcext:value-type="float">
            <text:p>4689348.225094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3945" calcext:value-type="float">
            <text:p>153945</text:p>
          </table:table-cell>
          <table:table-cell office:value-type="float" office:value="4220.2439" calcext:value-type="float">
            <text:p>4220.2439</text:p>
          </table:table-cell>
          <table:table-cell office:value-type="string" calcext:value-type="string">
            <text:p>N</text:p>
          </table:table-cell>
          <table:table-cell office:value-type="float" office:value="7105.23717" calcext:value-type="float">
            <text:p>7105.2371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585E+018" calcext:value-type="float">
            <text:p>1.706733585E+018</text:p>
          </table:table-cell>
          <table:table-cell table:number-columns-repeated="25"/>
        </table:table-row>
        <table:table-row table:style-name="ro1">
          <table:table-cell office:value-type="float" office:value="1.70671558805582E+018" calcext:value-type="float">
            <text:p>1.70671558805582E+018</text:p>
          </table:table-cell>
          <table:table-cell office:value-type="float" office:value="224" calcext:value-type="float">
            <text:p>224</text:p>
          </table:table-cell>
          <table:table-cell office:value-type="float" office:value="1.70671558805139E+018" calcext:value-type="float">
            <text:p>1.70671558805139E+018</text:p>
          </table:table-cell>
          <table:table-cell/>
          <table:table-cell office:value-type="float" office:value="42.0040641666667" calcext:value-type="float">
            <text:p>42.0040641666667</text:p>
          </table:table-cell>
          <table:table-cell office:value-type="float" office:value="-71.0872871666667" calcext:value-type="float">
            <text:p>-71.087287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2.779323238" calcext:value-type="float">
            <text:p>327142.779323238</text:p>
          </table:table-cell>
          <table:table-cell office:value-type="float" office:value="4652334.94744678" calcext:value-type="float">
            <text:p>4652334.947446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3946" calcext:value-type="float">
            <text:p>153946</text:p>
          </table:table-cell>
          <table:table-cell office:value-type="float" office:value="4220.24385" calcext:value-type="float">
            <text:p>4220.24385</text:p>
          </table:table-cell>
          <table:table-cell office:value-type="string" calcext:value-type="string">
            <text:p>N</text:p>
          </table:table-cell>
          <table:table-cell office:value-type="float" office:value="7105.23723" calcext:value-type="float">
            <text:p>7105.2372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586E+018" calcext:value-type="float">
            <text:p>1.706733586E+018</text:p>
          </table:table-cell>
          <table:table-cell table:number-columns-repeated="25"/>
        </table:table-row>
        <table:table-row table:style-name="ro1">
          <table:table-cell office:value-type="float" office:value="1.70671558906395E+018" calcext:value-type="float">
            <text:p>1.70671558906395E+018</text:p>
          </table:table-cell>
          <table:table-cell office:value-type="float" office:value="225" calcext:value-type="float">
            <text:p>225</text:p>
          </table:table-cell>
          <table:table-cell office:value-type="float" office:value="1.7067155890594E+018" calcext:value-type="float">
            <text:p>1.7067155890594E+018</text:p>
          </table:table-cell>
          <table:table-cell/>
          <table:table-cell office:value-type="float" office:value="42.0040611666667" calcext:value-type="float">
            <text:p>42.0040611666667</text:p>
          </table:table-cell>
          <table:table-cell office:value-type="float" office:value="-71.0872895" calcext:value-type="float">
            <text:p>-71.0872895</text:p>
          </table:table-cell>
          <table:table-cell office:value-type="float" office:value="0" calcext:value-type="float">
            <text:p>0</text:p>
          </table:table-cell>
          <table:table-cell office:value-type="float" office:value="327142.577956499" calcext:value-type="float">
            <text:p>327142.577956499</text:p>
          </table:table-cell>
          <table:table-cell office:value-type="float" office:value="4652334.61904956" calcext:value-type="float">
            <text:p>4652334.619049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$GPGGA</text:p>
          </table:table-cell>
          <table:table-cell office:value-type="float" office:value="153947" calcext:value-type="float">
            <text:p>153947</text:p>
          </table:table-cell>
          <table:table-cell office:value-type="float" office:value="4220.24367" calcext:value-type="float">
            <text:p>4220.24367</text:p>
          </table:table-cell>
          <table:table-cell office:value-type="string" calcext:value-type="string">
            <text:p>N</text:p>
          </table:table-cell>
          <table:table-cell office:value-type="float" office:value="7105.23737" calcext:value-type="float">
            <text:p>7105.2373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4" calcext:value-type="float">
            <text:p>3.34</text:p>
          </table:table-cell>
          <table:table-cell office:value-type="float" office:value="53.2" calcext:value-type="float">
            <text:p>53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587E+018" calcext:value-type="float">
            <text:p>1.706733587E+018</text:p>
          </table:table-cell>
          <table:table-cell table:number-columns-repeated="25"/>
        </table:table-row>
        <table:table-row table:style-name="ro1">
          <table:table-cell office:value-type="float" office:value="1.7067155900722E+018" calcext:value-type="float">
            <text:p>1.7067155900722E+018</text:p>
          </table:table-cell>
          <table:table-cell office:value-type="float" office:value="226" calcext:value-type="float">
            <text:p>226</text:p>
          </table:table-cell>
          <table:table-cell office:value-type="float" office:value="1.70671559006763E+018" calcext:value-type="float">
            <text:p>1.70671559006763E+018</text:p>
          </table:table-cell>
          <table:table-cell/>
          <table:table-cell office:value-type="float" office:value="42.0040581666667" calcext:value-type="float">
            <text:p>42.0040581666667</text:p>
          </table:table-cell>
          <table:table-cell office:value-type="float" office:value="-71.087292" calcext:value-type="float">
            <text:p>-71.087292</text:p>
          </table:table-cell>
          <table:table-cell office:value-type="float" office:value="0" calcext:value-type="float">
            <text:p>0</text:p>
          </table:table-cell>
          <table:table-cell office:value-type="float" office:value="327142.36278671" calcext:value-type="float">
            <text:p>327142.36278671</text:p>
          </table:table-cell>
          <table:table-cell office:value-type="float" office:value="4652334.29098899" calcext:value-type="float">
            <text:p>4652334.290988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3.34" calcext:value-type="float">
            <text:p>3.34</text:p>
          </table:table-cell>
          <table:table-cell office:value-type="string" calcext:value-type="string">
            <text:p>$GPGGA</text:p>
          </table:table-cell>
          <table:table-cell office:value-type="float" office:value="153948" calcext:value-type="float">
            <text:p>153948</text:p>
          </table:table-cell>
          <table:table-cell office:value-type="float" office:value="4220.24349" calcext:value-type="float">
            <text:p>4220.24349</text:p>
          </table:table-cell>
          <table:table-cell office:value-type="string" calcext:value-type="string">
            <text:p>N</text:p>
          </table:table-cell>
          <table:table-cell office:value-type="float" office:value="7105.23752" calcext:value-type="float">
            <text:p>7105.2375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34" calcext:value-type="float">
            <text:p>3.34</text:p>
          </table:table-cell>
          <table:table-cell office:value-type="float" office:value="53.4" calcext:value-type="float">
            <text:p>53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588E+018" calcext:value-type="float">
            <text:p>1.706733588E+018</text:p>
          </table:table-cell>
          <table:table-cell table:number-columns-repeated="25"/>
        </table:table-row>
        <table:table-row table:style-name="ro1">
          <table:table-cell office:value-type="float" office:value="1.70671559108765E+018" calcext:value-type="float">
            <text:p>1.70671559108765E+018</text:p>
          </table:table-cell>
          <table:table-cell office:value-type="float" office:value="227" calcext:value-type="float">
            <text:p>227</text:p>
          </table:table-cell>
          <table:table-cell office:value-type="float" office:value="1.70671559107564E+018" calcext:value-type="float">
            <text:p>1.70671559107564E+018</text:p>
          </table:table-cell>
          <table:table-cell/>
          <table:table-cell office:value-type="float" office:value="42.004056" calcext:value-type="float">
            <text:p>42.004056</text:p>
          </table:table-cell>
          <table:table-cell office:value-type="float" office:value="-71.087294" calcext:value-type="float">
            <text:p>-71.087294</text:p>
          </table:table-cell>
          <table:table-cell office:value-type="float" office:value="0" calcext:value-type="float">
            <text:p>0</text:p>
          </table:table-cell>
          <table:table-cell office:value-type="float" office:value="327142.191282756" calcext:value-type="float">
            <text:p>327142.191282756</text:p>
          </table:table-cell>
          <table:table-cell office:value-type="float" office:value="4652334.05444911" calcext:value-type="float">
            <text:p>4652334.054449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$GPGGA</text:p>
          </table:table-cell>
          <table:table-cell office:value-type="float" office:value="153949" calcext:value-type="float">
            <text:p>153949</text:p>
          </table:table-cell>
          <table:table-cell office:value-type="float" office:value="4220.24336" calcext:value-type="float">
            <text:p>4220.24336</text:p>
          </table:table-cell>
          <table:table-cell office:value-type="string" calcext:value-type="string">
            <text:p>N</text:p>
          </table:table-cell>
          <table:table-cell office:value-type="float" office:value="7105.23764" calcext:value-type="float">
            <text:p>7105.2376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589E+018" calcext:value-type="float">
            <text:p>1.706733589E+018</text:p>
          </table:table-cell>
          <table:table-cell table:number-columns-repeated="25"/>
        </table:table-row>
        <table:table-row table:style-name="ro1">
          <table:table-cell office:value-type="float" office:value="1.70671559208795E+018" calcext:value-type="float">
            <text:p>1.70671559208795E+018</text:p>
          </table:table-cell>
          <table:table-cell office:value-type="float" office:value="228" calcext:value-type="float">
            <text:p>228</text:p>
          </table:table-cell>
          <table:table-cell office:value-type="float" office:value="1.70671559208349E+018" calcext:value-type="float">
            <text:p>1.70671559208349E+018</text:p>
          </table:table-cell>
          <table:table-cell/>
          <table:table-cell office:value-type="float" office:value="42.0040531666667" calcext:value-type="float">
            <text:p>42.0040531666667</text:p>
          </table:table-cell>
          <table:table-cell office:value-type="float" office:value="-71.0872963333333" calcext:value-type="float">
            <text:p>-71.087296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1.990367319" calcext:value-type="float">
            <text:p>327141.990367319</text:p>
          </table:table-cell>
          <table:table-cell office:value-type="float" office:value="4652333.74455803" calcext:value-type="float">
            <text:p>4652333.744558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$GPGGA</text:p>
          </table:table-cell>
          <table:table-cell office:value-type="float" office:value="153950" calcext:value-type="float">
            <text:p>153950</text:p>
          </table:table-cell>
          <table:table-cell office:value-type="float" office:value="4220.24319" calcext:value-type="float">
            <text:p>4220.24319</text:p>
          </table:table-cell>
          <table:table-cell office:value-type="string" calcext:value-type="string">
            <text:p>N</text:p>
          </table:table-cell>
          <table:table-cell office:value-type="float" office:value="7105.23778" calcext:value-type="float">
            <text:p>7105.2377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59E+018" calcext:value-type="float">
            <text:p>1.70673359E+018</text:p>
          </table:table-cell>
          <table:table-cell table:number-columns-repeated="25"/>
        </table:table-row>
        <table:table-row table:style-name="ro1">
          <table:table-cell office:value-type="float" office:value="1.70671559309567E+018" calcext:value-type="float">
            <text:p>1.70671559309567E+018</text:p>
          </table:table-cell>
          <table:table-cell office:value-type="float" office:value="229" calcext:value-type="float">
            <text:p>229</text:p>
          </table:table-cell>
          <table:table-cell office:value-type="float" office:value="1.70671559309127E+018" calcext:value-type="float">
            <text:p>1.70671559309127E+018</text:p>
          </table:table-cell>
          <table:table-cell/>
          <table:table-cell office:value-type="float" office:value="42.0040501666667" calcext:value-type="float">
            <text:p>42.0040501666667</text:p>
          </table:table-cell>
          <table:table-cell office:value-type="float" office:value="-71.087299" calcext:value-type="float">
            <text:p>-71.087299</text:p>
          </table:table-cell>
          <table:table-cell office:value-type="float" office:value="0" calcext:value-type="float">
            <text:p>0</text:p>
          </table:table-cell>
          <table:table-cell office:value-type="float" office:value="327141.761394445" calcext:value-type="float">
            <text:p>327141.761394445</text:p>
          </table:table-cell>
          <table:table-cell office:value-type="float" office:value="4652333.41683412" calcext:value-type="float">
            <text:p>4652333.416834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$GPGGA</text:p>
          </table:table-cell>
          <table:table-cell office:value-type="float" office:value="153951" calcext:value-type="float">
            <text:p>153951</text:p>
          </table:table-cell>
          <table:table-cell office:value-type="float" office:value="4220.24301" calcext:value-type="float">
            <text:p>4220.24301</text:p>
          </table:table-cell>
          <table:table-cell office:value-type="string" calcext:value-type="string">
            <text:p>N</text:p>
          </table:table-cell>
          <table:table-cell office:value-type="float" office:value="7105.23794" calcext:value-type="float">
            <text:p>7105.2379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591E+018" calcext:value-type="float">
            <text:p>1.706733591E+018</text:p>
          </table:table-cell>
          <table:table-cell table:number-columns-repeated="25"/>
        </table:table-row>
        <table:table-row table:style-name="ro1">
          <table:table-cell office:value-type="float" office:value="1.70671559410387E+018" calcext:value-type="float">
            <text:p>1.70671559410387E+018</text:p>
          </table:table-cell>
          <table:table-cell office:value-type="float" office:value="230" calcext:value-type="float">
            <text:p>230</text:p>
          </table:table-cell>
          <table:table-cell office:value-type="float" office:value="1.70671559409943E+018" calcext:value-type="float">
            <text:p>1.70671559409943E+018</text:p>
          </table:table-cell>
          <table:table-cell/>
          <table:table-cell office:value-type="float" office:value="42.0040478333333" calcext:value-type="float">
            <text:p>42.0040478333333</text:p>
          </table:table-cell>
          <table:table-cell office:value-type="float" office:value="-71.087301" calcext:value-type="float">
            <text:p>-71.087301</text:p>
          </table:table-cell>
          <table:table-cell office:value-type="float" office:value="0" calcext:value-type="float">
            <text:p>0</text:p>
          </table:table-cell>
          <table:table-cell office:value-type="float" office:value="327141.589439099" calcext:value-type="float">
            <text:p>327141.589439099</text:p>
          </table:table-cell>
          <table:table-cell office:value-type="float" office:value="4652333.16178813" calcext:value-type="float">
            <text:p>4652333.161788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$GPGGA</text:p>
          </table:table-cell>
          <table:table-cell office:value-type="float" office:value="153952" calcext:value-type="float">
            <text:p>153952</text:p>
          </table:table-cell>
          <table:table-cell office:value-type="float" office:value="4220.24287" calcext:value-type="float">
            <text:p>4220.24287</text:p>
          </table:table-cell>
          <table:table-cell office:value-type="string" calcext:value-type="string">
            <text:p>N</text:p>
          </table:table-cell>
          <table:table-cell office:value-type="float" office:value="7105.23806" calcext:value-type="float">
            <text:p>7105.2380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54.3" calcext:value-type="float">
            <text:p>54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592E+018" calcext:value-type="float">
            <text:p>1.706733592E+018</text:p>
          </table:table-cell>
          <table:table-cell table:number-columns-repeated="25"/>
        </table:table-row>
        <table:table-row table:style-name="ro1">
          <table:table-cell office:value-type="float" office:value="1.70671559511212E+018" calcext:value-type="float">
            <text:p>1.70671559511212E+018</text:p>
          </table:table-cell>
          <table:table-cell office:value-type="float" office:value="231" calcext:value-type="float">
            <text:p>231</text:p>
          </table:table-cell>
          <table:table-cell office:value-type="float" office:value="1.70671559510764E+018" calcext:value-type="float">
            <text:p>1.70671559510764E+018</text:p>
          </table:table-cell>
          <table:table-cell/>
          <table:table-cell office:value-type="float" office:value="42.0040458333333" calcext:value-type="float">
            <text:p>42.0040458333333</text:p>
          </table:table-cell>
          <table:table-cell office:value-type="float" office:value="-71.0873028333333" calcext:value-type="float">
            <text:p>-71.087302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1.432189482" calcext:value-type="float">
            <text:p>327141.432189482</text:p>
          </table:table-cell>
          <table:table-cell office:value-type="float" office:value="4652332.94341775" calcext:value-type="float">
            <text:p>4652332.943417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$GPGGA</text:p>
          </table:table-cell>
          <table:table-cell office:value-type="float" office:value="153953" calcext:value-type="float">
            <text:p>153953</text:p>
          </table:table-cell>
          <table:table-cell office:value-type="float" office:value="4220.24275" calcext:value-type="float">
            <text:p>4220.24275</text:p>
          </table:table-cell>
          <table:table-cell office:value-type="string" calcext:value-type="string">
            <text:p>N</text:p>
          </table:table-cell>
          <table:table-cell office:value-type="float" office:value="7105.23817" calcext:value-type="float">
            <text:p>7105.2381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593E+018" calcext:value-type="float">
            <text:p>1.706733593E+018</text:p>
          </table:table-cell>
          <table:table-cell table:number-columns-repeated="25"/>
        </table:table-row>
        <table:table-row table:style-name="ro1">
          <table:table-cell office:value-type="float" office:value="1.70671559612751E+018" calcext:value-type="float">
            <text:p>1.70671559612751E+018</text:p>
          </table:table-cell>
          <table:table-cell office:value-type="float" office:value="232" calcext:value-type="float">
            <text:p>232</text:p>
          </table:table-cell>
          <table:table-cell office:value-type="float" office:value="1.70671559611562E+018" calcext:value-type="float">
            <text:p>1.70671559611562E+018</text:p>
          </table:table-cell>
          <table:table-cell/>
          <table:table-cell office:value-type="float" office:value="42.0040438333333" calcext:value-type="float">
            <text:p>42.0040438333333</text:p>
          </table:table-cell>
          <table:table-cell office:value-type="float" office:value="-71.0873048333333" calcext:value-type="float">
            <text:p>-71.087304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1.261136823" calcext:value-type="float">
            <text:p>327141.261136823</text:p>
          </table:table-cell>
          <table:table-cell office:value-type="float" office:value="4652332.72538402" calcext:value-type="float">
            <text:p>4652332.725384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$GPGGA</text:p>
          </table:table-cell>
          <table:table-cell office:value-type="float" office:value="153954" calcext:value-type="float">
            <text:p>153954</text:p>
          </table:table-cell>
          <table:table-cell office:value-type="float" office:value="4220.24263" calcext:value-type="float">
            <text:p>4220.24263</text:p>
          </table:table-cell>
          <table:table-cell office:value-type="string" calcext:value-type="string">
            <text:p>N</text:p>
          </table:table-cell>
          <table:table-cell office:value-type="float" office:value="7105.23829" calcext:value-type="float">
            <text:p>7105.2382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54.7" calcext:value-type="float">
            <text:p>54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594E+018" calcext:value-type="float">
            <text:p>1.706733594E+018</text:p>
          </table:table-cell>
          <table:table-cell table:number-columns-repeated="25"/>
        </table:table-row>
        <table:table-row table:style-name="ro1">
          <table:table-cell office:value-type="float" office:value="1.70671559712541E+018" calcext:value-type="float">
            <text:p>1.70671559712541E+018</text:p>
          </table:table-cell>
          <table:table-cell office:value-type="float" office:value="233" calcext:value-type="float">
            <text:p>233</text:p>
          </table:table-cell>
          <table:table-cell office:value-type="float" office:value="1.70671559712254E+018" calcext:value-type="float">
            <text:p>1.70671559712254E+018</text:p>
          </table:table-cell>
          <table:table-cell/>
          <table:table-cell office:value-type="float" office:value="42.0040418333333" calcext:value-type="float">
            <text:p>42.0040418333333</text:p>
          </table:table-cell>
          <table:table-cell office:value-type="float" office:value="-71.0873066666667" calcext:value-type="float">
            <text:p>-71.087306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1.103887189" calcext:value-type="float">
            <text:p>327141.103887189</text:p>
          </table:table-cell>
          <table:table-cell office:value-type="float" office:value="4652332.50701365" calcext:value-type="float">
            <text:p>4652332.507013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$GPGGA</text:p>
          </table:table-cell>
          <table:table-cell office:value-type="float" office:value="153955" calcext:value-type="float">
            <text:p>153955</text:p>
          </table:table-cell>
          <table:table-cell office:value-type="float" office:value="4220.24251" calcext:value-type="float">
            <text:p>4220.24251</text:p>
          </table:table-cell>
          <table:table-cell office:value-type="string" calcext:value-type="string">
            <text:p>N</text:p>
          </table:table-cell>
          <table:table-cell office:value-type="float" office:value="7105.2384" calcext:value-type="float">
            <text:p>7105.238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595E+018" calcext:value-type="float">
            <text:p>1.706733595E+018</text:p>
          </table:table-cell>
          <table:table-cell table:number-columns-repeated="25"/>
        </table:table-row>
        <table:table-row table:style-name="ro1">
          <table:table-cell office:value-type="float" office:value="1.70671559813497E+018" calcext:value-type="float">
            <text:p>1.70671559813497E+018</text:p>
          </table:table-cell>
          <table:table-cell office:value-type="float" office:value="234" calcext:value-type="float">
            <text:p>234</text:p>
          </table:table-cell>
          <table:table-cell office:value-type="float" office:value="1.70671559813046E+018" calcext:value-type="float">
            <text:p>1.70671559813046E+018</text:p>
          </table:table-cell>
          <table:table-cell/>
          <table:table-cell office:value-type="float" office:value="42.3373733333333" calcext:value-type="float">
            <text:p>42.3373733333333</text:p>
          </table:table-cell>
          <table:table-cell office:value-type="float" office:value="-71.0873086666667" calcext:value-type="float">
            <text:p>-71.0873086666667</text:p>
          </table:table-cell>
          <table:table-cell office:value-type="float" office:value="0" calcext:value-type="float">
            <text:p>0</text:p>
          </table:table-cell>
          <table:table-cell office:value-type="float" office:value="328046.576103219" calcext:value-type="float">
            <text:p>328046.576103219</text:p>
          </table:table-cell>
          <table:table-cell office:value-type="float" office:value="4689345.49453562" calcext:value-type="float">
            <text:p>4689345.494535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3956" calcext:value-type="float">
            <text:p>153956</text:p>
          </table:table-cell>
          <table:table-cell office:value-type="float" office:value="4220.2424" calcext:value-type="float">
            <text:p>4220.2424</text:p>
          </table:table-cell>
          <table:table-cell office:value-type="string" calcext:value-type="string">
            <text:p>N</text:p>
          </table:table-cell>
          <table:table-cell office:value-type="float" office:value="7105.23852" calcext:value-type="float">
            <text:p>7105.2385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55.2" calcext:value-type="float">
            <text:p>55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596E+018" calcext:value-type="float">
            <text:p>1.706733596E+018</text:p>
          </table:table-cell>
          <table:table-cell table:number-columns-repeated="25"/>
        </table:table-row>
        <table:table-row table:style-name="ro1">
          <table:table-cell office:value-type="float" office:value="1.70671559914324E+018" calcext:value-type="float">
            <text:p>1.70671559914324E+018</text:p>
          </table:table-cell>
          <table:table-cell office:value-type="float" office:value="235" calcext:value-type="float">
            <text:p>235</text:p>
          </table:table-cell>
          <table:table-cell office:value-type="float" office:value="1.70671559913868E+018" calcext:value-type="float">
            <text:p>1.70671559913868E+018</text:p>
          </table:table-cell>
          <table:table-cell/>
          <table:table-cell office:value-type="float" office:value="42.3373716666667" calcext:value-type="float">
            <text:p>42.3373716666667</text:p>
          </table:table-cell>
          <table:table-cell office:value-type="float" office:value="-71.0873106666667" calcext:value-type="float">
            <text:p>-71.0873106666667</text:p>
          </table:table-cell>
          <table:table-cell office:value-type="float" office:value="0" calcext:value-type="float">
            <text:p>0</text:p>
          </table:table-cell>
          <table:table-cell office:value-type="float" office:value="328046.406792575" calcext:value-type="float">
            <text:p>328046.406792575</text:p>
          </table:table-cell>
          <table:table-cell office:value-type="float" office:value="4689345.3135095" calcext:value-type="float">
            <text:p>4689345.31350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3957" calcext:value-type="float">
            <text:p>153957</text:p>
          </table:table-cell>
          <table:table-cell office:value-type="float" office:value="4220.2423" calcext:value-type="float">
            <text:p>4220.2423</text:p>
          </table:table-cell>
          <table:table-cell office:value-type="string" calcext:value-type="string">
            <text:p>N</text:p>
          </table:table-cell>
          <table:table-cell office:value-type="float" office:value="7105.23864" calcext:value-type="float">
            <text:p>7105.2386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597E+018" calcext:value-type="float">
            <text:p>1.706733597E+018</text:p>
          </table:table-cell>
          <table:table-cell table:number-columns-repeated="25"/>
        </table:table-row>
        <table:table-row table:style-name="ro1">
          <table:table-cell office:value-type="float" office:value="1.70671560015116E+018" calcext:value-type="float">
            <text:p>1.70671560015116E+018</text:p>
          </table:table-cell>
          <table:table-cell office:value-type="float" office:value="236" calcext:value-type="float">
            <text:p>236</text:p>
          </table:table-cell>
          <table:table-cell office:value-type="float" office:value="1.70671560014672E+018" calcext:value-type="float">
            <text:p>1.70671560014672E+018</text:p>
          </table:table-cell>
          <table:table-cell/>
          <table:table-cell office:value-type="float" office:value="42.0040385" calcext:value-type="float">
            <text:p>42.0040385</text:p>
          </table:table-cell>
          <table:table-cell office:value-type="float" office:value="-71.0873115" calcext:value-type="float">
            <text:p>-71.0873115</text:p>
          </table:table-cell>
          <table:table-cell office:value-type="float" office:value="0" calcext:value-type="float">
            <text:p>0</text:p>
          </table:table-cell>
          <table:table-cell office:value-type="float" office:value="327140.694572058" calcext:value-type="float">
            <text:p>327140.694572058</text:p>
          </table:table-cell>
          <table:table-cell office:value-type="float" office:value="4652332.14665395" calcext:value-type="float">
            <text:p>4652332.146653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3958" calcext:value-type="float">
            <text:p>153958</text:p>
          </table:table-cell>
          <table:table-cell office:value-type="float" office:value="4220.24231" calcext:value-type="float">
            <text:p>4220.24231</text:p>
          </table:table-cell>
          <table:table-cell office:value-type="string" calcext:value-type="string">
            <text:p>N</text:p>
          </table:table-cell>
          <table:table-cell office:value-type="float" office:value="7105.23869" calcext:value-type="float">
            <text:p>7105.2386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598E+018" calcext:value-type="float">
            <text:p>1.706733598E+018</text:p>
          </table:table-cell>
          <table:table-cell table:number-columns-repeated="25"/>
        </table:table-row>
        <table:table-row table:style-name="ro1">
          <table:table-cell office:value-type="float" office:value="1.70671560116661E+018" calcext:value-type="float">
            <text:p>1.70671560116661E+018</text:p>
          </table:table-cell>
          <table:table-cell office:value-type="float" office:value="237" calcext:value-type="float">
            <text:p>237</text:p>
          </table:table-cell>
          <table:table-cell office:value-type="float" office:value="1.70671560115471E+018" calcext:value-type="float">
            <text:p>1.70671560115471E+018</text:p>
          </table:table-cell>
          <table:table-cell/>
          <table:table-cell office:value-type="float" office:value="42.0040371666667" calcext:value-type="float">
            <text:p>42.0040371666667</text:p>
          </table:table-cell>
          <table:table-cell office:value-type="float" office:value="-71.0873133333333" calcext:value-type="float">
            <text:p>-71.087313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0.539127814" calcext:value-type="float">
            <text:p>327140.539127814</text:p>
          </table:table-cell>
          <table:table-cell office:value-type="float" office:value="4652332.00230809" calcext:value-type="float">
            <text:p>4652332.002308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3959" calcext:value-type="float">
            <text:p>153959</text:p>
          </table:table-cell>
          <table:table-cell office:value-type="float" office:value="4220.24223" calcext:value-type="float">
            <text:p>4220.24223</text:p>
          </table:table-cell>
          <table:table-cell office:value-type="string" calcext:value-type="string">
            <text:p>N</text:p>
          </table:table-cell>
          <table:table-cell office:value-type="float" office:value="7105.2388" calcext:value-type="float">
            <text:p>7105.238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599E+018" calcext:value-type="float">
            <text:p>1.706733599E+018</text:p>
          </table:table-cell>
          <table:table-cell table:number-columns-repeated="25"/>
        </table:table-row>
        <table:table-row table:style-name="ro1">
          <table:table-cell office:value-type="float" office:value="1.70671560216718E+018" calcext:value-type="float">
            <text:p>1.70671560216718E+018</text:p>
          </table:table-cell>
          <table:table-cell office:value-type="float" office:value="238" calcext:value-type="float">
            <text:p>238</text:p>
          </table:table-cell>
          <table:table-cell office:value-type="float" office:value="1.70671560216281E+018" calcext:value-type="float">
            <text:p>1.70671560216281E+018</text:p>
          </table:table-cell>
          <table:table-cell/>
          <table:table-cell office:value-type="float" office:value="42.0040363333333" calcext:value-type="float">
            <text:p>42.0040363333333</text:p>
          </table:table-cell>
          <table:table-cell office:value-type="float" office:value="-71.0873145" calcext:value-type="float">
            <text:p>-71.0873145</text:p>
          </table:table-cell>
          <table:table-cell office:value-type="float" office:value="0" calcext:value-type="float">
            <text:p>0</text:p>
          </table:table-cell>
          <table:table-cell office:value-type="float" office:value="327140.440249778" calcext:value-type="float">
            <text:p>327140.440249778</text:p>
          </table:table-cell>
          <table:table-cell office:value-type="float" office:value="4652331.91213401" calcext:value-type="float">
            <text:p>4652331.912134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4000" calcext:value-type="float">
            <text:p>154000</text:p>
          </table:table-cell>
          <table:table-cell office:value-type="float" office:value="4220.24218" calcext:value-type="float">
            <text:p>4220.24218</text:p>
          </table:table-cell>
          <table:table-cell office:value-type="string" calcext:value-type="string">
            <text:p>N</text:p>
          </table:table-cell>
          <table:table-cell office:value-type="float" office:value="7105.23887" calcext:value-type="float">
            <text:p>7105.2388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56.3" calcext:value-type="float">
            <text:p>56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6E+018" calcext:value-type="float">
            <text:p>1.7067336E+018</text:p>
          </table:table-cell>
          <table:table-cell table:number-columns-repeated="25"/>
        </table:table-row>
        <table:table-row table:style-name="ro1">
          <table:table-cell office:value-type="float" office:value="1.7067156031753E+018" calcext:value-type="float">
            <text:p>1.7067156031753E+018</text:p>
          </table:table-cell>
          <table:table-cell office:value-type="float" office:value="239" calcext:value-type="float">
            <text:p>239</text:p>
          </table:table-cell>
          <table:table-cell office:value-type="float" office:value="1.70671560317086E+018" calcext:value-type="float">
            <text:p>1.70671560317086E+018</text:p>
          </table:table-cell>
          <table:table-cell/>
          <table:table-cell office:value-type="float" office:value="42.0040363333333" calcext:value-type="float">
            <text:p>42.0040363333333</text:p>
          </table:table-cell>
          <table:table-cell office:value-type="float" office:value="-71.0873155" calcext:value-type="float">
            <text:p>-71.0873155</text:p>
          </table:table-cell>
          <table:table-cell office:value-type="float" office:value="0" calcext:value-type="float">
            <text:p>0</text:p>
          </table:table-cell>
          <table:table-cell office:value-type="float" office:value="327140.357431559" calcext:value-type="float">
            <text:p>327140.357431559</text:p>
          </table:table-cell>
          <table:table-cell office:value-type="float" office:value="4652331.91415391" calcext:value-type="float">
            <text:p>4652331.9141539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4001" calcext:value-type="float">
            <text:p>154001</text:p>
          </table:table-cell>
          <table:table-cell office:value-type="float" office:value="4220.24218" calcext:value-type="float">
            <text:p>4220.24218</text:p>
          </table:table-cell>
          <table:table-cell office:value-type="string" calcext:value-type="string">
            <text:p>N</text:p>
          </table:table-cell>
          <table:table-cell office:value-type="float" office:value="7105.23893" calcext:value-type="float">
            <text:p>7105.2389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601E+018" calcext:value-type="float">
            <text:p>1.706733601E+018</text:p>
          </table:table-cell>
          <table:table-cell table:number-columns-repeated="25"/>
        </table:table-row>
        <table:table-row table:style-name="ro1">
          <table:table-cell office:value-type="float" office:value="1.70671560418408E+018" calcext:value-type="float">
            <text:p>1.70671560418408E+018</text:p>
          </table:table-cell>
          <table:table-cell office:value-type="float" office:value="240" calcext:value-type="float">
            <text:p>240</text:p>
          </table:table-cell>
          <table:table-cell office:value-type="float" office:value="1.7067156041788E+018" calcext:value-type="float">
            <text:p>1.7067156041788E+018</text:p>
          </table:table-cell>
          <table:table-cell/>
          <table:table-cell office:value-type="float" office:value="42.0040373333333" calcext:value-type="float">
            <text:p>42.0040373333333</text:p>
          </table:table-cell>
          <table:table-cell office:value-type="float" office:value="-71.0873156666667" calcext:value-type="float">
            <text:p>-71.087315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0.346336659" calcext:value-type="float">
            <text:p>327140.346336659</text:p>
          </table:table-cell>
          <table:table-cell office:value-type="float" office:value="4652332.02552731" calcext:value-type="float">
            <text:p>4652332.025527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4002" calcext:value-type="float">
            <text:p>154002</text:p>
          </table:table-cell>
          <table:table-cell office:value-type="float" office:value="4220.24224" calcext:value-type="float">
            <text:p>4220.24224</text:p>
          </table:table-cell>
          <table:table-cell office:value-type="string" calcext:value-type="string">
            <text:p>N</text:p>
          </table:table-cell>
          <table:table-cell office:value-type="float" office:value="7105.23894" calcext:value-type="float">
            <text:p>7105.2389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56.9" calcext:value-type="float">
            <text:p>56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602E+018" calcext:value-type="float">
            <text:p>1.706733602E+018</text:p>
          </table:table-cell>
          <table:table-cell table:number-columns-repeated="25"/>
        </table:table-row>
        <table:table-row table:style-name="ro1">
          <table:table-cell office:value-type="float" office:value="1.70671560519196E+018" calcext:value-type="float">
            <text:p>1.70671560519196E+018</text:p>
          </table:table-cell>
          <table:table-cell office:value-type="float" office:value="241" calcext:value-type="float">
            <text:p>241</text:p>
          </table:table-cell>
          <table:table-cell office:value-type="float" office:value="1.70671560518729E+018" calcext:value-type="float">
            <text:p>1.70671560518729E+018</text:p>
          </table:table-cell>
          <table:table-cell/>
          <table:table-cell office:value-type="float" office:value="42.0040365" calcext:value-type="float">
            <text:p>42.0040365</text:p>
          </table:table-cell>
          <table:table-cell office:value-type="float" office:value="-71.087317" calcext:value-type="float">
            <text:p>-71.087317</text:p>
          </table:table-cell>
          <table:table-cell office:value-type="float" office:value="0" calcext:value-type="float">
            <text:p>0</text:p>
          </table:table-cell>
          <table:table-cell office:value-type="float" office:value="327140.233655586" calcext:value-type="float">
            <text:p>327140.233655586</text:p>
          </table:table-cell>
          <table:table-cell office:value-type="float" office:value="4652331.93568988" calcext:value-type="float">
            <text:p>4652331.935689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4003" calcext:value-type="float">
            <text:p>154003</text:p>
          </table:table-cell>
          <table:table-cell office:value-type="float" office:value="4220.24219" calcext:value-type="float">
            <text:p>4220.24219</text:p>
          </table:table-cell>
          <table:table-cell office:value-type="string" calcext:value-type="string">
            <text:p>N</text:p>
          </table:table-cell>
          <table:table-cell office:value-type="float" office:value="7105.23902" calcext:value-type="float">
            <text:p>7105.2390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57.2" calcext:value-type="float">
            <text:p>57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603E+018" calcext:value-type="float">
            <text:p>1.706733603E+018</text:p>
          </table:table-cell>
          <table:table-cell table:number-columns-repeated="25"/>
        </table:table-row>
        <table:table-row table:style-name="ro1">
          <table:table-cell office:value-type="float" office:value="1.70671560620754E+018" calcext:value-type="float">
            <text:p>1.70671560620754E+018</text:p>
          </table:table-cell>
          <table:table-cell office:value-type="float" office:value="242" calcext:value-type="float">
            <text:p>242</text:p>
          </table:table-cell>
          <table:table-cell office:value-type="float" office:value="1.70671560619559E+018" calcext:value-type="float">
            <text:p>1.70671560619559E+018</text:p>
          </table:table-cell>
          <table:table-cell/>
          <table:table-cell office:value-type="float" office:value="42.0040356666667" calcext:value-type="float">
            <text:p>42.0040356666667</text:p>
          </table:table-cell>
          <table:table-cell office:value-type="float" office:value="-71.0873183333333" calcext:value-type="float">
            <text:p>-71.087318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0.120974511" calcext:value-type="float">
            <text:p>327140.120974511</text:p>
          </table:table-cell>
          <table:table-cell office:value-type="float" office:value="4652331.84585246" calcext:value-type="float">
            <text:p>4652331.845852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4004" calcext:value-type="float">
            <text:p>154004</text:p>
          </table:table-cell>
          <table:table-cell office:value-type="float" office:value="4220.24214" calcext:value-type="float">
            <text:p>4220.24214</text:p>
          </table:table-cell>
          <table:table-cell office:value-type="string" calcext:value-type="string">
            <text:p>N</text:p>
          </table:table-cell>
          <table:table-cell office:value-type="float" office:value="7105.2391" calcext:value-type="float">
            <text:p>7105.239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6" calcext:value-type="float">
            <text:p>1.06</text:p>
          </table:table-cell>
          <table:table-cell office:value-type="float" office:value="57.4" calcext:value-type="float">
            <text:p>57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604E+018" calcext:value-type="float">
            <text:p>1.706733604E+018</text:p>
          </table:table-cell>
          <table:table-cell table:number-columns-repeated="25"/>
        </table:table-row>
        <table:table-row table:style-name="ro1">
          <table:table-cell office:value-type="float" office:value="1.70671560720802E+018" calcext:value-type="float">
            <text:p>1.70671560720802E+018</text:p>
          </table:table-cell>
          <table:table-cell office:value-type="float" office:value="243" calcext:value-type="float">
            <text:p>243</text:p>
          </table:table-cell>
          <table:table-cell office:value-type="float" office:value="1.7067156072035E+018" calcext:value-type="float">
            <text:p>1.7067156072035E+018</text:p>
          </table:table-cell>
          <table:table-cell/>
          <table:table-cell office:value-type="float" office:value="42.3373683333333" calcext:value-type="float">
            <text:p>42.3373683333333</text:p>
          </table:table-cell>
          <table:table-cell office:value-type="float" office:value="-71.0873195" calcext:value-type="float">
            <text:p>-71.0873195</text:p>
          </table:table-cell>
          <table:table-cell office:value-type="float" office:value="0" calcext:value-type="float">
            <text:p>0</text:p>
          </table:table-cell>
          <table:table-cell office:value-type="float" office:value="328045.669982426" calcext:value-type="float">
            <text:p>328045.669982426</text:p>
          </table:table-cell>
          <table:table-cell office:value-type="float" office:value="4689344.96123149" calcext:value-type="float">
            <text:p>4689344.961231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4005" calcext:value-type="float">
            <text:p>154005</text:p>
          </table:table-cell>
          <table:table-cell office:value-type="float" office:value="4220.2421" calcext:value-type="float">
            <text:p>4220.2421</text:p>
          </table:table-cell>
          <table:table-cell office:value-type="string" calcext:value-type="string">
            <text:p>N</text:p>
          </table:table-cell>
          <table:table-cell office:value-type="float" office:value="7105.23917" calcext:value-type="float">
            <text:p>7105.2391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57.6" calcext:value-type="float">
            <text:p>57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C</text:p>
          </table:table-cell>
        </table:table-row>
        <table:table-row table:style-name="ro1">
          <table:table-cell/>
          <table:table-cell office:value-type="float" office:value="1.706733605E+018" calcext:value-type="float">
            <text:p>1.706733605E+018</text:p>
          </table:table-cell>
          <table:table-cell table:number-columns-repeated="25"/>
        </table:table-row>
        <table:table-row table:style-name="ro1">
          <table:table-cell office:value-type="float" office:value="1.70671560821565E+018" calcext:value-type="float">
            <text:p>1.70671560821565E+018</text:p>
          </table:table-cell>
          <table:table-cell office:value-type="float" office:value="244" calcext:value-type="float">
            <text:p>244</text:p>
          </table:table-cell>
          <table:table-cell office:value-type="float" office:value="1.70671560821124E+018" calcext:value-type="float">
            <text:p>1.70671560821124E+018</text:p>
          </table:table-cell>
          <table:table-cell/>
          <table:table-cell office:value-type="float" office:value="42.0040345" calcext:value-type="float">
            <text:p>42.0040345</text:p>
          </table:table-cell>
          <table:table-cell office:value-type="float" office:value="-71.0873208333333" calcext:value-type="float">
            <text:p>-71.0873208333333</text:p>
          </table:table-cell>
          <table:table-cell office:value-type="float" office:value="0" calcext:value-type="float">
            <text:p>0</text:p>
          </table:table-cell>
          <table:table-cell office:value-type="float" office:value="327139.910769459" calcext:value-type="float">
            <text:p>327139.910769459</text:p>
          </table:table-cell>
          <table:table-cell office:value-type="float" office:value="4652331.72135934" calcext:value-type="float">
            <text:p>4652331.721359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4006" calcext:value-type="float">
            <text:p>154006</text:p>
          </table:table-cell>
          <table:table-cell office:value-type="float" office:value="4220.24207" calcext:value-type="float">
            <text:p>4220.24207</text:p>
          </table:table-cell>
          <table:table-cell office:value-type="string" calcext:value-type="string">
            <text:p>N</text:p>
          </table:table-cell>
          <table:table-cell office:value-type="float" office:value="7105.23925" calcext:value-type="float">
            <text:p>7105.2392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606E+018" calcext:value-type="float">
            <text:p>1.706733606E+018</text:p>
          </table:table-cell>
          <table:table-cell table:number-columns-repeated="25"/>
        </table:table-row>
        <table:table-row table:style-name="ro1">
          <table:table-cell office:value-type="float" office:value="1.70671560922367E+018" calcext:value-type="float">
            <text:p>1.70671560922367E+018</text:p>
          </table:table-cell>
          <table:table-cell office:value-type="float" office:value="245" calcext:value-type="float">
            <text:p>245</text:p>
          </table:table-cell>
          <table:table-cell office:value-type="float" office:value="1.7067156092192E+018" calcext:value-type="float">
            <text:p>1.7067156092192E+018</text:p>
          </table:table-cell>
          <table:table-cell/>
          <table:table-cell office:value-type="float" office:value="42.0040341666667" calcext:value-type="float">
            <text:p>42.0040341666667</text:p>
          </table:table-cell>
          <table:table-cell office:value-type="float" office:value="-71.0873211666667" calcext:value-type="float">
            <text:p>-71.0873211666667</text:p>
          </table:table-cell>
          <table:table-cell office:value-type="float" office:value="0" calcext:value-type="float">
            <text:p>0</text:p>
          </table:table-cell>
          <table:table-cell office:value-type="float" office:value="327139.882260668" calcext:value-type="float">
            <text:p>327139.882260668</text:p>
          </table:table-cell>
          <table:table-cell office:value-type="float" office:value="4652331.68502039" calcext:value-type="float">
            <text:p>4652331.685020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$GPGGA</text:p>
          </table:table-cell>
          <table:table-cell office:value-type="float" office:value="154007" calcext:value-type="float">
            <text:p>154007</text:p>
          </table:table-cell>
          <table:table-cell office:value-type="float" office:value="4220.24205" calcext:value-type="float">
            <text:p>4220.24205</text:p>
          </table:table-cell>
          <table:table-cell office:value-type="string" calcext:value-type="string">
            <text:p>N</text:p>
          </table:table-cell>
          <table:table-cell office:value-type="float" office:value="7105.23927" calcext:value-type="float">
            <text:p>7105.2392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27" calcext:value-type="float">
            <text:p>1.27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607E+018" calcext:value-type="float">
            <text:p>1.706733607E+018</text:p>
          </table:table-cell>
          <table:table-cell table:number-columns-repeated="25"/>
        </table:table-row>
        <table:table-row table:style-name="ro1">
          <table:table-cell office:value-type="float" office:value="1.70671561023168E+018" calcext:value-type="float">
            <text:p>1.70671561023168E+018</text:p>
          </table:table-cell>
          <table:table-cell office:value-type="float" office:value="246" calcext:value-type="float">
            <text:p>246</text:p>
          </table:table-cell>
          <table:table-cell office:value-type="float" office:value="1.70671561022715E+018" calcext:value-type="float">
            <text:p>1.70671561022715E+018</text:p>
          </table:table-cell>
          <table:table-cell/>
          <table:table-cell office:value-type="float" office:value="42.0040335" calcext:value-type="float">
            <text:p>42.0040335</text:p>
          </table:table-cell>
          <table:table-cell office:value-type="float" office:value="-71.0873221666667" calcext:value-type="float">
            <text:p>-71.0873221666667</text:p>
          </table:table-cell>
          <table:table-cell office:value-type="float" office:value="0" calcext:value-type="float">
            <text:p>0</text:p>
          </table:table-cell>
          <table:table-cell office:value-type="float" office:value="327139.797637016" calcext:value-type="float">
            <text:p>327139.797637016</text:p>
          </table:table-cell>
          <table:table-cell office:value-type="float" office:value="4652331.61301579" calcext:value-type="float">
            <text:p>4652331.6130157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4008" calcext:value-type="float">
            <text:p>154008</text:p>
          </table:table-cell>
          <table:table-cell office:value-type="float" office:value="4220.24201" calcext:value-type="float">
            <text:p>4220.24201</text:p>
          </table:table-cell>
          <table:table-cell office:value-type="string" calcext:value-type="string">
            <text:p>N</text:p>
          </table:table-cell>
          <table:table-cell office:value-type="float" office:value="7105.23933" calcext:value-type="float">
            <text:p>7105.2393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608E+018" calcext:value-type="float">
            <text:p>1.706733608E+018</text:p>
          </table:table-cell>
          <table:table-cell table:number-columns-repeated="25"/>
        </table:table-row>
        <table:table-row table:style-name="ro1">
          <table:table-cell office:value-type="float" office:value="1.70671561124726E+018" calcext:value-type="float">
            <text:p>1.70671561124726E+018</text:p>
          </table:table-cell>
          <table:table-cell office:value-type="float" office:value="247" calcext:value-type="float">
            <text:p>247</text:p>
          </table:table-cell>
          <table:table-cell office:value-type="float" office:value="1.70671561123551E+018" calcext:value-type="float">
            <text:p>1.70671561123551E+018</text:p>
          </table:table-cell>
          <table:table-cell/>
          <table:table-cell office:value-type="float" office:value="42.0040328333333" calcext:value-type="float">
            <text:p>42.0040328333333</text:p>
          </table:table-cell>
          <table:table-cell office:value-type="float" office:value="-71.0873228333333" calcext:value-type="float">
            <text:p>-71.0873228333333</text:p>
          </table:table-cell>
          <table:table-cell office:value-type="float" office:value="0" calcext:value-type="float">
            <text:p>0</text:p>
          </table:table-cell>
          <table:table-cell office:value-type="float" office:value="327139.740619438" calcext:value-type="float">
            <text:p>327139.740619438</text:p>
          </table:table-cell>
          <table:table-cell office:value-type="float" office:value="4652331.54033789" calcext:value-type="float">
            <text:p>4652331.540337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$GPGGA</text:p>
          </table:table-cell>
          <table:table-cell office:value-type="float" office:value="154009" calcext:value-type="float">
            <text:p>154009</text:p>
          </table:table-cell>
          <table:table-cell office:value-type="float" office:value="4220.24197" calcext:value-type="float">
            <text:p>4220.24197</text:p>
          </table:table-cell>
          <table:table-cell office:value-type="string" calcext:value-type="string">
            <text:p>N</text:p>
          </table:table-cell>
          <table:table-cell office:value-type="float" office:value="7105.23937" calcext:value-type="float">
            <text:p>7105.2393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6" calcext:value-type="float">
            <text:p>1.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609E+018" calcext:value-type="float">
            <text:p>1.706733609E+018</text:p>
          </table:table-cell>
          <table:table-cell table:number-columns-repeated="25"/>
        </table:table-row>
        <table:table-row table:style-name="ro1">
          <table:table-cell office:value-type="float" office:value="1.70671561224821E+018" calcext:value-type="float">
            <text:p>1.70671561224821E+018</text:p>
          </table:table-cell>
          <table:table-cell office:value-type="float" office:value="248" calcext:value-type="float">
            <text:p>248</text:p>
          </table:table-cell>
          <table:table-cell office:value-type="float" office:value="1.7067156122438E+018" calcext:value-type="float">
            <text:p>1.7067156122438E+018</text:p>
          </table:table-cell>
          <table:table-cell/>
          <table:table-cell office:value-type="float" office:value="42.0040313333333" calcext:value-type="float">
            <text:p>42.0040313333333</text:p>
          </table:table-cell>
          <table:table-cell office:value-type="float" office:value="-71.087324" calcext:value-type="float">
            <text:p>-71.087324</text:p>
          </table:table-cell>
          <table:table-cell office:value-type="float" office:value="0" calcext:value-type="float">
            <text:p>0</text:p>
          </table:table-cell>
          <table:table-cell office:value-type="float" office:value="327139.639935955" calcext:value-type="float">
            <text:p>327139.639935955</text:p>
          </table:table-cell>
          <table:table-cell office:value-type="float" office:value="4652331.37613932" calcext:value-type="float">
            <text:p>4652331.376139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4010" calcext:value-type="float">
            <text:p>154010</text:p>
          </table:table-cell>
          <table:table-cell office:value-type="float" office:value="4220.24188" calcext:value-type="float">
            <text:p>4220.24188</text:p>
          </table:table-cell>
          <table:table-cell office:value-type="string" calcext:value-type="string">
            <text:p>N</text:p>
          </table:table-cell>
          <table:table-cell office:value-type="float" office:value="7105.23944" calcext:value-type="float">
            <text:p>7105.2394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.05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61E+018" calcext:value-type="float">
            <text:p>1.70673361E+018</text:p>
          </table:table-cell>
          <table:table-cell table:number-columns-repeated="25"/>
        </table:table-row>
        <table:table-row table:style-name="ro1">
          <table:table-cell office:value-type="float" office:value="1.70671561325623E+018" calcext:value-type="float">
            <text:p>1.70671561325623E+018</text:p>
          </table:table-cell>
          <table:table-cell office:value-type="float" office:value="249" calcext:value-type="float">
            <text:p>249</text:p>
          </table:table-cell>
          <table:table-cell office:value-type="float" office:value="1.70671561325175E+018" calcext:value-type="float">
            <text:p>1.70671561325175E+018</text:p>
          </table:table-cell>
          <table:table-cell/>
          <table:table-cell office:value-type="float" office:value="42.0040296666667" calcext:value-type="float">
            <text:p>42.0040296666667</text:p>
          </table:table-cell>
          <table:table-cell office:value-type="float" office:value="-71.087325" calcext:value-type="float">
            <text:p>-71.087325</text:p>
          </table:table-cell>
          <table:table-cell office:value-type="float" office:value="0" calcext:value-type="float">
            <text:p>0</text:p>
          </table:table-cell>
          <table:table-cell office:value-type="float" office:value="327139.552604148" calcext:value-type="float">
            <text:p>327139.552604148</text:p>
          </table:table-cell>
          <table:table-cell office:value-type="float" office:value="4652331.19309797" calcext:value-type="float">
            <text:p>4652331.193097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$GPGGA</text:p>
          </table:table-cell>
          <table:table-cell office:value-type="float" office:value="154011" calcext:value-type="float">
            <text:p>154011</text:p>
          </table:table-cell>
          <table:table-cell office:value-type="float" office:value="4220.24178" calcext:value-type="float">
            <text:p>4220.24178</text:p>
          </table:table-cell>
          <table:table-cell office:value-type="string" calcext:value-type="string">
            <text:p>N</text:p>
          </table:table-cell>
          <table:table-cell office:value-type="float" office:value="7105.2395" calcext:value-type="float">
            <text:p>7105.239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.05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611E+018" calcext:value-type="float">
            <text:p>1.706733611E+018</text:p>
          </table:table-cell>
          <table:table-cell table:number-columns-repeated="25"/>
        </table:table-row>
        <table:table-row table:style-name="ro1">
          <table:table-cell office:value-type="float" office:value="1.70671561426433E+018" calcext:value-type="float">
            <text:p>1.70671561426433E+018</text:p>
          </table:table-cell>
          <table:table-cell office:value-type="float" office:value="250" calcext:value-type="float">
            <text:p>250</text:p>
          </table:table-cell>
          <table:table-cell office:value-type="float" office:value="1.70671561425969E+018" calcext:value-type="float">
            <text:p>1.70671561425969E+018</text:p>
          </table:table-cell>
          <table:table-cell/>
          <table:table-cell office:value-type="float" office:value="42.0040285" calcext:value-type="float">
            <text:p>42.0040285</text:p>
          </table:table-cell>
          <table:table-cell office:value-type="float" office:value="-71.0873261666667" calcext:value-type="float">
            <text:p>-71.0873261666667</text:p>
          </table:table-cell>
          <table:table-cell office:value-type="float" office:value="0" calcext:value-type="float">
            <text:p>0</text:p>
          </table:table-cell>
          <table:table-cell office:value-type="float" office:value="327139.452823374" calcext:value-type="float">
            <text:p>327139.452823374</text:p>
          </table:table-cell>
          <table:table-cell office:value-type="float" office:value="4652331.06591166" calcext:value-type="float">
            <text:p>4652331.065911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$GPGGA</text:p>
          </table:table-cell>
          <table:table-cell office:value-type="float" office:value="154012" calcext:value-type="float">
            <text:p>154012</text:p>
          </table:table-cell>
          <table:table-cell office:value-type="float" office:value="4220.24171" calcext:value-type="float">
            <text:p>4220.24171</text:p>
          </table:table-cell>
          <table:table-cell office:value-type="string" calcext:value-type="string">
            <text:p>N</text:p>
          </table:table-cell>
          <table:table-cell office:value-type="float" office:value="7105.23957" calcext:value-type="float">
            <text:p>7105.2395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2" calcext:value-type="float">
            <text:p>0.92</text:p>
          </table:table-cell>
          <table:table-cell office:value-type="float" office:value="58.3" calcext:value-type="float">
            <text:p>58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612E+018" calcext:value-type="float">
            <text:p>1.706733612E+018</text:p>
          </table:table-cell>
          <table:table-cell table:number-columns-repeated="25"/>
        </table:table-row>
        <table:table-row table:style-name="ro1">
          <table:table-cell office:value-type="float" office:value="1.70671561527228E+018" calcext:value-type="float">
            <text:p>1.70671561527228E+018</text:p>
          </table:table-cell>
          <table:table-cell office:value-type="float" office:value="251" calcext:value-type="float">
            <text:p>251</text:p>
          </table:table-cell>
          <table:table-cell office:value-type="float" office:value="1.70671561526772E+018" calcext:value-type="float">
            <text:p>1.70671561526772E+018</text:p>
          </table:table-cell>
          <table:table-cell/>
          <table:table-cell office:value-type="float" office:value="42.0040298333333" calcext:value-type="float">
            <text:p>42.0040298333333</text:p>
          </table:table-cell>
          <table:table-cell office:value-type="float" office:value="-71.0873256666667" calcext:value-type="float">
            <text:p>-71.0873256666667</text:p>
          </table:table-cell>
          <table:table-cell office:value-type="float" office:value="0" calcext:value-type="float">
            <text:p>0</text:p>
          </table:table-cell>
          <table:table-cell office:value-type="float" office:value="327139.497843353" calcext:value-type="float">
            <text:p>327139.497843353</text:p>
          </table:table-cell>
          <table:table-cell office:value-type="float" office:value="4652331.2129507" calcext:value-type="float">
            <text:p>4652331.21295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$GPGGA</text:p>
          </table:table-cell>
          <table:table-cell office:value-type="float" office:value="154013" calcext:value-type="float">
            <text:p>154013</text:p>
          </table:table-cell>
          <table:table-cell office:value-type="float" office:value="4220.24179" calcext:value-type="float">
            <text:p>4220.24179</text:p>
          </table:table-cell>
          <table:table-cell office:value-type="string" calcext:value-type="string">
            <text:p>N</text:p>
          </table:table-cell>
          <table:table-cell office:value-type="float" office:value="7105.23954" calcext:value-type="float">
            <text:p>7105.2395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21" calcext:value-type="float">
            <text:p>1.21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613E+018" calcext:value-type="float">
            <text:p>1.706733613E+018</text:p>
          </table:table-cell>
          <table:table-cell table:number-columns-repeated="25"/>
        </table:table-row>
        <table:table-row table:style-name="ro1">
          <table:table-cell office:value-type="float" office:value="1.70671561628793E+018" calcext:value-type="float">
            <text:p>1.70671561628793E+018</text:p>
          </table:table-cell>
          <table:table-cell office:value-type="float" office:value="252" calcext:value-type="float">
            <text:p>252</text:p>
          </table:table-cell>
          <table:table-cell office:value-type="float" office:value="1.7067156162759E+018" calcext:value-type="float">
            <text:p>1.7067156162759E+018</text:p>
          </table:table-cell>
          <table:table-cell/>
          <table:table-cell office:value-type="float" office:value="42.0040295" calcext:value-type="float">
            <text:p>42.0040295</text:p>
          </table:table-cell>
          <table:table-cell office:value-type="float" office:value="-71.087326" calcext:value-type="float">
            <text:p>-71.087326</text:p>
          </table:table-cell>
          <table:table-cell office:value-type="float" office:value="0" calcext:value-type="float">
            <text:p>0</text:p>
          </table:table-cell>
          <table:table-cell office:value-type="float" office:value="327139.469334561" calcext:value-type="float">
            <text:p>327139.469334561</text:p>
          </table:table-cell>
          <table:table-cell office:value-type="float" office:value="4652331.17661176" calcext:value-type="float">
            <text:p>4652331.176611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4014" calcext:value-type="float">
            <text:p>154014</text:p>
          </table:table-cell>
          <table:table-cell office:value-type="float" office:value="4220.24177" calcext:value-type="float">
            <text:p>4220.24177</text:p>
          </table:table-cell>
          <table:table-cell office:value-type="string" calcext:value-type="string">
            <text:p>N</text:p>
          </table:table-cell>
          <table:table-cell office:value-type="float" office:value="7105.23956" calcext:value-type="float">
            <text:p>7105.2395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614E+018" calcext:value-type="float">
            <text:p>1.706733614E+018</text:p>
          </table:table-cell>
          <table:table-cell table:number-columns-repeated="25"/>
        </table:table-row>
        <table:table-row table:style-name="ro1">
          <table:table-cell office:value-type="float" office:value="1.70671561728852E+018" calcext:value-type="float">
            <text:p>1.70671561728852E+018</text:p>
          </table:table-cell>
          <table:table-cell office:value-type="float" office:value="253" calcext:value-type="float">
            <text:p>253</text:p>
          </table:table-cell>
          <table:table-cell office:value-type="float" office:value="1.70671561728401E+018" calcext:value-type="float">
            <text:p>1.70671561728401E+018</text:p>
          </table:table-cell>
          <table:table-cell/>
          <table:table-cell office:value-type="float" office:value="42.0040291666667" calcext:value-type="float">
            <text:p>42.0040291666667</text:p>
          </table:table-cell>
          <table:table-cell office:value-type="float" office:value="-71.0873261666667" calcext:value-type="float">
            <text:p>-71.0873261666667</text:p>
          </table:table-cell>
          <table:table-cell office:value-type="float" office:value="0" calcext:value-type="float">
            <text:p>0</text:p>
          </table:table-cell>
          <table:table-cell office:value-type="float" office:value="327139.454628807" calcext:value-type="float">
            <text:p>327139.454628807</text:p>
          </table:table-cell>
          <table:table-cell office:value-type="float" office:value="4652331.13993616" calcext:value-type="float">
            <text:p>4652331.139936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4015" calcext:value-type="float">
            <text:p>154015</text:p>
          </table:table-cell>
          <table:table-cell office:value-type="float" office:value="4220.24175" calcext:value-type="float">
            <text:p>4220.24175</text:p>
          </table:table-cell>
          <table:table-cell office:value-type="string" calcext:value-type="string">
            <text:p>N</text:p>
          </table:table-cell>
          <table:table-cell office:value-type="float" office:value="7105.23957" calcext:value-type="float">
            <text:p>7105.2395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E</text:p>
          </table:table-cell>
        </table:table-row>
        <table:table-row table:style-name="ro1">
          <table:table-cell/>
          <table:table-cell office:value-type="float" office:value="1.706733615E+018" calcext:value-type="float">
            <text:p>1.706733615E+018</text:p>
          </table:table-cell>
          <table:table-cell table:number-columns-repeated="25"/>
        </table:table-row>
        <table:table-row table:style-name="ro1">
          <table:table-cell office:value-type="float" office:value="1.706715618297E+018" calcext:value-type="float">
            <text:p>1.706715618297E+018</text:p>
          </table:table-cell>
          <table:table-cell office:value-type="float" office:value="254" calcext:value-type="float">
            <text:p>254</text:p>
          </table:table-cell>
          <table:table-cell office:value-type="float" office:value="1.70671561829259E+018" calcext:value-type="float">
            <text:p>1.70671561829259E+018</text:p>
          </table:table-cell>
          <table:table-cell/>
          <table:table-cell office:value-type="float" office:value="42.0040288333333" calcext:value-type="float">
            <text:p>42.0040288333333</text:p>
          </table:table-cell>
          <table:table-cell office:value-type="float" office:value="-71.0873265" calcext:value-type="float">
            <text:p>-71.0873265</text:p>
          </table:table-cell>
          <table:table-cell office:value-type="float" office:value="0" calcext:value-type="float">
            <text:p>0</text:p>
          </table:table-cell>
          <table:table-cell office:value-type="float" office:value="327139.426120012" calcext:value-type="float">
            <text:p>327139.426120012</text:p>
          </table:table-cell>
          <table:table-cell office:value-type="float" office:value="4652331.10359721" calcext:value-type="float">
            <text:p>4652331.103597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4016" calcext:value-type="float">
            <text:p>154016</text:p>
          </table:table-cell>
          <table:table-cell office:value-type="float" office:value="4220.24173" calcext:value-type="float">
            <text:p>4220.24173</text:p>
          </table:table-cell>
          <table:table-cell office:value-type="string" calcext:value-type="string">
            <text:p>N</text:p>
          </table:table-cell>
          <table:table-cell office:value-type="float" office:value="7105.23959" calcext:value-type="float">
            <text:p>7105.2395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616E+018" calcext:value-type="float">
            <text:p>1.706733616E+018</text:p>
          </table:table-cell>
          <table:table-cell table:number-columns-repeated="25"/>
        </table:table-row>
        <table:table-row table:style-name="ro1">
          <table:table-cell office:value-type="float" office:value="1.70671561930509E+018" calcext:value-type="float">
            <text:p>1.70671561930509E+018</text:p>
          </table:table-cell>
          <table:table-cell office:value-type="float" office:value="255" calcext:value-type="float">
            <text:p>255</text:p>
          </table:table-cell>
          <table:table-cell office:value-type="float" office:value="1.70671561930051E+018" calcext:value-type="float">
            <text:p>1.70671561930051E+018</text:p>
          </table:table-cell>
          <table:table-cell/>
          <table:table-cell office:value-type="float" office:value="42.0040276666667" calcext:value-type="float">
            <text:p>42.0040276666667</text:p>
          </table:table-cell>
          <table:table-cell office:value-type="float" office:value="-71.087327" calcext:value-type="float">
            <text:p>-71.087327</text:p>
          </table:table-cell>
          <table:table-cell office:value-type="float" office:value="0" calcext:value-type="float">
            <text:p>0</text:p>
          </table:table-cell>
          <table:table-cell office:value-type="float" office:value="327139.381551389" calcext:value-type="float">
            <text:p>327139.381551389</text:p>
          </table:table-cell>
          <table:table-cell office:value-type="float" office:value="4652330.97506429" calcext:value-type="float">
            <text:p>4652330.975064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4017" calcext:value-type="float">
            <text:p>154017</text:p>
          </table:table-cell>
          <table:table-cell office:value-type="float" office:value="4220.24166" calcext:value-type="float">
            <text:p>4220.24166</text:p>
          </table:table-cell>
          <table:table-cell office:value-type="string" calcext:value-type="string">
            <text:p>N</text:p>
          </table:table-cell>
          <table:table-cell office:value-type="float" office:value="7105.23962" calcext:value-type="float">
            <text:p>7105.2396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617E+018" calcext:value-type="float">
            <text:p>1.706733617E+018</text:p>
          </table:table-cell>
          <table:table-cell table:number-columns-repeated="25"/>
        </table:table-row>
        <table:table-row table:style-name="ro1">
          <table:table-cell office:value-type="float" office:value="1.70671562031384E+018" calcext:value-type="float">
            <text:p>1.70671562031384E+018</text:p>
          </table:table-cell>
          <table:table-cell office:value-type="float" office:value="256" calcext:value-type="float">
            <text:p>256</text:p>
          </table:table-cell>
          <table:table-cell office:value-type="float" office:value="1.70671562030918E+018" calcext:value-type="float">
            <text:p>1.70671562030918E+018</text:p>
          </table:table-cell>
          <table:table-cell/>
          <table:table-cell office:value-type="float" office:value="42.0040255" calcext:value-type="float">
            <text:p>42.0040255</text:p>
          </table:table-cell>
          <table:table-cell office:value-type="float" office:value="-71.0873283333333" calcext:value-type="float">
            <text:p>-71.0873283333333</text:p>
          </table:table-cell>
          <table:table-cell office:value-type="float" office:value="0" calcext:value-type="float">
            <text:p>0</text:p>
          </table:table-cell>
          <table:table-cell office:value-type="float" office:value="327139.265259418" calcext:value-type="float">
            <text:p>327139.265259418</text:p>
          </table:table-cell>
          <table:table-cell office:value-type="float" office:value="4652330.73717787" calcext:value-type="float">
            <text:p>4652330.737177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4018" calcext:value-type="float">
            <text:p>154018</text:p>
          </table:table-cell>
          <table:table-cell office:value-type="float" office:value="4220.24153" calcext:value-type="float">
            <text:p>4220.24153</text:p>
          </table:table-cell>
          <table:table-cell office:value-type="string" calcext:value-type="string">
            <text:p>N</text:p>
          </table:table-cell>
          <table:table-cell office:value-type="float" office:value="7105.2397" calcext:value-type="float">
            <text:p>7105.239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618E+018" calcext:value-type="float">
            <text:p>1.706733618E+018</text:p>
          </table:table-cell>
          <table:table-cell table:number-columns-repeated="25"/>
        </table:table-row>
        <table:table-row table:style-name="ro1">
          <table:table-cell office:value-type="float" office:value="1.70671562132853E+018" calcext:value-type="float">
            <text:p>1.70671562132853E+018</text:p>
          </table:table-cell>
          <table:table-cell office:value-type="float" office:value="257" calcext:value-type="float">
            <text:p>257</text:p>
          </table:table-cell>
          <table:table-cell office:value-type="float" office:value="1.70671562131662E+018" calcext:value-type="float">
            <text:p>1.70671562131662E+018</text:p>
          </table:table-cell>
          <table:table-cell/>
          <table:table-cell office:value-type="float" office:value="42.0040238333333" calcext:value-type="float">
            <text:p>42.0040238333333</text:p>
          </table:table-cell>
          <table:table-cell office:value-type="float" office:value="-71.0873295" calcext:value-type="float">
            <text:p>-71.0873295</text:p>
          </table:table-cell>
          <table:table-cell office:value-type="float" office:value="0" calcext:value-type="float">
            <text:p>0</text:p>
          </table:table-cell>
          <table:table-cell office:value-type="float" office:value="327139.164124556" calcext:value-type="float">
            <text:p>327139.164124556</text:p>
          </table:table-cell>
          <table:table-cell office:value-type="float" office:value="4652330.55447318" calcext:value-type="float">
            <text:p>4652330.554473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$GPGGA</text:p>
          </table:table-cell>
          <table:table-cell office:value-type="float" office:value="154019" calcext:value-type="float">
            <text:p>154019</text:p>
          </table:table-cell>
          <table:table-cell office:value-type="float" office:value="4220.24143" calcext:value-type="float">
            <text:p>4220.24143</text:p>
          </table:table-cell>
          <table:table-cell office:value-type="string" calcext:value-type="string">
            <text:p>N</text:p>
          </table:table-cell>
          <table:table-cell office:value-type="float" office:value="7105.23977" calcext:value-type="float">
            <text:p>7105.2397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92" calcext:value-type="float">
            <text:p>0.92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F</text:p>
          </table:table-cell>
        </table:table-row>
        <table:table-row table:style-name="ro1">
          <table:table-cell/>
          <table:table-cell office:value-type="float" office:value="1.706733619E+018" calcext:value-type="float">
            <text:p>1.706733619E+018</text:p>
          </table:table-cell>
          <table:table-cell table:number-columns-repeated="25"/>
        </table:table-row>
        <table:table-row table:style-name="ro1">
          <table:table-cell office:value-type="float" office:value="1.70671562232909E+018" calcext:value-type="float">
            <text:p>1.70671562232909E+018</text:p>
          </table:table-cell>
          <table:table-cell office:value-type="float" office:value="258" calcext:value-type="float">
            <text:p>258</text:p>
          </table:table-cell>
          <table:table-cell office:value-type="float" office:value="1.70671562232444E+018" calcext:value-type="float">
            <text:p>1.70671562232444E+018</text:p>
          </table:table-cell>
          <table:table-cell/>
          <table:table-cell office:value-type="float" office:value="42.004021" calcext:value-type="float">
            <text:p>42.004021</text:p>
          </table:table-cell>
          <table:table-cell office:value-type="float" office:value="-71.0873315" calcext:value-type="float">
            <text:p>-71.0873315</text:p>
          </table:table-cell>
          <table:table-cell office:value-type="float" office:value="0" calcext:value-type="float">
            <text:p>0</text:p>
          </table:table-cell>
          <table:table-cell office:value-type="float" office:value="327138.990814974" calcext:value-type="float">
            <text:p>327138.990814974</text:p>
          </table:table-cell>
          <table:table-cell office:value-type="float" office:value="4652330.24390887" calcext:value-type="float">
            <text:p>4652330.243908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4020" calcext:value-type="float">
            <text:p>154020</text:p>
          </table:table-cell>
          <table:table-cell office:value-type="float" office:value="4220.24126" calcext:value-type="float">
            <text:p>4220.24126</text:p>
          </table:table-cell>
          <table:table-cell office:value-type="string" calcext:value-type="string">
            <text:p>N</text:p>
          </table:table-cell>
          <table:table-cell office:value-type="float" office:value="7105.23989" calcext:value-type="float">
            <text:p>7105.2398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62E+018" calcext:value-type="float">
            <text:p>1.70673362E+018</text:p>
          </table:table-cell>
          <table:table-cell table:number-columns-repeated="25"/>
        </table:table-row>
        <table:table-row table:style-name="ro1">
          <table:table-cell office:value-type="float" office:value="1.70671562333689E+018" calcext:value-type="float">
            <text:p>1.70671562333689E+018</text:p>
          </table:table-cell>
          <table:table-cell office:value-type="float" office:value="259" calcext:value-type="float">
            <text:p>259</text:p>
          </table:table-cell>
          <table:table-cell office:value-type="float" office:value="1.70671562333236E+018" calcext:value-type="float">
            <text:p>1.70671562333236E+018</text:p>
          </table:table-cell>
          <table:table-cell/>
          <table:table-cell office:value-type="float" office:value="42.004018" calcext:value-type="float">
            <text:p>42.004018</text:p>
          </table:table-cell>
          <table:table-cell office:value-type="float" office:value="-71.087333" calcext:value-type="float">
            <text:p>-71.087333</text:p>
          </table:table-cell>
          <table:table-cell office:value-type="float" office:value="0" calcext:value-type="float">
            <text:p>0</text:p>
          </table:table-cell>
          <table:table-cell office:value-type="float" office:value="327138.858463141" calcext:value-type="float">
            <text:p>327138.858463141</text:p>
          </table:table-cell>
          <table:table-cell office:value-type="float" office:value="4652329.91382849" calcext:value-type="float">
            <text:p>4652329.913828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21" calcext:value-type="float">
            <text:p>154021</text:p>
          </table:table-cell>
          <table:table-cell office:value-type="float" office:value="4220.24108" calcext:value-type="float">
            <text:p>4220.24108</text:p>
          </table:table-cell>
          <table:table-cell office:value-type="string" calcext:value-type="string">
            <text:p>N</text:p>
          </table:table-cell>
          <table:table-cell office:value-type="float" office:value="7105.23998" calcext:value-type="float">
            <text:p>7105.2399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621E+018" calcext:value-type="float">
            <text:p>1.706733621E+018</text:p>
          </table:table-cell>
          <table:table-cell table:number-columns-repeated="25"/>
        </table:table-row>
        <table:table-row table:style-name="ro1">
          <table:table-cell office:value-type="float" office:value="1.7067156243447E+018" calcext:value-type="float">
            <text:p>1.7067156243447E+018</text:p>
          </table:table-cell>
          <table:table-cell office:value-type="float" office:value="260" calcext:value-type="float">
            <text:p>260</text:p>
          </table:table-cell>
          <table:table-cell office:value-type="float" office:value="1.70671562434012E+018" calcext:value-type="float">
            <text:p>1.70671562434012E+018</text:p>
          </table:table-cell>
          <table:table-cell/>
          <table:table-cell office:value-type="float" office:value="42.0040158333333" calcext:value-type="float">
            <text:p>42.0040158333333</text:p>
          </table:table-cell>
          <table:table-cell office:value-type="float" office:value="-71.0873343333333" calcext:value-type="float">
            <text:p>-71.0873343333333</text:p>
          </table:table-cell>
          <table:table-cell office:value-type="float" office:value="0" calcext:value-type="float">
            <text:p>0</text:p>
          </table:table-cell>
          <table:table-cell office:value-type="float" office:value="327138.742171137" calcext:value-type="float">
            <text:p>327138.742171137</text:p>
          </table:table-cell>
          <table:table-cell office:value-type="float" office:value="4652329.67594208" calcext:value-type="float">
            <text:p>4652329.675942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$GPGGA</text:p>
          </table:table-cell>
          <table:table-cell office:value-type="float" office:value="154022" calcext:value-type="float">
            <text:p>154022</text:p>
          </table:table-cell>
          <table:table-cell office:value-type="float" office:value="4220.24095" calcext:value-type="float">
            <text:p>4220.24095</text:p>
          </table:table-cell>
          <table:table-cell office:value-type="string" calcext:value-type="string">
            <text:p>N</text:p>
          </table:table-cell>
          <table:table-cell office:value-type="float" office:value="7105.24006" calcext:value-type="float">
            <text:p>7105.2400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1" calcext:value-type="float">
            <text:p>1.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622E+018" calcext:value-type="float">
            <text:p>1.706733622E+018</text:p>
          </table:table-cell>
          <table:table-cell table:number-columns-repeated="25"/>
        </table:table-row>
        <table:table-row table:style-name="ro1">
          <table:table-cell office:value-type="float" office:value="1.70671562535267E+018" calcext:value-type="float">
            <text:p>1.70671562535267E+018</text:p>
          </table:table-cell>
          <table:table-cell office:value-type="float" office:value="261" calcext:value-type="float">
            <text:p>261</text:p>
          </table:table-cell>
          <table:table-cell office:value-type="float" office:value="1.70671562534821E+018" calcext:value-type="float">
            <text:p>1.70671562534821E+018</text:p>
          </table:table-cell>
          <table:table-cell/>
          <table:table-cell office:value-type="float" office:value="45.6706833333333" calcext:value-type="float">
            <text:p>45.6706833333333</text:p>
          </table:table-cell>
          <table:table-cell office:value-type="float" office:value="-71.0873336666667" calcext:value-type="float">
            <text:p>-71.0873336666667</text:p>
          </table:table-cell>
          <table:table-cell office:value-type="float" office:value="0" calcext:value-type="float">
            <text:p>0</text:p>
          </table:table-cell>
          <table:table-cell office:value-type="float" office:value="337417.543996802" calcext:value-type="float">
            <text:p>337417.543996802</text:p>
          </table:table-cell>
          <table:table-cell office:value-type="float" office:value="5059578.14832697" calcext:value-type="float">
            <text:p>5059578.148326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$GPGGA</text:p>
          </table:table-cell>
          <table:table-cell office:value-type="float" office:value="154023" calcext:value-type="float">
            <text:p>154023</text:p>
          </table:table-cell>
          <table:table-cell office:value-type="float" office:value="4220.241" calcext:value-type="float">
            <text:p>4220.241</text:p>
          </table:table-cell>
          <table:table-cell office:value-type="string" calcext:value-type="string">
            <text:p>N</text:p>
          </table:table-cell>
          <table:table-cell office:value-type="float" office:value="7105.24002" calcext:value-type="float">
            <text:p>7105.2400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31" calcext:value-type="float">
            <text:p>1.31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623E+018" calcext:value-type="float">
            <text:p>1.706733623E+018</text:p>
          </table:table-cell>
          <table:table-cell table:number-columns-repeated="25"/>
        </table:table-row>
        <table:table-row table:style-name="ro1">
          <table:table-cell office:value-type="float" office:value="1.70671562636806E+018" calcext:value-type="float">
            <text:p>1.70671562636806E+018</text:p>
          </table:table-cell>
          <table:table-cell office:value-type="float" office:value="262" calcext:value-type="float">
            <text:p>262</text:p>
          </table:table-cell>
          <table:table-cell office:value-type="float" office:value="1.70671562635608E+018" calcext:value-type="float">
            <text:p>1.70671562635608E+018</text:p>
          </table:table-cell>
          <table:table-cell/>
          <table:table-cell office:value-type="float" office:value="42.0040171666667" calcext:value-type="float">
            <text:p>42.0040171666667</text:p>
          </table:table-cell>
          <table:table-cell office:value-type="float" office:value="-71.0873326666667" calcext:value-type="float">
            <text:p>-71.0873326666667</text:p>
          </table:table-cell>
          <table:table-cell office:value-type="float" office:value="0" calcext:value-type="float">
            <text:p>0</text:p>
          </table:table-cell>
          <table:table-cell office:value-type="float" office:value="327138.883812426" calcext:value-type="float">
            <text:p>327138.883812426</text:p>
          </table:table-cell>
          <table:table-cell office:value-type="float" office:value="4652329.82062456" calcext:value-type="float">
            <text:p>4652329.820624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24" calcext:value-type="float">
            <text:p>154024</text:p>
          </table:table-cell>
          <table:table-cell office:value-type="float" office:value="4220.24103" calcext:value-type="float">
            <text:p>4220.24103</text:p>
          </table:table-cell>
          <table:table-cell office:value-type="string" calcext:value-type="string">
            <text:p>N</text:p>
          </table:table-cell>
          <table:table-cell office:value-type="float" office:value="7105.23996" calcext:value-type="float">
            <text:p>7105.2399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624E+018" calcext:value-type="float">
            <text:p>1.706733624E+018</text:p>
          </table:table-cell>
          <table:table-cell table:number-columns-repeated="25"/>
        </table:table-row>
        <table:table-row table:style-name="ro1">
          <table:table-cell office:value-type="float" office:value="1.70671562736751E+018" calcext:value-type="float">
            <text:p>1.70671562736751E+018</text:p>
          </table:table-cell>
          <table:table-cell office:value-type="float" office:value="263" calcext:value-type="float">
            <text:p>263</text:p>
          </table:table-cell>
          <table:table-cell office:value-type="float" office:value="1.70671562736311E+018" calcext:value-type="float">
            <text:p>1.70671562736311E+018</text:p>
          </table:table-cell>
          <table:table-cell/>
          <table:table-cell office:value-type="float" office:value="42.0040181666667" calcext:value-type="float">
            <text:p>42.0040181666667</text:p>
          </table:table-cell>
          <table:table-cell office:value-type="float" office:value="-71.0873315" calcext:value-type="float">
            <text:p>-71.0873315</text:p>
          </table:table-cell>
          <table:table-cell office:value-type="float" office:value="0" calcext:value-type="float">
            <text:p>0</text:p>
          </table:table-cell>
          <table:table-cell office:value-type="float" office:value="327138.983141865" calcext:value-type="float">
            <text:p>327138.983141865</text:p>
          </table:table-cell>
          <table:table-cell office:value-type="float" office:value="4652329.92930474" calcext:value-type="float">
            <text:p>4652329.929304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25" calcext:value-type="float">
            <text:p>154025</text:p>
          </table:table-cell>
          <table:table-cell office:value-type="float" office:value="4220.24109" calcext:value-type="float">
            <text:p>4220.24109</text:p>
          </table:table-cell>
          <table:table-cell office:value-type="string" calcext:value-type="string">
            <text:p>N</text:p>
          </table:table-cell>
          <table:table-cell office:value-type="float" office:value="7105.23989" calcext:value-type="float">
            <text:p>7105.2398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4" calcext:value-type="float">
            <text:p>57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625E+018" calcext:value-type="float">
            <text:p>1.706733625E+018</text:p>
          </table:table-cell>
          <table:table-cell table:number-columns-repeated="25"/>
        </table:table-row>
        <table:table-row table:style-name="ro1">
          <table:table-cell office:value-type="float" office:value="1.70671562837559E+018" calcext:value-type="float">
            <text:p>1.70671562837559E+018</text:p>
          </table:table-cell>
          <table:table-cell office:value-type="float" office:value="264" calcext:value-type="float">
            <text:p>264</text:p>
          </table:table-cell>
          <table:table-cell office:value-type="float" office:value="1.70671562837114E+018" calcext:value-type="float">
            <text:p>1.70671562837114E+018</text:p>
          </table:table-cell>
          <table:table-cell/>
          <table:table-cell office:value-type="float" office:value="42.0040191666667" calcext:value-type="float">
            <text:p>42.0040191666667</text:p>
          </table:table-cell>
          <table:table-cell office:value-type="float" office:value="-71.0873303333333" calcext:value-type="float">
            <text:p>-71.0873303333333</text:p>
          </table:table-cell>
          <table:table-cell office:value-type="float" office:value="0" calcext:value-type="float">
            <text:p>0</text:p>
          </table:table-cell>
          <table:table-cell office:value-type="float" office:value="327139.082471306" calcext:value-type="float">
            <text:p>327139.082471306</text:p>
          </table:table-cell>
          <table:table-cell office:value-type="float" office:value="4652330.03798493" calcext:value-type="float">
            <text:p>4652330.037984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26" calcext:value-type="float">
            <text:p>154026</text:p>
          </table:table-cell>
          <table:table-cell office:value-type="float" office:value="4220.24115" calcext:value-type="float">
            <text:p>4220.24115</text:p>
          </table:table-cell>
          <table:table-cell office:value-type="string" calcext:value-type="string">
            <text:p>N</text:p>
          </table:table-cell>
          <table:table-cell office:value-type="float" office:value="7105.23982" calcext:value-type="float">
            <text:p>7105.2398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2" calcext:value-type="float">
            <text:p>57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626E+018" calcext:value-type="float">
            <text:p>1.706733626E+018</text:p>
          </table:table-cell>
          <table:table-cell table:number-columns-repeated="25"/>
        </table:table-row>
        <table:table-row table:style-name="ro1">
          <table:table-cell office:value-type="float" office:value="1.7067156293834E+018" calcext:value-type="float">
            <text:p>1.7067156293834E+018</text:p>
          </table:table-cell>
          <table:table-cell office:value-type="float" office:value="265" calcext:value-type="float">
            <text:p>265</text:p>
          </table:table-cell>
          <table:table-cell office:value-type="float" office:value="1.70671562937898E+018" calcext:value-type="float">
            <text:p>1.70671562937898E+018</text:p>
          </table:table-cell>
          <table:table-cell/>
          <table:table-cell office:value-type="float" office:value="42.0040195" calcext:value-type="float">
            <text:p>42.0040195</text:p>
          </table:table-cell>
          <table:table-cell office:value-type="float" office:value="-71.0873298333333" calcext:value-type="float">
            <text:p>-71.0873298333333</text:p>
          </table:table-cell>
          <table:table-cell office:value-type="float" office:value="0" calcext:value-type="float">
            <text:p>0</text:p>
          </table:table-cell>
          <table:table-cell office:value-type="float" office:value="327139.124783144" calcext:value-type="float">
            <text:p>327139.124783144</text:p>
          </table:table-cell>
          <table:table-cell office:value-type="float" office:value="4652330.07398722" calcext:value-type="float">
            <text:p>4652330.073987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27" calcext:value-type="float">
            <text:p>154027</text:p>
          </table:table-cell>
          <table:table-cell office:value-type="float" office:value="4220.24117" calcext:value-type="float">
            <text:p>4220.24117</text:p>
          </table:table-cell>
          <table:table-cell office:value-type="string" calcext:value-type="string">
            <text:p>N</text:p>
          </table:table-cell>
          <table:table-cell office:value-type="float" office:value="7105.23979" calcext:value-type="float">
            <text:p>7105.2397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2" calcext:value-type="float">
            <text:p>57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627E+018" calcext:value-type="float">
            <text:p>1.706733627E+018</text:p>
          </table:table-cell>
          <table:table-cell table:number-columns-repeated="25"/>
        </table:table-row>
        <table:table-row table:style-name="ro1">
          <table:table-cell office:value-type="float" office:value="1.70671563039123E+018" calcext:value-type="float">
            <text:p>1.70671563039123E+018</text:p>
          </table:table-cell>
          <table:table-cell office:value-type="float" office:value="266" calcext:value-type="float">
            <text:p>266</text:p>
          </table:table-cell>
          <table:table-cell office:value-type="float" office:value="1.70671563038676E+018" calcext:value-type="float">
            <text:p>1.70671563038676E+018</text:p>
          </table:table-cell>
          <table:table-cell/>
          <table:table-cell office:value-type="float" office:value="42.0040186666667" calcext:value-type="float">
            <text:p>42.0040186666667</text:p>
          </table:table-cell>
          <table:table-cell office:value-type="float" office:value="-71.0873301666667" calcext:value-type="float">
            <text:p>-71.0873301666667</text:p>
          </table:table-cell>
          <table:table-cell office:value-type="float" office:value="0" calcext:value-type="float">
            <text:p>0</text:p>
          </table:table-cell>
          <table:table-cell office:value-type="float" office:value="327139.094920269" calcext:value-type="float">
            <text:p>327139.094920269</text:p>
          </table:table-cell>
          <table:table-cell office:value-type="float" office:value="4652329.9821299" calcext:value-type="float">
            <text:p>4652329.982129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28" calcext:value-type="float">
            <text:p>154028</text:p>
          </table:table-cell>
          <table:table-cell office:value-type="float" office:value="4220.24112" calcext:value-type="float">
            <text:p>4220.24112</text:p>
          </table:table-cell>
          <table:table-cell office:value-type="string" calcext:value-type="string">
            <text:p>N</text:p>
          </table:table-cell>
          <table:table-cell office:value-type="float" office:value="7105.23981" calcext:value-type="float">
            <text:p>7105.2398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2" calcext:value-type="float">
            <text:p>57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628E+018" calcext:value-type="float">
            <text:p>1.706733628E+018</text:p>
          </table:table-cell>
          <table:table-cell table:number-columns-repeated="25"/>
        </table:table-row>
        <table:table-row table:style-name="ro1">
          <table:table-cell office:value-type="float" office:value="1.70671563140655E+018" calcext:value-type="float">
            <text:p>1.70671563140655E+018</text:p>
          </table:table-cell>
          <table:table-cell office:value-type="float" office:value="267" calcext:value-type="float">
            <text:p>267</text:p>
          </table:table-cell>
          <table:table-cell office:value-type="float" office:value="1.70671563139463E+018" calcext:value-type="float">
            <text:p>1.70671563139463E+018</text:p>
          </table:table-cell>
          <table:table-cell/>
          <table:table-cell office:value-type="float" office:value="42.004021" calcext:value-type="float">
            <text:p>42.004021</text:p>
          </table:table-cell>
          <table:table-cell office:value-type="float" office:value="-71.0873283333333" calcext:value-type="float">
            <text:p>-71.0873283333333</text:p>
          </table:table-cell>
          <table:table-cell office:value-type="float" office:value="0" calcext:value-type="float">
            <text:p>0</text:p>
          </table:table-cell>
          <table:table-cell office:value-type="float" office:value="327139.253072734" calcext:value-type="float">
            <text:p>327139.253072734</text:p>
          </table:table-cell>
          <table:table-cell office:value-type="float" office:value="4652330.23751248" calcext:value-type="float">
            <text:p>4652330.237512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$GPGGA</text:p>
          </table:table-cell>
          <table:table-cell office:value-type="float" office:value="154029" calcext:value-type="float">
            <text:p>154029</text:p>
          </table:table-cell>
          <table:table-cell office:value-type="float" office:value="4220.24126" calcext:value-type="float">
            <text:p>4220.24126</text:p>
          </table:table-cell>
          <table:table-cell office:value-type="string" calcext:value-type="string">
            <text:p>N</text:p>
          </table:table-cell>
          <table:table-cell office:value-type="float" office:value="7105.2397" calcext:value-type="float">
            <text:p>7105.239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629E+018" calcext:value-type="float">
            <text:p>1.706733629E+018</text:p>
          </table:table-cell>
          <table:table-cell table:number-columns-repeated="25"/>
        </table:table-row>
        <table:table-row table:style-name="ro1">
          <table:table-cell office:value-type="float" office:value="1.706715632407E+018" calcext:value-type="float">
            <text:p>1.706715632407E+018</text:p>
          </table:table-cell>
          <table:table-cell office:value-type="float" office:value="268" calcext:value-type="float">
            <text:p>268</text:p>
          </table:table-cell>
          <table:table-cell office:value-type="float" office:value="1.70671563240252E+018" calcext:value-type="float">
            <text:p>1.70671563240252E+018</text:p>
          </table:table-cell>
          <table:table-cell/>
          <table:table-cell office:value-type="float" office:value="42.0040228333333" calcext:value-type="float">
            <text:p>42.0040228333333</text:p>
          </table:table-cell>
          <table:table-cell office:value-type="float" office:value="-71.0873266666667" calcext:value-type="float">
            <text:p>-71.0873266666667</text:p>
          </table:table-cell>
          <table:table-cell office:value-type="float" office:value="0" calcext:value-type="float">
            <text:p>0</text:p>
          </table:table-cell>
          <table:table-cell office:value-type="float" office:value="327139.396068075" calcext:value-type="float">
            <text:p>327139.396068075</text:p>
          </table:table-cell>
          <table:table-cell office:value-type="float" office:value="4652330.43771335" calcext:value-type="float">
            <text:p>4652330.437713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30" calcext:value-type="float">
            <text:p>154030</text:p>
          </table:table-cell>
          <table:table-cell office:value-type="float" office:value="4220.24137" calcext:value-type="float">
            <text:p>4220.24137</text:p>
          </table:table-cell>
          <table:table-cell office:value-type="string" calcext:value-type="string">
            <text:p>N</text:p>
          </table:table-cell>
          <table:table-cell office:value-type="float" office:value="7105.2396" calcext:value-type="float">
            <text:p>7105.239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6.9" calcext:value-type="float">
            <text:p>56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63E+018" calcext:value-type="float">
            <text:p>1.70673363E+018</text:p>
          </table:table-cell>
          <table:table-cell table:number-columns-repeated="25"/>
        </table:table-row>
        <table:table-row table:style-name="ro1">
          <table:table-cell office:value-type="float" office:value="1.70671563341486E+018" calcext:value-type="float">
            <text:p>1.70671563341486E+018</text:p>
          </table:table-cell>
          <table:table-cell office:value-type="float" office:value="269" calcext:value-type="float">
            <text:p>269</text:p>
          </table:table-cell>
          <table:table-cell office:value-type="float" office:value="1.70671563341038E+018" calcext:value-type="float">
            <text:p>1.70671563341038E+018</text:p>
          </table:table-cell>
          <table:table-cell/>
          <table:table-cell office:value-type="float" office:value="42.004024" calcext:value-type="float">
            <text:p>42.004024</text:p>
          </table:table-cell>
          <table:table-cell office:value-type="float" office:value="-71.0873255" calcext:value-type="float">
            <text:p>-71.0873255</text:p>
          </table:table-cell>
          <table:table-cell office:value-type="float" office:value="0" calcext:value-type="float">
            <text:p>0</text:p>
          </table:table-cell>
          <table:table-cell office:value-type="float" office:value="327139.49584886" calcext:value-type="float">
            <text:p>327139.49584886</text:p>
          </table:table-cell>
          <table:table-cell office:value-type="float" office:value="4652330.56489966" calcext:value-type="float">
            <text:p>4652330.564899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31" calcext:value-type="float">
            <text:p>154031</text:p>
          </table:table-cell>
          <table:table-cell office:value-type="float" office:value="4220.24144" calcext:value-type="float">
            <text:p>4220.24144</text:p>
          </table:table-cell>
          <table:table-cell office:value-type="string" calcext:value-type="string">
            <text:p>N</text:p>
          </table:table-cell>
          <table:table-cell office:value-type="float" office:value="7105.23953" calcext:value-type="float">
            <text:p>7105.2395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631E+018" calcext:value-type="float">
            <text:p>1.706733631E+018</text:p>
          </table:table-cell>
          <table:table-cell table:number-columns-repeated="25"/>
        </table:table-row>
        <table:table-row table:style-name="ro1">
          <table:table-cell office:value-type="float" office:value="1.70671563442271E+018" calcext:value-type="float">
            <text:p>1.70671563442271E+018</text:p>
          </table:table-cell>
          <table:table-cell office:value-type="float" office:value="270" calcext:value-type="float">
            <text:p>270</text:p>
          </table:table-cell>
          <table:table-cell office:value-type="float" office:value="1.70671563441824E+018" calcext:value-type="float">
            <text:p>1.70671563441824E+018</text:p>
          </table:table-cell>
          <table:table-cell/>
          <table:table-cell office:value-type="float" office:value="42.0040253333333" calcext:value-type="float">
            <text:p>42.0040253333333</text:p>
          </table:table-cell>
          <table:table-cell office:value-type="float" office:value="-71.0873245" calcext:value-type="float">
            <text:p>-71.0873245</text:p>
          </table:table-cell>
          <table:table-cell office:value-type="float" office:value="0" calcext:value-type="float">
            <text:p>0</text:p>
          </table:table-cell>
          <table:table-cell office:value-type="float" office:value="327139.582277957" calcext:value-type="float">
            <text:p>327139.582277957</text:p>
          </table:table-cell>
          <table:table-cell office:value-type="float" office:value="4652330.71092876" calcext:value-type="float">
            <text:p>4652330.710928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32" calcext:value-type="float">
            <text:p>154032</text:p>
          </table:table-cell>
          <table:table-cell office:value-type="float" office:value="4220.24152" calcext:value-type="float">
            <text:p>4220.24152</text:p>
          </table:table-cell>
          <table:table-cell office:value-type="string" calcext:value-type="string">
            <text:p>N</text:p>
          </table:table-cell>
          <table:table-cell office:value-type="float" office:value="7105.23947" calcext:value-type="float">
            <text:p>7105.2394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632E+018" calcext:value-type="float">
            <text:p>1.706733632E+018</text:p>
          </table:table-cell>
          <table:table-cell table:number-columns-repeated="25"/>
        </table:table-row>
        <table:table-row table:style-name="ro1">
          <table:table-cell office:value-type="float" office:value="1.70671563543064E+018" calcext:value-type="float">
            <text:p>1.70671563543064E+018</text:p>
          </table:table-cell>
          <table:table-cell office:value-type="float" office:value="271" calcext:value-type="float">
            <text:p>271</text:p>
          </table:table-cell>
          <table:table-cell office:value-type="float" office:value="1.70671563542621E+018" calcext:value-type="float">
            <text:p>1.70671563542621E+018</text:p>
          </table:table-cell>
          <table:table-cell/>
          <table:table-cell office:value-type="float" office:value="42.004026" calcext:value-type="float">
            <text:p>42.004026</text:p>
          </table:table-cell>
          <table:table-cell office:value-type="float" office:value="-71.0873238333333" calcext:value-type="float">
            <text:p>-71.0873238333333</text:p>
          </table:table-cell>
          <table:table-cell office:value-type="float" office:value="0" calcext:value-type="float">
            <text:p>0</text:p>
          </table:table-cell>
          <table:table-cell office:value-type="float" office:value="327139.639295545" calcext:value-type="float">
            <text:p>327139.639295545</text:p>
          </table:table-cell>
          <table:table-cell office:value-type="float" office:value="4652330.78360666" calcext:value-type="float">
            <text:p>4652330.783606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33" calcext:value-type="float">
            <text:p>154033</text:p>
          </table:table-cell>
          <table:table-cell office:value-type="float" office:value="4220.24156" calcext:value-type="float">
            <text:p>4220.24156</text:p>
          </table:table-cell>
          <table:table-cell office:value-type="string" calcext:value-type="string">
            <text:p>N</text:p>
          </table:table-cell>
          <table:table-cell office:value-type="float" office:value="7105.23943" calcext:value-type="float">
            <text:p>7105.2394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633E+018" calcext:value-type="float">
            <text:p>1.706733633E+018</text:p>
          </table:table-cell>
          <table:table-cell table:number-columns-repeated="25"/>
        </table:table-row>
        <table:table-row table:style-name="ro1">
          <table:table-cell office:value-type="float" office:value="1.70671563644597E+018" calcext:value-type="float">
            <text:p>1.70671563644597E+018</text:p>
          </table:table-cell>
          <table:table-cell office:value-type="float" office:value="272" calcext:value-type="float">
            <text:p>272</text:p>
          </table:table-cell>
          <table:table-cell office:value-type="float" office:value="1.70671563643408E+018" calcext:value-type="float">
            <text:p>1.70671563643408E+018</text:p>
          </table:table-cell>
          <table:table-cell/>
          <table:table-cell office:value-type="float" office:value="42.0040263333333" calcext:value-type="float">
            <text:p>42.0040263333333</text:p>
          </table:table-cell>
          <table:table-cell office:value-type="float" office:value="-71.0873231666667" calcext:value-type="float">
            <text:p>-71.0873231666667</text:p>
          </table:table-cell>
          <table:table-cell office:value-type="float" office:value="0" calcext:value-type="float">
            <text:p>0</text:p>
          </table:table-cell>
          <table:table-cell office:value-type="float" office:value="327139.695410417" calcext:value-type="float">
            <text:p>327139.695410417</text:p>
          </table:table-cell>
          <table:table-cell office:value-type="float" office:value="4652330.8192723" calcext:value-type="float">
            <text:p>4652330.81927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34" calcext:value-type="float">
            <text:p>154034</text:p>
          </table:table-cell>
          <table:table-cell office:value-type="float" office:value="4220.24158" calcext:value-type="float">
            <text:p>4220.24158</text:p>
          </table:table-cell>
          <table:table-cell office:value-type="string" calcext:value-type="string">
            <text:p>N</text:p>
          </table:table-cell>
          <table:table-cell office:value-type="float" office:value="7105.23939" calcext:value-type="float">
            <text:p>7105.2393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634E+018" calcext:value-type="float">
            <text:p>1.706733634E+018</text:p>
          </table:table-cell>
          <table:table-cell table:number-columns-repeated="25"/>
        </table:table-row>
        <table:table-row table:style-name="ro1">
          <table:table-cell office:value-type="float" office:value="1.70671563744643E+018" calcext:value-type="float">
            <text:p>1.70671563744643E+018</text:p>
          </table:table-cell>
          <table:table-cell office:value-type="float" office:value="273" calcext:value-type="float">
            <text:p>273</text:p>
          </table:table-cell>
          <table:table-cell office:value-type="float" office:value="1.70671563744198E+018" calcext:value-type="float">
            <text:p>1.70671563744198E+018</text:p>
          </table:table-cell>
          <table:table-cell/>
          <table:table-cell office:value-type="float" office:value="42.33736" calcext:value-type="float">
            <text:p>42.33736</text:p>
          </table:table-cell>
          <table:table-cell office:value-type="float" office:value="-71.0873228333333" calcext:value-type="float">
            <text:p>-71.0873228333333</text:p>
          </table:table-cell>
          <table:table-cell office:value-type="float" office:value="0" calcext:value-type="float">
            <text:p>0</text:p>
          </table:table-cell>
          <table:table-cell office:value-type="float" office:value="328045.372654999" calcext:value-type="float">
            <text:p>328045.372654999</text:p>
          </table:table-cell>
          <table:table-cell office:value-type="float" office:value="4689344.04261926" calcext:value-type="float">
            <text:p>4689344.042619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35" calcext:value-type="float">
            <text:p>154035</text:p>
          </table:table-cell>
          <table:table-cell office:value-type="float" office:value="4220.2416" calcext:value-type="float">
            <text:p>4220.2416</text:p>
          </table:table-cell>
          <table:table-cell office:value-type="string" calcext:value-type="string">
            <text:p>N</text:p>
          </table:table-cell>
          <table:table-cell office:value-type="float" office:value="7105.23937" calcext:value-type="float">
            <text:p>7105.2393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4</text:p>
          </table:table-cell>
        </table:table-row>
        <table:table-row table:style-name="ro1">
          <table:table-cell/>
          <table:table-cell office:value-type="float" office:value="1.706733635E+018" calcext:value-type="float">
            <text:p>1.706733635E+018</text:p>
          </table:table-cell>
          <table:table-cell table:number-columns-repeated="25"/>
        </table:table-row>
        <table:table-row table:style-name="ro1">
          <table:table-cell office:value-type="float" office:value="1.70671563845445E+018" calcext:value-type="float">
            <text:p>1.70671563845445E+018</text:p>
          </table:table-cell>
          <table:table-cell office:value-type="float" office:value="274" calcext:value-type="float">
            <text:p>274</text:p>
          </table:table-cell>
          <table:table-cell office:value-type="float" office:value="1.70671563844987E+018" calcext:value-type="float">
            <text:p>1.70671563844987E+018</text:p>
          </table:table-cell>
          <table:table-cell/>
          <table:table-cell office:value-type="float" office:value="42.0040268333333" calcext:value-type="float">
            <text:p>42.0040268333333</text:p>
          </table:table-cell>
          <table:table-cell office:value-type="float" office:value="-71.0873225" calcext:value-type="float">
            <text:p>-71.0873225</text:p>
          </table:table-cell>
          <table:table-cell office:value-type="float" office:value="0" calcext:value-type="float">
            <text:p>0</text:p>
          </table:table-cell>
          <table:table-cell office:value-type="float" office:value="327139.751976643" calcext:value-type="float">
            <text:p>327139.751976643</text:p>
          </table:table-cell>
          <table:table-cell office:value-type="float" office:value="4652330.87344407" calcext:value-type="float">
            <text:p>4652330.873444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36" calcext:value-type="float">
            <text:p>154036</text:p>
          </table:table-cell>
          <table:table-cell office:value-type="float" office:value="4220.24161" calcext:value-type="float">
            <text:p>4220.24161</text:p>
          </table:table-cell>
          <table:table-cell office:value-type="string" calcext:value-type="string">
            <text:p>N</text:p>
          </table:table-cell>
          <table:table-cell office:value-type="float" office:value="7105.23935" calcext:value-type="float">
            <text:p>7105.2393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6.9" calcext:value-type="float">
            <text:p>56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636E+018" calcext:value-type="float">
            <text:p>1.706733636E+018</text:p>
          </table:table-cell>
          <table:table-cell table:number-columns-repeated="25"/>
        </table:table-row>
        <table:table-row table:style-name="ro1">
          <table:table-cell office:value-type="float" office:value="1.70671563946205E+018" calcext:value-type="float">
            <text:p>1.70671563946205E+018</text:p>
          </table:table-cell>
          <table:table-cell office:value-type="float" office:value="275" calcext:value-type="float">
            <text:p>275</text:p>
          </table:table-cell>
          <table:table-cell office:value-type="float" office:value="1.70671563945762E+018" calcext:value-type="float">
            <text:p>1.70671563945762E+018</text:p>
          </table:table-cell>
          <table:table-cell/>
          <table:table-cell office:value-type="float" office:value="42.0040271666667" calcext:value-type="float">
            <text:p>42.0040271666667</text:p>
          </table:table-cell>
          <table:table-cell office:value-type="float" office:value="-71.0873221666667" calcext:value-type="float">
            <text:p>-71.0873221666667</text:p>
          </table:table-cell>
          <table:table-cell office:value-type="float" office:value="0" calcext:value-type="float">
            <text:p>0</text:p>
          </table:table-cell>
          <table:table-cell office:value-type="float" office:value="327139.780485435" calcext:value-type="float">
            <text:p>327139.780485435</text:p>
          </table:table-cell>
          <table:table-cell office:value-type="float" office:value="4652330.90978302" calcext:value-type="float">
            <text:p>4652330.909783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37" calcext:value-type="float">
            <text:p>154037</text:p>
          </table:table-cell>
          <table:table-cell office:value-type="float" office:value="4220.24163" calcext:value-type="float">
            <text:p>4220.24163</text:p>
          </table:table-cell>
          <table:table-cell office:value-type="string" calcext:value-type="string">
            <text:p>N</text:p>
          </table:table-cell>
          <table:table-cell office:value-type="float" office:value="7105.23933" calcext:value-type="float">
            <text:p>7105.2393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637E+018" calcext:value-type="float">
            <text:p>1.706733637E+018</text:p>
          </table:table-cell>
          <table:table-cell table:number-columns-repeated="25"/>
        </table:table-row>
        <table:table-row table:style-name="ro1">
          <table:table-cell office:value-type="float" office:value="1.70671564046988E+018" calcext:value-type="float">
            <text:p>1.70671564046988E+018</text:p>
          </table:table-cell>
          <table:table-cell office:value-type="float" office:value="276" calcext:value-type="float">
            <text:p>276</text:p>
          </table:table-cell>
          <table:table-cell office:value-type="float" office:value="1.70671564046546E+018" calcext:value-type="float">
            <text:p>1.70671564046546E+018</text:p>
          </table:table-cell>
          <table:table-cell/>
          <table:table-cell office:value-type="float" office:value="42.0040275" calcext:value-type="float">
            <text:p>42.0040275</text:p>
          </table:table-cell>
          <table:table-cell office:value-type="float" office:value="-71.0873218333333" calcext:value-type="float">
            <text:p>-71.0873218333333</text:p>
          </table:table-cell>
          <table:table-cell office:value-type="float" office:value="0" calcext:value-type="float">
            <text:p>0</text:p>
          </table:table-cell>
          <table:table-cell office:value-type="float" office:value="327139.808994226" calcext:value-type="float">
            <text:p>327139.808994226</text:p>
          </table:table-cell>
          <table:table-cell office:value-type="float" office:value="4652330.94612197" calcext:value-type="float">
            <text:p>4652330.946121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38" calcext:value-type="float">
            <text:p>154038</text:p>
          </table:table-cell>
          <table:table-cell office:value-type="float" office:value="4220.24165" calcext:value-type="float">
            <text:p>4220.24165</text:p>
          </table:table-cell>
          <table:table-cell office:value-type="string" calcext:value-type="string">
            <text:p>N</text:p>
          </table:table-cell>
          <table:table-cell office:value-type="float" office:value="7105.23931" calcext:value-type="float">
            <text:p>7105.2393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2" calcext:value-type="float">
            <text:p>57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638E+018" calcext:value-type="float">
            <text:p>1.706733638E+018</text:p>
          </table:table-cell>
          <table:table-cell table:number-columns-repeated="25"/>
        </table:table-row>
        <table:table-row table:style-name="ro1">
          <table:table-cell office:value-type="float" office:value="1.70671564148541E+018" calcext:value-type="float">
            <text:p>1.70671564148541E+018</text:p>
          </table:table-cell>
          <table:table-cell office:value-type="float" office:value="277" calcext:value-type="float">
            <text:p>277</text:p>
          </table:table-cell>
          <table:table-cell office:value-type="float" office:value="1.70671564147345E+018" calcext:value-type="float">
            <text:p>1.70671564147345E+018</text:p>
          </table:table-cell>
          <table:table-cell/>
          <table:table-cell office:value-type="float" office:value="42.0040278333333" calcext:value-type="float">
            <text:p>42.0040278333333</text:p>
          </table:table-cell>
          <table:table-cell office:value-type="float" office:value="-71.0873213333333" calcext:value-type="float">
            <text:p>-71.0873213333333</text:p>
          </table:table-cell>
          <table:table-cell office:value-type="float" office:value="0" calcext:value-type="float">
            <text:p>0</text:p>
          </table:table-cell>
          <table:table-cell office:value-type="float" office:value="327139.851306058" calcext:value-type="float">
            <text:p>327139.851306058</text:p>
          </table:table-cell>
          <table:table-cell office:value-type="float" office:value="4652330.98212427" calcext:value-type="float">
            <text:p>4652330.982124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39" calcext:value-type="float">
            <text:p>154039</text:p>
          </table:table-cell>
          <table:table-cell office:value-type="float" office:value="4220.24167" calcext:value-type="float">
            <text:p>4220.24167</text:p>
          </table:table-cell>
          <table:table-cell office:value-type="string" calcext:value-type="string">
            <text:p>N</text:p>
          </table:table-cell>
          <table:table-cell office:value-type="float" office:value="7105.23928" calcext:value-type="float">
            <text:p>7105.2392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3" calcext:value-type="float">
            <text:p>57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639E+018" calcext:value-type="float">
            <text:p>1.706733639E+018</text:p>
          </table:table-cell>
          <table:table-cell table:number-columns-repeated="25"/>
        </table:table-row>
        <table:table-row table:style-name="ro1">
          <table:table-cell office:value-type="float" office:value="1.70671564248569E+018" calcext:value-type="float">
            <text:p>1.70671564248569E+018</text:p>
          </table:table-cell>
          <table:table-cell office:value-type="float" office:value="278" calcext:value-type="float">
            <text:p>278</text:p>
          </table:table-cell>
          <table:table-cell office:value-type="float" office:value="1.70671564248129E+018" calcext:value-type="float">
            <text:p>1.70671564248129E+018</text:p>
          </table:table-cell>
          <table:table-cell/>
          <table:table-cell office:value-type="float" office:value="42.004028" calcext:value-type="float">
            <text:p>42.004028</text:p>
          </table:table-cell>
          <table:table-cell office:value-type="float" office:value="-71.087321" calcext:value-type="float">
            <text:p>-71.087321</text:p>
          </table:table-cell>
          <table:table-cell office:value-type="float" office:value="0" calcext:value-type="float">
            <text:p>0</text:p>
          </table:table-cell>
          <table:table-cell office:value-type="float" office:value="327139.879363491" calcext:value-type="float">
            <text:p>327139.879363491</text:p>
          </table:table-cell>
          <table:table-cell office:value-type="float" office:value="4652330.9999571" calcext:value-type="float">
            <text:p>4652330.99995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40" calcext:value-type="float">
            <text:p>154040</text:p>
          </table:table-cell>
          <table:table-cell office:value-type="float" office:value="4220.24168" calcext:value-type="float">
            <text:p>4220.24168</text:p>
          </table:table-cell>
          <table:table-cell office:value-type="string" calcext:value-type="string">
            <text:p>N</text:p>
          </table:table-cell>
          <table:table-cell office:value-type="float" office:value="7105.23926" calcext:value-type="float">
            <text:p>7105.2392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4" calcext:value-type="float">
            <text:p>57.4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64E+018" calcext:value-type="float">
            <text:p>1.70673364E+018</text:p>
          </table:table-cell>
          <table:table-cell table:number-columns-repeated="25"/>
        </table:table-row>
        <table:table-row table:style-name="ro1">
          <table:table-cell office:value-type="float" office:value="1.70671564349351E+018" calcext:value-type="float">
            <text:p>1.70671564349351E+018</text:p>
          </table:table-cell>
          <table:table-cell office:value-type="float" office:value="279" calcext:value-type="float">
            <text:p>279</text:p>
          </table:table-cell>
          <table:table-cell office:value-type="float" office:value="1.70671564348917E+018" calcext:value-type="float">
            <text:p>1.70671564348917E+018</text:p>
          </table:table-cell>
          <table:table-cell/>
          <table:table-cell office:value-type="float" office:value="42.0040278333333" calcext:value-type="float">
            <text:p>42.0040278333333</text:p>
          </table:table-cell>
          <table:table-cell office:value-type="float" office:value="-71.0873211666667" calcext:value-type="float">
            <text:p>-71.0873211666667</text:p>
          </table:table-cell>
          <table:table-cell office:value-type="float" office:value="0" calcext:value-type="float">
            <text:p>0</text:p>
          </table:table-cell>
          <table:table-cell office:value-type="float" office:value="327139.865109096" calcext:value-type="float">
            <text:p>327139.865109096</text:p>
          </table:table-cell>
          <table:table-cell office:value-type="float" office:value="4652330.98178762" calcext:value-type="float">
            <text:p>4652330.981787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41" calcext:value-type="float">
            <text:p>154041</text:p>
          </table:table-cell>
          <table:table-cell office:value-type="float" office:value="4220.24167" calcext:value-type="float">
            <text:p>4220.24167</text:p>
          </table:table-cell>
          <table:table-cell office:value-type="string" calcext:value-type="string">
            <text:p>N</text:p>
          </table:table-cell>
          <table:table-cell office:value-type="float" office:value="7105.23927" calcext:value-type="float">
            <text:p>7105.2392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641E+018" calcext:value-type="float">
            <text:p>1.706733641E+018</text:p>
          </table:table-cell>
          <table:table-cell table:number-columns-repeated="25"/>
        </table:table-row>
        <table:table-row table:style-name="ro1">
          <table:table-cell office:value-type="float" office:value="1.70671564450157E+018" calcext:value-type="float">
            <text:p>1.70671564450157E+018</text:p>
          </table:table-cell>
          <table:table-cell office:value-type="float" office:value="280" calcext:value-type="float">
            <text:p>280</text:p>
          </table:table-cell>
          <table:table-cell office:value-type="float" office:value="1.70671564449718E+018" calcext:value-type="float">
            <text:p>1.70671564449718E+018</text:p>
          </table:table-cell>
          <table:table-cell/>
          <table:table-cell office:value-type="float" office:value="42.0040296666667" calcext:value-type="float">
            <text:p>42.0040296666667</text:p>
          </table:table-cell>
          <table:table-cell office:value-type="float" office:value="-71.0873196666667" calcext:value-type="float">
            <text:p>-71.0873196666667</text:p>
          </table:table-cell>
          <table:table-cell office:value-type="float" office:value="0" calcext:value-type="float">
            <text:p>0</text:p>
          </table:table-cell>
          <table:table-cell office:value-type="float" office:value="327139.994301367" calcext:value-type="float">
            <text:p>327139.994301367</text:p>
          </table:table-cell>
          <table:table-cell office:value-type="float" office:value="4652331.18232515" calcext:value-type="float">
            <text:p>4652331.182325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$GPGGA</text:p>
          </table:table-cell>
          <table:table-cell office:value-type="float" office:value="154042" calcext:value-type="float">
            <text:p>154042</text:p>
          </table:table-cell>
          <table:table-cell office:value-type="float" office:value="4220.24178" calcext:value-type="float">
            <text:p>4220.24178</text:p>
          </table:table-cell>
          <table:table-cell office:value-type="string" calcext:value-type="string">
            <text:p>N</text:p>
          </table:table-cell>
          <table:table-cell office:value-type="float" office:value="7105.23918" calcext:value-type="float">
            <text:p>7105.2391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642E+018" calcext:value-type="float">
            <text:p>1.706733642E+018</text:p>
          </table:table-cell>
          <table:table-cell table:number-columns-repeated="25"/>
        </table:table-row>
        <table:table-row table:style-name="ro1">
          <table:table-cell office:value-type="float" office:value="1.70671564550896E+018" calcext:value-type="float">
            <text:p>1.70671564550896E+018</text:p>
          </table:table-cell>
          <table:table-cell office:value-type="float" office:value="281" calcext:value-type="float">
            <text:p>281</text:p>
          </table:table-cell>
          <table:table-cell office:value-type="float" office:value="1.70671564550462E+018" calcext:value-type="float">
            <text:p>1.70671564550462E+018</text:p>
          </table:table-cell>
          <table:table-cell/>
          <table:table-cell office:value-type="float" office:value="42.004031" calcext:value-type="float">
            <text:p>42.004031</text:p>
          </table:table-cell>
          <table:table-cell office:value-type="float" office:value="-71.0873185" calcext:value-type="float">
            <text:p>-71.0873185</text:p>
          </table:table-cell>
          <table:table-cell office:value-type="float" office:value="0" calcext:value-type="float">
            <text:p>0</text:p>
          </table:table-cell>
          <table:table-cell office:value-type="float" office:value="327140.094533489" calcext:value-type="float">
            <text:p>327140.094533489</text:p>
          </table:table-cell>
          <table:table-cell office:value-type="float" office:value="4652331.3280176" calcext:value-type="float">
            <text:p>4652331.32801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43" calcext:value-type="float">
            <text:p>154043</text:p>
          </table:table-cell>
          <table:table-cell office:value-type="float" office:value="4220.24186" calcext:value-type="float">
            <text:p>4220.24186</text:p>
          </table:table-cell>
          <table:table-cell office:value-type="string" calcext:value-type="string">
            <text:p>N</text:p>
          </table:table-cell>
          <table:table-cell office:value-type="float" office:value="7105.23911" calcext:value-type="float">
            <text:p>7105.2391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643E+018" calcext:value-type="float">
            <text:p>1.706733643E+018</text:p>
          </table:table-cell>
          <table:table-cell table:number-columns-repeated="25"/>
        </table:table-row>
        <table:table-row table:style-name="ro1">
          <table:table-cell office:value-type="float" office:value="1.70671564652554E+018" calcext:value-type="float">
            <text:p>1.70671564652554E+018</text:p>
          </table:table-cell>
          <table:table-cell office:value-type="float" office:value="282" calcext:value-type="float">
            <text:p>282</text:p>
          </table:table-cell>
          <table:table-cell office:value-type="float" office:value="1.70671564651301E+018" calcext:value-type="float">
            <text:p>1.70671564651301E+018</text:p>
          </table:table-cell>
          <table:table-cell/>
          <table:table-cell office:value-type="float" office:value="42.0040321666667" calcext:value-type="float">
            <text:p>42.0040321666667</text:p>
          </table:table-cell>
          <table:table-cell office:value-type="float" office:value="-71.0873175" calcext:value-type="float">
            <text:p>-71.0873175</text:p>
          </table:table-cell>
          <table:table-cell office:value-type="float" office:value="0" calcext:value-type="float">
            <text:p>0</text:p>
          </table:table-cell>
          <table:table-cell office:value-type="float" office:value="327140.180511209" calcext:value-type="float">
            <text:p>327140.180511209</text:p>
          </table:table-cell>
          <table:table-cell office:value-type="float" office:value="4652331.45554057" calcext:value-type="float">
            <text:p>4652331.455540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44" calcext:value-type="float">
            <text:p>154044</text:p>
          </table:table-cell>
          <table:table-cell office:value-type="float" office:value="4220.24193" calcext:value-type="float">
            <text:p>4220.24193</text:p>
          </table:table-cell>
          <table:table-cell office:value-type="string" calcext:value-type="string">
            <text:p>N</text:p>
          </table:table-cell>
          <table:table-cell office:value-type="float" office:value="7105.23905" calcext:value-type="float">
            <text:p>7105.2390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644E+018" calcext:value-type="float">
            <text:p>1.706733644E+018</text:p>
          </table:table-cell>
          <table:table-cell table:number-columns-repeated="25"/>
        </table:table-row>
        <table:table-row table:style-name="ro1">
          <table:table-cell office:value-type="float" office:value="1.70671564752506E+018" calcext:value-type="float">
            <text:p>1.70671564752506E+018</text:p>
          </table:table-cell>
          <table:table-cell office:value-type="float" office:value="283" calcext:value-type="float">
            <text:p>283</text:p>
          </table:table-cell>
          <table:table-cell office:value-type="float" office:value="1.70671564752083E+018" calcext:value-type="float">
            <text:p>1.70671564752083E+018</text:p>
          </table:table-cell>
          <table:table-cell/>
          <table:table-cell office:value-type="float" office:value="42.0040328333333" calcext:value-type="float">
            <text:p>42.0040328333333</text:p>
          </table:table-cell>
          <table:table-cell office:value-type="float" office:value="-71.0873168333333" calcext:value-type="float">
            <text:p>-71.087316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0.237528785" calcext:value-type="float">
            <text:p>327140.237528785</text:p>
          </table:table-cell>
          <table:table-cell office:value-type="float" office:value="4652331.52821847" calcext:value-type="float">
            <text:p>4652331.528218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45" calcext:value-type="float">
            <text:p>154045</text:p>
          </table:table-cell>
          <table:table-cell office:value-type="float" office:value="4220.24197" calcext:value-type="float">
            <text:p>4220.24197</text:p>
          </table:table-cell>
          <table:table-cell office:value-type="string" calcext:value-type="string">
            <text:p>N</text:p>
          </table:table-cell>
          <table:table-cell office:value-type="float" office:value="7105.23901" calcext:value-type="float">
            <text:p>7105.2390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6" calcext:value-type="float">
            <text:p>57.6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645E+018" calcext:value-type="float">
            <text:p>1.706733645E+018</text:p>
          </table:table-cell>
          <table:table-cell table:number-columns-repeated="25"/>
        </table:table-row>
        <table:table-row table:style-name="ro1">
          <table:table-cell office:value-type="float" office:value="1.70671564853299E+018" calcext:value-type="float">
            <text:p>1.70671564853299E+018</text:p>
          </table:table-cell>
          <table:table-cell office:value-type="float" office:value="284" calcext:value-type="float">
            <text:p>284</text:p>
          </table:table-cell>
          <table:table-cell office:value-type="float" office:value="1.70671564852867E+018" calcext:value-type="float">
            <text:p>1.70671564852867E+018</text:p>
          </table:table-cell>
          <table:table-cell/>
          <table:table-cell office:value-type="float" office:value="42.0040326666667" calcext:value-type="float">
            <text:p>42.0040326666667</text:p>
          </table:table-cell>
          <table:table-cell office:value-type="float" office:value="-71.0873168333333" calcext:value-type="float">
            <text:p>-71.087316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0.237077429" calcext:value-type="float">
            <text:p>327140.237077429</text:p>
          </table:table-cell>
          <table:table-cell office:value-type="float" office:value="4652331.50971235" calcext:value-type="float">
            <text:p>4652331.509712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$GPGGA</text:p>
          </table:table-cell>
          <table:table-cell office:value-type="float" office:value="154046" calcext:value-type="float">
            <text:p>154046</text:p>
          </table:table-cell>
          <table:table-cell office:value-type="float" office:value="4220.24196" calcext:value-type="float">
            <text:p>4220.24196</text:p>
          </table:table-cell>
          <table:table-cell office:value-type="string" calcext:value-type="string">
            <text:p>N</text:p>
          </table:table-cell>
          <table:table-cell office:value-type="float" office:value="7105.23901" calcext:value-type="float">
            <text:p>7105.2390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2</text:p>
          </table:table-cell>
        </table:table-row>
        <table:table-row table:style-name="ro1">
          <table:table-cell/>
          <table:table-cell office:value-type="float" office:value="1.706733646E+018" calcext:value-type="float">
            <text:p>1.706733646E+018</text:p>
          </table:table-cell>
          <table:table-cell table:number-columns-repeated="25"/>
        </table:table-row>
        <table:table-row table:style-name="ro1">
          <table:table-cell office:value-type="float" office:value="1.70671564954101E+018" calcext:value-type="float">
            <text:p>1.70671564954101E+018</text:p>
          </table:table-cell>
          <table:table-cell office:value-type="float" office:value="285" calcext:value-type="float">
            <text:p>285</text:p>
          </table:table-cell>
          <table:table-cell office:value-type="float" office:value="1.70671564953663E+018" calcext:value-type="float">
            <text:p>1.70671564953663E+018</text:p>
          </table:table-cell>
          <table:table-cell/>
          <table:table-cell office:value-type="float" office:value="42.0040326666667" calcext:value-type="float">
            <text:p>42.0040326666667</text:p>
          </table:table-cell>
          <table:table-cell office:value-type="float" office:value="-72.7539833333333" calcext:value-type="float">
            <text:p>-72.7539833333333</text:p>
          </table:table-cell>
          <table:table-cell office:value-type="float" office:value="0" calcext:value-type="float">
            <text:p>0</text:p>
          </table:table-cell>
          <table:table-cell office:value-type="float" office:value="686003.07332125" calcext:value-type="float">
            <text:p>686003.07332125</text:p>
          </table:table-cell>
          <table:table-cell office:value-type="float" office:value="4652664.26714497" calcext:value-type="float">
            <text:p>4652664.267144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047" calcext:value-type="float">
            <text:p>154047</text:p>
          </table:table-cell>
          <table:table-cell office:value-type="float" office:value="4220.24196" calcext:value-type="float">
            <text:p>4220.24196</text:p>
          </table:table-cell>
          <table:table-cell office:value-type="string" calcext:value-type="string">
            <text:p>N</text:p>
          </table:table-cell>
          <table:table-cell office:value-type="float" office:value="7105.239" calcext:value-type="float">
            <text:p>7105.23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.08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647E+018" calcext:value-type="float">
            <text:p>1.706733647E+018</text:p>
          </table:table-cell>
          <table:table-cell table:number-columns-repeated="25"/>
        </table:table-row>
        <table:table-row table:style-name="ro1">
          <table:table-cell office:value-type="float" office:value="1.70671565054906E+018" calcext:value-type="float">
            <text:p>1.70671565054906E+018</text:p>
          </table:table-cell>
          <table:table-cell office:value-type="float" office:value="286" calcext:value-type="float">
            <text:p>286</text:p>
          </table:table-cell>
          <table:table-cell office:value-type="float" office:value="1.70671565054449E+018" calcext:value-type="float">
            <text:p>1.70671565054449E+018</text:p>
          </table:table-cell>
          <table:table-cell/>
          <table:table-cell office:value-type="float" office:value="42.0040323333333" calcext:value-type="float">
            <text:p>42.0040323333333</text:p>
          </table:table-cell>
          <table:table-cell office:value-type="float" office:value="-71.0873168333333" calcext:value-type="float">
            <text:p>-71.0873168333333</text:p>
          </table:table-cell>
          <table:table-cell office:value-type="float" office:value="0" calcext:value-type="float">
            <text:p>0</text:p>
          </table:table-cell>
          <table:table-cell office:value-type="float" office:value="327140.236174716" calcext:value-type="float">
            <text:p>327140.236174716</text:p>
          </table:table-cell>
          <table:table-cell office:value-type="float" office:value="4652331.4727001" calcext:value-type="float">
            <text:p>4652331.47270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048" calcext:value-type="float">
            <text:p>154048</text:p>
          </table:table-cell>
          <table:table-cell office:value-type="float" office:value="4220.24194" calcext:value-type="float">
            <text:p>4220.24194</text:p>
          </table:table-cell>
          <table:table-cell office:value-type="string" calcext:value-type="string">
            <text:p>N</text:p>
          </table:table-cell>
          <table:table-cell office:value-type="float" office:value="7105.23901" calcext:value-type="float">
            <text:p>7105.2390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.08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B</text:p>
          </table:table-cell>
        </table:table-row>
        <table:table-row table:style-name="ro1">
          <table:table-cell/>
          <table:table-cell office:value-type="float" office:value="1.706733648E+018" calcext:value-type="float">
            <text:p>1.706733648E+018</text:p>
          </table:table-cell>
          <table:table-cell table:number-columns-repeated="25"/>
        </table:table-row>
        <table:table-row table:style-name="ro1">
          <table:table-cell office:value-type="float" office:value="1.70671565156463E+018" calcext:value-type="float">
            <text:p>1.70671565156463E+018</text:p>
          </table:table-cell>
          <table:table-cell office:value-type="float" office:value="287" calcext:value-type="float">
            <text:p>287</text:p>
          </table:table-cell>
          <table:table-cell office:value-type="float" office:value="1.70671565155269E+018" calcext:value-type="float">
            <text:p>1.70671565155269E+018</text:p>
          </table:table-cell>
          <table:table-cell/>
          <table:table-cell office:value-type="float" office:value="42.0040345" calcext:value-type="float">
            <text:p>42.0040345</text:p>
          </table:table-cell>
          <table:table-cell office:value-type="float" office:value="-71.0873153333333" calcext:value-type="float">
            <text:p>-71.087315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0.36626968" calcext:value-type="float">
            <text:p>327140.36626968</text:p>
          </table:table-cell>
          <table:table-cell office:value-type="float" office:value="4652331.71024988" calcext:value-type="float">
            <text:p>4652331.7102498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$GPGGA</text:p>
          </table:table-cell>
          <table:table-cell office:value-type="float" office:value="154049" calcext:value-type="float">
            <text:p>154049</text:p>
          </table:table-cell>
          <table:table-cell office:value-type="float" office:value="4220.24207" calcext:value-type="float">
            <text:p>4220.24207</text:p>
          </table:table-cell>
          <table:table-cell office:value-type="string" calcext:value-type="string">
            <text:p>N</text:p>
          </table:table-cell>
          <table:table-cell office:value-type="float" office:value="7105.23892" calcext:value-type="float">
            <text:p>7105.2389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42" calcext:value-type="float">
            <text:p>1.42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6</text:p>
          </table:table-cell>
        </table:table-row>
        <table:table-row table:style-name="ro1">
          <table:table-cell/>
          <table:table-cell office:value-type="float" office:value="1.706733649E+018" calcext:value-type="float">
            <text:p>1.706733649E+018</text:p>
          </table:table-cell>
          <table:table-cell table:number-columns-repeated="25"/>
        </table:table-row>
        <table:table-row table:style-name="ro1">
          <table:table-cell office:value-type="float" office:value="1.7067156525651E+018" calcext:value-type="float">
            <text:p>1.7067156525651E+018</text:p>
          </table:table-cell>
          <table:table-cell office:value-type="float" office:value="288" calcext:value-type="float">
            <text:p>288</text:p>
          </table:table-cell>
          <table:table-cell office:value-type="float" office:value="1.70671565256044E+018" calcext:value-type="float">
            <text:p>1.70671565256044E+018</text:p>
          </table:table-cell>
          <table:table-cell/>
          <table:table-cell office:value-type="float" office:value="42.0040358333333" calcext:value-type="float">
            <text:p>42.0040358333333</text:p>
          </table:table-cell>
          <table:table-cell office:value-type="float" office:value="-71.087314" calcext:value-type="float">
            <text:p>-71.087314</text:p>
          </table:table-cell>
          <table:table-cell office:value-type="float" office:value="0" calcext:value-type="float">
            <text:p>0</text:p>
          </table:table-cell>
          <table:table-cell office:value-type="float" office:value="327140.480304822" calcext:value-type="float">
            <text:p>327140.480304822</text:p>
          </table:table-cell>
          <table:table-cell office:value-type="float" office:value="4652331.85560568" calcext:value-type="float">
            <text:p>4652331.855605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050" calcext:value-type="float">
            <text:p>154050</text:p>
          </table:table-cell>
          <table:table-cell office:value-type="float" office:value="4220.24215" calcext:value-type="float">
            <text:p>4220.24215</text:p>
          </table:table-cell>
          <table:table-cell office:value-type="string" calcext:value-type="string">
            <text:p>N</text:p>
          </table:table-cell>
          <table:table-cell office:value-type="float" office:value="7105.23884" calcext:value-type="float">
            <text:p>7105.2388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.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65E+018" calcext:value-type="float">
            <text:p>1.70673365E+018</text:p>
          </table:table-cell>
          <table:table-cell table:number-columns-repeated="25"/>
        </table:table-row>
        <table:table-row table:style-name="ro1">
          <table:table-cell office:value-type="float" office:value="1.70671565357311E+018" calcext:value-type="float">
            <text:p>1.70671565357311E+018</text:p>
          </table:table-cell>
          <table:table-cell office:value-type="float" office:value="289" calcext:value-type="float">
            <text:p>289</text:p>
          </table:table-cell>
          <table:table-cell office:value-type="float" office:value="1.70671565356846E+018" calcext:value-type="float">
            <text:p>1.70671565356846E+018</text:p>
          </table:table-cell>
          <table:table-cell/>
          <table:table-cell office:value-type="float" office:value="42.004037" calcext:value-type="float">
            <text:p>42.004037</text:p>
          </table:table-cell>
          <table:table-cell office:value-type="float" office:value="-71.087313" calcext:value-type="float">
            <text:p>-71.087313</text:p>
          </table:table-cell>
          <table:table-cell office:value-type="float" office:value="0" calcext:value-type="float">
            <text:p>0</text:p>
          </table:table-cell>
          <table:table-cell office:value-type="float" office:value="327140.566282531" calcext:value-type="float">
            <text:p>327140.566282531</text:p>
          </table:table-cell>
          <table:table-cell office:value-type="float" office:value="4652331.98312867" calcext:value-type="float">
            <text:p>4652331.983128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051" calcext:value-type="float">
            <text:p>154051</text:p>
          </table:table-cell>
          <table:table-cell office:value-type="float" office:value="4220.24222" calcext:value-type="float">
            <text:p>4220.24222</text:p>
          </table:table-cell>
          <table:table-cell office:value-type="string" calcext:value-type="string">
            <text:p>N</text:p>
          </table:table-cell>
          <table:table-cell office:value-type="float" office:value="7105.23878" calcext:value-type="float">
            <text:p>7105.23878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.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651E+018" calcext:value-type="float">
            <text:p>1.706733651E+018</text:p>
          </table:table-cell>
          <table:table-cell table:number-columns-repeated="25"/>
        </table:table-row>
        <table:table-row table:style-name="ro1">
          <table:table-cell office:value-type="float" office:value="1.70671565458105E+018" calcext:value-type="float">
            <text:p>1.70671565458105E+018</text:p>
          </table:table-cell>
          <table:table-cell office:value-type="float" office:value="290" calcext:value-type="float">
            <text:p>290</text:p>
          </table:table-cell>
          <table:table-cell office:value-type="float" office:value="1.70671565457642E+018" calcext:value-type="float">
            <text:p>1.70671565457642E+018</text:p>
          </table:table-cell>
          <table:table-cell/>
          <table:table-cell office:value-type="float" office:value="42.0040371666667" calcext:value-type="float">
            <text:p>42.0040371666667</text:p>
          </table:table-cell>
          <table:table-cell office:value-type="float" office:value="-71.0873123333333" calcext:value-type="float">
            <text:p>-71.0873123333333</text:p>
          </table:table-cell>
          <table:table-cell office:value-type="float" office:value="0" calcext:value-type="float">
            <text:p>0</text:p>
          </table:table-cell>
          <table:table-cell office:value-type="float" office:value="327140.621946033" calcext:value-type="float">
            <text:p>327140.621946033</text:p>
          </table:table-cell>
          <table:table-cell office:value-type="float" office:value="4652332.0002882" calcext:value-type="float">
            <text:p>4652332.000288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052" calcext:value-type="float">
            <text:p>154052</text:p>
          </table:table-cell>
          <table:table-cell office:value-type="float" office:value="4220.24223" calcext:value-type="float">
            <text:p>4220.24223</text:p>
          </table:table-cell>
          <table:table-cell office:value-type="string" calcext:value-type="string">
            <text:p>N</text:p>
          </table:table-cell>
          <table:table-cell office:value-type="float" office:value="7105.23874" calcext:value-type="float">
            <text:p>7105.23874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.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D</text:p>
          </table:table-cell>
        </table:table-row>
        <table:table-row table:style-name="ro1">
          <table:table-cell/>
          <table:table-cell office:value-type="float" office:value="1.706733652E+018" calcext:value-type="float">
            <text:p>1.706733652E+018</text:p>
          </table:table-cell>
          <table:table-cell table:number-columns-repeated="25"/>
        </table:table-row>
        <table:table-row table:style-name="ro1">
          <table:table-cell office:value-type="float" office:value="1.70671565558898E+018" calcext:value-type="float">
            <text:p>1.70671565558898E+018</text:p>
          </table:table-cell>
          <table:table-cell office:value-type="float" office:value="291" calcext:value-type="float">
            <text:p>291</text:p>
          </table:table-cell>
          <table:table-cell office:value-type="float" office:value="1.7067156555844E+018" calcext:value-type="float">
            <text:p>1.7067156555844E+018</text:p>
          </table:table-cell>
          <table:table-cell/>
          <table:table-cell office:value-type="float" office:value="42.0040371666667" calcext:value-type="float">
            <text:p>42.0040371666667</text:p>
          </table:table-cell>
          <table:table-cell office:value-type="float" office:value="-71.0873121666667" calcext:value-type="float">
            <text:p>-71.087312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0.63574907" calcext:value-type="float">
            <text:p>327140.63574907</text:p>
          </table:table-cell>
          <table:table-cell office:value-type="float" office:value="4652331.99995155" calcext:value-type="float">
            <text:p>4652331.999951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053" calcext:value-type="float">
            <text:p>154053</text:p>
          </table:table-cell>
          <table:table-cell office:value-type="float" office:value="4220.24223" calcext:value-type="float">
            <text:p>4220.24223</text:p>
          </table:table-cell>
          <table:table-cell office:value-type="string" calcext:value-type="string">
            <text:p>N</text:p>
          </table:table-cell>
          <table:table-cell office:value-type="float" office:value="7105.23873" calcext:value-type="float">
            <text:p>7105.2387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.08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653E+018" calcext:value-type="float">
            <text:p>1.706733653E+018</text:p>
          </table:table-cell>
          <table:table-cell table:number-columns-repeated="25"/>
        </table:table-row>
        <table:table-row table:style-name="ro1">
          <table:table-cell office:value-type="float" office:value="1.70671565659698E+018" calcext:value-type="float">
            <text:p>1.70671565659698E+018</text:p>
          </table:table-cell>
          <table:table-cell office:value-type="float" office:value="292" calcext:value-type="float">
            <text:p>292</text:p>
          </table:table-cell>
          <table:table-cell office:value-type="float" office:value="1.7067156565924E+018" calcext:value-type="float">
            <text:p>1.7067156565924E+018</text:p>
          </table:table-cell>
          <table:table-cell/>
          <table:table-cell office:value-type="float" office:value="42.0040358333333" calcext:value-type="float">
            <text:p>42.0040358333333</text:p>
          </table:table-cell>
          <table:table-cell office:value-type="float" office:value="-71.0873126666667" calcext:value-type="float">
            <text:p>-71.087312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0.590729116" calcext:value-type="float">
            <text:p>327140.590729116</text:p>
          </table:table-cell>
          <table:table-cell office:value-type="float" office:value="4652331.85291249" calcext:value-type="float">
            <text:p>4652331.852912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054" calcext:value-type="float">
            <text:p>154054</text:p>
          </table:table-cell>
          <table:table-cell office:value-type="float" office:value="4220.24215" calcext:value-type="float">
            <text:p>4220.24215</text:p>
          </table:table-cell>
          <table:table-cell office:value-type="string" calcext:value-type="string">
            <text:p>N</text:p>
          </table:table-cell>
          <table:table-cell office:value-type="float" office:value="7105.23876" calcext:value-type="float">
            <text:p>7105.2387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654E+018" calcext:value-type="float">
            <text:p>1.706733654E+018</text:p>
          </table:table-cell>
          <table:table-cell table:number-columns-repeated="25"/>
        </table:table-row>
        <table:table-row table:style-name="ro1">
          <table:table-cell office:value-type="float" office:value="1.70671565760495E+018" calcext:value-type="float">
            <text:p>1.70671565760495E+018</text:p>
          </table:table-cell>
          <table:table-cell office:value-type="float" office:value="293" calcext:value-type="float">
            <text:p>293</text:p>
          </table:table-cell>
          <table:table-cell office:value-type="float" office:value="1.70671565760049E+018" calcext:value-type="float">
            <text:p>1.70671565760049E+018</text:p>
          </table:table-cell>
          <table:table-cell/>
          <table:table-cell office:value-type="float" office:value="42.0040395" calcext:value-type="float">
            <text:p>42.0040395</text:p>
          </table:table-cell>
          <table:table-cell office:value-type="float" office:value="-71.0873101666667" calcext:value-type="float">
            <text:p>-71.087310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0.807704474" calcext:value-type="float">
            <text:p>327140.807704474</text:p>
          </table:table-cell>
          <table:table-cell office:value-type="float" office:value="4652332.25499751" calcext:value-type="float">
            <text:p>4652332.254997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$GPGGA</text:p>
          </table:table-cell>
          <table:table-cell office:value-type="float" office:value="154055" calcext:value-type="float">
            <text:p>154055</text:p>
          </table:table-cell>
          <table:table-cell office:value-type="float" office:value="4220.24237" calcext:value-type="float">
            <text:p>4220.24237</text:p>
          </table:table-cell>
          <table:table-cell office:value-type="string" calcext:value-type="string">
            <text:p>N</text:p>
          </table:table-cell>
          <table:table-cell office:value-type="float" office:value="7105.23861" calcext:value-type="float">
            <text:p>7105.2386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9</text:p>
          </table:table-cell>
        </table:table-row>
        <table:table-row table:style-name="ro1">
          <table:table-cell/>
          <table:table-cell office:value-type="float" office:value="1.706733655E+018" calcext:value-type="float">
            <text:p>1.706733655E+018</text:p>
          </table:table-cell>
          <table:table-cell table:number-columns-repeated="25"/>
        </table:table-row>
        <table:table-row table:style-name="ro1">
          <table:table-cell office:value-type="float" office:value="1.70671565861306E+018" calcext:value-type="float">
            <text:p>1.70671565861306E+018</text:p>
          </table:table-cell>
          <table:table-cell office:value-type="float" office:value="294" calcext:value-type="float">
            <text:p>294</text:p>
          </table:table-cell>
          <table:table-cell office:value-type="float" office:value="1.70671565860861E+018" calcext:value-type="float">
            <text:p>1.70671565860861E+018</text:p>
          </table:table-cell>
          <table:table-cell/>
          <table:table-cell office:value-type="float" office:value="42.0040406666667" calcext:value-type="float">
            <text:p>42.0040406666667</text:p>
          </table:table-cell>
          <table:table-cell office:value-type="float" office:value="-71.0873091666667" calcext:value-type="float">
            <text:p>-71.087309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0.893682173" calcext:value-type="float">
            <text:p>327140.893682173</text:p>
          </table:table-cell>
          <table:table-cell office:value-type="float" office:value="4652332.3825205" calcext:value-type="float">
            <text:p>4652332.38252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056" calcext:value-type="float">
            <text:p>154056</text:p>
          </table:table-cell>
          <table:table-cell office:value-type="float" office:value="4220.24244" calcext:value-type="float">
            <text:p>4220.24244</text:p>
          </table:table-cell>
          <table:table-cell office:value-type="string" calcext:value-type="string">
            <text:p>N</text:p>
          </table:table-cell>
          <table:table-cell office:value-type="float" office:value="7105.23855" calcext:value-type="float">
            <text:p>7105.2385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5</text:p>
          </table:table-cell>
        </table:table-row>
        <table:table-row table:style-name="ro1">
          <table:table-cell/>
          <table:table-cell office:value-type="float" office:value="1.706733656E+018" calcext:value-type="float">
            <text:p>1.706733656E+018</text:p>
          </table:table-cell>
          <table:table-cell table:number-columns-repeated="25"/>
        </table:table-row>
        <table:table-row table:style-name="ro1">
          <table:table-cell office:value-type="float" office:value="1.70671565962112E+018" calcext:value-type="float">
            <text:p>1.70671565962112E+018</text:p>
          </table:table-cell>
          <table:table-cell office:value-type="float" office:value="295" calcext:value-type="float">
            <text:p>295</text:p>
          </table:table-cell>
          <table:table-cell office:value-type="float" office:value="1.70671565961667E+018" calcext:value-type="float">
            <text:p>1.70671565961667E+018</text:p>
          </table:table-cell>
          <table:table-cell/>
          <table:table-cell office:value-type="float" office:value="42.0040411666667" calcext:value-type="float">
            <text:p>42.0040411666667</text:p>
          </table:table-cell>
          <table:table-cell office:value-type="float" office:value="-71.0873086666667" calcext:value-type="float">
            <text:p>-71.087308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0.936445345" calcext:value-type="float">
            <text:p>327140.936445345</text:p>
          </table:table-cell>
          <table:table-cell office:value-type="float" office:value="4652332.43702893" calcext:value-type="float">
            <text:p>4652332.4370289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057" calcext:value-type="float">
            <text:p>154057</text:p>
          </table:table-cell>
          <table:table-cell office:value-type="float" office:value="4220.24247" calcext:value-type="float">
            <text:p>4220.24247</text:p>
          </table:table-cell>
          <table:table-cell office:value-type="string" calcext:value-type="string">
            <text:p>N</text:p>
          </table:table-cell>
          <table:table-cell office:value-type="float" office:value="7105.23852" calcext:value-type="float">
            <text:p>7105.2385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1</text:p>
          </table:table-cell>
        </table:table-row>
        <table:table-row table:style-name="ro1">
          <table:table-cell/>
          <table:table-cell office:value-type="float" office:value="1.706733657E+018" calcext:value-type="float">
            <text:p>1.706733657E+018</text:p>
          </table:table-cell>
          <table:table-cell table:number-columns-repeated="25"/>
        </table:table-row>
        <table:table-row table:style-name="ro1">
          <table:table-cell office:value-type="float" office:value="1.70671566062924E+018" calcext:value-type="float">
            <text:p>1.70671566062924E+018</text:p>
          </table:table-cell>
          <table:table-cell office:value-type="float" office:value="296" calcext:value-type="float">
            <text:p>296</text:p>
          </table:table-cell>
          <table:table-cell office:value-type="float" office:value="1.70671566062478E+018" calcext:value-type="float">
            <text:p>1.70671566062478E+018</text:p>
          </table:table-cell>
          <table:table-cell/>
          <table:table-cell office:value-type="float" office:value="42.0040415" calcext:value-type="float">
            <text:p>42.0040415</text:p>
          </table:table-cell>
          <table:table-cell office:value-type="float" office:value="-71.0873081666667" calcext:value-type="float">
            <text:p>-71.087308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0.97875716" calcext:value-type="float">
            <text:p>327140.97875716</text:p>
          </table:table-cell>
          <table:table-cell office:value-type="float" office:value="4652332.47303123" calcext:value-type="float">
            <text:p>4652332.473031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058" calcext:value-type="float">
            <text:p>154058</text:p>
          </table:table-cell>
          <table:table-cell office:value-type="float" office:value="4220.24249" calcext:value-type="float">
            <text:p>4220.24249</text:p>
          </table:table-cell>
          <table:table-cell office:value-type="string" calcext:value-type="string">
            <text:p>N</text:p>
          </table:table-cell>
          <table:table-cell office:value-type="float" office:value="7105.23849" calcext:value-type="float">
            <text:p>7105.2384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658E+018" calcext:value-type="float">
            <text:p>1.706733658E+018</text:p>
          </table:table-cell>
          <table:table-cell table:number-columns-repeated="25"/>
        </table:table-row>
        <table:table-row table:style-name="ro1">
          <table:table-cell office:value-type="float" office:value="1.70671566163729E+018" calcext:value-type="float">
            <text:p>1.70671566163729E+018</text:p>
          </table:table-cell>
          <table:table-cell office:value-type="float" office:value="297" calcext:value-type="float">
            <text:p>297</text:p>
          </table:table-cell>
          <table:table-cell office:value-type="float" office:value="1.70671566163277E+018" calcext:value-type="float">
            <text:p>1.70671566163277E+018</text:p>
          </table:table-cell>
          <table:table-cell/>
          <table:table-cell office:value-type="float" office:value="42.0040413333333" calcext:value-type="float">
            <text:p>42.0040413333333</text:p>
          </table:table-cell>
          <table:table-cell office:value-type="float" office:value="-71.0873081666667" calcext:value-type="float">
            <text:p>-71.087308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0.978305805" calcext:value-type="float">
            <text:p>327140.978305805</text:p>
          </table:table-cell>
          <table:table-cell office:value-type="float" office:value="4652332.45452511" calcext:value-type="float">
            <text:p>4652332.454525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059" calcext:value-type="float">
            <text:p>154059</text:p>
          </table:table-cell>
          <table:table-cell office:value-type="float" office:value="4220.24248" calcext:value-type="float">
            <text:p>4220.24248</text:p>
          </table:table-cell>
          <table:table-cell office:value-type="string" calcext:value-type="string">
            <text:p>N</text:p>
          </table:table-cell>
          <table:table-cell office:value-type="float" office:value="7105.23849" calcext:value-type="float">
            <text:p>7105.23849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A</text:p>
          </table:table-cell>
        </table:table-row>
        <table:table-row table:style-name="ro1">
          <table:table-cell/>
          <table:table-cell office:value-type="float" office:value="1.706733659E+018" calcext:value-type="float">
            <text:p>1.706733659E+018</text:p>
          </table:table-cell>
          <table:table-cell table:number-columns-repeated="25"/>
        </table:table-row>
        <table:table-row table:style-name="ro1">
          <table:table-cell office:value-type="float" office:value="1.70671566264531E+018" calcext:value-type="float">
            <text:p>1.70671566264531E+018</text:p>
          </table:table-cell>
          <table:table-cell office:value-type="float" office:value="298" calcext:value-type="float">
            <text:p>298</text:p>
          </table:table-cell>
          <table:table-cell office:value-type="float" office:value="1.70671566264092E+018" calcext:value-type="float">
            <text:p>1.70671566264092E+018</text:p>
          </table:table-cell>
          <table:table-cell/>
          <table:table-cell office:value-type="float" office:value="42.0040405" calcext:value-type="float">
            <text:p>42.0040405</text:p>
          </table:table-cell>
          <table:table-cell office:value-type="float" office:value="-71.0873086666667" calcext:value-type="float">
            <text:p>-71.0873086666667</text:p>
          </table:table-cell>
          <table:table-cell office:value-type="float" office:value="0" calcext:value-type="float">
            <text:p>0</text:p>
          </table:table-cell>
          <table:table-cell office:value-type="float" office:value="327140.934639927" calcext:value-type="float">
            <text:p>327140.934639927</text:p>
          </table:table-cell>
          <table:table-cell office:value-type="float" office:value="4652332.36300443" calcext:value-type="float">
            <text:p>4652332.363004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100" calcext:value-type="float">
            <text:p>154100</text:p>
          </table:table-cell>
          <table:table-cell office:value-type="float" office:value="4220.24243" calcext:value-type="float">
            <text:p>4220.24243</text:p>
          </table:table-cell>
          <table:table-cell office:value-type="string" calcext:value-type="string">
            <text:p>N</text:p>
          </table:table-cell>
          <table:table-cell office:value-type="float" office:value="7105.23852" calcext:value-type="float">
            <text:p>7105.2385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66E+018" calcext:value-type="float">
            <text:p>1.70673366E+018</text:p>
          </table:table-cell>
          <table:table-cell table:number-columns-repeated="25"/>
        </table:table-row>
        <table:table-row table:style-name="ro1">
          <table:table-cell office:value-type="float" office:value="1.70671566365936E+018" calcext:value-type="float">
            <text:p>1.70671566365936E+018</text:p>
          </table:table-cell>
          <table:table-cell office:value-type="float" office:value="299" calcext:value-type="float">
            <text:p>299</text:p>
          </table:table-cell>
          <table:table-cell office:value-type="float" office:value="1.70671566365355E+018" calcext:value-type="float">
            <text:p>1.70671566365355E+018</text:p>
          </table:table-cell>
          <table:table-cell/>
          <table:table-cell office:value-type="float" office:value="42.0040395" calcext:value-type="float">
            <text:p>42.0040395</text:p>
          </table:table-cell>
          <table:table-cell office:value-type="float" office:value="-71.0873095" calcext:value-type="float">
            <text:p>-71.0873095</text:p>
          </table:table-cell>
          <table:table-cell office:value-type="float" office:value="0" calcext:value-type="float">
            <text:p>0</text:p>
          </table:table-cell>
          <table:table-cell office:value-type="float" office:value="327140.862916619" calcext:value-type="float">
            <text:p>327140.862916619</text:p>
          </table:table-cell>
          <table:table-cell office:value-type="float" office:value="4652332.25365092" calcext:value-type="float">
            <text:p>4652332.2536509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101" calcext:value-type="float">
            <text:p>154101</text:p>
          </table:table-cell>
          <table:table-cell office:value-type="float" office:value="4220.24237" calcext:value-type="float">
            <text:p>4220.24237</text:p>
          </table:table-cell>
          <table:table-cell office:value-type="string" calcext:value-type="string">
            <text:p>N</text:p>
          </table:table-cell>
          <table:table-cell office:value-type="float" office:value="7105.23857" calcext:value-type="float">
            <text:p>7105.2385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3</text:p>
          </table:table-cell>
        </table:table-row>
        <table:table-row table:style-name="ro1">
          <table:table-cell/>
          <table:table-cell office:value-type="float" office:value="1.706733661E+018" calcext:value-type="float">
            <text:p>1.706733661E+018</text:p>
          </table:table-cell>
          <table:table-cell table:number-columns-repeated="25"/>
        </table:table-row>
        <table:table-row table:style-name="ro1">
          <table:table-cell office:value-type="float" office:value="1.70671566466105E+018" calcext:value-type="float">
            <text:p>1.70671566466105E+018</text:p>
          </table:table-cell>
          <table:table-cell office:value-type="float" office:value="300" calcext:value-type="float">
            <text:p>300</text:p>
          </table:table-cell>
          <table:table-cell office:value-type="float" office:value="1.70671566465804E+018" calcext:value-type="float">
            <text:p>1.70671566465804E+018</text:p>
          </table:table-cell>
          <table:table-cell/>
          <table:table-cell office:value-type="float" office:value="42.3373716666667" calcext:value-type="float">
            <text:p>42.3373716666667</text:p>
          </table:table-cell>
          <table:table-cell office:value-type="float" office:value="-71.0873103333333" calcext:value-type="float">
            <text:p>-71.0873103333333</text:p>
          </table:table-cell>
          <table:table-cell office:value-type="float" office:value="0" calcext:value-type="float">
            <text:p>0</text:p>
          </table:table-cell>
          <table:table-cell office:value-type="float" office:value="328046.434253872" calcext:value-type="float">
            <text:p>328046.434253872</text:p>
          </table:table-cell>
          <table:table-cell office:value-type="float" office:value="4689345.31283542" calcext:value-type="float">
            <text:p>4689345.312835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102" calcext:value-type="float">
            <text:p>154102</text:p>
          </table:table-cell>
          <table:table-cell office:value-type="float" office:value="4220.2423" calcext:value-type="float">
            <text:p>4220.2423</text:p>
          </table:table-cell>
          <table:table-cell office:value-type="string" calcext:value-type="string">
            <text:p>N</text:p>
          </table:table-cell>
          <table:table-cell office:value-type="float" office:value="7105.23862" calcext:value-type="float">
            <text:p>7105.23862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58.3" calcext:value-type="float">
            <text:p>58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0</text:p>
          </table:table-cell>
        </table:table-row>
        <table:table-row table:style-name="ro1">
          <table:table-cell/>
          <table:table-cell office:value-type="float" office:value="1.706733662E+018" calcext:value-type="float">
            <text:p>1.706733662E+018</text:p>
          </table:table-cell>
          <table:table-cell table:number-columns-repeated="25"/>
        </table:table-row>
        <table:table-row table:style-name="ro1">
          <table:table-cell office:value-type="float" office:value="1.70671566567062E+018" calcext:value-type="float">
            <text:p>1.70671566567062E+018</text:p>
          </table:table-cell>
          <table:table-cell office:value-type="float" office:value="301" calcext:value-type="float">
            <text:p>301</text:p>
          </table:table-cell>
          <table:table-cell office:value-type="float" office:value="1.70671566566611E+018" calcext:value-type="float">
            <text:p>1.70671566566611E+018</text:p>
          </table:table-cell>
          <table:table-cell/>
          <table:table-cell office:value-type="float" office:value="42.0040371666667" calcext:value-type="float">
            <text:p>42.0040371666667</text:p>
          </table:table-cell>
          <table:table-cell office:value-type="float" office:value="-71.087311" calcext:value-type="float">
            <text:p>-71.087311</text:p>
          </table:table-cell>
          <table:table-cell office:value-type="float" office:value="0" calcext:value-type="float">
            <text:p>0</text:p>
          </table:table-cell>
          <table:table-cell office:value-type="float" office:value="327140.732370325" calcext:value-type="float">
            <text:p>327140.732370325</text:p>
          </table:table-cell>
          <table:table-cell office:value-type="float" office:value="4652331.997595" calcext:value-type="float">
            <text:p>4652331.99759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103" calcext:value-type="float">
            <text:p>154103</text:p>
          </table:table-cell>
          <table:table-cell office:value-type="float" office:value="4220.24223" calcext:value-type="float">
            <text:p>4220.24223</text:p>
          </table:table-cell>
          <table:table-cell office:value-type="string" calcext:value-type="string">
            <text:p>N</text:p>
          </table:table-cell>
          <table:table-cell office:value-type="float" office:value="7105.23866" calcext:value-type="float">
            <text:p>7105.23866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58.3" calcext:value-type="float">
            <text:p>58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7</text:p>
          </table:table-cell>
        </table:table-row>
        <table:table-row table:style-name="ro1">
          <table:table-cell/>
          <table:table-cell office:value-type="float" office:value="1.706733663E+018" calcext:value-type="float">
            <text:p>1.706733663E+018</text:p>
          </table:table-cell>
          <table:table-cell table:number-columns-repeated="25"/>
        </table:table-row>
        <table:table-row table:style-name="ro1">
          <table:table-cell office:value-type="float" office:value="1.70671566668639E+018" calcext:value-type="float">
            <text:p>1.70671566668639E+018</text:p>
          </table:table-cell>
          <table:table-cell office:value-type="float" office:value="302" calcext:value-type="float">
            <text:p>302</text:p>
          </table:table-cell>
          <table:table-cell office:value-type="float" office:value="1.70671566667419E+018" calcext:value-type="float">
            <text:p>1.70671566667419E+018</text:p>
          </table:table-cell>
          <table:table-cell/>
          <table:table-cell office:value-type="float" office:value="42.004036" calcext:value-type="float">
            <text:p>42.004036</text:p>
          </table:table-cell>
          <table:table-cell office:value-type="float" office:value="-71.0873111666667" calcext:value-type="float">
            <text:p>-71.0873111666667</text:p>
          </table:table-cell>
          <table:table-cell office:value-type="float" office:value="0" calcext:value-type="float">
            <text:p>0</text:p>
          </table:table-cell>
          <table:table-cell office:value-type="float" office:value="327140.715407803" calcext:value-type="float">
            <text:p>327140.715407803</text:p>
          </table:table-cell>
          <table:table-cell office:value-type="float" office:value="4652331.86838877" calcext:value-type="float">
            <text:p>4652331.8683887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$GPGGA</text:p>
          </table:table-cell>
          <table:table-cell office:value-type="float" office:value="154104" calcext:value-type="float">
            <text:p>154104</text:p>
          </table:table-cell>
          <table:table-cell office:value-type="float" office:value="4220.24216" calcext:value-type="float">
            <text:p>4220.24216</text:p>
          </table:table-cell>
          <table:table-cell office:value-type="string" calcext:value-type="string">
            <text:p>N</text:p>
          </table:table-cell>
          <table:table-cell office:value-type="float" office:value="7105.23867" calcext:value-type="float">
            <text:p>7105.2386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08" calcext:value-type="float">
            <text:p>1.08</text:p>
          </table:table-cell>
          <table:table-cell office:value-type="float" office:value="58.3" calcext:value-type="float">
            <text:p>58.3</text:p>
          </table:table-cell>
          <table:table-cell office:value-type="string" calcext:value-type="string">
            <text:p>M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*58</text:p>
          </table:table-cell>
        </table:table-row>
        <table:table-row table:style-name="ro1">
          <table:table-cell/>
          <table:table-cell office:value-type="float" office:value="1.706733664E+018" calcext:value-type="float">
            <text:p>1.706733664E+018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 style:data-style-name="N2" text:time-value="18:32:58.793188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2-04T18:33:12.469501504</dc:date>
    <meta:editing-duration>PT1M34S</meta:editing-duration>
    <meta:editing-cycles>2</meta:editing-cycles>
    <meta:document-statistic meta:table-count="1" meta:cell-count="7867" meta:object-count="0"/>
  </office:meta>
</office:document-meta>
</file>